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ntarell" svg:font-family="Cantarell" style:font-adornments="Regular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 loext:decorative="false"/>
    </style:style>
    <style:style style:name="gr2" style:family="graphic" style:parent-style-name="standard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 loext:decorative="false"/>
      <style:paragraph-properties style:writing-mode="lr-tb"/>
    </style:style>
    <style:style style:name="gr5" style:family="graphic" style:parent-style-name="standard">
      <style:graphic-properties draw:stroke="none" draw:fill-color="#ffcc99" draw:textarea-horizontal-align="justify" draw:textarea-vertical-align="middle" draw:auto-grow-height="false" fo:min-height="0cm" fo:min-width="0.293cm" loext:decorative="false"/>
    </style:style>
    <style:style style:name="gr6" style:family="graphic" style:parent-style-name="standard">
      <style:graphic-properties svg:stroke-width="0.025cm" svg:stroke-color="#cc9966" draw:marker-start-width="0.367cm" draw:marker-end-width="0.367cm" draw:fill="none" draw:textarea-horizontal-align="justify" draw:textarea-vertical-align="middle" draw:auto-grow-height="false" fo:min-height="8.726cm" fo:min-width="14.476cm" fo:padding-top="0.137cm" fo:padding-bottom="0.137cm" fo:padding-left="0.262cm" fo:padding-right="0.262cm" loext:decorative="false"/>
    </style:style>
    <style:style style:name="gr7" style:family="graphic" style:parent-style-name="standard">
      <style:graphic-properties svg:stroke-width="0.02cm" svg:stroke-color="#cc9966" draw:marker-start-width="0.357cm" draw:marker-end-width="0.357cm" draw:fill="none" draw:textarea-horizontal-align="justify" draw:textarea-vertical-align="middle" draw:auto-grow-height="false" fo:min-height="0cm" fo:min-width="0cm" fo:padding-top="0.134cm" fo:padding-bottom="0.134cm" fo:padding-left="0.259cm" fo:padding-right="0.259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05cm" svg:stroke-color="#333333" draw:marker-start-width="0.455cm" draw:marker-end-width="0.455cm" draw:fill="none" draw:textarea-horizontal-align="justify" draw:textarea-vertical-align="middle" draw:auto-grow-height="false" fo:min-height="8.34cm" fo:min-width="9.65cm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2cm" svg:stroke-color="#333333" draw:marker-start-width="0.915cm" draw:marker-end-width="0.915cm" draw:fill="none" draw:textarea-horizontal-align="center" draw:textarea-vertical-align="middle" fo:padding-top="0.225cm" fo:padding-bottom="0.225cm" fo:padding-left="0.35cm" fo:padding-right="0.35cm" loext:decorative="false"/>
    </style:style>
    <style:style style:name="gr11" style:family="graphic" style:parent-style-name="objectwithoutfill">
      <style:graphic-properties svg:stroke-width="0.1cm" svg:stroke-color="#333333" draw:marker-start-width="0.62cm" draw:marker-end-width="0.62cm" draw:fill="none" draw:textarea-horizontal-align="center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fill-color="#00ff66" draw:opacity="67%" draw:textarea-horizontal-align="justify" draw:textarea-vertical-align="middle" draw:auto-grow-height="false" fo:min-height="0.58cm" fo:min-width="0.52cm" draw:shadow-opacity="67%" loext:decorative="false"/>
    </style:style>
    <style:style style:name="gr13" style:family="graphic" style:parent-style-name="standard">
      <style:graphic-properties draw:fill-color="#00cc33" draw:opacity="75%" draw:textarea-horizontal-align="justify" draw:textarea-vertical-align="middle" draw:auto-grow-height="false" fo:min-height="0cm" fo:min-width="0cm" draw:shadow-opacity="75%" loext:decorative="false"/>
    </style:style>
    <style:style style:name="gr14" style:family="graphic" style:parent-style-name="Default_5f_1">
      <style:graphic-properties draw:fill-color="#808080" draw:textarea-horizontal-align="justify" draw:textarea-vertical-align="middle" draw:auto-grow-height="false" fo:min-height="0cm" fo:min-width="0cm" loext:decorative="false"/>
    </style:style>
    <style:style style:name="gr15" style:family="graphic" style:parent-style-name="objectwithoutfill">
      <style:graphic-properties svg:stroke-width="0.05cm" svg:stroke-color="#009933" draw:marker-start-width="0.455cm" draw:marker-end-width="0.45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6" style:family="graphic" style:parent-style-name="Default_5f_1">
      <style:graphic-properties draw:stroke="none" draw:fill="none" draw:textarea-horizontal-align="center" draw:textarea-vertical-align="middle" fo:min-height="0.17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Default_5f_1">
      <style:graphic-properties draw:stroke="none" draw:fill="none" draw:textarea-horizontal-align="center" draw:textarea-vertical-align="middle" fo:min-height="0.15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fill-color="#00cc33" draw:opacity="75%" draw:textarea-horizontal-align="justify" draw:textarea-vertical-align="middle" draw:auto-grow-height="false" fo:min-height="0.098cm" fo:min-width="0cm" draw:shadow-opacity="75%" loext:decorative="false"/>
    </style:style>
    <style:style style:name="gr19" style:family="graphic" style:parent-style-name="Default_5f_1">
      <style:graphic-properties draw:stroke="none" draw:fill="none" draw:textarea-horizontal-align="left" draw:textarea-vertical-align="middle" draw:auto-grow-width="true" fo:min-height="0.158cm" fo:min-width="0.54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 loext:decorative="false"/>
    </style:style>
    <style:style style:name="gr21" style:family="graphic" style:parent-style-name="standard">
      <style:graphic-properties draw:fill-color="#6699cc" draw:textarea-horizontal-align="justify" draw:textarea-vertical-align="middle" draw:auto-grow-height="false" fo:min-height="0cm" fo:min-width="0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.296cm" fo:min-width="0.00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fill-color="#666666" draw:textarea-horizontal-align="justify" draw:textarea-vertical-align="middle" draw:auto-grow-height="false" fo:min-height="0cm" fo:min-width="0cm" loext:decorative="false"/>
    </style:style>
    <style:style style:name="gr35" style:family="graphic" style:parent-style-name="standard">
      <style:graphic-properties draw:fill-color="#999999" draw:textarea-horizontal-align="justify" draw:textarea-vertical-align="middle" draw:auto-grow-height="false" fo:min-height="0cm" fo:min-width="0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4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694cm" draw:shadow-opacity="50%" loext:decorative="false"/>
    </style:style>
    <style:style style:name="gr38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693cm" draw:shadow-opacity="50%" loext:decorative="false"/>
    </style:style>
    <style:style style:name="gr39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 loext:decorative="false"/>
    </style:style>
    <style:style style:name="gr40" style:family="graphic" style:parent-style-name="Default_5f_1">
      <style:graphic-properties draw:fill-color="#999999" draw:opacity="50%" draw:textarea-horizontal-align="justify" draw:textarea-vertical-align="middle" draw:auto-grow-height="false" fo:min-height="0.743cm" fo:min-width="0cm" draw:shadow-opacity="50%" loext:decorative="false"/>
    </style:style>
    <style:style style:name="gr41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 loext:decorative="false"/>
      <style:paragraph-properties style:writing-mode="lr-tb"/>
    </style:style>
    <style:style style:name="gr42" style:family="graphic" style:parent-style-name="Default_5f_1">
      <style:graphic-properties draw:fill-color="#6699cc" draw:textarea-horizontal-align="justify" draw:textarea-vertical-align="middle" draw:auto-grow-height="false" fo:min-height="0cm" fo:min-width="0cm" loext:decorative="false"/>
    </style:style>
    <style:style style:name="gr43" style:family="graphic" style:parent-style-name="Default_5f_1">
      <style:graphic-properties draw:stroke="none" draw:fill="none" fo:min-height="0.159cm" loext:decorative="false"/>
      <style:paragraph-properties style:writing-mode="lr-tb"/>
    </style:style>
    <style:style style:name="gr44" style:family="graphic" style:parent-style-name="Default_5f_1">
      <style:graphic-properties draw:stroke="none" draw:fill="none" fo:min-height="0.158cm" loext:decorative="false"/>
      <style:paragraph-properties style:writing-mode="lr-tb"/>
    </style:style>
    <style:style style:name="gr45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 loext:decorative="false"/>
    </style:style>
    <style:style style:name="gr46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47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48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49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 loext:decorative="false"/>
      <style:paragraph-properties style:writing-mode="lr-tb"/>
    </style:style>
    <style:style style:name="gr50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51" style:family="graphic" style:parent-style-name="standard">
      <style:graphic-properties draw:fill-color="#ffffff" draw:textarea-horizontal-align="left" draw:textarea-vertical-align="middle" draw:auto-grow-height="false" fo:min-height="0.633cm" fo:min-width="10.579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cc9966" loext:opacity="100%" style:font-name="Cantarell" fo:font-size="4pt" style:font-size-asian="18pt" style:font-size-complex="18pt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margin-top="0cm" fo:margin-bottom="0.2cm"/>
      <style:text-properties style:font-name="Cantarell" fo:font-size="12pt" style:font-size-asian="12pt" style:font-size-complex="12pt"/>
    </style:style>
    <style:style style:name="P6" style:family="paragraph">
      <loext:graphic-properties draw:fill-color="#ffcc99"/>
      <style:paragraph-properties fo:text-align="center"/>
    </style:style>
    <style:style style:name="P7" style:family="paragraph">
      <loext:graphic-properties draw:fill-color="#00ff66" draw:opacity="67%"/>
      <style:paragraph-properties fo:text-align="center"/>
    </style:style>
    <style:style style:name="P8" style:family="paragraph">
      <loext:graphic-properties draw:fill-color="#00cc33" draw:opacity="75%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loext:graphic-properties draw:fill="none"/>
      <style:paragraph-properties fo:text-align="end"/>
      <style:text-properties fo:color="#0000ff" loext:opacity="100%" style:font-name="Cantarell" fo:font-size="4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c5000b" loext:opacity="100%"/>
    </style:style>
    <style:style style:name="P13" style:family="paragraph">
      <loext:graphic-properties draw:opacity="50%"/>
      <style:paragraph-properties fo:text-align="center"/>
      <style:text-properties fo:color="#004586" loext:opacity="100%" fo:font-size="4pt" style:font-size-asian="4pt" style:font-size-complex="4pt"/>
    </style:style>
    <style:style style:name="P14" style:family="paragraph">
      <loext:graphic-properties draw:fill-color="#6699cc"/>
      <style:paragraph-properties fo:text-align="center"/>
      <style:text-properties fo:color="#004586" loext:opacity="100%" fo:font-size="4pt" style:font-size-asian="4pt" style:font-size-complex="4pt"/>
    </style:style>
    <style:style style:name="P15" style:family="paragraph">
      <style:paragraph-properties fo:text-align="center"/>
      <style:text-properties fo:color="#004586" loext:opacity="100%" style:font-name="Cantarell" fo:font-size="4pt" style:font-size-asian="4.40000009536743pt" style:font-size-complex="4.40000009536743pt"/>
    </style:style>
    <style:style style:name="P16" style:family="paragraph">
      <style:paragraph-properties fo:text-align="end" loext:tab-stop-distance="0cm">
        <style:tab-stops/>
      </style:paragraph-properties>
    </style:style>
    <style:style style:name="P17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fo:color="#004586" loext:opacity="100%" style:font-name="Cantarell" fo:font-size="3pt" style:font-size-asian="4pt" style:font-size-complex="4pt"/>
    </style:style>
    <style:style style:name="P18" style:family="paragraph">
      <loext:graphic-properties draw:fill="none" draw:fill-color="#ffffff"/>
      <style:text-properties fo:color="#004586" loext:opacity="100%" style:font-name="Cantarell" fo:font-size="3pt" style:font-size-asian="4pt" style:font-size-complex="4pt"/>
    </style:style>
    <style:style style:name="P19" style:family="paragraph">
      <loext:graphic-properties draw:fill-color="#666666"/>
      <style:paragraph-properties fo:text-align="center"/>
    </style:style>
    <style:style style:name="P20" style:family="paragraph">
      <loext:graphic-properties draw:fill-color="#999999"/>
      <style:paragraph-properties fo:text-align="center"/>
      <style:text-properties fo:color="#004586" loext:opacity="100%" fo:font-size="4pt" style:font-size-asian="4pt" style:font-size-complex="4pt"/>
    </style:style>
    <style:style style:name="P21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fo:color="#004586" loext:opacity="100%" style:font-name="Cantarell" fo:font-size="4pt" style:font-size-asian="4pt" style:font-size-complex="4pt"/>
    </style:style>
    <style:style style:name="P22" style:family="paragraph">
      <loext:graphic-properties draw:fill-color="#ff3333" draw:opacity="50%"/>
      <style:paragraph-properties fo:text-align="center"/>
    </style:style>
    <style:style style:name="P23" style:family="paragraph">
      <loext:graphic-properties draw:fill-color="#333333" draw:opacity="50%"/>
      <style:paragraph-properties fo:text-align="center"/>
    </style:style>
    <style:style style:name="P24" style:family="paragraph">
      <loext:graphic-properties draw:fill-color="#999999" draw:opacity="50%"/>
      <style:paragraph-properties fo:text-align="center"/>
    </style:style>
    <style:style style:name="P25" style:family="paragraph">
      <loext:graphic-properties draw:opacity="50%"/>
      <style:paragraph-properties fo:text-align="center"/>
      <style:text-properties fo:color="#004586" loext:opacity="100%" style:font-name="Cantarell" fo:font-size="5pt" style:font-size-asian="18pt" style:font-size-complex="18pt"/>
    </style:style>
    <style:style style:name="P26" style:family="paragraph">
      <loext:graphic-properties draw:fill-color="#6699cc"/>
      <style:paragraph-properties fo:text-align="center"/>
    </style:style>
    <style:style style:name="P27" style:family="paragraph">
      <loext:graphic-properties draw:fill="none"/>
      <style:paragraph-properties fo:text-align="end"/>
    </style:style>
    <style:style style:name="P28" style:family="paragraph">
      <loext:graphic-properties draw:fill="solid" draw:fill-color="#00cc00"/>
      <style:paragraph-properties fo:text-align="center"/>
    </style:style>
    <style:style style:name="P29" style:family="paragraph">
      <loext:graphic-properties draw:fill="solid" draw:fill-color="#666666"/>
      <style:paragraph-properties fo:text-align="center"/>
    </style:style>
    <style:style style:name="P30" style:family="paragraph">
      <style:paragraph-properties fo:text-align="start"/>
      <style:text-properties fo:color="#000000" loext:opacity="100%" style:font-name="Cantarell1" fo:font-size="6pt" fo:font-weight="normal" style:font-size-asian="6pt" style:font-weight-asian="normal" style:font-size-complex="6pt" style:font-weight-complex="normal"/>
    </style:style>
    <style:style style:name="P31" style:family="paragraph">
      <loext:graphic-properties draw:fill-color="#ffffff"/>
      <style:paragraph-properties fo:text-align="start" style:writing-mode="lr-tb"/>
      <style:text-properties fo:color="#000000" loext:opacity="100%" style:font-name="Cantarell1"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cc9966" loext:opacity="100%" style:font-name="Cantarell" fo:font-size="4pt" style:font-size-asian="18pt" style:font-size-complex="18pt"/>
    </style:style>
    <style:style style:name="T2" style:family="text">
      <style:text-properties style:font-name="Cantarell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" fo:font-size="10pt" style:font-size-asian="12pt" style:font-size-complex="12pt"/>
    </style:style>
    <style:style style:name="T4" style:family="text">
      <style:text-properties style:font-name="Cantarell" fo:font-size="10pt" fo:font-style="italic" style:font-size-asian="12pt" style:font-style-asian="italic" style:font-size-complex="12pt" style:font-style-complex="italic"/>
    </style:style>
    <style:style style:name="T5" style:family="text">
      <style:text-properties fo:color="#0000ff" loext:opacity="100%" style:font-name="Cantarell" fo:font-size="4pt" style:font-size-asian="18pt" style:font-size-complex="18pt"/>
    </style:style>
    <style:style style:name="T6" style:family="text">
      <style:text-properties fo:color="#c5000b" loext:opacity="100%" fo:font-size="4pt" style:font-size-asian="4pt" style:font-size-complex="4pt"/>
    </style:style>
    <style:style style:name="T7" style:family="text">
      <style:text-properties fo:color="#004586" loext:opacity="100%" style:font-name="Cantarell" fo:font-size="4pt" style:font-size-asian="4.40000009536743pt" style:font-size-complex="4.40000009536743pt"/>
    </style:style>
    <style:style style:name="T8" style:family="text">
      <style:text-properties fo:color="#004586" loext:opacity="100%" style:font-name="Cantarell" fo:font-size="3pt" style:font-size-asian="4pt" style:font-size-complex="4pt"/>
    </style:style>
    <style:style style:name="T9" style:family="text">
      <style:text-properties fo:color="#004586" loext:opacity="100%" style:font-name="Cantarell" fo:font-size="4pt" style:font-size-asian="4pt" style:font-size-complex="4pt"/>
    </style:style>
    <style:style style:name="T10" style:family="text">
      <style:text-properties fo:color="#004586" loext:opacity="100%" style:font-name="Cantarell" fo:font-size="5pt" style:font-size-asian="18pt" style:font-size-complex="18pt"/>
    </style:style>
    <style:style style:name="T11" style:family="text">
      <style:text-properties fo:color="#004586" loext:opacity="100%" fo:font-size="4pt" style:font-size-asian="4pt" style:font-size-complex="4pt"/>
    </style:style>
    <style:style style:name="T12" style:family="text">
      <style:text-properties fo:color="#333333" loext:opacity="100%" style:font-name="Cantarell" fo:font-size="4pt" style:font-size-asian="18pt" style:font-size-complex="18pt"/>
    </style:style>
    <style:style style:name="T13" style:family="text">
      <style:text-properties fo:color="#000000" loext:opacity="100%" style:font-name="Cantarell1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ircle draw:style-name="gr1" draw:text-style-name="P1" draw:layer="layout" svg:width="0.08cm" svg:height="0.08cm" svg:x="7.056cm" svg:y="5.572cm">
          <text:p/>
        </draw:circle>
        <draw:circle draw:style-name="gr1" draw:text-style-name="P1" draw:layer="layout" svg:width="0.08cm" svg:height="0.08cm" svg:x="7.31cm" svg:y="5.572cm">
          <text:p/>
        </draw:circle>
        <draw:circle draw:style-name="gr1" draw:text-style-name="P1" draw:layer="layout" svg:width="0.08cm" svg:height="0.08cm" svg:x="7.553cm" svg:y="5.572cm">
          <text:p/>
        </draw:circle>
        <draw:circle draw:style-name="gr1" draw:text-style-name="P1" draw:layer="layout" svg:width="0.08cm" svg:height="0.08cm" svg:x="7.807cm" svg:y="5.572cm">
          <text:p/>
        </draw:circle>
        <draw:circle draw:style-name="gr1" draw:text-style-name="P1" draw:layer="layout" svg:width="0.08cm" svg:height="0.08cm" svg:x="8.061cm" svg:y="5.572cm">
          <text:p/>
        </draw:circle>
        <draw:circle draw:style-name="gr1" draw:text-style-name="P1" draw:layer="layout" svg:width="0.08cm" svg:height="0.08cm" svg:x="8.315cm" svg:y="5.572cm">
          <text:p/>
        </draw:circle>
        <draw:circle draw:style-name="gr1" draw:text-style-name="P1" draw:layer="layout" svg:width="0.08cm" svg:height="0.08cm" svg:x="8.569cm" svg:y="5.572cm">
          <text:p/>
        </draw:circle>
        <draw:circle draw:style-name="gr1" draw:text-style-name="P1" draw:layer="layout" svg:width="0.08cm" svg:height="0.08cm" svg:x="8.823cm" svg:y="5.572cm">
          <text:p/>
        </draw:circle>
        <draw:circle draw:style-name="gr1" draw:text-style-name="P1" draw:layer="layout" svg:width="0.08cm" svg:height="0.08cm" svg:x="9.077cm" svg:y="5.572cm">
          <text:p/>
        </draw:circle>
        <draw:circle draw:style-name="gr1" draw:text-style-name="P1" draw:layer="layout" svg:width="0.08cm" svg:height="0.08cm" svg:x="9.331cm" svg:y="5.572cm">
          <text:p/>
        </draw:circle>
        <draw:circle draw:style-name="gr1" draw:text-style-name="P1" draw:layer="layout" svg:width="0.08cm" svg:height="0.08cm" svg:x="7.056cm" svg:y="5.826cm">
          <text:p/>
        </draw:circle>
        <draw:circle draw:style-name="gr1" draw:text-style-name="P1" draw:layer="layout" svg:width="0.08cm" svg:height="0.08cm" svg:x="7.31cm" svg:y="5.826cm">
          <text:p/>
        </draw:circle>
        <draw:circle draw:style-name="gr1" draw:text-style-name="P1" draw:layer="layout" svg:width="0.08cm" svg:height="0.08cm" svg:x="7.553cm" svg:y="5.826cm">
          <text:p/>
        </draw:circle>
        <draw:circle draw:style-name="gr1" draw:text-style-name="P1" draw:layer="layout" svg:width="0.08cm" svg:height="0.08cm" svg:x="7.807cm" svg:y="5.826cm">
          <text:p/>
        </draw:circle>
        <draw:circle draw:style-name="gr1" draw:text-style-name="P1" draw:layer="layout" svg:width="0.08cm" svg:height="0.08cm" svg:x="8.061cm" svg:y="5.826cm">
          <text:p/>
        </draw:circle>
        <draw:circle draw:style-name="gr1" draw:text-style-name="P1" draw:layer="layout" svg:width="0.08cm" svg:height="0.08cm" svg:x="8.315cm" svg:y="5.826cm">
          <text:p/>
        </draw:circle>
        <draw:circle draw:style-name="gr1" draw:text-style-name="P1" draw:layer="layout" svg:width="0.08cm" svg:height="0.08cm" svg:x="8.569cm" svg:y="5.826cm">
          <text:p/>
        </draw:circle>
        <draw:circle draw:style-name="gr1" draw:text-style-name="P1" draw:layer="layout" svg:width="0.08cm" svg:height="0.08cm" svg:x="8.823cm" svg:y="5.826cm">
          <text:p/>
        </draw:circle>
        <draw:circle draw:style-name="gr1" draw:text-style-name="P1" draw:layer="layout" svg:width="0.08cm" svg:height="0.08cm" svg:x="9.077cm" svg:y="5.826cm">
          <text:p/>
        </draw:circle>
        <draw:circle draw:style-name="gr1" draw:text-style-name="P1" draw:layer="layout" svg:width="0.08cm" svg:height="0.08cm" svg:x="9.331cm" svg:y="5.826cm">
          <text:p/>
        </draw:circle>
        <draw:circle draw:style-name="gr1" draw:text-style-name="P1" draw:layer="layout" svg:width="0.08cm" svg:height="0.08cm" svg:x="7.056cm" svg:y="6.08cm">
          <text:p/>
        </draw:circle>
        <draw:circle draw:style-name="gr1" draw:text-style-name="P1" draw:layer="layout" svg:width="0.08cm" svg:height="0.08cm" svg:x="7.31cm" svg:y="6.08cm">
          <text:p/>
        </draw:circle>
        <draw:circle draw:style-name="gr1" draw:text-style-name="P1" draw:layer="layout" svg:width="0.08cm" svg:height="0.08cm" svg:x="7.553cm" svg:y="6.08cm">
          <text:p/>
        </draw:circle>
        <draw:circle draw:style-name="gr1" draw:text-style-name="P1" draw:layer="layout" svg:width="0.08cm" svg:height="0.08cm" svg:x="7.807cm" svg:y="6.08cm">
          <text:p/>
        </draw:circle>
        <draw:circle draw:style-name="gr1" draw:text-style-name="P1" draw:layer="layout" svg:width="0.08cm" svg:height="0.08cm" svg:x="8.061cm" svg:y="6.08cm">
          <text:p/>
        </draw:circle>
        <draw:circle draw:style-name="gr1" draw:text-style-name="P1" draw:layer="layout" svg:width="0.08cm" svg:height="0.08cm" svg:x="8.315cm" svg:y="6.08cm">
          <text:p/>
        </draw:circle>
        <draw:circle draw:style-name="gr1" draw:text-style-name="P1" draw:layer="layout" svg:width="0.08cm" svg:height="0.08cm" svg:x="8.569cm" svg:y="6.08cm">
          <text:p/>
        </draw:circle>
        <draw:circle draw:style-name="gr1" draw:text-style-name="P1" draw:layer="layout" svg:width="0.08cm" svg:height="0.08cm" svg:x="8.823cm" svg:y="6.08cm">
          <text:p/>
        </draw:circle>
        <draw:circle draw:style-name="gr1" draw:text-style-name="P1" draw:layer="layout" svg:width="0.08cm" svg:height="0.08cm" svg:x="9.077cm" svg:y="6.08cm">
          <text:p/>
        </draw:circle>
        <draw:circle draw:style-name="gr1" draw:text-style-name="P1" draw:layer="layout" svg:width="0.08cm" svg:height="0.08cm" svg:x="9.331cm" svg:y="6.08cm">
          <text:p/>
        </draw:circle>
        <draw:circle draw:style-name="gr1" draw:text-style-name="P1" draw:layer="layout" svg:width="0.08cm" svg:height="0.08cm" svg:x="7.056cm" svg:y="6.334cm">
          <text:p/>
        </draw:circle>
        <draw:circle draw:style-name="gr1" draw:text-style-name="P1" draw:layer="layout" svg:width="0.08cm" svg:height="0.08cm" svg:x="7.31cm" svg:y="6.334cm">
          <text:p/>
        </draw:circle>
        <draw:circle draw:style-name="gr1" draw:text-style-name="P1" draw:layer="layout" svg:width="0.08cm" svg:height="0.08cm" svg:x="7.553cm" svg:y="6.334cm">
          <text:p/>
        </draw:circle>
        <draw:circle draw:style-name="gr1" draw:text-style-name="P1" draw:layer="layout" svg:width="0.08cm" svg:height="0.08cm" svg:x="7.807cm" svg:y="6.334cm">
          <text:p/>
        </draw:circle>
        <draw:circle draw:style-name="gr1" draw:text-style-name="P1" draw:layer="layout" svg:width="0.08cm" svg:height="0.08cm" svg:x="8.061cm" svg:y="6.334cm">
          <text:p/>
        </draw:circle>
        <draw:circle draw:style-name="gr1" draw:text-style-name="P1" draw:layer="layout" svg:width="0.08cm" svg:height="0.08cm" svg:x="8.315cm" svg:y="6.334cm">
          <text:p/>
        </draw:circle>
        <draw:circle draw:style-name="gr1" draw:text-style-name="P1" draw:layer="layout" svg:width="0.08cm" svg:height="0.08cm" svg:x="8.569cm" svg:y="6.334cm">
          <text:p/>
        </draw:circle>
        <draw:circle draw:style-name="gr1" draw:text-style-name="P1" draw:layer="layout" svg:width="0.08cm" svg:height="0.08cm" svg:x="8.823cm" svg:y="6.334cm">
          <text:p/>
        </draw:circle>
        <draw:circle draw:style-name="gr1" draw:text-style-name="P1" draw:layer="layout" svg:width="0.08cm" svg:height="0.08cm" svg:x="9.077cm" svg:y="6.334cm">
          <text:p/>
        </draw:circle>
        <draw:circle draw:style-name="gr1" draw:text-style-name="P1" draw:layer="layout" svg:width="0.08cm" svg:height="0.08cm" svg:x="9.331cm" svg:y="6.334cm">
          <text:p/>
        </draw:circle>
        <draw:circle draw:style-name="gr1" draw:text-style-name="P1" draw:layer="layout" svg:width="0.08cm" svg:height="0.08cm" svg:x="7.056cm" svg:y="6.588cm">
          <text:p/>
        </draw:circle>
        <draw:circle draw:style-name="gr1" draw:text-style-name="P1" draw:layer="layout" svg:width="0.08cm" svg:height="0.08cm" svg:x="7.31cm" svg:y="6.588cm">
          <text:p/>
        </draw:circle>
        <draw:circle draw:style-name="gr1" draw:text-style-name="P1" draw:layer="layout" svg:width="0.08cm" svg:height="0.08cm" svg:x="7.553cm" svg:y="6.588cm">
          <text:p/>
        </draw:circle>
        <draw:circle draw:style-name="gr1" draw:text-style-name="P1" draw:layer="layout" svg:width="0.08cm" svg:height="0.08cm" svg:x="7.807cm" svg:y="6.588cm">
          <text:p/>
        </draw:circle>
        <draw:circle draw:style-name="gr1" draw:text-style-name="P1" draw:layer="layout" svg:width="0.08cm" svg:height="0.08cm" svg:x="8.061cm" svg:y="6.588cm">
          <text:p/>
        </draw:circle>
        <draw:circle draw:style-name="gr1" draw:text-style-name="P1" draw:layer="layout" svg:width="0.08cm" svg:height="0.08cm" svg:x="8.315cm" svg:y="6.588cm">
          <text:p/>
        </draw:circle>
        <draw:circle draw:style-name="gr1" draw:text-style-name="P1" draw:layer="layout" svg:width="0.08cm" svg:height="0.08cm" svg:x="8.569cm" svg:y="6.588cm">
          <text:p/>
        </draw:circle>
        <draw:circle draw:style-name="gr1" draw:text-style-name="P1" draw:layer="layout" svg:width="0.08cm" svg:height="0.08cm" svg:x="8.823cm" svg:y="6.588cm">
          <text:p/>
        </draw:circle>
        <draw:circle draw:style-name="gr1" draw:text-style-name="P1" draw:layer="layout" svg:width="0.08cm" svg:height="0.08cm" svg:x="9.077cm" svg:y="6.588cm">
          <text:p/>
        </draw:circle>
        <draw:circle draw:style-name="gr1" draw:text-style-name="P1" draw:layer="layout" svg:width="0.08cm" svg:height="0.08cm" svg:x="9.331cm" svg:y="6.588cm">
          <text:p/>
        </draw:circle>
        <draw:circle draw:style-name="gr1" draw:text-style-name="P1" draw:layer="layout" svg:width="0.08cm" svg:height="0.08cm" svg:x="7.056cm" svg:y="6.588cm">
          <text:p/>
        </draw:circle>
        <draw:circle draw:style-name="gr1" draw:text-style-name="P1" draw:layer="layout" svg:width="0.08cm" svg:height="0.08cm" svg:x="7.31cm" svg:y="6.588cm">
          <text:p/>
        </draw:circle>
        <draw:circle draw:style-name="gr1" draw:text-style-name="P1" draw:layer="layout" svg:width="0.08cm" svg:height="0.08cm" svg:x="7.553cm" svg:y="6.588cm">
          <text:p/>
        </draw:circle>
        <draw:circle draw:style-name="gr1" draw:text-style-name="P1" draw:layer="layout" svg:width="0.08cm" svg:height="0.08cm" svg:x="7.807cm" svg:y="6.588cm">
          <text:p/>
        </draw:circle>
        <draw:circle draw:style-name="gr1" draw:text-style-name="P1" draw:layer="layout" svg:width="0.08cm" svg:height="0.08cm" svg:x="8.061cm" svg:y="6.588cm">
          <text:p/>
        </draw:circle>
        <draw:circle draw:style-name="gr1" draw:text-style-name="P1" draw:layer="layout" svg:width="0.08cm" svg:height="0.08cm" svg:x="8.315cm" svg:y="6.588cm">
          <text:p/>
        </draw:circle>
        <draw:circle draw:style-name="gr1" draw:text-style-name="P1" draw:layer="layout" svg:width="0.08cm" svg:height="0.08cm" svg:x="8.569cm" svg:y="6.588cm">
          <text:p/>
        </draw:circle>
        <draw:circle draw:style-name="gr1" draw:text-style-name="P1" draw:layer="layout" svg:width="0.08cm" svg:height="0.08cm" svg:x="8.823cm" svg:y="6.588cm">
          <text:p/>
        </draw:circle>
        <draw:circle draw:style-name="gr1" draw:text-style-name="P1" draw:layer="layout" svg:width="0.08cm" svg:height="0.08cm" svg:x="9.077cm" svg:y="6.588cm">
          <text:p/>
        </draw:circle>
        <draw:circle draw:style-name="gr1" draw:text-style-name="P1" draw:layer="layout" svg:width="0.08cm" svg:height="0.08cm" svg:x="9.331cm" svg:y="6.588cm">
          <text:p/>
        </draw:circle>
        <draw:circle draw:style-name="gr1" draw:text-style-name="P1" draw:layer="layout" svg:width="0.08cm" svg:height="0.08cm" svg:x="7.056cm" svg:y="6.842cm">
          <text:p/>
        </draw:circle>
        <draw:circle draw:style-name="gr1" draw:text-style-name="P1" draw:layer="layout" svg:width="0.08cm" svg:height="0.08cm" svg:x="7.31cm" svg:y="6.842cm">
          <text:p/>
        </draw:circle>
        <draw:circle draw:style-name="gr1" draw:text-style-name="P1" draw:layer="layout" svg:width="0.08cm" svg:height="0.08cm" svg:x="7.553cm" svg:y="6.842cm">
          <text:p/>
        </draw:circle>
        <draw:circle draw:style-name="gr1" draw:text-style-name="P1" draw:layer="layout" svg:width="0.08cm" svg:height="0.08cm" svg:x="7.807cm" svg:y="6.842cm">
          <text:p/>
        </draw:circle>
        <draw:circle draw:style-name="gr1" draw:text-style-name="P1" draw:layer="layout" svg:width="0.08cm" svg:height="0.08cm" svg:x="8.061cm" svg:y="6.842cm">
          <text:p/>
        </draw:circle>
        <draw:circle draw:style-name="gr1" draw:text-style-name="P1" draw:layer="layout" svg:width="0.08cm" svg:height="0.08cm" svg:x="8.315cm" svg:y="6.842cm">
          <text:p/>
        </draw:circle>
        <draw:circle draw:style-name="gr1" draw:text-style-name="P1" draw:layer="layout" svg:width="0.08cm" svg:height="0.08cm" svg:x="8.569cm" svg:y="6.842cm">
          <text:p/>
        </draw:circle>
        <draw:circle draw:style-name="gr1" draw:text-style-name="P1" draw:layer="layout" svg:width="0.08cm" svg:height="0.08cm" svg:x="8.823cm" svg:y="6.842cm">
          <text:p/>
        </draw:circle>
        <draw:circle draw:style-name="gr1" draw:text-style-name="P1" draw:layer="layout" svg:width="0.08cm" svg:height="0.08cm" svg:x="9.077cm" svg:y="6.842cm">
          <text:p/>
        </draw:circle>
        <draw:circle draw:style-name="gr1" draw:text-style-name="P1" draw:layer="layout" svg:width="0.08cm" svg:height="0.08cm" svg:x="9.331cm" svg:y="6.842cm">
          <text:p/>
        </draw:circle>
        <draw:circle draw:style-name="gr1" draw:text-style-name="P1" draw:layer="layout" svg:width="0.08cm" svg:height="0.08cm" svg:x="7.056cm" svg:y="7.096cm">
          <text:p/>
        </draw:circle>
        <draw:circle draw:style-name="gr1" draw:text-style-name="P1" draw:layer="layout" svg:width="0.08cm" svg:height="0.08cm" svg:x="7.31cm" svg:y="7.096cm">
          <text:p/>
        </draw:circle>
        <draw:circle draw:style-name="gr1" draw:text-style-name="P1" draw:layer="layout" svg:width="0.08cm" svg:height="0.08cm" svg:x="7.553cm" svg:y="7.096cm">
          <text:p/>
        </draw:circle>
        <draw:circle draw:style-name="gr1" draw:text-style-name="P1" draw:layer="layout" svg:width="0.08cm" svg:height="0.08cm" svg:x="7.807cm" svg:y="7.096cm">
          <text:p/>
        </draw:circle>
        <draw:circle draw:style-name="gr1" draw:text-style-name="P1" draw:layer="layout" svg:width="0.08cm" svg:height="0.08cm" svg:x="8.061cm" svg:y="7.096cm">
          <text:p/>
        </draw:circle>
        <draw:circle draw:style-name="gr1" draw:text-style-name="P1" draw:layer="layout" svg:width="0.08cm" svg:height="0.08cm" svg:x="8.315cm" svg:y="7.096cm">
          <text:p/>
        </draw:circle>
        <draw:circle draw:style-name="gr1" draw:text-style-name="P1" draw:layer="layout" svg:width="0.08cm" svg:height="0.08cm" svg:x="8.569cm" svg:y="7.096cm">
          <text:p/>
        </draw:circle>
        <draw:circle draw:style-name="gr1" draw:text-style-name="P1" draw:layer="layout" svg:width="0.08cm" svg:height="0.08cm" svg:x="8.823cm" svg:y="7.096cm">
          <text:p/>
        </draw:circle>
        <draw:circle draw:style-name="gr1" draw:text-style-name="P1" draw:layer="layout" svg:width="0.08cm" svg:height="0.08cm" svg:x="9.077cm" svg:y="7.096cm">
          <text:p/>
        </draw:circle>
        <draw:circle draw:style-name="gr1" draw:text-style-name="P1" draw:layer="layout" svg:width="0.08cm" svg:height="0.08cm" svg:x="9.331cm" svg:y="7.096cm">
          <text:p/>
        </draw:circle>
        <draw:circle draw:style-name="gr1" draw:text-style-name="P1" draw:layer="layout" svg:width="0.08cm" svg:height="0.08cm" svg:x="7.056cm" svg:y="7.35cm">
          <text:p/>
        </draw:circle>
        <draw:circle draw:style-name="gr1" draw:text-style-name="P1" draw:layer="layout" svg:width="0.08cm" svg:height="0.08cm" svg:x="7.31cm" svg:y="7.35cm">
          <text:p/>
        </draw:circle>
        <draw:circle draw:style-name="gr1" draw:text-style-name="P1" draw:layer="layout" svg:width="0.08cm" svg:height="0.08cm" svg:x="7.553cm" svg:y="7.35cm">
          <text:p/>
        </draw:circle>
        <draw:circle draw:style-name="gr1" draw:text-style-name="P1" draw:layer="layout" svg:width="0.08cm" svg:height="0.08cm" svg:x="7.807cm" svg:y="7.35cm">
          <text:p/>
        </draw:circle>
        <draw:circle draw:style-name="gr1" draw:text-style-name="P1" draw:layer="layout" svg:width="0.08cm" svg:height="0.08cm" svg:x="8.061cm" svg:y="7.35cm">
          <text:p/>
        </draw:circle>
        <draw:circle draw:style-name="gr1" draw:text-style-name="P1" draw:layer="layout" svg:width="0.08cm" svg:height="0.08cm" svg:x="8.315cm" svg:y="7.35cm">
          <text:p/>
        </draw:circle>
        <draw:circle draw:style-name="gr1" draw:text-style-name="P1" draw:layer="layout" svg:width="0.08cm" svg:height="0.08cm" svg:x="8.569cm" svg:y="7.35cm">
          <text:p/>
        </draw:circle>
        <draw:circle draw:style-name="gr1" draw:text-style-name="P1" draw:layer="layout" svg:width="0.08cm" svg:height="0.08cm" svg:x="8.823cm" svg:y="7.35cm">
          <text:p/>
        </draw:circle>
        <draw:circle draw:style-name="gr1" draw:text-style-name="P1" draw:layer="layout" svg:width="0.08cm" svg:height="0.08cm" svg:x="9.077cm" svg:y="7.35cm">
          <text:p/>
        </draw:circle>
        <draw:circle draw:style-name="gr1" draw:text-style-name="P1" draw:layer="layout" svg:width="0.08cm" svg:height="0.08cm" svg:x="9.331cm" svg:y="7.35cm">
          <text:p/>
        </draw:circle>
        <draw:circle draw:style-name="gr1" draw:text-style-name="P1" draw:layer="layout" svg:width="0.08cm" svg:height="0.08cm" svg:x="7.056cm" svg:y="7.604cm">
          <text:p/>
        </draw:circle>
        <draw:circle draw:style-name="gr1" draw:text-style-name="P1" draw:layer="layout" svg:width="0.08cm" svg:height="0.08cm" svg:x="7.31cm" svg:y="7.604cm">
          <text:p/>
        </draw:circle>
        <draw:circle draw:style-name="gr1" draw:text-style-name="P1" draw:layer="layout" svg:width="0.08cm" svg:height="0.08cm" svg:x="7.553cm" svg:y="7.604cm">
          <text:p/>
        </draw:circle>
        <draw:circle draw:style-name="gr1" draw:text-style-name="P1" draw:layer="layout" svg:width="0.08cm" svg:height="0.08cm" svg:x="7.807cm" svg:y="7.604cm">
          <text:p/>
        </draw:circle>
        <draw:circle draw:style-name="gr1" draw:text-style-name="P1" draw:layer="layout" svg:width="0.08cm" svg:height="0.08cm" svg:x="8.061cm" svg:y="7.604cm">
          <text:p/>
        </draw:circle>
        <draw:circle draw:style-name="gr1" draw:text-style-name="P1" draw:layer="layout" svg:width="0.08cm" svg:height="0.08cm" svg:x="8.315cm" svg:y="7.604cm">
          <text:p/>
        </draw:circle>
        <draw:circle draw:style-name="gr1" draw:text-style-name="P1" draw:layer="layout" svg:width="0.08cm" svg:height="0.08cm" svg:x="8.569cm" svg:y="7.604cm">
          <text:p/>
        </draw:circle>
        <draw:circle draw:style-name="gr1" draw:text-style-name="P1" draw:layer="layout" svg:width="0.08cm" svg:height="0.08cm" svg:x="8.823cm" svg:y="7.604cm">
          <text:p/>
        </draw:circle>
        <draw:circle draw:style-name="gr1" draw:text-style-name="P1" draw:layer="layout" svg:width="0.08cm" svg:height="0.08cm" svg:x="9.077cm" svg:y="7.604cm">
          <text:p/>
        </draw:circle>
        <draw:circle draw:style-name="gr1" draw:text-style-name="P1" draw:layer="layout" svg:width="0.08cm" svg:height="0.08cm" svg:x="9.331cm" svg:y="7.604cm">
          <text:p/>
        </draw:circle>
        <draw:circle draw:style-name="gr1" draw:text-style-name="P1" draw:layer="layout" svg:width="0.08cm" svg:height="0.08cm" svg:x="7.056cm" svg:y="7.858cm">
          <text:p/>
        </draw:circle>
        <draw:circle draw:style-name="gr1" draw:text-style-name="P1" draw:layer="layout" svg:width="0.08cm" svg:height="0.08cm" svg:x="7.31cm" svg:y="7.858cm">
          <text:p/>
        </draw:circle>
        <draw:circle draw:style-name="gr1" draw:text-style-name="P1" draw:layer="layout" svg:width="0.08cm" svg:height="0.08cm" svg:x="7.553cm" svg:y="7.858cm">
          <text:p/>
        </draw:circle>
        <draw:circle draw:style-name="gr1" draw:text-style-name="P1" draw:layer="layout" svg:width="0.08cm" svg:height="0.08cm" svg:x="7.807cm" svg:y="7.858cm">
          <text:p/>
        </draw:circle>
        <draw:circle draw:style-name="gr1" draw:text-style-name="P1" draw:layer="layout" svg:width="0.08cm" svg:height="0.08cm" svg:x="8.061cm" svg:y="7.858cm">
          <text:p/>
        </draw:circle>
        <draw:circle draw:style-name="gr1" draw:text-style-name="P1" draw:layer="layout" svg:width="0.08cm" svg:height="0.08cm" svg:x="8.315cm" svg:y="7.858cm">
          <text:p/>
        </draw:circle>
        <draw:circle draw:style-name="gr1" draw:text-style-name="P1" draw:layer="layout" svg:width="0.08cm" svg:height="0.08cm" svg:x="8.569cm" svg:y="7.858cm">
          <text:p/>
        </draw:circle>
        <draw:circle draw:style-name="gr1" draw:text-style-name="P1" draw:layer="layout" svg:width="0.08cm" svg:height="0.08cm" svg:x="8.823cm" svg:y="7.858cm">
          <text:p/>
        </draw:circle>
        <draw:circle draw:style-name="gr1" draw:text-style-name="P1" draw:layer="layout" svg:width="0.08cm" svg:height="0.08cm" svg:x="9.077cm" svg:y="7.858cm">
          <text:p/>
        </draw:circle>
        <draw:circle draw:style-name="gr1" draw:text-style-name="P1" draw:layer="layout" svg:width="0.08cm" svg:height="0.08cm" svg:x="9.331cm" svg:y="7.858cm">
          <text:p/>
        </draw:circle>
        <draw:circle draw:style-name="gr1" draw:text-style-name="P1" draw:layer="layout" svg:width="0.08cm" svg:height="0.08cm" svg:x="7.056cm" svg:y="7.858cm">
          <text:p/>
        </draw:circle>
        <draw:circle draw:style-name="gr1" draw:text-style-name="P1" draw:layer="layout" svg:width="0.08cm" svg:height="0.08cm" svg:x="7.31cm" svg:y="7.858cm">
          <text:p/>
        </draw:circle>
        <draw:circle draw:style-name="gr1" draw:text-style-name="P1" draw:layer="layout" svg:width="0.08cm" svg:height="0.08cm" svg:x="7.553cm" svg:y="7.858cm">
          <text:p/>
        </draw:circle>
        <draw:circle draw:style-name="gr1" draw:text-style-name="P1" draw:layer="layout" svg:width="0.08cm" svg:height="0.08cm" svg:x="7.807cm" svg:y="7.858cm">
          <text:p/>
        </draw:circle>
        <draw:circle draw:style-name="gr1" draw:text-style-name="P1" draw:layer="layout" svg:width="0.08cm" svg:height="0.08cm" svg:x="8.061cm" svg:y="7.858cm">
          <text:p/>
        </draw:circle>
        <draw:circle draw:style-name="gr1" draw:text-style-name="P1" draw:layer="layout" svg:width="0.08cm" svg:height="0.08cm" svg:x="8.315cm" svg:y="7.858cm">
          <text:p/>
        </draw:circle>
        <draw:circle draw:style-name="gr1" draw:text-style-name="P1" draw:layer="layout" svg:width="0.08cm" svg:height="0.08cm" svg:x="8.569cm" svg:y="7.858cm">
          <text:p/>
        </draw:circle>
        <draw:circle draw:style-name="gr1" draw:text-style-name="P1" draw:layer="layout" svg:width="0.08cm" svg:height="0.08cm" svg:x="8.823cm" svg:y="7.858cm">
          <text:p/>
        </draw:circle>
        <draw:circle draw:style-name="gr1" draw:text-style-name="P1" draw:layer="layout" svg:width="0.08cm" svg:height="0.08cm" svg:x="9.077cm" svg:y="7.858cm">
          <text:p/>
        </draw:circle>
        <draw:circle draw:style-name="gr1" draw:text-style-name="P1" draw:layer="layout" svg:width="0.08cm" svg:height="0.08cm" svg:x="9.331cm" svg:y="7.858cm">
          <text:p/>
        </draw:circle>
        <draw:circle draw:style-name="gr1" draw:text-style-name="P1" draw:layer="layout" svg:width="0.08cm" svg:height="0.08cm" svg:x="7.056cm" svg:y="8.112cm">
          <text:p/>
        </draw:circle>
        <draw:circle draw:style-name="gr1" draw:text-style-name="P1" draw:layer="layout" svg:width="0.08cm" svg:height="0.08cm" svg:x="7.31cm" svg:y="8.112cm">
          <text:p/>
        </draw:circle>
        <draw:circle draw:style-name="gr1" draw:text-style-name="P1" draw:layer="layout" svg:width="0.08cm" svg:height="0.08cm" svg:x="7.553cm" svg:y="8.112cm">
          <text:p/>
        </draw:circle>
        <draw:circle draw:style-name="gr1" draw:text-style-name="P1" draw:layer="layout" svg:width="0.08cm" svg:height="0.08cm" svg:x="7.807cm" svg:y="8.112cm">
          <text:p/>
        </draw:circle>
        <draw:circle draw:style-name="gr1" draw:text-style-name="P1" draw:layer="layout" svg:width="0.08cm" svg:height="0.08cm" svg:x="8.061cm" svg:y="8.112cm">
          <text:p/>
        </draw:circle>
        <draw:circle draw:style-name="gr1" draw:text-style-name="P1" draw:layer="layout" svg:width="0.08cm" svg:height="0.08cm" svg:x="8.315cm" svg:y="8.112cm">
          <text:p/>
        </draw:circle>
        <draw:circle draw:style-name="gr1" draw:text-style-name="P1" draw:layer="layout" svg:width="0.08cm" svg:height="0.08cm" svg:x="8.569cm" svg:y="8.112cm">
          <text:p/>
        </draw:circle>
        <draw:circle draw:style-name="gr1" draw:text-style-name="P1" draw:layer="layout" svg:width="0.08cm" svg:height="0.08cm" svg:x="8.823cm" svg:y="8.112cm">
          <text:p/>
        </draw:circle>
        <draw:circle draw:style-name="gr1" draw:text-style-name="P1" draw:layer="layout" svg:width="0.08cm" svg:height="0.08cm" svg:x="9.077cm" svg:y="8.112cm">
          <text:p/>
        </draw:circle>
        <draw:circle draw:style-name="gr1" draw:text-style-name="P1" draw:layer="layout" svg:width="0.08cm" svg:height="0.08cm" svg:x="9.331cm" svg:y="8.112cm">
          <text:p/>
        </draw:circle>
        <draw:circle draw:style-name="gr1" draw:text-style-name="P1" draw:layer="layout" svg:width="0.08cm" svg:height="0.08cm" svg:x="7.056cm" svg:y="8.366cm">
          <text:p/>
        </draw:circle>
        <draw:circle draw:style-name="gr1" draw:text-style-name="P1" draw:layer="layout" svg:width="0.08cm" svg:height="0.08cm" svg:x="7.31cm" svg:y="8.366cm">
          <text:p/>
        </draw:circle>
        <draw:circle draw:style-name="gr1" draw:text-style-name="P1" draw:layer="layout" svg:width="0.08cm" svg:height="0.08cm" svg:x="7.553cm" svg:y="8.366cm">
          <text:p/>
        </draw:circle>
        <draw:circle draw:style-name="gr1" draw:text-style-name="P1" draw:layer="layout" svg:width="0.08cm" svg:height="0.08cm" svg:x="7.807cm" svg:y="8.366cm">
          <text:p/>
        </draw:circle>
        <draw:circle draw:style-name="gr1" draw:text-style-name="P1" draw:layer="layout" svg:width="0.08cm" svg:height="0.08cm" svg:x="8.061cm" svg:y="8.366cm">
          <text:p/>
        </draw:circle>
        <draw:circle draw:style-name="gr1" draw:text-style-name="P1" draw:layer="layout" svg:width="0.08cm" svg:height="0.08cm" svg:x="8.315cm" svg:y="8.366cm">
          <text:p/>
        </draw:circle>
        <draw:circle draw:style-name="gr1" draw:text-style-name="P1" draw:layer="layout" svg:width="0.08cm" svg:height="0.08cm" svg:x="8.569cm" svg:y="8.366cm">
          <text:p/>
        </draw:circle>
        <draw:circle draw:style-name="gr1" draw:text-style-name="P1" draw:layer="layout" svg:width="0.08cm" svg:height="0.08cm" svg:x="8.823cm" svg:y="8.366cm">
          <text:p/>
        </draw:circle>
        <draw:circle draw:style-name="gr1" draw:text-style-name="P1" draw:layer="layout" svg:width="0.08cm" svg:height="0.08cm" svg:x="9.077cm" svg:y="8.366cm">
          <text:p/>
        </draw:circle>
        <draw:circle draw:style-name="gr1" draw:text-style-name="P1" draw:layer="layout" svg:width="0.08cm" svg:height="0.08cm" svg:x="9.331cm" svg:y="8.366cm">
          <text:p/>
        </draw:circle>
        <draw:circle draw:style-name="gr1" draw:text-style-name="P1" draw:layer="layout" svg:width="0.08cm" svg:height="0.08cm" svg:x="7.056cm" svg:y="8.62cm">
          <text:p/>
        </draw:circle>
        <draw:circle draw:style-name="gr1" draw:text-style-name="P1" draw:layer="layout" svg:width="0.08cm" svg:height="0.08cm" svg:x="7.31cm" svg:y="8.62cm">
          <text:p/>
        </draw:circle>
        <draw:circle draw:style-name="gr1" draw:text-style-name="P1" draw:layer="layout" svg:width="0.08cm" svg:height="0.08cm" svg:x="7.553cm" svg:y="8.62cm">
          <text:p/>
        </draw:circle>
        <draw:circle draw:style-name="gr1" draw:text-style-name="P1" draw:layer="layout" svg:width="0.08cm" svg:height="0.08cm" svg:x="7.807cm" svg:y="8.62cm">
          <text:p/>
        </draw:circle>
        <draw:circle draw:style-name="gr1" draw:text-style-name="P1" draw:layer="layout" svg:width="0.08cm" svg:height="0.08cm" svg:x="8.061cm" svg:y="8.62cm">
          <text:p/>
        </draw:circle>
        <draw:circle draw:style-name="gr1" draw:text-style-name="P1" draw:layer="layout" svg:width="0.08cm" svg:height="0.08cm" svg:x="8.315cm" svg:y="8.62cm">
          <text:p/>
        </draw:circle>
        <draw:circle draw:style-name="gr1" draw:text-style-name="P1" draw:layer="layout" svg:width="0.08cm" svg:height="0.08cm" svg:x="8.569cm" svg:y="8.62cm">
          <text:p/>
        </draw:circle>
        <draw:circle draw:style-name="gr1" draw:text-style-name="P1" draw:layer="layout" svg:width="0.08cm" svg:height="0.08cm" svg:x="8.823cm" svg:y="8.62cm">
          <text:p/>
        </draw:circle>
        <draw:circle draw:style-name="gr1" draw:text-style-name="P1" draw:layer="layout" svg:width="0.08cm" svg:height="0.08cm" svg:x="9.077cm" svg:y="8.62cm">
          <text:p/>
        </draw:circle>
        <draw:circle draw:style-name="gr1" draw:text-style-name="P1" draw:layer="layout" svg:width="0.08cm" svg:height="0.08cm" svg:x="9.331cm" svg:y="8.62cm">
          <text:p/>
        </draw:circle>
        <draw:circle draw:style-name="gr1" draw:text-style-name="P1" draw:layer="layout" svg:width="0.08cm" svg:height="0.08cm" svg:x="7.056cm" svg:y="8.874cm">
          <text:p/>
        </draw:circle>
        <draw:circle draw:style-name="gr1" draw:text-style-name="P1" draw:layer="layout" svg:width="0.08cm" svg:height="0.08cm" svg:x="7.31cm" svg:y="8.874cm">
          <text:p/>
        </draw:circle>
        <draw:circle draw:style-name="gr1" draw:text-style-name="P1" draw:layer="layout" svg:width="0.08cm" svg:height="0.08cm" svg:x="7.553cm" svg:y="8.874cm">
          <text:p/>
        </draw:circle>
        <draw:circle draw:style-name="gr1" draw:text-style-name="P1" draw:layer="layout" svg:width="0.08cm" svg:height="0.08cm" svg:x="7.807cm" svg:y="8.874cm">
          <text:p/>
        </draw:circle>
        <draw:circle draw:style-name="gr1" draw:text-style-name="P1" draw:layer="layout" svg:width="0.08cm" svg:height="0.08cm" svg:x="8.061cm" svg:y="8.874cm">
          <text:p/>
        </draw:circle>
        <draw:circle draw:style-name="gr1" draw:text-style-name="P1" draw:layer="layout" svg:width="0.08cm" svg:height="0.08cm" svg:x="8.315cm" svg:y="8.874cm">
          <text:p/>
        </draw:circle>
        <draw:circle draw:style-name="gr1" draw:text-style-name="P1" draw:layer="layout" svg:width="0.08cm" svg:height="0.08cm" svg:x="8.569cm" svg:y="8.874cm">
          <text:p/>
        </draw:circle>
        <draw:circle draw:style-name="gr1" draw:text-style-name="P1" draw:layer="layout" svg:width="0.08cm" svg:height="0.08cm" svg:x="8.823cm" svg:y="8.874cm">
          <text:p/>
        </draw:circle>
        <draw:circle draw:style-name="gr1" draw:text-style-name="P1" draw:layer="layout" svg:width="0.08cm" svg:height="0.08cm" svg:x="9.077cm" svg:y="8.874cm">
          <text:p/>
        </draw:circle>
        <draw:circle draw:style-name="gr1" draw:text-style-name="P1" draw:layer="layout" svg:width="0.08cm" svg:height="0.08cm" svg:x="9.331cm" svg:y="8.874cm">
          <text:p/>
        </draw:circle>
        <draw:circle draw:style-name="gr1" draw:text-style-name="P1" draw:layer="layout" svg:width="0.08cm" svg:height="0.08cm" svg:x="7.056cm" svg:y="9.128cm">
          <text:p/>
        </draw:circle>
        <draw:circle draw:style-name="gr1" draw:text-style-name="P1" draw:layer="layout" svg:width="0.08cm" svg:height="0.08cm" svg:x="7.31cm" svg:y="9.128cm">
          <text:p/>
        </draw:circle>
        <draw:circle draw:style-name="gr1" draw:text-style-name="P1" draw:layer="layout" svg:width="0.08cm" svg:height="0.08cm" svg:x="7.553cm" svg:y="9.128cm">
          <text:p/>
        </draw:circle>
        <draw:circle draw:style-name="gr1" draw:text-style-name="P1" draw:layer="layout" svg:width="0.08cm" svg:height="0.08cm" svg:x="7.807cm" svg:y="9.128cm">
          <text:p/>
        </draw:circle>
        <draw:circle draw:style-name="gr1" draw:text-style-name="P1" draw:layer="layout" svg:width="0.08cm" svg:height="0.08cm" svg:x="8.061cm" svg:y="9.128cm">
          <text:p/>
        </draw:circle>
        <draw:circle draw:style-name="gr1" draw:text-style-name="P1" draw:layer="layout" svg:width="0.08cm" svg:height="0.08cm" svg:x="8.315cm" svg:y="9.128cm">
          <text:p/>
        </draw:circle>
        <draw:circle draw:style-name="gr1" draw:text-style-name="P1" draw:layer="layout" svg:width="0.08cm" svg:height="0.08cm" svg:x="8.569cm" svg:y="9.128cm">
          <text:p/>
        </draw:circle>
        <draw:circle draw:style-name="gr1" draw:text-style-name="P1" draw:layer="layout" svg:width="0.08cm" svg:height="0.08cm" svg:x="8.823cm" svg:y="9.128cm">
          <text:p/>
        </draw:circle>
        <draw:circle draw:style-name="gr1" draw:text-style-name="P1" draw:layer="layout" svg:width="0.08cm" svg:height="0.08cm" svg:x="9.077cm" svg:y="9.128cm">
          <text:p/>
        </draw:circle>
        <draw:circle draw:style-name="gr1" draw:text-style-name="P1" draw:layer="layout" svg:width="0.08cm" svg:height="0.08cm" svg:x="9.331cm" svg:y="9.128cm">
          <text:p/>
        </draw:circle>
        <draw:circle draw:style-name="gr1" draw:text-style-name="P1" draw:layer="layout" svg:width="0.08cm" svg:height="0.08cm" svg:x="7.056cm" svg:y="9.128cm">
          <text:p/>
        </draw:circle>
        <draw:circle draw:style-name="gr1" draw:text-style-name="P1" draw:layer="layout" svg:width="0.08cm" svg:height="0.08cm" svg:x="7.31cm" svg:y="9.128cm">
          <text:p/>
        </draw:circle>
        <draw:circle draw:style-name="gr1" draw:text-style-name="P1" draw:layer="layout" svg:width="0.08cm" svg:height="0.08cm" svg:x="7.553cm" svg:y="9.128cm">
          <text:p/>
        </draw:circle>
        <draw:circle draw:style-name="gr1" draw:text-style-name="P1" draw:layer="layout" svg:width="0.08cm" svg:height="0.08cm" svg:x="7.807cm" svg:y="9.128cm">
          <text:p/>
        </draw:circle>
        <draw:circle draw:style-name="gr1" draw:text-style-name="P1" draw:layer="layout" svg:width="0.08cm" svg:height="0.08cm" svg:x="8.061cm" svg:y="9.128cm">
          <text:p/>
        </draw:circle>
        <draw:circle draw:style-name="gr1" draw:text-style-name="P1" draw:layer="layout" svg:width="0.08cm" svg:height="0.08cm" svg:x="8.315cm" svg:y="9.128cm">
          <text:p/>
        </draw:circle>
        <draw:circle draw:style-name="gr1" draw:text-style-name="P1" draw:layer="layout" svg:width="0.08cm" svg:height="0.08cm" svg:x="8.569cm" svg:y="9.128cm">
          <text:p/>
        </draw:circle>
        <draw:circle draw:style-name="gr1" draw:text-style-name="P1" draw:layer="layout" svg:width="0.08cm" svg:height="0.08cm" svg:x="8.823cm" svg:y="9.128cm">
          <text:p/>
        </draw:circle>
        <draw:circle draw:style-name="gr1" draw:text-style-name="P1" draw:layer="layout" svg:width="0.08cm" svg:height="0.08cm" svg:x="9.077cm" svg:y="9.128cm">
          <text:p/>
        </draw:circle>
        <draw:circle draw:style-name="gr1" draw:text-style-name="P1" draw:layer="layout" svg:width="0.08cm" svg:height="0.08cm" svg:x="9.331cm" svg:y="9.128cm">
          <text:p/>
        </draw:circle>
        <draw:line draw:style-name="gr2" draw:text-style-name="P2" draw:layer="layout" svg:x1="7.096cm" svg:y1="6.715cm" svg:x2="7.096cm" svg:y2="5.521cm">
          <text:p/>
        </draw:line>
        <draw:frame draw:style-name="gr3" draw:text-style-name="P3" draw:layer="layout" svg:width="0.399cm" svg:height="0.429cm" svg:x="6.893cm" svg:y="5.048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7.159cm" svg:y="5.04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7.414cm" svg:y="5.048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7.658cm" svg:y="5.048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7.917cm" svg:y="5.048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8.163cm" svg:y="5.048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8.418cm" svg:y="5.048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8.681cm" svg:y="5.048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8.929cm" svg:y="5.048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9.174cm" svg:y="5.048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9.44cm" svg:y="5.048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9.706cm" svg:y="5.04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9.961cm" svg:y="5.048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0.205cm" svg:y="5.048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0.464cm" svg:y="5.048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0.71cm" svg:y="5.048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0.965cm" svg:y="5.048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1.228cm" svg:y="5.048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1.476cm" svg:y="5.048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1.721cm" svg:y="5.048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1.984cm" svg:y="5.048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2.25cm" svg:y="5.04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2.505cm" svg:y="5.048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2.749cm" svg:y="5.048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3.008cm" svg:y="5.048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3.254cm" svg:y="5.048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3.509cm" svg:y="5.048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3.772cm" svg:y="5.048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4.02cm" svg:y="5.048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4.265cm" svg:y="5.048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4.507cm" svg:y="5.048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4.773cm" svg:y="5.04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5.028cm" svg:y="5.048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5.272cm" svg:y="5.048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5.531cm" svg:y="5.048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5.777cm" svg:y="5.048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6.032cm" svg:y="5.048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6.295cm" svg:y="5.048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6.543cm" svg:y="5.048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6.788cm" svg:y="5.048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7.061cm" svg:y="5.048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7.327cm" svg:y="5.04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7.582cm" svg:y="5.048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7.826cm" svg:y="5.048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8.085cm" svg:y="5.048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8.331cm" svg:y="5.048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8.586cm" svg:y="5.048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8.849cm" svg:y="5.048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9.179cm" svg:y="4.835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1.727cm" svg:y="4.836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4.273cm" svg:y="4.837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6.793cm" svg:y="4.838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5cm 13.196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5cm 12.93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5cm 12.675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5cm 12.431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5cm 12.172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5cm 11.926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5cm 11.671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5cm 11.408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5cm 11.16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5cm 10.915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5cm 10.64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5cm 10.383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5cm 10.128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5cm 9.884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5cm 9.625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5cm 9.379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5cm 9.12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5cm 8.861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5cm 8.613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5cm 8.368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5cm 8.105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5cm 7.839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5cm 7.584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5cm 7.34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5cm 7.081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5cm 6.835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5cm 6.58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5cm 6.317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5cm 6.069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5cm 5.824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86cm 10.913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87cm 8.365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88cm 5.819cm)">
          <draw:text-box>
            <text:p text:style-name="P2"><text:span text:style-name="T1">3</text:span></text:p>
          </draw:text-box>
        </draw:frame>
        <draw:frame draw:style-name="gr4" draw:text-style-name="P5" draw:layer="layout" svg:width="11.314cm" svg:height="2.738cm" svg:x="17.386cm" svg:y="17.262cm">
          <draw:text-box>
            <text:p text:style-name="P4"><text:span text:style-name="T2">PCB v2</text:span></text:p>
            <text:p><text:span text:style-name="T3">mysPulseS0 v2.2017</text:span></text:p>
            <text:p><text:span text:style-name="T3">Copyright @ 2017 Pierre Wieser &lt;</text:span><text:span text:style-name="T3"><text:a xlink:href="mailto:pwieser@trychlos.org" xlink:type="simple">pwieser@trychlos.org</text:a></text:span><text:span text:style-name="T3">&gt;</text:span></text:p>
            <text:p><text:span text:style-name="T3"/></text:p>
            <text:p><text:span text:style-name="T4">Last updated on 2017-04-17</text:span></text:p>
          </draw:text-box>
        </draw:frame>
        <draw:line draw:style-name="gr2" draw:text-style-name="P2" draw:layer="layout" svg:x1="7.096cm" svg:y1="7.985cm" svg:x2="7.096cm" svg:y2="6.791cm">
          <text:p/>
        </draw:line>
        <draw:line draw:style-name="gr2" draw:text-style-name="P2" draw:layer="layout" svg:x1="7.096cm" svg:y1="9.255cm" svg:x2="7.096cm" svg:y2="8.061cm">
          <text:p/>
        </draw:line>
        <draw:line draw:style-name="gr2" draw:text-style-name="P2" draw:layer="layout" svg:x1="7.35cm" svg:y1="6.715cm" svg:x2="7.35cm" svg:y2="5.521cm">
          <text:p/>
        </draw:line>
        <draw:line draw:style-name="gr2" draw:text-style-name="P2" draw:layer="layout" svg:x1="7.35cm" svg:y1="7.985cm" svg:x2="7.35cm" svg:y2="6.791cm">
          <text:p/>
        </draw:line>
        <draw:line draw:style-name="gr2" draw:text-style-name="P2" draw:layer="layout" svg:x1="7.35cm" svg:y1="9.255cm" svg:x2="7.35cm" svg:y2="8.061cm">
          <text:p/>
        </draw:line>
        <draw:line draw:style-name="gr2" draw:text-style-name="P2" draw:layer="layout" svg:x1="7.604cm" svg:y1="6.715cm" svg:x2="7.604cm" svg:y2="5.521cm">
          <text:p/>
        </draw:line>
        <draw:line draw:style-name="gr2" draw:text-style-name="P2" draw:layer="layout" svg:x1="7.604cm" svg:y1="7.985cm" svg:x2="7.604cm" svg:y2="6.791cm">
          <text:p/>
        </draw:line>
        <draw:line draw:style-name="gr2" draw:text-style-name="P2" draw:layer="layout" svg:x1="7.604cm" svg:y1="9.255cm" svg:x2="7.604cm" svg:y2="8.061cm">
          <text:p/>
        </draw:line>
        <draw:line draw:style-name="gr2" draw:text-style-name="P2" draw:layer="layout" svg:x1="7.858cm" svg:y1="6.715cm" svg:x2="7.858cm" svg:y2="5.521cm">
          <text:p/>
        </draw:line>
        <draw:line draw:style-name="gr2" draw:text-style-name="P2" draw:layer="layout" svg:x1="7.858cm" svg:y1="7.985cm" svg:x2="7.858cm" svg:y2="6.791cm">
          <text:p/>
        </draw:line>
        <draw:line draw:style-name="gr2" draw:text-style-name="P2" draw:layer="layout" svg:x1="7.858cm" svg:y1="9.255cm" svg:x2="7.858cm" svg:y2="8.061cm">
          <text:p/>
        </draw:line>
        <draw:line draw:style-name="gr2" draw:text-style-name="P2" draw:layer="layout" svg:x1="8.112cm" svg:y1="6.715cm" svg:x2="8.112cm" svg:y2="5.521cm">
          <text:p/>
        </draw:line>
        <draw:line draw:style-name="gr2" draw:text-style-name="P2" draw:layer="layout" svg:x1="8.112cm" svg:y1="7.985cm" svg:x2="8.112cm" svg:y2="6.791cm">
          <text:p/>
        </draw:line>
        <draw:line draw:style-name="gr2" draw:text-style-name="P2" draw:layer="layout" svg:x1="8.112cm" svg:y1="9.255cm" svg:x2="8.112cm" svg:y2="8.061cm">
          <text:p/>
        </draw:line>
        <draw:line draw:style-name="gr2" draw:text-style-name="P2" draw:layer="layout" svg:x1="8.366cm" svg:y1="6.715cm" svg:x2="8.366cm" svg:y2="5.521cm">
          <text:p/>
        </draw:line>
        <draw:line draw:style-name="gr2" draw:text-style-name="P2" draw:layer="layout" svg:x1="8.366cm" svg:y1="7.985cm" svg:x2="8.366cm" svg:y2="6.791cm">
          <text:p/>
        </draw:line>
        <draw:line draw:style-name="gr2" draw:text-style-name="P2" draw:layer="layout" svg:x1="8.366cm" svg:y1="9.255cm" svg:x2="8.366cm" svg:y2="8.061cm">
          <text:p/>
        </draw:line>
        <draw:line draw:style-name="gr2" draw:text-style-name="P2" draw:layer="layout" svg:x1="8.62cm" svg:y1="6.715cm" svg:x2="8.62cm" svg:y2="5.521cm">
          <text:p/>
        </draw:line>
        <draw:line draw:style-name="gr2" draw:text-style-name="P2" draw:layer="layout" svg:x1="8.62cm" svg:y1="7.985cm" svg:x2="8.62cm" svg:y2="6.791cm">
          <text:p/>
        </draw:line>
        <draw:line draw:style-name="gr2" draw:text-style-name="P2" draw:layer="layout" svg:x1="8.62cm" svg:y1="9.255cm" svg:x2="8.62cm" svg:y2="8.061cm">
          <text:p/>
        </draw:line>
        <draw:line draw:style-name="gr2" draw:text-style-name="P2" draw:layer="layout" svg:x1="8.863cm" svg:y1="6.715cm" svg:x2="8.863cm" svg:y2="5.521cm">
          <text:p/>
        </draw:line>
        <draw:line draw:style-name="gr2" draw:text-style-name="P2" draw:layer="layout" svg:x1="8.863cm" svg:y1="7.985cm" svg:x2="8.863cm" svg:y2="6.791cm">
          <text:p/>
        </draw:line>
        <draw:line draw:style-name="gr2" draw:text-style-name="P2" draw:layer="layout" svg:x1="8.874cm" svg:y1="9.255cm" svg:x2="8.874cm" svg:y2="8.061cm">
          <text:p/>
        </draw:line>
        <draw:line draw:style-name="gr2" draw:text-style-name="P2" draw:layer="layout" svg:x1="9.117cm" svg:y1="6.715cm" svg:x2="9.117cm" svg:y2="5.521cm">
          <text:p/>
        </draw:line>
        <draw:line draw:style-name="gr2" draw:text-style-name="P2" draw:layer="layout" svg:x1="9.117cm" svg:y1="7.985cm" svg:x2="9.117cm" svg:y2="6.791cm">
          <text:p/>
        </draw:line>
        <draw:line draw:style-name="gr2" draw:text-style-name="P2" draw:layer="layout" svg:x1="9.117cm" svg:y1="9.255cm" svg:x2="9.117cm" svg:y2="8.061cm">
          <text:p/>
        </draw:line>
        <draw:line draw:style-name="gr2" draw:text-style-name="P2" draw:layer="layout" svg:x1="9.371cm" svg:y1="6.715cm" svg:x2="9.371cm" svg:y2="5.521cm">
          <text:p/>
        </draw:line>
        <draw:line draw:style-name="gr2" draw:text-style-name="P2" draw:layer="layout" svg:x1="9.371cm" svg:y1="7.985cm" svg:x2="9.371cm" svg:y2="6.791cm">
          <text:p/>
        </draw:line>
        <draw:line draw:style-name="gr2" draw:text-style-name="P2" draw:layer="layout" svg:x1="9.371cm" svg:y1="9.255cm" svg:x2="9.371cm" svg:y2="8.061cm">
          <text:p/>
        </draw:line>
        <draw:circle draw:style-name="gr1" draw:text-style-name="P1" draw:layer="layout" svg:width="0.08cm" svg:height="0.08cm" svg:x="9.585cm" svg:y="5.572cm">
          <text:p/>
        </draw:circle>
        <draw:circle draw:style-name="gr1" draw:text-style-name="P1" draw:layer="layout" svg:width="0.08cm" svg:height="0.08cm" svg:x="9.839cm" svg:y="5.572cm">
          <text:p/>
        </draw:circle>
        <draw:circle draw:style-name="gr1" draw:text-style-name="P1" draw:layer="layout" svg:width="0.08cm" svg:height="0.08cm" svg:x="10.082cm" svg:y="5.572cm">
          <text:p/>
        </draw:circle>
        <draw:circle draw:style-name="gr1" draw:text-style-name="P1" draw:layer="layout" svg:width="0.08cm" svg:height="0.08cm" svg:x="10.336cm" svg:y="5.572cm">
          <text:p/>
        </draw:circle>
        <draw:circle draw:style-name="gr1" draw:text-style-name="P1" draw:layer="layout" svg:width="0.08cm" svg:height="0.08cm" svg:x="10.59cm" svg:y="5.572cm">
          <text:p/>
        </draw:circle>
        <draw:circle draw:style-name="gr1" draw:text-style-name="P1" draw:layer="layout" svg:width="0.08cm" svg:height="0.08cm" svg:x="10.844cm" svg:y="5.572cm">
          <text:p/>
        </draw:circle>
        <draw:circle draw:style-name="gr1" draw:text-style-name="P1" draw:layer="layout" svg:width="0.08cm" svg:height="0.08cm" svg:x="11.098cm" svg:y="5.572cm">
          <text:p/>
        </draw:circle>
        <draw:circle draw:style-name="gr1" draw:text-style-name="P1" draw:layer="layout" svg:width="0.08cm" svg:height="0.08cm" svg:x="11.352cm" svg:y="5.572cm">
          <text:p/>
        </draw:circle>
        <draw:circle draw:style-name="gr1" draw:text-style-name="P1" draw:layer="layout" svg:width="0.08cm" svg:height="0.08cm" svg:x="11.606cm" svg:y="5.572cm">
          <text:p/>
        </draw:circle>
        <draw:circle draw:style-name="gr1" draw:text-style-name="P1" draw:layer="layout" svg:width="0.08cm" svg:height="0.08cm" svg:x="11.86cm" svg:y="5.572cm">
          <text:p/>
        </draw:circle>
        <draw:circle draw:style-name="gr1" draw:text-style-name="P1" draw:layer="layout" svg:width="0.08cm" svg:height="0.08cm" svg:x="9.585cm" svg:y="5.826cm">
          <text:p/>
        </draw:circle>
        <draw:circle draw:style-name="gr1" draw:text-style-name="P1" draw:layer="layout" svg:width="0.08cm" svg:height="0.08cm" svg:x="9.839cm" svg:y="5.826cm">
          <text:p/>
        </draw:circle>
        <draw:circle draw:style-name="gr1" draw:text-style-name="P1" draw:layer="layout" svg:width="0.08cm" svg:height="0.08cm" svg:x="10.082cm" svg:y="5.826cm">
          <text:p/>
        </draw:circle>
        <draw:circle draw:style-name="gr1" draw:text-style-name="P1" draw:layer="layout" svg:width="0.08cm" svg:height="0.08cm" svg:x="10.336cm" svg:y="5.826cm">
          <text:p/>
        </draw:circle>
        <draw:circle draw:style-name="gr1" draw:text-style-name="P1" draw:layer="layout" svg:width="0.08cm" svg:height="0.08cm" svg:x="10.59cm" svg:y="5.826cm">
          <text:p/>
        </draw:circle>
        <draw:circle draw:style-name="gr1" draw:text-style-name="P1" draw:layer="layout" svg:width="0.08cm" svg:height="0.08cm" svg:x="10.844cm" svg:y="5.826cm">
          <text:p/>
        </draw:circle>
        <draw:circle draw:style-name="gr1" draw:text-style-name="P1" draw:layer="layout" svg:width="0.08cm" svg:height="0.08cm" svg:x="11.098cm" svg:y="5.826cm">
          <text:p/>
        </draw:circle>
        <draw:circle draw:style-name="gr1" draw:text-style-name="P1" draw:layer="layout" svg:width="0.08cm" svg:height="0.08cm" svg:x="11.352cm" svg:y="5.826cm">
          <text:p/>
        </draw:circle>
        <draw:circle draw:style-name="gr1" draw:text-style-name="P1" draw:layer="layout" svg:width="0.08cm" svg:height="0.08cm" svg:x="11.606cm" svg:y="5.826cm">
          <text:p/>
        </draw:circle>
        <draw:circle draw:style-name="gr1" draw:text-style-name="P1" draw:layer="layout" svg:width="0.08cm" svg:height="0.08cm" svg:x="11.86cm" svg:y="5.826cm">
          <text:p/>
        </draw:circle>
        <draw:circle draw:style-name="gr1" draw:text-style-name="P1" draw:layer="layout" svg:width="0.08cm" svg:height="0.08cm" svg:x="9.585cm" svg:y="6.08cm">
          <text:p/>
        </draw:circle>
        <draw:circle draw:style-name="gr1" draw:text-style-name="P1" draw:layer="layout" svg:width="0.08cm" svg:height="0.08cm" svg:x="9.839cm" svg:y="6.08cm">
          <text:p/>
        </draw:circle>
        <draw:circle draw:style-name="gr1" draw:text-style-name="P1" draw:layer="layout" svg:width="0.08cm" svg:height="0.08cm" svg:x="10.082cm" svg:y="6.08cm">
          <text:p/>
        </draw:circle>
        <draw:circle draw:style-name="gr1" draw:text-style-name="P1" draw:layer="layout" svg:width="0.08cm" svg:height="0.08cm" svg:x="10.336cm" svg:y="6.08cm">
          <text:p/>
        </draw:circle>
        <draw:circle draw:style-name="gr1" draw:text-style-name="P1" draw:layer="layout" svg:width="0.08cm" svg:height="0.08cm" svg:x="10.59cm" svg:y="6.08cm">
          <text:p/>
        </draw:circle>
        <draw:circle draw:style-name="gr1" draw:text-style-name="P1" draw:layer="layout" svg:width="0.08cm" svg:height="0.08cm" svg:x="10.844cm" svg:y="6.08cm">
          <text:p/>
        </draw:circle>
        <draw:circle draw:style-name="gr1" draw:text-style-name="P1" draw:layer="layout" svg:width="0.08cm" svg:height="0.08cm" svg:x="11.098cm" svg:y="6.08cm">
          <text:p/>
        </draw:circle>
        <draw:circle draw:style-name="gr1" draw:text-style-name="P1" draw:layer="layout" svg:width="0.08cm" svg:height="0.08cm" svg:x="11.352cm" svg:y="6.08cm">
          <text:p/>
        </draw:circle>
        <draw:circle draw:style-name="gr1" draw:text-style-name="P1" draw:layer="layout" svg:width="0.08cm" svg:height="0.08cm" svg:x="11.606cm" svg:y="6.08cm">
          <text:p/>
        </draw:circle>
        <draw:circle draw:style-name="gr1" draw:text-style-name="P1" draw:layer="layout" svg:width="0.08cm" svg:height="0.08cm" svg:x="11.86cm" svg:y="6.08cm">
          <text:p/>
        </draw:circle>
        <draw:circle draw:style-name="gr1" draw:text-style-name="P1" draw:layer="layout" svg:width="0.08cm" svg:height="0.08cm" svg:x="9.585cm" svg:y="6.334cm">
          <text:p/>
        </draw:circle>
        <draw:circle draw:style-name="gr1" draw:text-style-name="P1" draw:layer="layout" svg:width="0.08cm" svg:height="0.08cm" svg:x="9.839cm" svg:y="6.334cm">
          <text:p/>
        </draw:circle>
        <draw:circle draw:style-name="gr1" draw:text-style-name="P1" draw:layer="layout" svg:width="0.08cm" svg:height="0.08cm" svg:x="10.082cm" svg:y="6.334cm">
          <text:p/>
        </draw:circle>
        <draw:circle draw:style-name="gr1" draw:text-style-name="P1" draw:layer="layout" svg:width="0.08cm" svg:height="0.08cm" svg:x="10.336cm" svg:y="6.334cm">
          <text:p/>
        </draw:circle>
        <draw:circle draw:style-name="gr1" draw:text-style-name="P1" draw:layer="layout" svg:width="0.08cm" svg:height="0.08cm" svg:x="10.59cm" svg:y="6.334cm">
          <text:p/>
        </draw:circle>
        <draw:circle draw:style-name="gr1" draw:text-style-name="P1" draw:layer="layout" svg:width="0.08cm" svg:height="0.08cm" svg:x="10.844cm" svg:y="6.334cm">
          <text:p/>
        </draw:circle>
        <draw:circle draw:style-name="gr1" draw:text-style-name="P1" draw:layer="layout" svg:width="0.08cm" svg:height="0.08cm" svg:x="11.098cm" svg:y="6.334cm">
          <text:p/>
        </draw:circle>
        <draw:circle draw:style-name="gr1" draw:text-style-name="P1" draw:layer="layout" svg:width="0.08cm" svg:height="0.08cm" svg:x="11.352cm" svg:y="6.334cm">
          <text:p/>
        </draw:circle>
        <draw:circle draw:style-name="gr1" draw:text-style-name="P1" draw:layer="layout" svg:width="0.08cm" svg:height="0.08cm" svg:x="11.606cm" svg:y="6.334cm">
          <text:p/>
        </draw:circle>
        <draw:circle draw:style-name="gr1" draw:text-style-name="P1" draw:layer="layout" svg:width="0.08cm" svg:height="0.08cm" svg:x="11.86cm" svg:y="6.334cm">
          <text:p/>
        </draw:circle>
        <draw:circle draw:style-name="gr1" draw:text-style-name="P1" draw:layer="layout" svg:width="0.08cm" svg:height="0.08cm" svg:x="9.585cm" svg:y="6.588cm">
          <text:p/>
        </draw:circle>
        <draw:circle draw:style-name="gr1" draw:text-style-name="P1" draw:layer="layout" svg:width="0.08cm" svg:height="0.08cm" svg:x="9.839cm" svg:y="6.588cm">
          <text:p/>
        </draw:circle>
        <draw:circle draw:style-name="gr1" draw:text-style-name="P1" draw:layer="layout" svg:width="0.08cm" svg:height="0.08cm" svg:x="10.082cm" svg:y="6.588cm">
          <text:p/>
        </draw:circle>
        <draw:circle draw:style-name="gr1" draw:text-style-name="P1" draw:layer="layout" svg:width="0.08cm" svg:height="0.08cm" svg:x="10.336cm" svg:y="6.588cm">
          <text:p/>
        </draw:circle>
        <draw:circle draw:style-name="gr1" draw:text-style-name="P1" draw:layer="layout" svg:width="0.08cm" svg:height="0.08cm" svg:x="10.59cm" svg:y="6.588cm">
          <text:p/>
        </draw:circle>
        <draw:circle draw:style-name="gr1" draw:text-style-name="P1" draw:layer="layout" svg:width="0.08cm" svg:height="0.08cm" svg:x="10.844cm" svg:y="6.588cm">
          <text:p/>
        </draw:circle>
        <draw:circle draw:style-name="gr1" draw:text-style-name="P1" draw:layer="layout" svg:width="0.08cm" svg:height="0.08cm" svg:x="11.098cm" svg:y="6.588cm">
          <text:p/>
        </draw:circle>
        <draw:circle draw:style-name="gr1" draw:text-style-name="P1" draw:layer="layout" svg:width="0.08cm" svg:height="0.08cm" svg:x="11.352cm" svg:y="6.588cm">
          <text:p/>
        </draw:circle>
        <draw:circle draw:style-name="gr1" draw:text-style-name="P1" draw:layer="layout" svg:width="0.08cm" svg:height="0.08cm" svg:x="11.606cm" svg:y="6.588cm">
          <text:p/>
        </draw:circle>
        <draw:circle draw:style-name="gr1" draw:text-style-name="P1" draw:layer="layout" svg:width="0.08cm" svg:height="0.08cm" svg:x="11.86cm" svg:y="6.588cm">
          <text:p/>
        </draw:circle>
        <draw:circle draw:style-name="gr1" draw:text-style-name="P1" draw:layer="layout" svg:width="0.08cm" svg:height="0.08cm" svg:x="9.585cm" svg:y="6.588cm">
          <text:p/>
        </draw:circle>
        <draw:circle draw:style-name="gr1" draw:text-style-name="P1" draw:layer="layout" svg:width="0.08cm" svg:height="0.08cm" svg:x="9.839cm" svg:y="6.588cm">
          <text:p/>
        </draw:circle>
        <draw:circle draw:style-name="gr1" draw:text-style-name="P1" draw:layer="layout" svg:width="0.08cm" svg:height="0.08cm" svg:x="10.082cm" svg:y="6.588cm">
          <text:p/>
        </draw:circle>
        <draw:circle draw:style-name="gr1" draw:text-style-name="P1" draw:layer="layout" svg:width="0.08cm" svg:height="0.08cm" svg:x="10.336cm" svg:y="6.588cm">
          <text:p/>
        </draw:circle>
        <draw:circle draw:style-name="gr1" draw:text-style-name="P1" draw:layer="layout" svg:width="0.08cm" svg:height="0.08cm" svg:x="10.59cm" svg:y="6.588cm">
          <text:p/>
        </draw:circle>
        <draw:circle draw:style-name="gr1" draw:text-style-name="P1" draw:layer="layout" svg:width="0.08cm" svg:height="0.08cm" svg:x="10.844cm" svg:y="6.588cm">
          <text:p/>
        </draw:circle>
        <draw:circle draw:style-name="gr1" draw:text-style-name="P1" draw:layer="layout" svg:width="0.08cm" svg:height="0.08cm" svg:x="11.098cm" svg:y="6.588cm">
          <text:p/>
        </draw:circle>
        <draw:circle draw:style-name="gr1" draw:text-style-name="P1" draw:layer="layout" svg:width="0.08cm" svg:height="0.08cm" svg:x="11.352cm" svg:y="6.588cm">
          <text:p/>
        </draw:circle>
        <draw:circle draw:style-name="gr1" draw:text-style-name="P1" draw:layer="layout" svg:width="0.08cm" svg:height="0.08cm" svg:x="11.606cm" svg:y="6.588cm">
          <text:p/>
        </draw:circle>
        <draw:circle draw:style-name="gr1" draw:text-style-name="P1" draw:layer="layout" svg:width="0.08cm" svg:height="0.08cm" svg:x="11.86cm" svg:y="6.588cm">
          <text:p/>
        </draw:circle>
        <draw:circle draw:style-name="gr1" draw:text-style-name="P1" draw:layer="layout" svg:width="0.08cm" svg:height="0.08cm" svg:x="9.585cm" svg:y="6.842cm">
          <text:p/>
        </draw:circle>
        <draw:circle draw:style-name="gr1" draw:text-style-name="P1" draw:layer="layout" svg:width="0.08cm" svg:height="0.08cm" svg:x="9.839cm" svg:y="6.842cm">
          <text:p/>
        </draw:circle>
        <draw:circle draw:style-name="gr1" draw:text-style-name="P1" draw:layer="layout" svg:width="0.08cm" svg:height="0.08cm" svg:x="10.082cm" svg:y="6.842cm">
          <text:p/>
        </draw:circle>
        <draw:circle draw:style-name="gr1" draw:text-style-name="P1" draw:layer="layout" svg:width="0.08cm" svg:height="0.08cm" svg:x="10.336cm" svg:y="6.842cm">
          <text:p/>
        </draw:circle>
        <draw:circle draw:style-name="gr1" draw:text-style-name="P1" draw:layer="layout" svg:width="0.08cm" svg:height="0.08cm" svg:x="10.59cm" svg:y="6.842cm">
          <text:p/>
        </draw:circle>
        <draw:circle draw:style-name="gr1" draw:text-style-name="P1" draw:layer="layout" svg:width="0.08cm" svg:height="0.08cm" svg:x="10.844cm" svg:y="6.842cm">
          <text:p/>
        </draw:circle>
        <draw:circle draw:style-name="gr1" draw:text-style-name="P1" draw:layer="layout" svg:width="0.08cm" svg:height="0.08cm" svg:x="11.098cm" svg:y="6.842cm">
          <text:p/>
        </draw:circle>
        <draw:circle draw:style-name="gr1" draw:text-style-name="P1" draw:layer="layout" svg:width="0.08cm" svg:height="0.08cm" svg:x="11.352cm" svg:y="6.842cm">
          <text:p/>
        </draw:circle>
        <draw:circle draw:style-name="gr1" draw:text-style-name="P1" draw:layer="layout" svg:width="0.08cm" svg:height="0.08cm" svg:x="11.606cm" svg:y="6.842cm">
          <text:p/>
        </draw:circle>
        <draw:circle draw:style-name="gr1" draw:text-style-name="P1" draw:layer="layout" svg:width="0.08cm" svg:height="0.08cm" svg:x="11.86cm" svg:y="6.842cm">
          <text:p/>
        </draw:circle>
        <draw:circle draw:style-name="gr1" draw:text-style-name="P1" draw:layer="layout" svg:width="0.08cm" svg:height="0.08cm" svg:x="9.585cm" svg:y="7.096cm">
          <text:p/>
        </draw:circle>
        <draw:circle draw:style-name="gr1" draw:text-style-name="P1" draw:layer="layout" svg:width="0.08cm" svg:height="0.08cm" svg:x="9.839cm" svg:y="7.096cm">
          <text:p/>
        </draw:circle>
        <draw:circle draw:style-name="gr1" draw:text-style-name="P1" draw:layer="layout" svg:width="0.08cm" svg:height="0.08cm" svg:x="10.082cm" svg:y="7.096cm">
          <text:p/>
        </draw:circle>
        <draw:circle draw:style-name="gr1" draw:text-style-name="P1" draw:layer="layout" svg:width="0.08cm" svg:height="0.08cm" svg:x="10.336cm" svg:y="7.096cm">
          <text:p/>
        </draw:circle>
        <draw:circle draw:style-name="gr1" draw:text-style-name="P1" draw:layer="layout" svg:width="0.08cm" svg:height="0.08cm" svg:x="10.59cm" svg:y="7.096cm">
          <text:p/>
        </draw:circle>
        <draw:circle draw:style-name="gr1" draw:text-style-name="P1" draw:layer="layout" svg:width="0.08cm" svg:height="0.08cm" svg:x="10.844cm" svg:y="7.096cm">
          <text:p/>
        </draw:circle>
        <draw:circle draw:style-name="gr1" draw:text-style-name="P1" draw:layer="layout" svg:width="0.08cm" svg:height="0.08cm" svg:x="11.098cm" svg:y="7.096cm">
          <text:p/>
        </draw:circle>
        <draw:circle draw:style-name="gr1" draw:text-style-name="P1" draw:layer="layout" svg:width="0.08cm" svg:height="0.08cm" svg:x="11.352cm" svg:y="7.096cm">
          <text:p/>
        </draw:circle>
        <draw:circle draw:style-name="gr1" draw:text-style-name="P1" draw:layer="layout" svg:width="0.08cm" svg:height="0.08cm" svg:x="11.606cm" svg:y="7.096cm">
          <text:p/>
        </draw:circle>
        <draw:circle draw:style-name="gr1" draw:text-style-name="P1" draw:layer="layout" svg:width="0.08cm" svg:height="0.08cm" svg:x="11.86cm" svg:y="7.096cm">
          <text:p/>
        </draw:circle>
        <draw:circle draw:style-name="gr1" draw:text-style-name="P1" draw:layer="layout" svg:width="0.08cm" svg:height="0.08cm" svg:x="9.585cm" svg:y="7.35cm">
          <text:p/>
        </draw:circle>
        <draw:circle draw:style-name="gr1" draw:text-style-name="P1" draw:layer="layout" svg:width="0.08cm" svg:height="0.08cm" svg:x="9.839cm" svg:y="7.35cm">
          <text:p/>
        </draw:circle>
        <draw:circle draw:style-name="gr1" draw:text-style-name="P1" draw:layer="layout" svg:width="0.08cm" svg:height="0.08cm" svg:x="10.082cm" svg:y="7.35cm">
          <text:p/>
        </draw:circle>
        <draw:circle draw:style-name="gr1" draw:text-style-name="P1" draw:layer="layout" svg:width="0.08cm" svg:height="0.08cm" svg:x="10.336cm" svg:y="7.35cm">
          <text:p/>
        </draw:circle>
        <draw:circle draw:style-name="gr1" draw:text-style-name="P1" draw:layer="layout" svg:width="0.08cm" svg:height="0.08cm" svg:x="10.59cm" svg:y="7.35cm">
          <text:p/>
        </draw:circle>
        <draw:circle draw:style-name="gr1" draw:text-style-name="P1" draw:layer="layout" svg:width="0.08cm" svg:height="0.08cm" svg:x="10.844cm" svg:y="7.35cm">
          <text:p/>
        </draw:circle>
        <draw:circle draw:style-name="gr1" draw:text-style-name="P1" draw:layer="layout" svg:width="0.08cm" svg:height="0.08cm" svg:x="11.098cm" svg:y="7.35cm">
          <text:p/>
        </draw:circle>
        <draw:circle draw:style-name="gr1" draw:text-style-name="P1" draw:layer="layout" svg:width="0.08cm" svg:height="0.08cm" svg:x="11.352cm" svg:y="7.35cm">
          <text:p/>
        </draw:circle>
        <draw:circle draw:style-name="gr1" draw:text-style-name="P1" draw:layer="layout" svg:width="0.08cm" svg:height="0.08cm" svg:x="11.606cm" svg:y="7.35cm">
          <text:p/>
        </draw:circle>
        <draw:circle draw:style-name="gr1" draw:text-style-name="P1" draw:layer="layout" svg:width="0.08cm" svg:height="0.08cm" svg:x="11.86cm" svg:y="7.35cm">
          <text:p/>
        </draw:circle>
        <draw:circle draw:style-name="gr1" draw:text-style-name="P1" draw:layer="layout" svg:width="0.08cm" svg:height="0.08cm" svg:x="9.585cm" svg:y="7.604cm">
          <text:p/>
        </draw:circle>
        <draw:circle draw:style-name="gr1" draw:text-style-name="P1" draw:layer="layout" svg:width="0.08cm" svg:height="0.08cm" svg:x="9.839cm" svg:y="7.604cm">
          <text:p/>
        </draw:circle>
        <draw:circle draw:style-name="gr1" draw:text-style-name="P1" draw:layer="layout" svg:width="0.08cm" svg:height="0.08cm" svg:x="10.082cm" svg:y="7.604cm">
          <text:p/>
        </draw:circle>
        <draw:circle draw:style-name="gr1" draw:text-style-name="P1" draw:layer="layout" svg:width="0.08cm" svg:height="0.08cm" svg:x="10.336cm" svg:y="7.604cm">
          <text:p/>
        </draw:circle>
        <draw:circle draw:style-name="gr1" draw:text-style-name="P1" draw:layer="layout" svg:width="0.08cm" svg:height="0.08cm" svg:x="10.59cm" svg:y="7.604cm">
          <text:p/>
        </draw:circle>
        <draw:circle draw:style-name="gr1" draw:text-style-name="P1" draw:layer="layout" svg:width="0.08cm" svg:height="0.08cm" svg:x="10.844cm" svg:y="7.604cm">
          <text:p/>
        </draw:circle>
        <draw:circle draw:style-name="gr1" draw:text-style-name="P1" draw:layer="layout" svg:width="0.08cm" svg:height="0.08cm" svg:x="11.098cm" svg:y="7.604cm">
          <text:p/>
        </draw:circle>
        <draw:circle draw:style-name="gr1" draw:text-style-name="P1" draw:layer="layout" svg:width="0.08cm" svg:height="0.08cm" svg:x="11.352cm" svg:y="7.604cm">
          <text:p/>
        </draw:circle>
        <draw:circle draw:style-name="gr1" draw:text-style-name="P1" draw:layer="layout" svg:width="0.08cm" svg:height="0.08cm" svg:x="11.606cm" svg:y="7.604cm">
          <text:p/>
        </draw:circle>
        <draw:circle draw:style-name="gr1" draw:text-style-name="P1" draw:layer="layout" svg:width="0.08cm" svg:height="0.08cm" svg:x="11.86cm" svg:y="7.604cm">
          <text:p/>
        </draw:circle>
        <draw:circle draw:style-name="gr1" draw:text-style-name="P1" draw:layer="layout" svg:width="0.08cm" svg:height="0.08cm" svg:x="9.585cm" svg:y="7.858cm">
          <text:p/>
        </draw:circle>
        <draw:circle draw:style-name="gr1" draw:text-style-name="P1" draw:layer="layout" svg:width="0.08cm" svg:height="0.08cm" svg:x="9.839cm" svg:y="7.858cm">
          <text:p/>
        </draw:circle>
        <draw:circle draw:style-name="gr1" draw:text-style-name="P1" draw:layer="layout" svg:width="0.08cm" svg:height="0.08cm" svg:x="10.082cm" svg:y="7.858cm">
          <text:p/>
        </draw:circle>
        <draw:circle draw:style-name="gr1" draw:text-style-name="P1" draw:layer="layout" svg:width="0.08cm" svg:height="0.08cm" svg:x="10.336cm" svg:y="7.858cm">
          <text:p/>
        </draw:circle>
        <draw:circle draw:style-name="gr1" draw:text-style-name="P1" draw:layer="layout" svg:width="0.08cm" svg:height="0.08cm" svg:x="10.59cm" svg:y="7.858cm">
          <text:p/>
        </draw:circle>
        <draw:circle draw:style-name="gr1" draw:text-style-name="P1" draw:layer="layout" svg:width="0.08cm" svg:height="0.08cm" svg:x="10.844cm" svg:y="7.858cm">
          <text:p/>
        </draw:circle>
        <draw:circle draw:style-name="gr1" draw:text-style-name="P1" draw:layer="layout" svg:width="0.08cm" svg:height="0.08cm" svg:x="11.098cm" svg:y="7.858cm">
          <text:p/>
        </draw:circle>
        <draw:circle draw:style-name="gr1" draw:text-style-name="P1" draw:layer="layout" svg:width="0.08cm" svg:height="0.08cm" svg:x="11.352cm" svg:y="7.858cm">
          <text:p/>
        </draw:circle>
        <draw:circle draw:style-name="gr1" draw:text-style-name="P1" draw:layer="layout" svg:width="0.08cm" svg:height="0.08cm" svg:x="11.606cm" svg:y="7.858cm">
          <text:p/>
        </draw:circle>
        <draw:circle draw:style-name="gr1" draw:text-style-name="P1" draw:layer="layout" svg:width="0.08cm" svg:height="0.08cm" svg:x="11.86cm" svg:y="7.858cm">
          <text:p/>
        </draw:circle>
        <draw:circle draw:style-name="gr1" draw:text-style-name="P1" draw:layer="layout" svg:width="0.08cm" svg:height="0.08cm" svg:x="9.585cm" svg:y="7.858cm">
          <text:p/>
        </draw:circle>
        <draw:circle draw:style-name="gr1" draw:text-style-name="P1" draw:layer="layout" svg:width="0.08cm" svg:height="0.08cm" svg:x="9.839cm" svg:y="7.858cm">
          <text:p/>
        </draw:circle>
        <draw:circle draw:style-name="gr1" draw:text-style-name="P1" draw:layer="layout" svg:width="0.08cm" svg:height="0.08cm" svg:x="10.082cm" svg:y="7.858cm">
          <text:p/>
        </draw:circle>
        <draw:circle draw:style-name="gr1" draw:text-style-name="P1" draw:layer="layout" svg:width="0.08cm" svg:height="0.08cm" svg:x="10.336cm" svg:y="7.858cm">
          <text:p/>
        </draw:circle>
        <draw:circle draw:style-name="gr1" draw:text-style-name="P1" draw:layer="layout" svg:width="0.08cm" svg:height="0.08cm" svg:x="10.59cm" svg:y="7.858cm">
          <text:p/>
        </draw:circle>
        <draw:circle draw:style-name="gr1" draw:text-style-name="P1" draw:layer="layout" svg:width="0.08cm" svg:height="0.08cm" svg:x="10.844cm" svg:y="7.858cm">
          <text:p/>
        </draw:circle>
        <draw:circle draw:style-name="gr1" draw:text-style-name="P1" draw:layer="layout" svg:width="0.08cm" svg:height="0.08cm" svg:x="11.098cm" svg:y="7.858cm">
          <text:p/>
        </draw:circle>
        <draw:circle draw:style-name="gr1" draw:text-style-name="P1" draw:layer="layout" svg:width="0.08cm" svg:height="0.08cm" svg:x="11.352cm" svg:y="7.858cm">
          <text:p/>
        </draw:circle>
        <draw:circle draw:style-name="gr1" draw:text-style-name="P1" draw:layer="layout" svg:width="0.08cm" svg:height="0.08cm" svg:x="11.606cm" svg:y="7.858cm">
          <text:p/>
        </draw:circle>
        <draw:circle draw:style-name="gr1" draw:text-style-name="P1" draw:layer="layout" svg:width="0.08cm" svg:height="0.08cm" svg:x="11.86cm" svg:y="7.858cm">
          <text:p/>
        </draw:circle>
        <draw:circle draw:style-name="gr1" draw:text-style-name="P1" draw:layer="layout" svg:width="0.08cm" svg:height="0.08cm" svg:x="9.585cm" svg:y="8.112cm">
          <text:p/>
        </draw:circle>
        <draw:circle draw:style-name="gr1" draw:text-style-name="P1" draw:layer="layout" svg:width="0.08cm" svg:height="0.08cm" svg:x="9.839cm" svg:y="8.112cm">
          <text:p/>
        </draw:circle>
        <draw:circle draw:style-name="gr1" draw:text-style-name="P1" draw:layer="layout" svg:width="0.08cm" svg:height="0.08cm" svg:x="10.082cm" svg:y="8.112cm">
          <text:p/>
        </draw:circle>
        <draw:circle draw:style-name="gr1" draw:text-style-name="P1" draw:layer="layout" svg:width="0.08cm" svg:height="0.08cm" svg:x="10.336cm" svg:y="8.112cm">
          <text:p/>
        </draw:circle>
        <draw:circle draw:style-name="gr1" draw:text-style-name="P1" draw:layer="layout" svg:width="0.08cm" svg:height="0.08cm" svg:x="10.59cm" svg:y="8.112cm">
          <text:p/>
        </draw:circle>
        <draw:circle draw:style-name="gr1" draw:text-style-name="P1" draw:layer="layout" svg:width="0.08cm" svg:height="0.08cm" svg:x="10.844cm" svg:y="8.112cm">
          <text:p/>
        </draw:circle>
        <draw:circle draw:style-name="gr1" draw:text-style-name="P1" draw:layer="layout" svg:width="0.08cm" svg:height="0.08cm" svg:x="11.098cm" svg:y="8.112cm">
          <text:p/>
        </draw:circle>
        <draw:circle draw:style-name="gr1" draw:text-style-name="P1" draw:layer="layout" svg:width="0.08cm" svg:height="0.08cm" svg:x="11.352cm" svg:y="8.112cm">
          <text:p/>
        </draw:circle>
        <draw:circle draw:style-name="gr1" draw:text-style-name="P1" draw:layer="layout" svg:width="0.08cm" svg:height="0.08cm" svg:x="11.606cm" svg:y="8.112cm">
          <text:p/>
        </draw:circle>
        <draw:circle draw:style-name="gr1" draw:text-style-name="P1" draw:layer="layout" svg:width="0.08cm" svg:height="0.08cm" svg:x="11.86cm" svg:y="8.112cm">
          <text:p/>
        </draw:circle>
        <draw:circle draw:style-name="gr1" draw:text-style-name="P1" draw:layer="layout" svg:width="0.08cm" svg:height="0.08cm" svg:x="9.585cm" svg:y="8.366cm">
          <text:p/>
        </draw:circle>
        <draw:circle draw:style-name="gr1" draw:text-style-name="P1" draw:layer="layout" svg:width="0.08cm" svg:height="0.08cm" svg:x="9.839cm" svg:y="8.366cm">
          <text:p/>
        </draw:circle>
        <draw:circle draw:style-name="gr1" draw:text-style-name="P1" draw:layer="layout" svg:width="0.08cm" svg:height="0.08cm" svg:x="10.082cm" svg:y="8.366cm">
          <text:p/>
        </draw:circle>
        <draw:circle draw:style-name="gr1" draw:text-style-name="P1" draw:layer="layout" svg:width="0.08cm" svg:height="0.08cm" svg:x="10.336cm" svg:y="8.366cm">
          <text:p/>
        </draw:circle>
        <draw:circle draw:style-name="gr1" draw:text-style-name="P1" draw:layer="layout" svg:width="0.08cm" svg:height="0.08cm" svg:x="10.59cm" svg:y="8.366cm">
          <text:p/>
        </draw:circle>
        <draw:circle draw:style-name="gr1" draw:text-style-name="P1" draw:layer="layout" svg:width="0.08cm" svg:height="0.08cm" svg:x="10.844cm" svg:y="8.366cm">
          <text:p/>
        </draw:circle>
        <draw:circle draw:style-name="gr1" draw:text-style-name="P1" draw:layer="layout" svg:width="0.08cm" svg:height="0.08cm" svg:x="11.098cm" svg:y="8.366cm">
          <text:p/>
        </draw:circle>
        <draw:circle draw:style-name="gr1" draw:text-style-name="P1" draw:layer="layout" svg:width="0.08cm" svg:height="0.08cm" svg:x="11.352cm" svg:y="8.366cm">
          <text:p/>
        </draw:circle>
        <draw:circle draw:style-name="gr1" draw:text-style-name="P1" draw:layer="layout" svg:width="0.08cm" svg:height="0.08cm" svg:x="11.606cm" svg:y="8.366cm">
          <text:p/>
        </draw:circle>
        <draw:circle draw:style-name="gr1" draw:text-style-name="P1" draw:layer="layout" svg:width="0.08cm" svg:height="0.08cm" svg:x="11.86cm" svg:y="8.366cm">
          <text:p/>
        </draw:circle>
        <draw:circle draw:style-name="gr1" draw:text-style-name="P1" draw:layer="layout" svg:width="0.08cm" svg:height="0.08cm" svg:x="9.585cm" svg:y="8.62cm">
          <text:p/>
        </draw:circle>
        <draw:circle draw:style-name="gr1" draw:text-style-name="P1" draw:layer="layout" svg:width="0.08cm" svg:height="0.08cm" svg:x="9.839cm" svg:y="8.62cm">
          <text:p/>
        </draw:circle>
        <draw:circle draw:style-name="gr1" draw:text-style-name="P1" draw:layer="layout" svg:width="0.08cm" svg:height="0.08cm" svg:x="10.082cm" svg:y="8.62cm">
          <text:p/>
        </draw:circle>
        <draw:circle draw:style-name="gr1" draw:text-style-name="P1" draw:layer="layout" svg:width="0.08cm" svg:height="0.08cm" svg:x="10.336cm" svg:y="8.62cm">
          <text:p/>
        </draw:circle>
        <draw:circle draw:style-name="gr1" draw:text-style-name="P1" draw:layer="layout" svg:width="0.08cm" svg:height="0.08cm" svg:x="10.59cm" svg:y="8.62cm">
          <text:p/>
        </draw:circle>
        <draw:circle draw:style-name="gr1" draw:text-style-name="P1" draw:layer="layout" svg:width="0.08cm" svg:height="0.08cm" svg:x="10.844cm" svg:y="8.62cm">
          <text:p/>
        </draw:circle>
        <draw:circle draw:style-name="gr1" draw:text-style-name="P1" draw:layer="layout" svg:width="0.08cm" svg:height="0.08cm" svg:x="11.098cm" svg:y="8.62cm">
          <text:p/>
        </draw:circle>
        <draw:circle draw:style-name="gr1" draw:text-style-name="P1" draw:layer="layout" svg:width="0.08cm" svg:height="0.08cm" svg:x="11.352cm" svg:y="8.62cm">
          <text:p/>
        </draw:circle>
        <draw:circle draw:style-name="gr1" draw:text-style-name="P1" draw:layer="layout" svg:width="0.08cm" svg:height="0.08cm" svg:x="11.606cm" svg:y="8.62cm">
          <text:p/>
        </draw:circle>
        <draw:circle draw:style-name="gr1" draw:text-style-name="P1" draw:layer="layout" svg:width="0.08cm" svg:height="0.08cm" svg:x="11.86cm" svg:y="8.62cm">
          <text:p/>
        </draw:circle>
        <draw:circle draw:style-name="gr1" draw:text-style-name="P1" draw:layer="layout" svg:width="0.08cm" svg:height="0.08cm" svg:x="9.585cm" svg:y="8.874cm">
          <text:p/>
        </draw:circle>
        <draw:circle draw:style-name="gr1" draw:text-style-name="P1" draw:layer="layout" svg:width="0.08cm" svg:height="0.08cm" svg:x="9.839cm" svg:y="8.874cm">
          <text:p/>
        </draw:circle>
        <draw:circle draw:style-name="gr1" draw:text-style-name="P1" draw:layer="layout" svg:width="0.08cm" svg:height="0.08cm" svg:x="10.082cm" svg:y="8.874cm">
          <text:p/>
        </draw:circle>
        <draw:circle draw:style-name="gr1" draw:text-style-name="P1" draw:layer="layout" svg:width="0.08cm" svg:height="0.08cm" svg:x="10.336cm" svg:y="8.874cm">
          <text:p/>
        </draw:circle>
        <draw:circle draw:style-name="gr1" draw:text-style-name="P1" draw:layer="layout" svg:width="0.08cm" svg:height="0.08cm" svg:x="10.59cm" svg:y="8.874cm">
          <text:p/>
        </draw:circle>
        <draw:circle draw:style-name="gr1" draw:text-style-name="P1" draw:layer="layout" svg:width="0.08cm" svg:height="0.08cm" svg:x="10.844cm" svg:y="8.874cm">
          <text:p/>
        </draw:circle>
        <draw:circle draw:style-name="gr1" draw:text-style-name="P1" draw:layer="layout" svg:width="0.08cm" svg:height="0.08cm" svg:x="11.098cm" svg:y="8.874cm">
          <text:p/>
        </draw:circle>
        <draw:circle draw:style-name="gr1" draw:text-style-name="P1" draw:layer="layout" svg:width="0.08cm" svg:height="0.08cm" svg:x="11.352cm" svg:y="8.874cm">
          <text:p/>
        </draw:circle>
        <draw:circle draw:style-name="gr1" draw:text-style-name="P1" draw:layer="layout" svg:width="0.08cm" svg:height="0.08cm" svg:x="11.606cm" svg:y="8.874cm">
          <text:p/>
        </draw:circle>
        <draw:circle draw:style-name="gr1" draw:text-style-name="P1" draw:layer="layout" svg:width="0.08cm" svg:height="0.08cm" svg:x="11.86cm" svg:y="8.874cm">
          <text:p/>
        </draw:circle>
        <draw:circle draw:style-name="gr1" draw:text-style-name="P1" draw:layer="layout" svg:width="0.08cm" svg:height="0.08cm" svg:x="9.585cm" svg:y="9.128cm">
          <text:p/>
        </draw:circle>
        <draw:circle draw:style-name="gr1" draw:text-style-name="P1" draw:layer="layout" svg:width="0.08cm" svg:height="0.08cm" svg:x="9.839cm" svg:y="9.128cm">
          <text:p/>
        </draw:circle>
        <draw:circle draw:style-name="gr1" draw:text-style-name="P1" draw:layer="layout" svg:width="0.08cm" svg:height="0.08cm" svg:x="10.082cm" svg:y="9.128cm">
          <text:p/>
        </draw:circle>
        <draw:circle draw:style-name="gr1" draw:text-style-name="P1" draw:layer="layout" svg:width="0.08cm" svg:height="0.08cm" svg:x="10.336cm" svg:y="9.128cm">
          <text:p/>
        </draw:circle>
        <draw:circle draw:style-name="gr1" draw:text-style-name="P1" draw:layer="layout" svg:width="0.08cm" svg:height="0.08cm" svg:x="10.59cm" svg:y="9.128cm">
          <text:p/>
        </draw:circle>
        <draw:circle draw:style-name="gr1" draw:text-style-name="P1" draw:layer="layout" svg:width="0.08cm" svg:height="0.08cm" svg:x="10.844cm" svg:y="9.128cm">
          <text:p/>
        </draw:circle>
        <draw:circle draw:style-name="gr1" draw:text-style-name="P1" draw:layer="layout" svg:width="0.08cm" svg:height="0.08cm" svg:x="11.098cm" svg:y="9.128cm">
          <text:p/>
        </draw:circle>
        <draw:circle draw:style-name="gr1" draw:text-style-name="P1" draw:layer="layout" svg:width="0.08cm" svg:height="0.08cm" svg:x="11.352cm" svg:y="9.128cm">
          <text:p/>
        </draw:circle>
        <draw:circle draw:style-name="gr1" draw:text-style-name="P1" draw:layer="layout" svg:width="0.08cm" svg:height="0.08cm" svg:x="11.606cm" svg:y="9.128cm">
          <text:p/>
        </draw:circle>
        <draw:circle draw:style-name="gr1" draw:text-style-name="P1" draw:layer="layout" svg:width="0.08cm" svg:height="0.08cm" svg:x="11.86cm" svg:y="9.128cm">
          <text:p/>
        </draw:circle>
        <draw:circle draw:style-name="gr1" draw:text-style-name="P1" draw:layer="layout" svg:width="0.08cm" svg:height="0.08cm" svg:x="9.585cm" svg:y="9.128cm">
          <text:p/>
        </draw:circle>
        <draw:circle draw:style-name="gr1" draw:text-style-name="P1" draw:layer="layout" svg:width="0.08cm" svg:height="0.08cm" svg:x="9.839cm" svg:y="9.128cm">
          <text:p/>
        </draw:circle>
        <draw:circle draw:style-name="gr1" draw:text-style-name="P1" draw:layer="layout" svg:width="0.08cm" svg:height="0.08cm" svg:x="10.082cm" svg:y="9.128cm">
          <text:p/>
        </draw:circle>
        <draw:circle draw:style-name="gr1" draw:text-style-name="P1" draw:layer="layout" svg:width="0.08cm" svg:height="0.08cm" svg:x="10.336cm" svg:y="9.128cm">
          <text:p/>
        </draw:circle>
        <draw:circle draw:style-name="gr1" draw:text-style-name="P1" draw:layer="layout" svg:width="0.08cm" svg:height="0.08cm" svg:x="10.59cm" svg:y="9.128cm">
          <text:p/>
        </draw:circle>
        <draw:circle draw:style-name="gr1" draw:text-style-name="P1" draw:layer="layout" svg:width="0.08cm" svg:height="0.08cm" svg:x="10.844cm" svg:y="9.128cm">
          <text:p/>
        </draw:circle>
        <draw:circle draw:style-name="gr1" draw:text-style-name="P1" draw:layer="layout" svg:width="0.08cm" svg:height="0.08cm" svg:x="11.098cm" svg:y="9.128cm">
          <text:p/>
        </draw:circle>
        <draw:circle draw:style-name="gr1" draw:text-style-name="P1" draw:layer="layout" svg:width="0.08cm" svg:height="0.08cm" svg:x="11.352cm" svg:y="9.128cm">
          <text:p/>
        </draw:circle>
        <draw:circle draw:style-name="gr1" draw:text-style-name="P1" draw:layer="layout" svg:width="0.08cm" svg:height="0.08cm" svg:x="11.606cm" svg:y="9.128cm">
          <text:p/>
        </draw:circle>
        <draw:circle draw:style-name="gr1" draw:text-style-name="P1" draw:layer="layout" svg:width="0.08cm" svg:height="0.08cm" svg:x="11.86cm" svg:y="9.128cm">
          <text:p/>
        </draw:circle>
        <draw:line draw:style-name="gr2" draw:text-style-name="P2" draw:layer="layout" svg:x1="9.625cm" svg:y1="6.715cm" svg:x2="9.625cm" svg:y2="5.521cm">
          <text:p/>
        </draw:line>
        <draw:line draw:style-name="gr2" draw:text-style-name="P2" draw:layer="layout" svg:x1="9.625cm" svg:y1="7.985cm" svg:x2="9.625cm" svg:y2="6.791cm">
          <text:p/>
        </draw:line>
        <draw:line draw:style-name="gr2" draw:text-style-name="P2" draw:layer="layout" svg:x1="9.625cm" svg:y1="9.255cm" svg:x2="9.625cm" svg:y2="8.061cm">
          <text:p/>
        </draw:line>
        <draw:line draw:style-name="gr2" draw:text-style-name="P2" draw:layer="layout" svg:x1="9.879cm" svg:y1="6.715cm" svg:x2="9.879cm" svg:y2="5.521cm">
          <text:p/>
        </draw:line>
        <draw:line draw:style-name="gr2" draw:text-style-name="P2" draw:layer="layout" svg:x1="9.879cm" svg:y1="7.985cm" svg:x2="9.879cm" svg:y2="6.791cm">
          <text:p/>
        </draw:line>
        <draw:line draw:style-name="gr2" draw:text-style-name="P2" draw:layer="layout" svg:x1="9.879cm" svg:y1="9.255cm" svg:x2="9.879cm" svg:y2="8.061cm">
          <text:p/>
        </draw:line>
        <draw:line draw:style-name="gr2" draw:text-style-name="P2" draw:layer="layout" svg:x1="10.133cm" svg:y1="6.715cm" svg:x2="10.133cm" svg:y2="5.521cm">
          <text:p/>
        </draw:line>
        <draw:line draw:style-name="gr2" draw:text-style-name="P2" draw:layer="layout" svg:x1="10.133cm" svg:y1="7.985cm" svg:x2="10.133cm" svg:y2="6.791cm">
          <text:p/>
        </draw:line>
        <draw:line draw:style-name="gr2" draw:text-style-name="P2" draw:layer="layout" svg:x1="10.133cm" svg:y1="9.255cm" svg:x2="10.133cm" svg:y2="8.061cm">
          <text:p/>
        </draw:line>
        <draw:line draw:style-name="gr2" draw:text-style-name="P2" draw:layer="layout" svg:x1="10.387cm" svg:y1="6.715cm" svg:x2="10.387cm" svg:y2="5.521cm">
          <text:p/>
        </draw:line>
        <draw:line draw:style-name="gr2" draw:text-style-name="P2" draw:layer="layout" svg:x1="10.387cm" svg:y1="7.985cm" svg:x2="10.387cm" svg:y2="6.791cm">
          <text:p/>
        </draw:line>
        <draw:line draw:style-name="gr2" draw:text-style-name="P2" draw:layer="layout" svg:x1="10.387cm" svg:y1="9.255cm" svg:x2="10.387cm" svg:y2="8.061cm">
          <text:p/>
        </draw:line>
        <draw:line draw:style-name="gr2" draw:text-style-name="P2" draw:layer="layout" svg:x1="10.641cm" svg:y1="6.715cm" svg:x2="10.641cm" svg:y2="5.521cm">
          <text:p/>
        </draw:line>
        <draw:line draw:style-name="gr2" draw:text-style-name="P2" draw:layer="layout" svg:x1="10.641cm" svg:y1="7.985cm" svg:x2="10.641cm" svg:y2="6.791cm">
          <text:p/>
        </draw:line>
        <draw:line draw:style-name="gr2" draw:text-style-name="P2" draw:layer="layout" svg:x1="10.641cm" svg:y1="9.255cm" svg:x2="10.641cm" svg:y2="8.061cm">
          <text:p/>
        </draw:line>
        <draw:line draw:style-name="gr2" draw:text-style-name="P2" draw:layer="layout" svg:x1="10.895cm" svg:y1="6.715cm" svg:x2="10.895cm" svg:y2="5.521cm">
          <text:p/>
        </draw:line>
        <draw:line draw:style-name="gr2" draw:text-style-name="P2" draw:layer="layout" svg:x1="10.895cm" svg:y1="7.985cm" svg:x2="10.895cm" svg:y2="6.791cm">
          <text:p/>
        </draw:line>
        <draw:line draw:style-name="gr2" draw:text-style-name="P2" draw:layer="layout" svg:x1="10.895cm" svg:y1="9.255cm" svg:x2="10.895cm" svg:y2="8.061cm">
          <text:p/>
        </draw:line>
        <draw:line draw:style-name="gr2" draw:text-style-name="P2" draw:layer="layout" svg:x1="11.149cm" svg:y1="6.715cm" svg:x2="11.149cm" svg:y2="5.521cm">
          <text:p/>
        </draw:line>
        <draw:line draw:style-name="gr2" draw:text-style-name="P2" draw:layer="layout" svg:x1="11.149cm" svg:y1="7.985cm" svg:x2="11.149cm" svg:y2="6.791cm">
          <text:p/>
        </draw:line>
        <draw:line draw:style-name="gr2" draw:text-style-name="P2" draw:layer="layout" svg:x1="11.149cm" svg:y1="9.255cm" svg:x2="11.149cm" svg:y2="8.061cm">
          <text:p/>
        </draw:line>
        <draw:line draw:style-name="gr2" draw:text-style-name="P2" draw:layer="layout" svg:x1="11.392cm" svg:y1="6.715cm" svg:x2="11.392cm" svg:y2="5.521cm">
          <text:p/>
        </draw:line>
        <draw:line draw:style-name="gr2" draw:text-style-name="P2" draw:layer="layout" svg:x1="11.392cm" svg:y1="7.985cm" svg:x2="11.392cm" svg:y2="6.791cm">
          <text:p/>
        </draw:line>
        <draw:line draw:style-name="gr2" draw:text-style-name="P2" draw:layer="layout" svg:x1="11.403cm" svg:y1="9.255cm" svg:x2="11.403cm" svg:y2="8.061cm">
          <text:p/>
        </draw:line>
        <draw:line draw:style-name="gr2" draw:text-style-name="P2" draw:layer="layout" svg:x1="11.646cm" svg:y1="6.715cm" svg:x2="11.646cm" svg:y2="5.521cm">
          <text:p/>
        </draw:line>
        <draw:line draw:style-name="gr2" draw:text-style-name="P2" draw:layer="layout" svg:x1="11.646cm" svg:y1="7.985cm" svg:x2="11.646cm" svg:y2="6.791cm">
          <text:p/>
        </draw:line>
        <draw:line draw:style-name="gr2" draw:text-style-name="P2" draw:layer="layout" svg:x1="11.646cm" svg:y1="9.255cm" svg:x2="11.646cm" svg:y2="8.061cm">
          <text:p/>
        </draw:line>
        <draw:line draw:style-name="gr2" draw:text-style-name="P2" draw:layer="layout" svg:x1="11.9cm" svg:y1="6.715cm" svg:x2="11.9cm" svg:y2="5.521cm">
          <text:p/>
        </draw:line>
        <draw:line draw:style-name="gr2" draw:text-style-name="P2" draw:layer="layout" svg:x1="11.9cm" svg:y1="7.985cm" svg:x2="11.9cm" svg:y2="6.791cm">
          <text:p/>
        </draw:line>
        <draw:line draw:style-name="gr2" draw:text-style-name="P2" draw:layer="layout" svg:x1="11.9cm" svg:y1="9.255cm" svg:x2="11.9cm" svg:y2="8.061cm">
          <text:p/>
        </draw:line>
        <draw:circle draw:style-name="gr1" draw:text-style-name="P1" draw:layer="layout" svg:width="0.08cm" svg:height="0.08cm" svg:x="12.125cm" svg:y="5.572cm">
          <text:p/>
        </draw:circle>
        <draw:circle draw:style-name="gr1" draw:text-style-name="P1" draw:layer="layout" svg:width="0.08cm" svg:height="0.08cm" svg:x="12.379cm" svg:y="5.572cm">
          <text:p/>
        </draw:circle>
        <draw:circle draw:style-name="gr1" draw:text-style-name="P1" draw:layer="layout" svg:width="0.08cm" svg:height="0.08cm" svg:x="12.622cm" svg:y="5.572cm">
          <text:p/>
        </draw:circle>
        <draw:circle draw:style-name="gr1" draw:text-style-name="P1" draw:layer="layout" svg:width="0.08cm" svg:height="0.08cm" svg:x="12.876cm" svg:y="5.572cm">
          <text:p/>
        </draw:circle>
        <draw:circle draw:style-name="gr1" draw:text-style-name="P1" draw:layer="layout" svg:width="0.08cm" svg:height="0.08cm" svg:x="13.13cm" svg:y="5.572cm">
          <text:p/>
        </draw:circle>
        <draw:circle draw:style-name="gr1" draw:text-style-name="P1" draw:layer="layout" svg:width="0.08cm" svg:height="0.08cm" svg:x="13.384cm" svg:y="5.572cm">
          <text:p/>
        </draw:circle>
        <draw:circle draw:style-name="gr1" draw:text-style-name="P1" draw:layer="layout" svg:width="0.08cm" svg:height="0.08cm" svg:x="13.638cm" svg:y="5.572cm">
          <text:p/>
        </draw:circle>
        <draw:circle draw:style-name="gr1" draw:text-style-name="P1" draw:layer="layout" svg:width="0.08cm" svg:height="0.08cm" svg:x="13.892cm" svg:y="5.572cm">
          <text:p/>
        </draw:circle>
        <draw:circle draw:style-name="gr1" draw:text-style-name="P1" draw:layer="layout" svg:width="0.08cm" svg:height="0.08cm" svg:x="14.146cm" svg:y="5.572cm">
          <text:p/>
        </draw:circle>
        <draw:circle draw:style-name="gr1" draw:text-style-name="P1" draw:layer="layout" svg:width="0.08cm" svg:height="0.08cm" svg:x="14.4cm" svg:y="5.572cm">
          <text:p/>
        </draw:circle>
        <draw:circle draw:style-name="gr1" draw:text-style-name="P1" draw:layer="layout" svg:width="0.08cm" svg:height="0.08cm" svg:x="12.125cm" svg:y="5.826cm">
          <text:p/>
        </draw:circle>
        <draw:circle draw:style-name="gr1" draw:text-style-name="P1" draw:layer="layout" svg:width="0.08cm" svg:height="0.08cm" svg:x="12.379cm" svg:y="5.826cm">
          <text:p/>
        </draw:circle>
        <draw:circle draw:style-name="gr1" draw:text-style-name="P1" draw:layer="layout" svg:width="0.08cm" svg:height="0.08cm" svg:x="12.622cm" svg:y="5.826cm">
          <text:p/>
        </draw:circle>
        <draw:circle draw:style-name="gr1" draw:text-style-name="P1" draw:layer="layout" svg:width="0.08cm" svg:height="0.08cm" svg:x="12.876cm" svg:y="5.826cm">
          <text:p/>
        </draw:circle>
        <draw:circle draw:style-name="gr1" draw:text-style-name="P1" draw:layer="layout" svg:width="0.08cm" svg:height="0.08cm" svg:x="13.13cm" svg:y="5.826cm">
          <text:p/>
        </draw:circle>
        <draw:circle draw:style-name="gr1" draw:text-style-name="P1" draw:layer="layout" svg:width="0.08cm" svg:height="0.08cm" svg:x="13.384cm" svg:y="5.826cm">
          <text:p/>
        </draw:circle>
        <draw:circle draw:style-name="gr1" draw:text-style-name="P1" draw:layer="layout" svg:width="0.08cm" svg:height="0.08cm" svg:x="13.638cm" svg:y="5.826cm">
          <text:p/>
        </draw:circle>
        <draw:circle draw:style-name="gr1" draw:text-style-name="P1" draw:layer="layout" svg:width="0.08cm" svg:height="0.08cm" svg:x="13.892cm" svg:y="5.826cm">
          <text:p/>
        </draw:circle>
        <draw:circle draw:style-name="gr1" draw:text-style-name="P1" draw:layer="layout" svg:width="0.08cm" svg:height="0.08cm" svg:x="14.146cm" svg:y="5.826cm">
          <text:p/>
        </draw:circle>
        <draw:circle draw:style-name="gr1" draw:text-style-name="P1" draw:layer="layout" svg:width="0.08cm" svg:height="0.08cm" svg:x="14.4cm" svg:y="5.826cm">
          <text:p/>
        </draw:circle>
        <draw:circle draw:style-name="gr1" draw:text-style-name="P1" draw:layer="layout" svg:width="0.08cm" svg:height="0.08cm" svg:x="12.125cm" svg:y="6.08cm">
          <text:p/>
        </draw:circle>
        <draw:circle draw:style-name="gr1" draw:text-style-name="P1" draw:layer="layout" svg:width="0.08cm" svg:height="0.08cm" svg:x="12.379cm" svg:y="6.08cm">
          <text:p/>
        </draw:circle>
        <draw:circle draw:style-name="gr1" draw:text-style-name="P1" draw:layer="layout" svg:width="0.08cm" svg:height="0.08cm" svg:x="12.622cm" svg:y="6.08cm">
          <text:p/>
        </draw:circle>
        <draw:circle draw:style-name="gr1" draw:text-style-name="P1" draw:layer="layout" svg:width="0.08cm" svg:height="0.08cm" svg:x="12.876cm" svg:y="6.08cm">
          <text:p/>
        </draw:circle>
        <draw:circle draw:style-name="gr1" draw:text-style-name="P1" draw:layer="layout" svg:width="0.08cm" svg:height="0.08cm" svg:x="13.13cm" svg:y="6.08cm">
          <text:p/>
        </draw:circle>
        <draw:circle draw:style-name="gr1" draw:text-style-name="P1" draw:layer="layout" svg:width="0.08cm" svg:height="0.08cm" svg:x="13.384cm" svg:y="6.08cm">
          <text:p/>
        </draw:circle>
        <draw:circle draw:style-name="gr1" draw:text-style-name="P1" draw:layer="layout" svg:width="0.08cm" svg:height="0.08cm" svg:x="13.638cm" svg:y="6.08cm">
          <text:p/>
        </draw:circle>
        <draw:circle draw:style-name="gr1" draw:text-style-name="P1" draw:layer="layout" svg:width="0.08cm" svg:height="0.08cm" svg:x="13.892cm" svg:y="6.08cm">
          <text:p/>
        </draw:circle>
        <draw:circle draw:style-name="gr1" draw:text-style-name="P1" draw:layer="layout" svg:width="0.08cm" svg:height="0.08cm" svg:x="14.146cm" svg:y="6.08cm">
          <text:p/>
        </draw:circle>
        <draw:circle draw:style-name="gr1" draw:text-style-name="P1" draw:layer="layout" svg:width="0.08cm" svg:height="0.08cm" svg:x="14.4cm" svg:y="6.08cm">
          <text:p/>
        </draw:circle>
        <draw:circle draw:style-name="gr1" draw:text-style-name="P1" draw:layer="layout" svg:width="0.08cm" svg:height="0.08cm" svg:x="12.125cm" svg:y="6.334cm">
          <text:p/>
        </draw:circle>
        <draw:circle draw:style-name="gr1" draw:text-style-name="P1" draw:layer="layout" svg:width="0.08cm" svg:height="0.08cm" svg:x="12.379cm" svg:y="6.334cm">
          <text:p/>
        </draw:circle>
        <draw:circle draw:style-name="gr1" draw:text-style-name="P1" draw:layer="layout" svg:width="0.08cm" svg:height="0.08cm" svg:x="12.622cm" svg:y="6.334cm">
          <text:p/>
        </draw:circle>
        <draw:circle draw:style-name="gr1" draw:text-style-name="P1" draw:layer="layout" svg:width="0.08cm" svg:height="0.08cm" svg:x="12.876cm" svg:y="6.334cm">
          <text:p/>
        </draw:circle>
        <draw:circle draw:style-name="gr1" draw:text-style-name="P1" draw:layer="layout" svg:width="0.08cm" svg:height="0.08cm" svg:x="13.13cm" svg:y="6.334cm">
          <text:p/>
        </draw:circle>
        <draw:circle draw:style-name="gr1" draw:text-style-name="P1" draw:layer="layout" svg:width="0.08cm" svg:height="0.08cm" svg:x="13.384cm" svg:y="6.334cm">
          <text:p/>
        </draw:circle>
        <draw:circle draw:style-name="gr1" draw:text-style-name="P1" draw:layer="layout" svg:width="0.08cm" svg:height="0.08cm" svg:x="13.638cm" svg:y="6.334cm">
          <text:p/>
        </draw:circle>
        <draw:circle draw:style-name="gr1" draw:text-style-name="P1" draw:layer="layout" svg:width="0.08cm" svg:height="0.08cm" svg:x="13.892cm" svg:y="6.334cm">
          <text:p/>
        </draw:circle>
        <draw:circle draw:style-name="gr1" draw:text-style-name="P1" draw:layer="layout" svg:width="0.08cm" svg:height="0.08cm" svg:x="14.146cm" svg:y="6.334cm">
          <text:p/>
        </draw:circle>
        <draw:circle draw:style-name="gr1" draw:text-style-name="P1" draw:layer="layout" svg:width="0.08cm" svg:height="0.08cm" svg:x="14.4cm" svg:y="6.334cm">
          <text:p/>
        </draw:circle>
        <draw:circle draw:style-name="gr1" draw:text-style-name="P1" draw:layer="layout" svg:width="0.08cm" svg:height="0.08cm" svg:x="12.125cm" svg:y="6.588cm">
          <text:p/>
        </draw:circle>
        <draw:circle draw:style-name="gr1" draw:text-style-name="P1" draw:layer="layout" svg:width="0.08cm" svg:height="0.08cm" svg:x="12.379cm" svg:y="6.588cm">
          <text:p/>
        </draw:circle>
        <draw:circle draw:style-name="gr1" draw:text-style-name="P1" draw:layer="layout" svg:width="0.08cm" svg:height="0.08cm" svg:x="12.622cm" svg:y="6.588cm">
          <text:p/>
        </draw:circle>
        <draw:circle draw:style-name="gr1" draw:text-style-name="P1" draw:layer="layout" svg:width="0.08cm" svg:height="0.08cm" svg:x="12.876cm" svg:y="6.588cm">
          <text:p/>
        </draw:circle>
        <draw:circle draw:style-name="gr1" draw:text-style-name="P1" draw:layer="layout" svg:width="0.08cm" svg:height="0.08cm" svg:x="13.13cm" svg:y="6.588cm">
          <text:p/>
        </draw:circle>
        <draw:circle draw:style-name="gr1" draw:text-style-name="P1" draw:layer="layout" svg:width="0.08cm" svg:height="0.08cm" svg:x="13.384cm" svg:y="6.588cm">
          <text:p/>
        </draw:circle>
        <draw:circle draw:style-name="gr1" draw:text-style-name="P1" draw:layer="layout" svg:width="0.08cm" svg:height="0.08cm" svg:x="13.638cm" svg:y="6.588cm">
          <text:p/>
        </draw:circle>
        <draw:circle draw:style-name="gr1" draw:text-style-name="P1" draw:layer="layout" svg:width="0.08cm" svg:height="0.08cm" svg:x="13.892cm" svg:y="6.588cm">
          <text:p/>
        </draw:circle>
        <draw:circle draw:style-name="gr1" draw:text-style-name="P1" draw:layer="layout" svg:width="0.08cm" svg:height="0.08cm" svg:x="14.146cm" svg:y="6.588cm">
          <text:p/>
        </draw:circle>
        <draw:circle draw:style-name="gr1" draw:text-style-name="P1" draw:layer="layout" svg:width="0.08cm" svg:height="0.08cm" svg:x="14.4cm" svg:y="6.588cm">
          <text:p/>
        </draw:circle>
        <draw:circle draw:style-name="gr1" draw:text-style-name="P1" draw:layer="layout" svg:width="0.08cm" svg:height="0.08cm" svg:x="12.125cm" svg:y="6.588cm">
          <text:p/>
        </draw:circle>
        <draw:circle draw:style-name="gr1" draw:text-style-name="P1" draw:layer="layout" svg:width="0.08cm" svg:height="0.08cm" svg:x="12.379cm" svg:y="6.588cm">
          <text:p/>
        </draw:circle>
        <draw:circle draw:style-name="gr1" draw:text-style-name="P1" draw:layer="layout" svg:width="0.08cm" svg:height="0.08cm" svg:x="12.622cm" svg:y="6.588cm">
          <text:p/>
        </draw:circle>
        <draw:circle draw:style-name="gr1" draw:text-style-name="P1" draw:layer="layout" svg:width="0.08cm" svg:height="0.08cm" svg:x="12.876cm" svg:y="6.588cm">
          <text:p/>
        </draw:circle>
        <draw:circle draw:style-name="gr1" draw:text-style-name="P1" draw:layer="layout" svg:width="0.08cm" svg:height="0.08cm" svg:x="13.13cm" svg:y="6.588cm">
          <text:p/>
        </draw:circle>
        <draw:circle draw:style-name="gr1" draw:text-style-name="P1" draw:layer="layout" svg:width="0.08cm" svg:height="0.08cm" svg:x="13.384cm" svg:y="6.588cm">
          <text:p/>
        </draw:circle>
        <draw:circle draw:style-name="gr1" draw:text-style-name="P1" draw:layer="layout" svg:width="0.08cm" svg:height="0.08cm" svg:x="13.638cm" svg:y="6.588cm">
          <text:p/>
        </draw:circle>
        <draw:circle draw:style-name="gr1" draw:text-style-name="P1" draw:layer="layout" svg:width="0.08cm" svg:height="0.08cm" svg:x="13.892cm" svg:y="6.588cm">
          <text:p/>
        </draw:circle>
        <draw:circle draw:style-name="gr1" draw:text-style-name="P1" draw:layer="layout" svg:width="0.08cm" svg:height="0.08cm" svg:x="14.146cm" svg:y="6.588cm">
          <text:p/>
        </draw:circle>
        <draw:circle draw:style-name="gr1" draw:text-style-name="P1" draw:layer="layout" svg:width="0.08cm" svg:height="0.08cm" svg:x="14.4cm" svg:y="6.588cm">
          <text:p/>
        </draw:circle>
        <draw:circle draw:style-name="gr1" draw:text-style-name="P1" draw:layer="layout" svg:width="0.08cm" svg:height="0.08cm" svg:x="12.125cm" svg:y="6.842cm">
          <text:p/>
        </draw:circle>
        <draw:circle draw:style-name="gr1" draw:text-style-name="P1" draw:layer="layout" svg:width="0.08cm" svg:height="0.08cm" svg:x="12.379cm" svg:y="6.842cm">
          <text:p/>
        </draw:circle>
        <draw:circle draw:style-name="gr1" draw:text-style-name="P1" draw:layer="layout" svg:width="0.08cm" svg:height="0.08cm" svg:x="12.622cm" svg:y="6.842cm">
          <text:p/>
        </draw:circle>
        <draw:circle draw:style-name="gr1" draw:text-style-name="P1" draw:layer="layout" svg:width="0.08cm" svg:height="0.08cm" svg:x="12.876cm" svg:y="6.842cm">
          <text:p/>
        </draw:circle>
        <draw:circle draw:style-name="gr1" draw:text-style-name="P1" draw:layer="layout" svg:width="0.08cm" svg:height="0.08cm" svg:x="13.13cm" svg:y="6.842cm">
          <text:p/>
        </draw:circle>
        <draw:circle draw:style-name="gr1" draw:text-style-name="P1" draw:layer="layout" svg:width="0.08cm" svg:height="0.08cm" svg:x="13.384cm" svg:y="6.842cm">
          <text:p/>
        </draw:circle>
        <draw:circle draw:style-name="gr1" draw:text-style-name="P1" draw:layer="layout" svg:width="0.08cm" svg:height="0.08cm" svg:x="13.638cm" svg:y="6.842cm">
          <text:p/>
        </draw:circle>
        <draw:circle draw:style-name="gr1" draw:text-style-name="P1" draw:layer="layout" svg:width="0.08cm" svg:height="0.08cm" svg:x="13.892cm" svg:y="6.842cm">
          <text:p/>
        </draw:circle>
        <draw:circle draw:style-name="gr1" draw:text-style-name="P1" draw:layer="layout" svg:width="0.08cm" svg:height="0.08cm" svg:x="14.146cm" svg:y="6.842cm">
          <text:p/>
        </draw:circle>
        <draw:circle draw:style-name="gr1" draw:text-style-name="P1" draw:layer="layout" svg:width="0.08cm" svg:height="0.08cm" svg:x="14.4cm" svg:y="6.842cm">
          <text:p/>
        </draw:circle>
        <draw:circle draw:style-name="gr1" draw:text-style-name="P1" draw:layer="layout" svg:width="0.08cm" svg:height="0.08cm" svg:x="12.125cm" svg:y="7.096cm">
          <text:p/>
        </draw:circle>
        <draw:circle draw:style-name="gr1" draw:text-style-name="P1" draw:layer="layout" svg:width="0.08cm" svg:height="0.08cm" svg:x="12.379cm" svg:y="7.096cm">
          <text:p/>
        </draw:circle>
        <draw:circle draw:style-name="gr1" draw:text-style-name="P1" draw:layer="layout" svg:width="0.08cm" svg:height="0.08cm" svg:x="12.622cm" svg:y="7.096cm">
          <text:p/>
        </draw:circle>
        <draw:circle draw:style-name="gr1" draw:text-style-name="P1" draw:layer="layout" svg:width="0.08cm" svg:height="0.08cm" svg:x="12.876cm" svg:y="7.096cm">
          <text:p/>
        </draw:circle>
        <draw:circle draw:style-name="gr1" draw:text-style-name="P1" draw:layer="layout" svg:width="0.08cm" svg:height="0.08cm" svg:x="13.13cm" svg:y="7.096cm">
          <text:p/>
        </draw:circle>
        <draw:circle draw:style-name="gr1" draw:text-style-name="P1" draw:layer="layout" svg:width="0.08cm" svg:height="0.08cm" svg:x="13.384cm" svg:y="7.096cm">
          <text:p/>
        </draw:circle>
        <draw:circle draw:style-name="gr1" draw:text-style-name="P1" draw:layer="layout" svg:width="0.08cm" svg:height="0.08cm" svg:x="13.638cm" svg:y="7.096cm">
          <text:p/>
        </draw:circle>
        <draw:circle draw:style-name="gr1" draw:text-style-name="P1" draw:layer="layout" svg:width="0.08cm" svg:height="0.08cm" svg:x="13.892cm" svg:y="7.096cm">
          <text:p/>
        </draw:circle>
        <draw:circle draw:style-name="gr1" draw:text-style-name="P1" draw:layer="layout" svg:width="0.08cm" svg:height="0.08cm" svg:x="14.146cm" svg:y="7.096cm">
          <text:p/>
        </draw:circle>
        <draw:circle draw:style-name="gr1" draw:text-style-name="P1" draw:layer="layout" svg:width="0.08cm" svg:height="0.08cm" svg:x="14.4cm" svg:y="7.096cm">
          <text:p/>
        </draw:circle>
        <draw:circle draw:style-name="gr1" draw:text-style-name="P1" draw:layer="layout" svg:width="0.08cm" svg:height="0.08cm" svg:x="12.125cm" svg:y="7.35cm">
          <text:p/>
        </draw:circle>
        <draw:circle draw:style-name="gr1" draw:text-style-name="P1" draw:layer="layout" svg:width="0.08cm" svg:height="0.08cm" svg:x="12.379cm" svg:y="7.35cm">
          <text:p/>
        </draw:circle>
        <draw:circle draw:style-name="gr1" draw:text-style-name="P1" draw:layer="layout" svg:width="0.08cm" svg:height="0.08cm" svg:x="12.622cm" svg:y="7.35cm">
          <text:p/>
        </draw:circle>
        <draw:circle draw:style-name="gr1" draw:text-style-name="P1" draw:layer="layout" svg:width="0.08cm" svg:height="0.08cm" svg:x="12.876cm" svg:y="7.35cm">
          <text:p/>
        </draw:circle>
        <draw:circle draw:style-name="gr1" draw:text-style-name="P1" draw:layer="layout" svg:width="0.08cm" svg:height="0.08cm" svg:x="13.13cm" svg:y="7.35cm">
          <text:p/>
        </draw:circle>
        <draw:circle draw:style-name="gr1" draw:text-style-name="P1" draw:layer="layout" svg:width="0.08cm" svg:height="0.08cm" svg:x="13.384cm" svg:y="7.35cm">
          <text:p/>
        </draw:circle>
        <draw:circle draw:style-name="gr1" draw:text-style-name="P1" draw:layer="layout" svg:width="0.08cm" svg:height="0.08cm" svg:x="13.638cm" svg:y="7.35cm">
          <text:p/>
        </draw:circle>
        <draw:circle draw:style-name="gr1" draw:text-style-name="P1" draw:layer="layout" svg:width="0.08cm" svg:height="0.08cm" svg:x="13.892cm" svg:y="7.35cm">
          <text:p/>
        </draw:circle>
        <draw:circle draw:style-name="gr1" draw:text-style-name="P1" draw:layer="layout" svg:width="0.08cm" svg:height="0.08cm" svg:x="14.146cm" svg:y="7.35cm">
          <text:p/>
        </draw:circle>
        <draw:circle draw:style-name="gr1" draw:text-style-name="P1" draw:layer="layout" svg:width="0.08cm" svg:height="0.08cm" svg:x="14.4cm" svg:y="7.35cm">
          <text:p/>
        </draw:circle>
        <draw:circle draw:style-name="gr1" draw:text-style-name="P1" draw:layer="layout" svg:width="0.08cm" svg:height="0.08cm" svg:x="12.125cm" svg:y="7.604cm">
          <text:p/>
        </draw:circle>
        <draw:circle draw:style-name="gr1" draw:text-style-name="P1" draw:layer="layout" svg:width="0.08cm" svg:height="0.08cm" svg:x="12.379cm" svg:y="7.604cm">
          <text:p/>
        </draw:circle>
        <draw:circle draw:style-name="gr1" draw:text-style-name="P1" draw:layer="layout" svg:width="0.08cm" svg:height="0.08cm" svg:x="12.622cm" svg:y="7.604cm">
          <text:p/>
        </draw:circle>
        <draw:circle draw:style-name="gr1" draw:text-style-name="P1" draw:layer="layout" svg:width="0.08cm" svg:height="0.08cm" svg:x="12.876cm" svg:y="7.604cm">
          <text:p/>
        </draw:circle>
        <draw:circle draw:style-name="gr1" draw:text-style-name="P1" draw:layer="layout" svg:width="0.08cm" svg:height="0.08cm" svg:x="13.13cm" svg:y="7.604cm">
          <text:p/>
        </draw:circle>
        <draw:circle draw:style-name="gr1" draw:text-style-name="P1" draw:layer="layout" svg:width="0.08cm" svg:height="0.08cm" svg:x="13.384cm" svg:y="7.604cm">
          <text:p/>
        </draw:circle>
        <draw:circle draw:style-name="gr1" draw:text-style-name="P1" draw:layer="layout" svg:width="0.08cm" svg:height="0.08cm" svg:x="13.638cm" svg:y="7.604cm">
          <text:p/>
        </draw:circle>
        <draw:circle draw:style-name="gr1" draw:text-style-name="P1" draw:layer="layout" svg:width="0.08cm" svg:height="0.08cm" svg:x="13.892cm" svg:y="7.604cm">
          <text:p/>
        </draw:circle>
        <draw:circle draw:style-name="gr1" draw:text-style-name="P1" draw:layer="layout" svg:width="0.08cm" svg:height="0.08cm" svg:x="14.146cm" svg:y="7.604cm">
          <text:p/>
        </draw:circle>
        <draw:circle draw:style-name="gr1" draw:text-style-name="P1" draw:layer="layout" svg:width="0.08cm" svg:height="0.08cm" svg:x="14.4cm" svg:y="7.604cm">
          <text:p/>
        </draw:circle>
        <draw:circle draw:style-name="gr1" draw:text-style-name="P1" draw:layer="layout" svg:width="0.08cm" svg:height="0.08cm" svg:x="12.125cm" svg:y="7.858cm">
          <text:p/>
        </draw:circle>
        <draw:circle draw:style-name="gr1" draw:text-style-name="P1" draw:layer="layout" svg:width="0.08cm" svg:height="0.08cm" svg:x="12.379cm" svg:y="7.858cm">
          <text:p/>
        </draw:circle>
        <draw:circle draw:style-name="gr1" draw:text-style-name="P1" draw:layer="layout" svg:width="0.08cm" svg:height="0.08cm" svg:x="12.622cm" svg:y="7.858cm">
          <text:p/>
        </draw:circle>
        <draw:circle draw:style-name="gr1" draw:text-style-name="P1" draw:layer="layout" svg:width="0.08cm" svg:height="0.08cm" svg:x="12.876cm" svg:y="7.858cm">
          <text:p/>
        </draw:circle>
        <draw:circle draw:style-name="gr1" draw:text-style-name="P1" draw:layer="layout" svg:width="0.08cm" svg:height="0.08cm" svg:x="13.13cm" svg:y="7.858cm">
          <text:p/>
        </draw:circle>
        <draw:circle draw:style-name="gr1" draw:text-style-name="P1" draw:layer="layout" svg:width="0.08cm" svg:height="0.08cm" svg:x="13.384cm" svg:y="7.858cm">
          <text:p/>
        </draw:circle>
        <draw:circle draw:style-name="gr1" draw:text-style-name="P1" draw:layer="layout" svg:width="0.08cm" svg:height="0.08cm" svg:x="13.638cm" svg:y="7.858cm">
          <text:p/>
        </draw:circle>
        <draw:circle draw:style-name="gr1" draw:text-style-name="P1" draw:layer="layout" svg:width="0.08cm" svg:height="0.08cm" svg:x="13.892cm" svg:y="7.858cm">
          <text:p/>
        </draw:circle>
        <draw:circle draw:style-name="gr1" draw:text-style-name="P1" draw:layer="layout" svg:width="0.08cm" svg:height="0.08cm" svg:x="14.146cm" svg:y="7.858cm">
          <text:p/>
        </draw:circle>
        <draw:circle draw:style-name="gr1" draw:text-style-name="P1" draw:layer="layout" svg:width="0.08cm" svg:height="0.08cm" svg:x="14.4cm" svg:y="7.858cm">
          <text:p/>
        </draw:circle>
        <draw:circle draw:style-name="gr1" draw:text-style-name="P1" draw:layer="layout" svg:width="0.08cm" svg:height="0.08cm" svg:x="12.125cm" svg:y="7.858cm">
          <text:p/>
        </draw:circle>
        <draw:circle draw:style-name="gr1" draw:text-style-name="P1" draw:layer="layout" svg:width="0.08cm" svg:height="0.08cm" svg:x="12.379cm" svg:y="7.858cm">
          <text:p/>
        </draw:circle>
        <draw:circle draw:style-name="gr1" draw:text-style-name="P1" draw:layer="layout" svg:width="0.08cm" svg:height="0.08cm" svg:x="12.622cm" svg:y="7.858cm">
          <text:p/>
        </draw:circle>
        <draw:circle draw:style-name="gr1" draw:text-style-name="P1" draw:layer="layout" svg:width="0.08cm" svg:height="0.08cm" svg:x="12.876cm" svg:y="7.858cm">
          <text:p/>
        </draw:circle>
        <draw:circle draw:style-name="gr1" draw:text-style-name="P1" draw:layer="layout" svg:width="0.08cm" svg:height="0.08cm" svg:x="13.13cm" svg:y="7.858cm">
          <text:p/>
        </draw:circle>
        <draw:circle draw:style-name="gr1" draw:text-style-name="P1" draw:layer="layout" svg:width="0.08cm" svg:height="0.08cm" svg:x="13.384cm" svg:y="7.858cm">
          <text:p/>
        </draw:circle>
        <draw:circle draw:style-name="gr1" draw:text-style-name="P1" draw:layer="layout" svg:width="0.08cm" svg:height="0.08cm" svg:x="13.638cm" svg:y="7.858cm">
          <text:p/>
        </draw:circle>
        <draw:circle draw:style-name="gr1" draw:text-style-name="P1" draw:layer="layout" svg:width="0.08cm" svg:height="0.08cm" svg:x="13.892cm" svg:y="7.858cm">
          <text:p/>
        </draw:circle>
        <draw:circle draw:style-name="gr1" draw:text-style-name="P1" draw:layer="layout" svg:width="0.08cm" svg:height="0.08cm" svg:x="14.146cm" svg:y="7.858cm">
          <text:p/>
        </draw:circle>
        <draw:circle draw:style-name="gr1" draw:text-style-name="P1" draw:layer="layout" svg:width="0.08cm" svg:height="0.08cm" svg:x="14.4cm" svg:y="7.858cm">
          <text:p/>
        </draw:circle>
        <draw:circle draw:style-name="gr1" draw:text-style-name="P1" draw:layer="layout" svg:width="0.08cm" svg:height="0.08cm" svg:x="12.125cm" svg:y="8.112cm">
          <text:p/>
        </draw:circle>
        <draw:circle draw:style-name="gr1" draw:text-style-name="P1" draw:layer="layout" svg:width="0.08cm" svg:height="0.08cm" svg:x="12.379cm" svg:y="8.112cm">
          <text:p/>
        </draw:circle>
        <draw:circle draw:style-name="gr1" draw:text-style-name="P1" draw:layer="layout" svg:width="0.08cm" svg:height="0.08cm" svg:x="12.622cm" svg:y="8.112cm">
          <text:p/>
        </draw:circle>
        <draw:circle draw:style-name="gr1" draw:text-style-name="P1" draw:layer="layout" svg:width="0.08cm" svg:height="0.08cm" svg:x="12.876cm" svg:y="8.112cm">
          <text:p/>
        </draw:circle>
        <draw:circle draw:style-name="gr1" draw:text-style-name="P1" draw:layer="layout" svg:width="0.08cm" svg:height="0.08cm" svg:x="13.13cm" svg:y="8.112cm">
          <text:p/>
        </draw:circle>
        <draw:circle draw:style-name="gr1" draw:text-style-name="P1" draw:layer="layout" svg:width="0.08cm" svg:height="0.08cm" svg:x="13.384cm" svg:y="8.112cm">
          <text:p/>
        </draw:circle>
        <draw:circle draw:style-name="gr1" draw:text-style-name="P1" draw:layer="layout" svg:width="0.08cm" svg:height="0.08cm" svg:x="13.638cm" svg:y="8.112cm">
          <text:p/>
        </draw:circle>
        <draw:circle draw:style-name="gr1" draw:text-style-name="P1" draw:layer="layout" svg:width="0.08cm" svg:height="0.08cm" svg:x="13.892cm" svg:y="8.112cm">
          <text:p/>
        </draw:circle>
        <draw:circle draw:style-name="gr1" draw:text-style-name="P1" draw:layer="layout" svg:width="0.08cm" svg:height="0.08cm" svg:x="14.146cm" svg:y="8.112cm">
          <text:p/>
        </draw:circle>
        <draw:circle draw:style-name="gr1" draw:text-style-name="P1" draw:layer="layout" svg:width="0.08cm" svg:height="0.08cm" svg:x="14.4cm" svg:y="8.112cm">
          <text:p/>
        </draw:circle>
        <draw:circle draw:style-name="gr1" draw:text-style-name="P1" draw:layer="layout" svg:width="0.08cm" svg:height="0.08cm" svg:x="12.125cm" svg:y="8.366cm">
          <text:p/>
        </draw:circle>
        <draw:circle draw:style-name="gr1" draw:text-style-name="P1" draw:layer="layout" svg:width="0.08cm" svg:height="0.08cm" svg:x="12.379cm" svg:y="8.366cm">
          <text:p/>
        </draw:circle>
        <draw:circle draw:style-name="gr1" draw:text-style-name="P1" draw:layer="layout" svg:width="0.08cm" svg:height="0.08cm" svg:x="12.622cm" svg:y="8.366cm">
          <text:p/>
        </draw:circle>
        <draw:circle draw:style-name="gr1" draw:text-style-name="P1" draw:layer="layout" svg:width="0.08cm" svg:height="0.08cm" svg:x="12.876cm" svg:y="8.366cm">
          <text:p/>
        </draw:circle>
        <draw:circle draw:style-name="gr1" draw:text-style-name="P1" draw:layer="layout" svg:width="0.08cm" svg:height="0.08cm" svg:x="13.13cm" svg:y="8.366cm">
          <text:p/>
        </draw:circle>
        <draw:circle draw:style-name="gr1" draw:text-style-name="P1" draw:layer="layout" svg:width="0.08cm" svg:height="0.08cm" svg:x="13.384cm" svg:y="8.366cm">
          <text:p/>
        </draw:circle>
        <draw:circle draw:style-name="gr1" draw:text-style-name="P1" draw:layer="layout" svg:width="0.08cm" svg:height="0.08cm" svg:x="13.638cm" svg:y="8.366cm">
          <text:p/>
        </draw:circle>
        <draw:circle draw:style-name="gr1" draw:text-style-name="P1" draw:layer="layout" svg:width="0.08cm" svg:height="0.08cm" svg:x="13.892cm" svg:y="8.366cm">
          <text:p/>
        </draw:circle>
        <draw:circle draw:style-name="gr1" draw:text-style-name="P1" draw:layer="layout" svg:width="0.08cm" svg:height="0.08cm" svg:x="14.146cm" svg:y="8.366cm">
          <text:p/>
        </draw:circle>
        <draw:circle draw:style-name="gr1" draw:text-style-name="P1" draw:layer="layout" svg:width="0.08cm" svg:height="0.08cm" svg:x="14.4cm" svg:y="8.366cm">
          <text:p/>
        </draw:circle>
        <draw:circle draw:style-name="gr1" draw:text-style-name="P1" draw:layer="layout" svg:width="0.08cm" svg:height="0.08cm" svg:x="12.125cm" svg:y="8.62cm">
          <text:p/>
        </draw:circle>
        <draw:circle draw:style-name="gr1" draw:text-style-name="P1" draw:layer="layout" svg:width="0.08cm" svg:height="0.08cm" svg:x="12.379cm" svg:y="8.62cm">
          <text:p/>
        </draw:circle>
        <draw:circle draw:style-name="gr1" draw:text-style-name="P1" draw:layer="layout" svg:width="0.08cm" svg:height="0.08cm" svg:x="12.622cm" svg:y="8.62cm">
          <text:p/>
        </draw:circle>
        <draw:circle draw:style-name="gr1" draw:text-style-name="P1" draw:layer="layout" svg:width="0.08cm" svg:height="0.08cm" svg:x="12.876cm" svg:y="8.62cm">
          <text:p/>
        </draw:circle>
        <draw:circle draw:style-name="gr1" draw:text-style-name="P1" draw:layer="layout" svg:width="0.08cm" svg:height="0.08cm" svg:x="13.13cm" svg:y="8.62cm">
          <text:p/>
        </draw:circle>
        <draw:circle draw:style-name="gr1" draw:text-style-name="P1" draw:layer="layout" svg:width="0.08cm" svg:height="0.08cm" svg:x="13.384cm" svg:y="8.62cm">
          <text:p/>
        </draw:circle>
        <draw:circle draw:style-name="gr1" draw:text-style-name="P1" draw:layer="layout" svg:width="0.08cm" svg:height="0.08cm" svg:x="13.638cm" svg:y="8.62cm">
          <text:p/>
        </draw:circle>
        <draw:circle draw:style-name="gr1" draw:text-style-name="P1" draw:layer="layout" svg:width="0.08cm" svg:height="0.08cm" svg:x="13.892cm" svg:y="8.62cm">
          <text:p/>
        </draw:circle>
        <draw:circle draw:style-name="gr1" draw:text-style-name="P1" draw:layer="layout" svg:width="0.08cm" svg:height="0.08cm" svg:x="14.146cm" svg:y="8.62cm">
          <text:p/>
        </draw:circle>
        <draw:circle draw:style-name="gr1" draw:text-style-name="P1" draw:layer="layout" svg:width="0.08cm" svg:height="0.08cm" svg:x="14.4cm" svg:y="8.62cm">
          <text:p/>
        </draw:circle>
        <draw:circle draw:style-name="gr1" draw:text-style-name="P1" draw:layer="layout" svg:width="0.08cm" svg:height="0.08cm" svg:x="12.125cm" svg:y="8.874cm">
          <text:p/>
        </draw:circle>
        <draw:circle draw:style-name="gr1" draw:text-style-name="P1" draw:layer="layout" svg:width="0.08cm" svg:height="0.08cm" svg:x="12.379cm" svg:y="8.874cm">
          <text:p/>
        </draw:circle>
        <draw:circle draw:style-name="gr1" draw:text-style-name="P1" draw:layer="layout" svg:width="0.08cm" svg:height="0.08cm" svg:x="12.622cm" svg:y="8.874cm">
          <text:p/>
        </draw:circle>
        <draw:circle draw:style-name="gr1" draw:text-style-name="P1" draw:layer="layout" svg:width="0.08cm" svg:height="0.08cm" svg:x="12.876cm" svg:y="8.874cm">
          <text:p/>
        </draw:circle>
        <draw:circle draw:style-name="gr1" draw:text-style-name="P1" draw:layer="layout" svg:width="0.08cm" svg:height="0.08cm" svg:x="13.13cm" svg:y="8.874cm">
          <text:p/>
        </draw:circle>
        <draw:circle draw:style-name="gr1" draw:text-style-name="P1" draw:layer="layout" svg:width="0.08cm" svg:height="0.08cm" svg:x="13.384cm" svg:y="8.874cm">
          <text:p/>
        </draw:circle>
        <draw:circle draw:style-name="gr1" draw:text-style-name="P1" draw:layer="layout" svg:width="0.08cm" svg:height="0.08cm" svg:x="13.638cm" svg:y="8.874cm">
          <text:p/>
        </draw:circle>
        <draw:circle draw:style-name="gr1" draw:text-style-name="P1" draw:layer="layout" svg:width="0.08cm" svg:height="0.08cm" svg:x="13.892cm" svg:y="8.874cm">
          <text:p/>
        </draw:circle>
        <draw:circle draw:style-name="gr1" draw:text-style-name="P1" draw:layer="layout" svg:width="0.08cm" svg:height="0.08cm" svg:x="14.146cm" svg:y="8.874cm">
          <text:p/>
        </draw:circle>
        <draw:circle draw:style-name="gr1" draw:text-style-name="P1" draw:layer="layout" svg:width="0.08cm" svg:height="0.08cm" svg:x="14.4cm" svg:y="8.874cm">
          <text:p/>
        </draw:circle>
        <draw:circle draw:style-name="gr1" draw:text-style-name="P1" draw:layer="layout" svg:width="0.08cm" svg:height="0.08cm" svg:x="12.125cm" svg:y="9.128cm">
          <text:p/>
        </draw:circle>
        <draw:circle draw:style-name="gr1" draw:text-style-name="P1" draw:layer="layout" svg:width="0.08cm" svg:height="0.08cm" svg:x="12.379cm" svg:y="9.128cm">
          <text:p/>
        </draw:circle>
        <draw:circle draw:style-name="gr1" draw:text-style-name="P1" draw:layer="layout" svg:width="0.08cm" svg:height="0.08cm" svg:x="12.622cm" svg:y="9.128cm">
          <text:p/>
        </draw:circle>
        <draw:circle draw:style-name="gr1" draw:text-style-name="P1" draw:layer="layout" svg:width="0.08cm" svg:height="0.08cm" svg:x="12.876cm" svg:y="9.128cm">
          <text:p/>
        </draw:circle>
        <draw:circle draw:style-name="gr1" draw:text-style-name="P1" draw:layer="layout" svg:width="0.08cm" svg:height="0.08cm" svg:x="13.13cm" svg:y="9.128cm">
          <text:p/>
        </draw:circle>
        <draw:circle draw:style-name="gr1" draw:text-style-name="P1" draw:layer="layout" svg:width="0.08cm" svg:height="0.08cm" svg:x="13.384cm" svg:y="9.128cm">
          <text:p/>
        </draw:circle>
        <draw:circle draw:style-name="gr1" draw:text-style-name="P1" draw:layer="layout" svg:width="0.08cm" svg:height="0.08cm" svg:x="13.638cm" svg:y="9.128cm">
          <text:p/>
        </draw:circle>
        <draw:circle draw:style-name="gr1" draw:text-style-name="P1" draw:layer="layout" svg:width="0.08cm" svg:height="0.08cm" svg:x="13.892cm" svg:y="9.128cm">
          <text:p/>
        </draw:circle>
        <draw:circle draw:style-name="gr1" draw:text-style-name="P1" draw:layer="layout" svg:width="0.08cm" svg:height="0.08cm" svg:x="14.146cm" svg:y="9.128cm">
          <text:p/>
        </draw:circle>
        <draw:circle draw:style-name="gr1" draw:text-style-name="P1" draw:layer="layout" svg:width="0.08cm" svg:height="0.08cm" svg:x="14.4cm" svg:y="9.128cm">
          <text:p/>
        </draw:circle>
        <draw:circle draw:style-name="gr1" draw:text-style-name="P1" draw:layer="layout" svg:width="0.08cm" svg:height="0.08cm" svg:x="12.125cm" svg:y="9.128cm">
          <text:p/>
        </draw:circle>
        <draw:circle draw:style-name="gr1" draw:text-style-name="P1" draw:layer="layout" svg:width="0.08cm" svg:height="0.08cm" svg:x="12.379cm" svg:y="9.128cm">
          <text:p/>
        </draw:circle>
        <draw:circle draw:style-name="gr1" draw:text-style-name="P1" draw:layer="layout" svg:width="0.08cm" svg:height="0.08cm" svg:x="12.622cm" svg:y="9.128cm">
          <text:p/>
        </draw:circle>
        <draw:circle draw:style-name="gr1" draw:text-style-name="P1" draw:layer="layout" svg:width="0.08cm" svg:height="0.08cm" svg:x="12.876cm" svg:y="9.128cm">
          <text:p/>
        </draw:circle>
        <draw:circle draw:style-name="gr1" draw:text-style-name="P1" draw:layer="layout" svg:width="0.08cm" svg:height="0.08cm" svg:x="13.13cm" svg:y="9.128cm">
          <text:p/>
        </draw:circle>
        <draw:circle draw:style-name="gr1" draw:text-style-name="P1" draw:layer="layout" svg:width="0.08cm" svg:height="0.08cm" svg:x="13.384cm" svg:y="9.128cm">
          <text:p/>
        </draw:circle>
        <draw:circle draw:style-name="gr1" draw:text-style-name="P1" draw:layer="layout" svg:width="0.08cm" svg:height="0.08cm" svg:x="13.638cm" svg:y="9.128cm">
          <text:p/>
        </draw:circle>
        <draw:circle draw:style-name="gr1" draw:text-style-name="P1" draw:layer="layout" svg:width="0.08cm" svg:height="0.08cm" svg:x="13.892cm" svg:y="9.128cm">
          <text:p/>
        </draw:circle>
        <draw:circle draw:style-name="gr1" draw:text-style-name="P1" draw:layer="layout" svg:width="0.08cm" svg:height="0.08cm" svg:x="14.146cm" svg:y="9.128cm">
          <text:p/>
        </draw:circle>
        <draw:circle draw:style-name="gr1" draw:text-style-name="P1" draw:layer="layout" svg:width="0.08cm" svg:height="0.08cm" svg:x="14.4cm" svg:y="9.128cm">
          <text:p/>
        </draw:circle>
        <draw:line draw:style-name="gr2" draw:text-style-name="P2" draw:layer="layout" svg:x1="12.165cm" svg:y1="6.715cm" svg:x2="12.165cm" svg:y2="5.521cm">
          <text:p/>
        </draw:line>
        <draw:line draw:style-name="gr2" draw:text-style-name="P2" draw:layer="layout" svg:x1="12.165cm" svg:y1="7.985cm" svg:x2="12.165cm" svg:y2="6.791cm">
          <text:p/>
        </draw:line>
        <draw:line draw:style-name="gr2" draw:text-style-name="P2" draw:layer="layout" svg:x1="12.165cm" svg:y1="9.255cm" svg:x2="12.165cm" svg:y2="8.061cm">
          <text:p/>
        </draw:line>
        <draw:line draw:style-name="gr2" draw:text-style-name="P2" draw:layer="layout" svg:x1="12.419cm" svg:y1="6.715cm" svg:x2="12.419cm" svg:y2="5.521cm">
          <text:p/>
        </draw:line>
        <draw:line draw:style-name="gr2" draw:text-style-name="P2" draw:layer="layout" svg:x1="12.419cm" svg:y1="7.985cm" svg:x2="12.419cm" svg:y2="6.791cm">
          <text:p/>
        </draw:line>
        <draw:line draw:style-name="gr2" draw:text-style-name="P2" draw:layer="layout" svg:x1="12.419cm" svg:y1="9.255cm" svg:x2="12.419cm" svg:y2="8.061cm">
          <text:p/>
        </draw:line>
        <draw:line draw:style-name="gr2" draw:text-style-name="P2" draw:layer="layout" svg:x1="12.673cm" svg:y1="6.715cm" svg:x2="12.673cm" svg:y2="5.521cm">
          <text:p/>
        </draw:line>
        <draw:line draw:style-name="gr2" draw:text-style-name="P2" draw:layer="layout" svg:x1="12.673cm" svg:y1="7.985cm" svg:x2="12.673cm" svg:y2="6.791cm">
          <text:p/>
        </draw:line>
        <draw:line draw:style-name="gr2" draw:text-style-name="P2" draw:layer="layout" svg:x1="12.673cm" svg:y1="9.255cm" svg:x2="12.673cm" svg:y2="8.061cm">
          <text:p/>
        </draw:line>
        <draw:line draw:style-name="gr2" draw:text-style-name="P2" draw:layer="layout" svg:x1="12.927cm" svg:y1="6.715cm" svg:x2="12.927cm" svg:y2="5.521cm">
          <text:p/>
        </draw:line>
        <draw:line draw:style-name="gr2" draw:text-style-name="P2" draw:layer="layout" svg:x1="12.927cm" svg:y1="7.985cm" svg:x2="12.927cm" svg:y2="6.791cm">
          <text:p/>
        </draw:line>
        <draw:line draw:style-name="gr2" draw:text-style-name="P2" draw:layer="layout" svg:x1="12.927cm" svg:y1="9.255cm" svg:x2="12.927cm" svg:y2="8.061cm">
          <text:p/>
        </draw:line>
        <draw:line draw:style-name="gr2" draw:text-style-name="P2" draw:layer="layout" svg:x1="13.181cm" svg:y1="6.715cm" svg:x2="13.181cm" svg:y2="5.521cm">
          <text:p/>
        </draw:line>
        <draw:line draw:style-name="gr2" draw:text-style-name="P2" draw:layer="layout" svg:x1="13.181cm" svg:y1="7.985cm" svg:x2="13.181cm" svg:y2="6.791cm">
          <text:p/>
        </draw:line>
        <draw:line draw:style-name="gr2" draw:text-style-name="P2" draw:layer="layout" svg:x1="13.181cm" svg:y1="9.255cm" svg:x2="13.181cm" svg:y2="8.061cm">
          <text:p/>
        </draw:line>
        <draw:line draw:style-name="gr2" draw:text-style-name="P2" draw:layer="layout" svg:x1="13.435cm" svg:y1="6.715cm" svg:x2="13.435cm" svg:y2="5.521cm">
          <text:p/>
        </draw:line>
        <draw:line draw:style-name="gr2" draw:text-style-name="P2" draw:layer="layout" svg:x1="13.435cm" svg:y1="7.985cm" svg:x2="13.435cm" svg:y2="6.791cm">
          <text:p/>
        </draw:line>
        <draw:line draw:style-name="gr2" draw:text-style-name="P2" draw:layer="layout" svg:x1="13.435cm" svg:y1="9.255cm" svg:x2="13.435cm" svg:y2="8.061cm">
          <text:p/>
        </draw:line>
        <draw:line draw:style-name="gr2" draw:text-style-name="P2" draw:layer="layout" svg:x1="13.689cm" svg:y1="6.715cm" svg:x2="13.689cm" svg:y2="5.521cm">
          <text:p/>
        </draw:line>
        <draw:line draw:style-name="gr2" draw:text-style-name="P2" draw:layer="layout" svg:x1="13.689cm" svg:y1="7.985cm" svg:x2="13.689cm" svg:y2="6.791cm">
          <text:p/>
        </draw:line>
        <draw:line draw:style-name="gr2" draw:text-style-name="P2" draw:layer="layout" svg:x1="13.689cm" svg:y1="9.255cm" svg:x2="13.689cm" svg:y2="8.061cm">
          <text:p/>
        </draw:line>
        <draw:line draw:style-name="gr2" draw:text-style-name="P2" draw:layer="layout" svg:x1="13.932cm" svg:y1="6.715cm" svg:x2="13.932cm" svg:y2="5.521cm">
          <text:p/>
        </draw:line>
        <draw:line draw:style-name="gr2" draw:text-style-name="P2" draw:layer="layout" svg:x1="13.932cm" svg:y1="7.985cm" svg:x2="13.932cm" svg:y2="6.791cm">
          <text:p/>
        </draw:line>
        <draw:line draw:style-name="gr2" draw:text-style-name="P2" draw:layer="layout" svg:x1="13.943cm" svg:y1="9.255cm" svg:x2="13.943cm" svg:y2="8.061cm">
          <text:p/>
        </draw:line>
        <draw:line draw:style-name="gr2" draw:text-style-name="P2" draw:layer="layout" svg:x1="14.186cm" svg:y1="6.715cm" svg:x2="14.186cm" svg:y2="5.521cm">
          <text:p/>
        </draw:line>
        <draw:line draw:style-name="gr2" draw:text-style-name="P2" draw:layer="layout" svg:x1="14.186cm" svg:y1="7.985cm" svg:x2="14.186cm" svg:y2="6.791cm">
          <text:p/>
        </draw:line>
        <draw:line draw:style-name="gr2" draw:text-style-name="P2" draw:layer="layout" svg:x1="14.186cm" svg:y1="9.255cm" svg:x2="14.186cm" svg:y2="8.061cm">
          <text:p/>
        </draw:line>
        <draw:line draw:style-name="gr2" draw:text-style-name="P2" draw:layer="layout" svg:x1="14.44cm" svg:y1="6.715cm" svg:x2="14.44cm" svg:y2="5.521cm">
          <text:p/>
        </draw:line>
        <draw:line draw:style-name="gr2" draw:text-style-name="P2" draw:layer="layout" svg:x1="14.44cm" svg:y1="7.985cm" svg:x2="14.44cm" svg:y2="6.791cm">
          <text:p/>
        </draw:line>
        <draw:line draw:style-name="gr2" draw:text-style-name="P2" draw:layer="layout" svg:x1="14.44cm" svg:y1="9.255cm" svg:x2="14.44cm" svg:y2="8.061cm">
          <text:p/>
        </draw:line>
        <draw:circle draw:style-name="gr1" draw:text-style-name="P1" draw:layer="layout" svg:width="0.08cm" svg:height="0.08cm" svg:x="14.665cm" svg:y="5.572cm">
          <text:p/>
        </draw:circle>
        <draw:circle draw:style-name="gr1" draw:text-style-name="P1" draw:layer="layout" svg:width="0.08cm" svg:height="0.08cm" svg:x="14.919cm" svg:y="5.572cm">
          <text:p/>
        </draw:circle>
        <draw:circle draw:style-name="gr1" draw:text-style-name="P1" draw:layer="layout" svg:width="0.08cm" svg:height="0.08cm" svg:x="15.162cm" svg:y="5.572cm">
          <text:p/>
        </draw:circle>
        <draw:circle draw:style-name="gr1" draw:text-style-name="P1" draw:layer="layout" svg:width="0.08cm" svg:height="0.08cm" svg:x="15.416cm" svg:y="5.572cm">
          <text:p/>
        </draw:circle>
        <draw:circle draw:style-name="gr1" draw:text-style-name="P1" draw:layer="layout" svg:width="0.08cm" svg:height="0.08cm" svg:x="15.67cm" svg:y="5.572cm">
          <text:p/>
        </draw:circle>
        <draw:circle draw:style-name="gr1" draw:text-style-name="P1" draw:layer="layout" svg:width="0.08cm" svg:height="0.08cm" svg:x="15.924cm" svg:y="5.572cm">
          <text:p/>
        </draw:circle>
        <draw:circle draw:style-name="gr1" draw:text-style-name="P1" draw:layer="layout" svg:width="0.08cm" svg:height="0.08cm" svg:x="16.178cm" svg:y="5.572cm">
          <text:p/>
        </draw:circle>
        <draw:circle draw:style-name="gr1" draw:text-style-name="P1" draw:layer="layout" svg:width="0.08cm" svg:height="0.08cm" svg:x="16.432cm" svg:y="5.572cm">
          <text:p/>
        </draw:circle>
        <draw:circle draw:style-name="gr1" draw:text-style-name="P1" draw:layer="layout" svg:width="0.08cm" svg:height="0.08cm" svg:x="16.686cm" svg:y="5.572cm">
          <text:p/>
        </draw:circle>
        <draw:circle draw:style-name="gr1" draw:text-style-name="P1" draw:layer="layout" svg:width="0.08cm" svg:height="0.08cm" svg:x="16.94cm" svg:y="5.572cm">
          <text:p/>
        </draw:circle>
        <draw:circle draw:style-name="gr1" draw:text-style-name="P1" draw:layer="layout" svg:width="0.08cm" svg:height="0.08cm" svg:x="14.665cm" svg:y="5.826cm">
          <text:p/>
        </draw:circle>
        <draw:circle draw:style-name="gr1" draw:text-style-name="P1" draw:layer="layout" svg:width="0.08cm" svg:height="0.08cm" svg:x="14.919cm" svg:y="5.826cm">
          <text:p/>
        </draw:circle>
        <draw:circle draw:style-name="gr1" draw:text-style-name="P1" draw:layer="layout" svg:width="0.08cm" svg:height="0.08cm" svg:x="15.162cm" svg:y="5.826cm">
          <text:p/>
        </draw:circle>
        <draw:circle draw:style-name="gr1" draw:text-style-name="P1" draw:layer="layout" svg:width="0.08cm" svg:height="0.08cm" svg:x="15.416cm" svg:y="5.826cm">
          <text:p/>
        </draw:circle>
        <draw:circle draw:style-name="gr1" draw:text-style-name="P1" draw:layer="layout" svg:width="0.08cm" svg:height="0.08cm" svg:x="15.67cm" svg:y="5.826cm">
          <text:p/>
        </draw:circle>
        <draw:circle draw:style-name="gr1" draw:text-style-name="P1" draw:layer="layout" svg:width="0.08cm" svg:height="0.08cm" svg:x="15.924cm" svg:y="5.826cm">
          <text:p/>
        </draw:circle>
        <draw:circle draw:style-name="gr1" draw:text-style-name="P1" draw:layer="layout" svg:width="0.08cm" svg:height="0.08cm" svg:x="16.178cm" svg:y="5.826cm">
          <text:p/>
        </draw:circle>
        <draw:circle draw:style-name="gr1" draw:text-style-name="P1" draw:layer="layout" svg:width="0.08cm" svg:height="0.08cm" svg:x="16.432cm" svg:y="5.826cm">
          <text:p/>
        </draw:circle>
        <draw:circle draw:style-name="gr1" draw:text-style-name="P1" draw:layer="layout" svg:width="0.08cm" svg:height="0.08cm" svg:x="16.686cm" svg:y="5.826cm">
          <text:p/>
        </draw:circle>
        <draw:circle draw:style-name="gr1" draw:text-style-name="P1" draw:layer="layout" svg:width="0.08cm" svg:height="0.08cm" svg:x="16.94cm" svg:y="5.826cm">
          <text:p/>
        </draw:circle>
        <draw:circle draw:style-name="gr1" draw:text-style-name="P1" draw:layer="layout" svg:width="0.08cm" svg:height="0.08cm" svg:x="14.665cm" svg:y="6.08cm">
          <text:p/>
        </draw:circle>
        <draw:circle draw:style-name="gr1" draw:text-style-name="P1" draw:layer="layout" svg:width="0.08cm" svg:height="0.08cm" svg:x="14.919cm" svg:y="6.08cm">
          <text:p/>
        </draw:circle>
        <draw:circle draw:style-name="gr1" draw:text-style-name="P1" draw:layer="layout" svg:width="0.08cm" svg:height="0.08cm" svg:x="15.162cm" svg:y="6.08cm">
          <text:p/>
        </draw:circle>
        <draw:circle draw:style-name="gr1" draw:text-style-name="P1" draw:layer="layout" svg:width="0.08cm" svg:height="0.08cm" svg:x="15.416cm" svg:y="6.08cm">
          <text:p/>
        </draw:circle>
        <draw:circle draw:style-name="gr1" draw:text-style-name="P1" draw:layer="layout" svg:width="0.08cm" svg:height="0.08cm" svg:x="15.67cm" svg:y="6.08cm">
          <text:p/>
        </draw:circle>
        <draw:circle draw:style-name="gr1" draw:text-style-name="P1" draw:layer="layout" svg:width="0.08cm" svg:height="0.08cm" svg:x="15.924cm" svg:y="6.08cm">
          <text:p/>
        </draw:circle>
        <draw:circle draw:style-name="gr1" draw:text-style-name="P1" draw:layer="layout" svg:width="0.08cm" svg:height="0.08cm" svg:x="16.178cm" svg:y="6.08cm">
          <text:p/>
        </draw:circle>
        <draw:circle draw:style-name="gr1" draw:text-style-name="P1" draw:layer="layout" svg:width="0.08cm" svg:height="0.08cm" svg:x="16.432cm" svg:y="6.08cm">
          <text:p/>
        </draw:circle>
        <draw:circle draw:style-name="gr1" draw:text-style-name="P1" draw:layer="layout" svg:width="0.08cm" svg:height="0.08cm" svg:x="16.686cm" svg:y="6.08cm">
          <text:p/>
        </draw:circle>
        <draw:circle draw:style-name="gr1" draw:text-style-name="P1" draw:layer="layout" svg:width="0.08cm" svg:height="0.08cm" svg:x="16.94cm" svg:y="6.08cm">
          <text:p/>
        </draw:circle>
        <draw:circle draw:style-name="gr1" draw:text-style-name="P1" draw:layer="layout" svg:width="0.08cm" svg:height="0.08cm" svg:x="14.665cm" svg:y="6.334cm">
          <text:p/>
        </draw:circle>
        <draw:circle draw:style-name="gr1" draw:text-style-name="P1" draw:layer="layout" svg:width="0.08cm" svg:height="0.08cm" svg:x="14.919cm" svg:y="6.334cm">
          <text:p/>
        </draw:circle>
        <draw:circle draw:style-name="gr1" draw:text-style-name="P1" draw:layer="layout" svg:width="0.08cm" svg:height="0.08cm" svg:x="15.162cm" svg:y="6.334cm">
          <text:p/>
        </draw:circle>
        <draw:circle draw:style-name="gr1" draw:text-style-name="P1" draw:layer="layout" svg:width="0.08cm" svg:height="0.08cm" svg:x="15.416cm" svg:y="6.334cm">
          <text:p/>
        </draw:circle>
        <draw:circle draw:style-name="gr1" draw:text-style-name="P1" draw:layer="layout" svg:width="0.08cm" svg:height="0.08cm" svg:x="15.67cm" svg:y="6.334cm">
          <text:p/>
        </draw:circle>
        <draw:circle draw:style-name="gr1" draw:text-style-name="P1" draw:layer="layout" svg:width="0.08cm" svg:height="0.08cm" svg:x="15.924cm" svg:y="6.334cm">
          <text:p/>
        </draw:circle>
        <draw:circle draw:style-name="gr1" draw:text-style-name="P1" draw:layer="layout" svg:width="0.08cm" svg:height="0.08cm" svg:x="16.178cm" svg:y="6.334cm">
          <text:p/>
        </draw:circle>
        <draw:circle draw:style-name="gr1" draw:text-style-name="P1" draw:layer="layout" svg:width="0.08cm" svg:height="0.08cm" svg:x="16.432cm" svg:y="6.334cm">
          <text:p/>
        </draw:circle>
        <draw:circle draw:style-name="gr1" draw:text-style-name="P1" draw:layer="layout" svg:width="0.08cm" svg:height="0.08cm" svg:x="16.686cm" svg:y="6.334cm">
          <text:p/>
        </draw:circle>
        <draw:circle draw:style-name="gr1" draw:text-style-name="P1" draw:layer="layout" svg:width="0.08cm" svg:height="0.08cm" svg:x="16.94cm" svg:y="6.334cm">
          <text:p/>
        </draw:circle>
        <draw:circle draw:style-name="gr1" draw:text-style-name="P1" draw:layer="layout" svg:width="0.08cm" svg:height="0.08cm" svg:x="14.665cm" svg:y="6.588cm">
          <text:p/>
        </draw:circle>
        <draw:circle draw:style-name="gr1" draw:text-style-name="P1" draw:layer="layout" svg:width="0.08cm" svg:height="0.08cm" svg:x="14.919cm" svg:y="6.588cm">
          <text:p/>
        </draw:circle>
        <draw:circle draw:style-name="gr1" draw:text-style-name="P1" draw:layer="layout" svg:width="0.08cm" svg:height="0.08cm" svg:x="15.162cm" svg:y="6.588cm">
          <text:p/>
        </draw:circle>
        <draw:circle draw:style-name="gr1" draw:text-style-name="P1" draw:layer="layout" svg:width="0.08cm" svg:height="0.08cm" svg:x="15.416cm" svg:y="6.588cm">
          <text:p/>
        </draw:circle>
        <draw:circle draw:style-name="gr1" draw:text-style-name="P1" draw:layer="layout" svg:width="0.08cm" svg:height="0.08cm" svg:x="15.67cm" svg:y="6.588cm">
          <text:p/>
        </draw:circle>
        <draw:circle draw:style-name="gr1" draw:text-style-name="P1" draw:layer="layout" svg:width="0.08cm" svg:height="0.08cm" svg:x="15.924cm" svg:y="6.588cm">
          <text:p/>
        </draw:circle>
        <draw:circle draw:style-name="gr1" draw:text-style-name="P1" draw:layer="layout" svg:width="0.08cm" svg:height="0.08cm" svg:x="16.178cm" svg:y="6.588cm">
          <text:p/>
        </draw:circle>
        <draw:circle draw:style-name="gr1" draw:text-style-name="P1" draw:layer="layout" svg:width="0.08cm" svg:height="0.08cm" svg:x="16.432cm" svg:y="6.588cm">
          <text:p/>
        </draw:circle>
        <draw:circle draw:style-name="gr1" draw:text-style-name="P1" draw:layer="layout" svg:width="0.08cm" svg:height="0.08cm" svg:x="16.686cm" svg:y="6.588cm">
          <text:p/>
        </draw:circle>
        <draw:circle draw:style-name="gr1" draw:text-style-name="P1" draw:layer="layout" svg:width="0.08cm" svg:height="0.08cm" svg:x="16.94cm" svg:y="6.588cm">
          <text:p/>
        </draw:circle>
        <draw:circle draw:style-name="gr1" draw:text-style-name="P1" draw:layer="layout" svg:width="0.08cm" svg:height="0.08cm" svg:x="14.665cm" svg:y="6.588cm">
          <text:p/>
        </draw:circle>
        <draw:circle draw:style-name="gr1" draw:text-style-name="P1" draw:layer="layout" svg:width="0.08cm" svg:height="0.08cm" svg:x="14.919cm" svg:y="6.588cm">
          <text:p/>
        </draw:circle>
        <draw:circle draw:style-name="gr1" draw:text-style-name="P1" draw:layer="layout" svg:width="0.08cm" svg:height="0.08cm" svg:x="15.162cm" svg:y="6.588cm">
          <text:p/>
        </draw:circle>
        <draw:circle draw:style-name="gr1" draw:text-style-name="P1" draw:layer="layout" svg:width="0.08cm" svg:height="0.08cm" svg:x="15.416cm" svg:y="6.588cm">
          <text:p/>
        </draw:circle>
        <draw:circle draw:style-name="gr1" draw:text-style-name="P1" draw:layer="layout" svg:width="0.08cm" svg:height="0.08cm" svg:x="15.67cm" svg:y="6.588cm">
          <text:p/>
        </draw:circle>
        <draw:circle draw:style-name="gr1" draw:text-style-name="P1" draw:layer="layout" svg:width="0.08cm" svg:height="0.08cm" svg:x="15.924cm" svg:y="6.588cm">
          <text:p/>
        </draw:circle>
        <draw:circle draw:style-name="gr1" draw:text-style-name="P1" draw:layer="layout" svg:width="0.08cm" svg:height="0.08cm" svg:x="16.178cm" svg:y="6.588cm">
          <text:p/>
        </draw:circle>
        <draw:circle draw:style-name="gr1" draw:text-style-name="P1" draw:layer="layout" svg:width="0.08cm" svg:height="0.08cm" svg:x="16.432cm" svg:y="6.588cm">
          <text:p/>
        </draw:circle>
        <draw:circle draw:style-name="gr1" draw:text-style-name="P1" draw:layer="layout" svg:width="0.08cm" svg:height="0.08cm" svg:x="16.686cm" svg:y="6.588cm">
          <text:p/>
        </draw:circle>
        <draw:circle draw:style-name="gr1" draw:text-style-name="P1" draw:layer="layout" svg:width="0.08cm" svg:height="0.08cm" svg:x="16.94cm" svg:y="6.588cm">
          <text:p/>
        </draw:circle>
        <draw:circle draw:style-name="gr1" draw:text-style-name="P1" draw:layer="layout" svg:width="0.08cm" svg:height="0.08cm" svg:x="14.665cm" svg:y="6.842cm">
          <text:p/>
        </draw:circle>
        <draw:circle draw:style-name="gr1" draw:text-style-name="P1" draw:layer="layout" svg:width="0.08cm" svg:height="0.08cm" svg:x="14.919cm" svg:y="6.842cm">
          <text:p/>
        </draw:circle>
        <draw:circle draw:style-name="gr1" draw:text-style-name="P1" draw:layer="layout" svg:width="0.08cm" svg:height="0.08cm" svg:x="15.162cm" svg:y="6.842cm">
          <text:p/>
        </draw:circle>
        <draw:circle draw:style-name="gr1" draw:text-style-name="P1" draw:layer="layout" svg:width="0.08cm" svg:height="0.08cm" svg:x="15.416cm" svg:y="6.842cm">
          <text:p/>
        </draw:circle>
        <draw:circle draw:style-name="gr1" draw:text-style-name="P1" draw:layer="layout" svg:width="0.08cm" svg:height="0.08cm" svg:x="15.67cm" svg:y="6.842cm">
          <text:p/>
        </draw:circle>
        <draw:circle draw:style-name="gr1" draw:text-style-name="P1" draw:layer="layout" svg:width="0.08cm" svg:height="0.08cm" svg:x="15.924cm" svg:y="6.842cm">
          <text:p/>
        </draw:circle>
        <draw:circle draw:style-name="gr1" draw:text-style-name="P1" draw:layer="layout" svg:width="0.08cm" svg:height="0.08cm" svg:x="16.178cm" svg:y="6.842cm">
          <text:p/>
        </draw:circle>
        <draw:circle draw:style-name="gr1" draw:text-style-name="P1" draw:layer="layout" svg:width="0.08cm" svg:height="0.08cm" svg:x="16.432cm" svg:y="6.842cm">
          <text:p/>
        </draw:circle>
        <draw:circle draw:style-name="gr1" draw:text-style-name="P1" draw:layer="layout" svg:width="0.08cm" svg:height="0.08cm" svg:x="16.686cm" svg:y="6.842cm">
          <text:p/>
        </draw:circle>
        <draw:circle draw:style-name="gr1" draw:text-style-name="P1" draw:layer="layout" svg:width="0.08cm" svg:height="0.08cm" svg:x="16.94cm" svg:y="6.842cm">
          <text:p/>
        </draw:circle>
        <draw:circle draw:style-name="gr1" draw:text-style-name="P1" draw:layer="layout" svg:width="0.08cm" svg:height="0.08cm" svg:x="14.665cm" svg:y="7.096cm">
          <text:p/>
        </draw:circle>
        <draw:circle draw:style-name="gr1" draw:text-style-name="P1" draw:layer="layout" svg:width="0.08cm" svg:height="0.08cm" svg:x="14.919cm" svg:y="7.096cm">
          <text:p/>
        </draw:circle>
        <draw:circle draw:style-name="gr1" draw:text-style-name="P1" draw:layer="layout" svg:width="0.08cm" svg:height="0.08cm" svg:x="15.162cm" svg:y="7.096cm">
          <text:p/>
        </draw:circle>
        <draw:circle draw:style-name="gr1" draw:text-style-name="P1" draw:layer="layout" svg:width="0.08cm" svg:height="0.08cm" svg:x="15.416cm" svg:y="7.096cm">
          <text:p/>
        </draw:circle>
        <draw:circle draw:style-name="gr1" draw:text-style-name="P1" draw:layer="layout" svg:width="0.08cm" svg:height="0.08cm" svg:x="15.67cm" svg:y="7.096cm">
          <text:p/>
        </draw:circle>
        <draw:circle draw:style-name="gr1" draw:text-style-name="P1" draw:layer="layout" svg:width="0.08cm" svg:height="0.08cm" svg:x="15.924cm" svg:y="7.096cm">
          <text:p/>
        </draw:circle>
        <draw:circle draw:style-name="gr1" draw:text-style-name="P1" draw:layer="layout" svg:width="0.08cm" svg:height="0.08cm" svg:x="16.178cm" svg:y="7.096cm">
          <text:p/>
        </draw:circle>
        <draw:circle draw:style-name="gr1" draw:text-style-name="P1" draw:layer="layout" svg:width="0.08cm" svg:height="0.08cm" svg:x="16.432cm" svg:y="7.096cm">
          <text:p/>
        </draw:circle>
        <draw:circle draw:style-name="gr1" draw:text-style-name="P1" draw:layer="layout" svg:width="0.08cm" svg:height="0.08cm" svg:x="16.686cm" svg:y="7.096cm">
          <text:p/>
        </draw:circle>
        <draw:circle draw:style-name="gr1" draw:text-style-name="P1" draw:layer="layout" svg:width="0.08cm" svg:height="0.08cm" svg:x="16.94cm" svg:y="7.096cm">
          <text:p/>
        </draw:circle>
        <draw:circle draw:style-name="gr1" draw:text-style-name="P1" draw:layer="layout" svg:width="0.08cm" svg:height="0.08cm" svg:x="14.665cm" svg:y="7.35cm">
          <text:p/>
        </draw:circle>
        <draw:circle draw:style-name="gr1" draw:text-style-name="P1" draw:layer="layout" svg:width="0.08cm" svg:height="0.08cm" svg:x="14.919cm" svg:y="7.35cm">
          <text:p/>
        </draw:circle>
        <draw:circle draw:style-name="gr1" draw:text-style-name="P1" draw:layer="layout" svg:width="0.08cm" svg:height="0.08cm" svg:x="15.162cm" svg:y="7.35cm">
          <text:p/>
        </draw:circle>
        <draw:circle draw:style-name="gr1" draw:text-style-name="P1" draw:layer="layout" svg:width="0.08cm" svg:height="0.08cm" svg:x="15.416cm" svg:y="7.35cm">
          <text:p/>
        </draw:circle>
        <draw:circle draw:style-name="gr1" draw:text-style-name="P1" draw:layer="layout" svg:width="0.08cm" svg:height="0.08cm" svg:x="15.67cm" svg:y="7.35cm">
          <text:p/>
        </draw:circle>
        <draw:circle draw:style-name="gr1" draw:text-style-name="P1" draw:layer="layout" svg:width="0.08cm" svg:height="0.08cm" svg:x="15.924cm" svg:y="7.35cm">
          <text:p/>
        </draw:circle>
        <draw:circle draw:style-name="gr1" draw:text-style-name="P1" draw:layer="layout" svg:width="0.08cm" svg:height="0.08cm" svg:x="16.178cm" svg:y="7.35cm">
          <text:p/>
        </draw:circle>
        <draw:circle draw:style-name="gr1" draw:text-style-name="P1" draw:layer="layout" svg:width="0.08cm" svg:height="0.08cm" svg:x="16.432cm" svg:y="7.35cm">
          <text:p/>
        </draw:circle>
        <draw:circle draw:style-name="gr1" draw:text-style-name="P1" draw:layer="layout" svg:width="0.08cm" svg:height="0.08cm" svg:x="16.686cm" svg:y="7.35cm">
          <text:p/>
        </draw:circle>
        <draw:circle draw:style-name="gr1" draw:text-style-name="P1" draw:layer="layout" svg:width="0.08cm" svg:height="0.08cm" svg:x="16.94cm" svg:y="7.35cm">
          <text:p/>
        </draw:circle>
        <draw:circle draw:style-name="gr1" draw:text-style-name="P1" draw:layer="layout" svg:width="0.08cm" svg:height="0.08cm" svg:x="14.665cm" svg:y="7.604cm">
          <text:p/>
        </draw:circle>
        <draw:circle draw:style-name="gr1" draw:text-style-name="P1" draw:layer="layout" svg:width="0.08cm" svg:height="0.08cm" svg:x="14.919cm" svg:y="7.604cm">
          <text:p/>
        </draw:circle>
        <draw:circle draw:style-name="gr1" draw:text-style-name="P1" draw:layer="layout" svg:width="0.08cm" svg:height="0.08cm" svg:x="15.162cm" svg:y="7.604cm">
          <text:p/>
        </draw:circle>
        <draw:circle draw:style-name="gr1" draw:text-style-name="P1" draw:layer="layout" svg:width="0.08cm" svg:height="0.08cm" svg:x="15.416cm" svg:y="7.604cm">
          <text:p/>
        </draw:circle>
        <draw:circle draw:style-name="gr1" draw:text-style-name="P1" draw:layer="layout" svg:width="0.08cm" svg:height="0.08cm" svg:x="15.67cm" svg:y="7.604cm">
          <text:p/>
        </draw:circle>
        <draw:circle draw:style-name="gr1" draw:text-style-name="P1" draw:layer="layout" svg:width="0.08cm" svg:height="0.08cm" svg:x="15.924cm" svg:y="7.604cm">
          <text:p/>
        </draw:circle>
        <draw:circle draw:style-name="gr1" draw:text-style-name="P1" draw:layer="layout" svg:width="0.08cm" svg:height="0.08cm" svg:x="16.178cm" svg:y="7.604cm">
          <text:p/>
        </draw:circle>
        <draw:circle draw:style-name="gr1" draw:text-style-name="P1" draw:layer="layout" svg:width="0.08cm" svg:height="0.08cm" svg:x="16.432cm" svg:y="7.604cm">
          <text:p/>
        </draw:circle>
        <draw:circle draw:style-name="gr1" draw:text-style-name="P1" draw:layer="layout" svg:width="0.08cm" svg:height="0.08cm" svg:x="16.686cm" svg:y="7.604cm">
          <text:p/>
        </draw:circle>
        <draw:circle draw:style-name="gr1" draw:text-style-name="P1" draw:layer="layout" svg:width="0.08cm" svg:height="0.08cm" svg:x="16.94cm" svg:y="7.604cm">
          <text:p/>
        </draw:circle>
        <draw:circle draw:style-name="gr1" draw:text-style-name="P1" draw:layer="layout" svg:width="0.08cm" svg:height="0.08cm" svg:x="14.665cm" svg:y="7.858cm">
          <text:p/>
        </draw:circle>
        <draw:circle draw:style-name="gr1" draw:text-style-name="P1" draw:layer="layout" svg:width="0.08cm" svg:height="0.08cm" svg:x="14.919cm" svg:y="7.858cm">
          <text:p/>
        </draw:circle>
        <draw:circle draw:style-name="gr1" draw:text-style-name="P1" draw:layer="layout" svg:width="0.08cm" svg:height="0.08cm" svg:x="15.162cm" svg:y="7.858cm">
          <text:p/>
        </draw:circle>
        <draw:circle draw:style-name="gr1" draw:text-style-name="P1" draw:layer="layout" svg:width="0.08cm" svg:height="0.08cm" svg:x="15.416cm" svg:y="7.858cm">
          <text:p/>
        </draw:circle>
        <draw:circle draw:style-name="gr1" draw:text-style-name="P1" draw:layer="layout" svg:width="0.08cm" svg:height="0.08cm" svg:x="15.67cm" svg:y="7.858cm">
          <text:p/>
        </draw:circle>
        <draw:circle draw:style-name="gr1" draw:text-style-name="P1" draw:layer="layout" svg:width="0.08cm" svg:height="0.08cm" svg:x="15.924cm" svg:y="7.858cm">
          <text:p/>
        </draw:circle>
        <draw:circle draw:style-name="gr1" draw:text-style-name="P1" draw:layer="layout" svg:width="0.08cm" svg:height="0.08cm" svg:x="16.178cm" svg:y="7.858cm">
          <text:p/>
        </draw:circle>
        <draw:circle draw:style-name="gr1" draw:text-style-name="P1" draw:layer="layout" svg:width="0.08cm" svg:height="0.08cm" svg:x="16.432cm" svg:y="7.858cm">
          <text:p/>
        </draw:circle>
        <draw:circle draw:style-name="gr1" draw:text-style-name="P1" draw:layer="layout" svg:width="0.08cm" svg:height="0.08cm" svg:x="16.686cm" svg:y="7.858cm">
          <text:p/>
        </draw:circle>
        <draw:circle draw:style-name="gr1" draw:text-style-name="P1" draw:layer="layout" svg:width="0.08cm" svg:height="0.08cm" svg:x="16.94cm" svg:y="7.858cm">
          <text:p/>
        </draw:circle>
        <draw:circle draw:style-name="gr1" draw:text-style-name="P1" draw:layer="layout" svg:width="0.08cm" svg:height="0.08cm" svg:x="14.665cm" svg:y="7.858cm">
          <text:p/>
        </draw:circle>
        <draw:circle draw:style-name="gr1" draw:text-style-name="P1" draw:layer="layout" svg:width="0.08cm" svg:height="0.08cm" svg:x="14.919cm" svg:y="7.858cm">
          <text:p/>
        </draw:circle>
        <draw:circle draw:style-name="gr1" draw:text-style-name="P1" draw:layer="layout" svg:width="0.08cm" svg:height="0.08cm" svg:x="15.162cm" svg:y="7.858cm">
          <text:p/>
        </draw:circle>
        <draw:circle draw:style-name="gr1" draw:text-style-name="P1" draw:layer="layout" svg:width="0.08cm" svg:height="0.08cm" svg:x="15.416cm" svg:y="7.858cm">
          <text:p/>
        </draw:circle>
        <draw:circle draw:style-name="gr1" draw:text-style-name="P1" draw:layer="layout" svg:width="0.08cm" svg:height="0.08cm" svg:x="15.67cm" svg:y="7.858cm">
          <text:p/>
        </draw:circle>
        <draw:circle draw:style-name="gr1" draw:text-style-name="P1" draw:layer="layout" svg:width="0.08cm" svg:height="0.08cm" svg:x="15.924cm" svg:y="7.858cm">
          <text:p/>
        </draw:circle>
        <draw:circle draw:style-name="gr1" draw:text-style-name="P1" draw:layer="layout" svg:width="0.08cm" svg:height="0.08cm" svg:x="16.178cm" svg:y="7.858cm">
          <text:p/>
        </draw:circle>
        <draw:circle draw:style-name="gr1" draw:text-style-name="P1" draw:layer="layout" svg:width="0.08cm" svg:height="0.08cm" svg:x="16.432cm" svg:y="7.858cm">
          <text:p/>
        </draw:circle>
        <draw:circle draw:style-name="gr1" draw:text-style-name="P1" draw:layer="layout" svg:width="0.08cm" svg:height="0.08cm" svg:x="16.686cm" svg:y="7.858cm">
          <text:p/>
        </draw:circle>
        <draw:circle draw:style-name="gr1" draw:text-style-name="P1" draw:layer="layout" svg:width="0.08cm" svg:height="0.08cm" svg:x="16.94cm" svg:y="7.858cm">
          <text:p/>
        </draw:circle>
        <draw:circle draw:style-name="gr1" draw:text-style-name="P1" draw:layer="layout" svg:width="0.08cm" svg:height="0.08cm" svg:x="14.665cm" svg:y="8.112cm">
          <text:p/>
        </draw:circle>
        <draw:circle draw:style-name="gr1" draw:text-style-name="P1" draw:layer="layout" svg:width="0.08cm" svg:height="0.08cm" svg:x="14.919cm" svg:y="8.112cm">
          <text:p/>
        </draw:circle>
        <draw:circle draw:style-name="gr1" draw:text-style-name="P1" draw:layer="layout" svg:width="0.08cm" svg:height="0.08cm" svg:x="15.162cm" svg:y="8.112cm">
          <text:p/>
        </draw:circle>
        <draw:circle draw:style-name="gr1" draw:text-style-name="P1" draw:layer="layout" svg:width="0.08cm" svg:height="0.08cm" svg:x="15.416cm" svg:y="8.112cm">
          <text:p/>
        </draw:circle>
        <draw:circle draw:style-name="gr1" draw:text-style-name="P1" draw:layer="layout" svg:width="0.08cm" svg:height="0.08cm" svg:x="15.67cm" svg:y="8.112cm">
          <text:p/>
        </draw:circle>
        <draw:circle draw:style-name="gr1" draw:text-style-name="P1" draw:layer="layout" svg:width="0.08cm" svg:height="0.08cm" svg:x="15.924cm" svg:y="8.112cm">
          <text:p/>
        </draw:circle>
        <draw:circle draw:style-name="gr1" draw:text-style-name="P1" draw:layer="layout" svg:width="0.08cm" svg:height="0.08cm" svg:x="16.178cm" svg:y="8.112cm">
          <text:p/>
        </draw:circle>
        <draw:circle draw:style-name="gr1" draw:text-style-name="P1" draw:layer="layout" svg:width="0.08cm" svg:height="0.08cm" svg:x="16.432cm" svg:y="8.112cm">
          <text:p/>
        </draw:circle>
        <draw:circle draw:style-name="gr1" draw:text-style-name="P1" draw:layer="layout" svg:width="0.08cm" svg:height="0.08cm" svg:x="16.686cm" svg:y="8.112cm">
          <text:p/>
        </draw:circle>
        <draw:circle draw:style-name="gr1" draw:text-style-name="P1" draw:layer="layout" svg:width="0.08cm" svg:height="0.08cm" svg:x="16.94cm" svg:y="8.112cm">
          <text:p/>
        </draw:circle>
        <draw:circle draw:style-name="gr1" draw:text-style-name="P1" draw:layer="layout" svg:width="0.08cm" svg:height="0.08cm" svg:x="14.665cm" svg:y="8.366cm">
          <text:p/>
        </draw:circle>
        <draw:circle draw:style-name="gr1" draw:text-style-name="P1" draw:layer="layout" svg:width="0.08cm" svg:height="0.08cm" svg:x="14.919cm" svg:y="8.366cm">
          <text:p/>
        </draw:circle>
        <draw:circle draw:style-name="gr1" draw:text-style-name="P1" draw:layer="layout" svg:width="0.08cm" svg:height="0.08cm" svg:x="15.162cm" svg:y="8.366cm">
          <text:p/>
        </draw:circle>
        <draw:circle draw:style-name="gr1" draw:text-style-name="P1" draw:layer="layout" svg:width="0.08cm" svg:height="0.08cm" svg:x="15.416cm" svg:y="8.366cm">
          <text:p/>
        </draw:circle>
        <draw:circle draw:style-name="gr1" draw:text-style-name="P1" draw:layer="layout" svg:width="0.08cm" svg:height="0.08cm" svg:x="15.67cm" svg:y="8.366cm">
          <text:p/>
        </draw:circle>
        <draw:circle draw:style-name="gr1" draw:text-style-name="P1" draw:layer="layout" svg:width="0.08cm" svg:height="0.08cm" svg:x="15.924cm" svg:y="8.366cm">
          <text:p/>
        </draw:circle>
        <draw:circle draw:style-name="gr1" draw:text-style-name="P1" draw:layer="layout" svg:width="0.08cm" svg:height="0.08cm" svg:x="16.178cm" svg:y="8.366cm">
          <text:p/>
        </draw:circle>
        <draw:circle draw:style-name="gr1" draw:text-style-name="P1" draw:layer="layout" svg:width="0.08cm" svg:height="0.08cm" svg:x="16.432cm" svg:y="8.366cm">
          <text:p/>
        </draw:circle>
        <draw:circle draw:style-name="gr1" draw:text-style-name="P1" draw:layer="layout" svg:width="0.08cm" svg:height="0.08cm" svg:x="16.686cm" svg:y="8.366cm">
          <text:p/>
        </draw:circle>
        <draw:circle draw:style-name="gr1" draw:text-style-name="P1" draw:layer="layout" svg:width="0.08cm" svg:height="0.08cm" svg:x="16.94cm" svg:y="8.366cm">
          <text:p/>
        </draw:circle>
        <draw:circle draw:style-name="gr1" draw:text-style-name="P1" draw:layer="layout" svg:width="0.08cm" svg:height="0.08cm" svg:x="14.665cm" svg:y="8.62cm">
          <text:p/>
        </draw:circle>
        <draw:circle draw:style-name="gr1" draw:text-style-name="P1" draw:layer="layout" svg:width="0.08cm" svg:height="0.08cm" svg:x="14.919cm" svg:y="8.62cm">
          <text:p/>
        </draw:circle>
        <draw:circle draw:style-name="gr1" draw:text-style-name="P1" draw:layer="layout" svg:width="0.08cm" svg:height="0.08cm" svg:x="15.162cm" svg:y="8.62cm">
          <text:p/>
        </draw:circle>
        <draw:circle draw:style-name="gr1" draw:text-style-name="P1" draw:layer="layout" svg:width="0.08cm" svg:height="0.08cm" svg:x="15.416cm" svg:y="8.62cm">
          <text:p/>
        </draw:circle>
        <draw:circle draw:style-name="gr1" draw:text-style-name="P1" draw:layer="layout" svg:width="0.08cm" svg:height="0.08cm" svg:x="15.67cm" svg:y="8.62cm">
          <text:p/>
        </draw:circle>
        <draw:circle draw:style-name="gr1" draw:text-style-name="P1" draw:layer="layout" svg:width="0.08cm" svg:height="0.08cm" svg:x="15.924cm" svg:y="8.62cm">
          <text:p/>
        </draw:circle>
        <draw:circle draw:style-name="gr1" draw:text-style-name="P1" draw:layer="layout" svg:width="0.08cm" svg:height="0.08cm" svg:x="16.178cm" svg:y="8.62cm">
          <text:p/>
        </draw:circle>
        <draw:circle draw:style-name="gr1" draw:text-style-name="P1" draw:layer="layout" svg:width="0.08cm" svg:height="0.08cm" svg:x="16.432cm" svg:y="8.62cm">
          <text:p/>
        </draw:circle>
        <draw:circle draw:style-name="gr1" draw:text-style-name="P1" draw:layer="layout" svg:width="0.08cm" svg:height="0.08cm" svg:x="16.686cm" svg:y="8.62cm">
          <text:p/>
        </draw:circle>
        <draw:circle draw:style-name="gr1" draw:text-style-name="P1" draw:layer="layout" svg:width="0.08cm" svg:height="0.08cm" svg:x="16.94cm" svg:y="8.62cm">
          <text:p/>
        </draw:circle>
        <draw:circle draw:style-name="gr1" draw:text-style-name="P1" draw:layer="layout" svg:width="0.08cm" svg:height="0.08cm" svg:x="14.665cm" svg:y="8.874cm">
          <text:p/>
        </draw:circle>
        <draw:circle draw:style-name="gr1" draw:text-style-name="P1" draw:layer="layout" svg:width="0.08cm" svg:height="0.08cm" svg:x="14.919cm" svg:y="8.874cm">
          <text:p/>
        </draw:circle>
        <draw:circle draw:style-name="gr1" draw:text-style-name="P1" draw:layer="layout" svg:width="0.08cm" svg:height="0.08cm" svg:x="15.162cm" svg:y="8.874cm">
          <text:p/>
        </draw:circle>
        <draw:circle draw:style-name="gr1" draw:text-style-name="P1" draw:layer="layout" svg:width="0.08cm" svg:height="0.08cm" svg:x="15.416cm" svg:y="8.874cm">
          <text:p/>
        </draw:circle>
        <draw:circle draw:style-name="gr1" draw:text-style-name="P1" draw:layer="layout" svg:width="0.08cm" svg:height="0.08cm" svg:x="15.67cm" svg:y="8.874cm">
          <text:p/>
        </draw:circle>
        <draw:circle draw:style-name="gr1" draw:text-style-name="P1" draw:layer="layout" svg:width="0.08cm" svg:height="0.08cm" svg:x="15.924cm" svg:y="8.874cm">
          <text:p/>
        </draw:circle>
        <draw:circle draw:style-name="gr1" draw:text-style-name="P1" draw:layer="layout" svg:width="0.08cm" svg:height="0.08cm" svg:x="16.178cm" svg:y="8.874cm">
          <text:p/>
        </draw:circle>
        <draw:circle draw:style-name="gr1" draw:text-style-name="P1" draw:layer="layout" svg:width="0.08cm" svg:height="0.08cm" svg:x="16.432cm" svg:y="8.874cm">
          <text:p/>
        </draw:circle>
        <draw:circle draw:style-name="gr1" draw:text-style-name="P1" draw:layer="layout" svg:width="0.08cm" svg:height="0.08cm" svg:x="16.686cm" svg:y="8.874cm">
          <text:p/>
        </draw:circle>
        <draw:circle draw:style-name="gr1" draw:text-style-name="P1" draw:layer="layout" svg:width="0.08cm" svg:height="0.08cm" svg:x="16.94cm" svg:y="8.874cm">
          <text:p/>
        </draw:circle>
        <draw:circle draw:style-name="gr1" draw:text-style-name="P1" draw:layer="layout" svg:width="0.08cm" svg:height="0.08cm" svg:x="14.665cm" svg:y="9.128cm">
          <text:p/>
        </draw:circle>
        <draw:circle draw:style-name="gr1" draw:text-style-name="P1" draw:layer="layout" svg:width="0.08cm" svg:height="0.08cm" svg:x="14.919cm" svg:y="9.128cm">
          <text:p/>
        </draw:circle>
        <draw:circle draw:style-name="gr1" draw:text-style-name="P1" draw:layer="layout" svg:width="0.08cm" svg:height="0.08cm" svg:x="15.162cm" svg:y="9.128cm">
          <text:p/>
        </draw:circle>
        <draw:circle draw:style-name="gr1" draw:text-style-name="P1" draw:layer="layout" svg:width="0.08cm" svg:height="0.08cm" svg:x="15.416cm" svg:y="9.128cm">
          <text:p/>
        </draw:circle>
        <draw:circle draw:style-name="gr1" draw:text-style-name="P1" draw:layer="layout" svg:width="0.08cm" svg:height="0.08cm" svg:x="15.67cm" svg:y="9.128cm">
          <text:p/>
        </draw:circle>
        <draw:circle draw:style-name="gr1" draw:text-style-name="P1" draw:layer="layout" svg:width="0.08cm" svg:height="0.08cm" svg:x="15.924cm" svg:y="9.128cm">
          <text:p/>
        </draw:circle>
        <draw:circle draw:style-name="gr1" draw:text-style-name="P1" draw:layer="layout" svg:width="0.08cm" svg:height="0.08cm" svg:x="16.178cm" svg:y="9.128cm">
          <text:p/>
        </draw:circle>
        <draw:circle draw:style-name="gr1" draw:text-style-name="P1" draw:layer="layout" svg:width="0.08cm" svg:height="0.08cm" svg:x="16.432cm" svg:y="9.128cm">
          <text:p/>
        </draw:circle>
        <draw:circle draw:style-name="gr1" draw:text-style-name="P1" draw:layer="layout" svg:width="0.08cm" svg:height="0.08cm" svg:x="16.686cm" svg:y="9.128cm">
          <text:p/>
        </draw:circle>
        <draw:circle draw:style-name="gr1" draw:text-style-name="P1" draw:layer="layout" svg:width="0.08cm" svg:height="0.08cm" svg:x="16.94cm" svg:y="9.128cm">
          <text:p/>
        </draw:circle>
        <draw:circle draw:style-name="gr1" draw:text-style-name="P1" draw:layer="layout" svg:width="0.08cm" svg:height="0.08cm" svg:x="14.665cm" svg:y="9.128cm">
          <text:p/>
        </draw:circle>
        <draw:circle draw:style-name="gr1" draw:text-style-name="P1" draw:layer="layout" svg:width="0.08cm" svg:height="0.08cm" svg:x="14.919cm" svg:y="9.128cm">
          <text:p/>
        </draw:circle>
        <draw:circle draw:style-name="gr1" draw:text-style-name="P1" draw:layer="layout" svg:width="0.08cm" svg:height="0.08cm" svg:x="15.162cm" svg:y="9.128cm">
          <text:p/>
        </draw:circle>
        <draw:circle draw:style-name="gr1" draw:text-style-name="P1" draw:layer="layout" svg:width="0.08cm" svg:height="0.08cm" svg:x="15.416cm" svg:y="9.128cm">
          <text:p/>
        </draw:circle>
        <draw:circle draw:style-name="gr1" draw:text-style-name="P1" draw:layer="layout" svg:width="0.08cm" svg:height="0.08cm" svg:x="15.67cm" svg:y="9.128cm">
          <text:p/>
        </draw:circle>
        <draw:circle draw:style-name="gr1" draw:text-style-name="P1" draw:layer="layout" svg:width="0.08cm" svg:height="0.08cm" svg:x="15.924cm" svg:y="9.128cm">
          <text:p/>
        </draw:circle>
        <draw:circle draw:style-name="gr1" draw:text-style-name="P1" draw:layer="layout" svg:width="0.08cm" svg:height="0.08cm" svg:x="16.178cm" svg:y="9.128cm">
          <text:p/>
        </draw:circle>
        <draw:circle draw:style-name="gr1" draw:text-style-name="P1" draw:layer="layout" svg:width="0.08cm" svg:height="0.08cm" svg:x="16.432cm" svg:y="9.128cm">
          <text:p/>
        </draw:circle>
        <draw:circle draw:style-name="gr1" draw:text-style-name="P1" draw:layer="layout" svg:width="0.08cm" svg:height="0.08cm" svg:x="16.686cm" svg:y="9.128cm">
          <text:p/>
        </draw:circle>
        <draw:circle draw:style-name="gr1" draw:text-style-name="P1" draw:layer="layout" svg:width="0.08cm" svg:height="0.08cm" svg:x="16.94cm" svg:y="9.128cm">
          <text:p/>
        </draw:circle>
        <draw:line draw:style-name="gr2" draw:text-style-name="P2" draw:layer="layout" svg:x1="14.705cm" svg:y1="6.715cm" svg:x2="14.705cm" svg:y2="5.521cm">
          <text:p/>
        </draw:line>
        <draw:line draw:style-name="gr2" draw:text-style-name="P2" draw:layer="layout" svg:x1="14.705cm" svg:y1="7.985cm" svg:x2="14.705cm" svg:y2="6.791cm">
          <text:p/>
        </draw:line>
        <draw:line draw:style-name="gr2" draw:text-style-name="P2" draw:layer="layout" svg:x1="14.705cm" svg:y1="9.255cm" svg:x2="14.705cm" svg:y2="8.061cm">
          <text:p/>
        </draw:line>
        <draw:line draw:style-name="gr2" draw:text-style-name="P2" draw:layer="layout" svg:x1="14.959cm" svg:y1="6.715cm" svg:x2="14.959cm" svg:y2="5.521cm">
          <text:p/>
        </draw:line>
        <draw:line draw:style-name="gr2" draw:text-style-name="P2" draw:layer="layout" svg:x1="14.959cm" svg:y1="7.985cm" svg:x2="14.959cm" svg:y2="6.791cm">
          <text:p/>
        </draw:line>
        <draw:line draw:style-name="gr2" draw:text-style-name="P2" draw:layer="layout" svg:x1="14.959cm" svg:y1="9.255cm" svg:x2="14.959cm" svg:y2="8.061cm">
          <text:p/>
        </draw:line>
        <draw:line draw:style-name="gr2" draw:text-style-name="P2" draw:layer="layout" svg:x1="15.213cm" svg:y1="6.715cm" svg:x2="15.213cm" svg:y2="5.521cm">
          <text:p/>
        </draw:line>
        <draw:line draw:style-name="gr2" draw:text-style-name="P2" draw:layer="layout" svg:x1="15.213cm" svg:y1="7.985cm" svg:x2="15.213cm" svg:y2="6.791cm">
          <text:p/>
        </draw:line>
        <draw:line draw:style-name="gr2" draw:text-style-name="P2" draw:layer="layout" svg:x1="15.213cm" svg:y1="9.255cm" svg:x2="15.213cm" svg:y2="8.061cm">
          <text:p/>
        </draw:line>
        <draw:line draw:style-name="gr2" draw:text-style-name="P2" draw:layer="layout" svg:x1="15.467cm" svg:y1="6.715cm" svg:x2="15.467cm" svg:y2="5.521cm">
          <text:p/>
        </draw:line>
        <draw:line draw:style-name="gr2" draw:text-style-name="P2" draw:layer="layout" svg:x1="15.467cm" svg:y1="7.985cm" svg:x2="15.467cm" svg:y2="6.791cm">
          <text:p/>
        </draw:line>
        <draw:line draw:style-name="gr2" draw:text-style-name="P2" draw:layer="layout" svg:x1="15.467cm" svg:y1="9.255cm" svg:x2="15.467cm" svg:y2="8.061cm">
          <text:p/>
        </draw:line>
        <draw:line draw:style-name="gr2" draw:text-style-name="P2" draw:layer="layout" svg:x1="15.721cm" svg:y1="6.715cm" svg:x2="15.721cm" svg:y2="5.521cm">
          <text:p/>
        </draw:line>
        <draw:line draw:style-name="gr2" draw:text-style-name="P2" draw:layer="layout" svg:x1="15.721cm" svg:y1="7.985cm" svg:x2="15.721cm" svg:y2="6.791cm">
          <text:p/>
        </draw:line>
        <draw:line draw:style-name="gr2" draw:text-style-name="P2" draw:layer="layout" svg:x1="15.721cm" svg:y1="9.255cm" svg:x2="15.721cm" svg:y2="8.061cm">
          <text:p/>
        </draw:line>
        <draw:line draw:style-name="gr2" draw:text-style-name="P2" draw:layer="layout" svg:x1="15.975cm" svg:y1="6.715cm" svg:x2="15.975cm" svg:y2="5.521cm">
          <text:p/>
        </draw:line>
        <draw:line draw:style-name="gr2" draw:text-style-name="P2" draw:layer="layout" svg:x1="15.975cm" svg:y1="7.985cm" svg:x2="15.975cm" svg:y2="6.791cm">
          <text:p/>
        </draw:line>
        <draw:line draw:style-name="gr2" draw:text-style-name="P2" draw:layer="layout" svg:x1="15.975cm" svg:y1="9.255cm" svg:x2="15.975cm" svg:y2="8.061cm">
          <text:p/>
        </draw:line>
        <draw:line draw:style-name="gr2" draw:text-style-name="P2" draw:layer="layout" svg:x1="16.229cm" svg:y1="6.715cm" svg:x2="16.229cm" svg:y2="5.521cm">
          <text:p/>
        </draw:line>
        <draw:line draw:style-name="gr2" draw:text-style-name="P2" draw:layer="layout" svg:x1="16.229cm" svg:y1="7.985cm" svg:x2="16.229cm" svg:y2="6.791cm">
          <text:p/>
        </draw:line>
        <draw:line draw:style-name="gr2" draw:text-style-name="P2" draw:layer="layout" svg:x1="16.229cm" svg:y1="9.255cm" svg:x2="16.229cm" svg:y2="8.061cm">
          <text:p/>
        </draw:line>
        <draw:line draw:style-name="gr2" draw:text-style-name="P2" draw:layer="layout" svg:x1="16.472cm" svg:y1="6.715cm" svg:x2="16.472cm" svg:y2="5.521cm">
          <text:p/>
        </draw:line>
        <draw:line draw:style-name="gr2" draw:text-style-name="P2" draw:layer="layout" svg:x1="16.472cm" svg:y1="7.985cm" svg:x2="16.472cm" svg:y2="6.791cm">
          <text:p/>
        </draw:line>
        <draw:line draw:style-name="gr2" draw:text-style-name="P2" draw:layer="layout" svg:x1="16.483cm" svg:y1="9.255cm" svg:x2="16.483cm" svg:y2="8.061cm">
          <text:p/>
        </draw:line>
        <draw:line draw:style-name="gr2" draw:text-style-name="P2" draw:layer="layout" svg:x1="16.726cm" svg:y1="6.715cm" svg:x2="16.726cm" svg:y2="5.521cm">
          <text:p/>
        </draw:line>
        <draw:line draw:style-name="gr2" draw:text-style-name="P2" draw:layer="layout" svg:x1="16.726cm" svg:y1="7.985cm" svg:x2="16.726cm" svg:y2="6.791cm">
          <text:p/>
        </draw:line>
        <draw:line draw:style-name="gr2" draw:text-style-name="P2" draw:layer="layout" svg:x1="16.726cm" svg:y1="9.255cm" svg:x2="16.726cm" svg:y2="8.061cm">
          <text:p/>
        </draw:line>
        <draw:line draw:style-name="gr2" draw:text-style-name="P2" draw:layer="layout" svg:x1="16.98cm" svg:y1="6.715cm" svg:x2="16.98cm" svg:y2="5.521cm">
          <text:p/>
        </draw:line>
        <draw:line draw:style-name="gr2" draw:text-style-name="P2" draw:layer="layout" svg:x1="16.98cm" svg:y1="7.985cm" svg:x2="16.98cm" svg:y2="6.791cm">
          <text:p/>
        </draw:line>
        <draw:line draw:style-name="gr2" draw:text-style-name="P2" draw:layer="layout" svg:x1="16.98cm" svg:y1="9.255cm" svg:x2="16.98cm" svg:y2="8.061cm">
          <text:p/>
        </draw:line>
        <draw:circle draw:style-name="gr1" draw:text-style-name="P1" draw:layer="layout" svg:width="0.08cm" svg:height="0.08cm" svg:x="17.205cm" svg:y="5.572cm">
          <text:p/>
        </draw:circle>
        <draw:circle draw:style-name="gr1" draw:text-style-name="P1" draw:layer="layout" svg:width="0.08cm" svg:height="0.08cm" svg:x="17.459cm" svg:y="5.572cm">
          <text:p/>
        </draw:circle>
        <draw:circle draw:style-name="gr1" draw:text-style-name="P1" draw:layer="layout" svg:width="0.08cm" svg:height="0.08cm" svg:x="17.702cm" svg:y="5.572cm">
          <text:p/>
        </draw:circle>
        <draw:circle draw:style-name="gr1" draw:text-style-name="P1" draw:layer="layout" svg:width="0.08cm" svg:height="0.08cm" svg:x="17.956cm" svg:y="5.572cm">
          <text:p/>
        </draw:circle>
        <draw:circle draw:style-name="gr1" draw:text-style-name="P1" draw:layer="layout" svg:width="0.08cm" svg:height="0.08cm" svg:x="18.21cm" svg:y="5.572cm">
          <text:p/>
        </draw:circle>
        <draw:circle draw:style-name="gr1" draw:text-style-name="P1" draw:layer="layout" svg:width="0.08cm" svg:height="0.08cm" svg:x="18.464cm" svg:y="5.572cm">
          <text:p/>
        </draw:circle>
        <draw:circle draw:style-name="gr1" draw:text-style-name="P1" draw:layer="layout" svg:width="0.08cm" svg:height="0.08cm" svg:x="18.718cm" svg:y="5.572cm">
          <text:p/>
        </draw:circle>
        <draw:circle draw:style-name="gr1" draw:text-style-name="P1" draw:layer="layout" svg:width="0.08cm" svg:height="0.08cm" svg:x="18.972cm" svg:y="5.572cm">
          <text:p/>
        </draw:circle>
        <draw:circle draw:style-name="gr1" draw:text-style-name="P1" draw:layer="layout" svg:width="0.08cm" svg:height="0.08cm" svg:x="17.205cm" svg:y="5.826cm">
          <text:p/>
        </draw:circle>
        <draw:circle draw:style-name="gr1" draw:text-style-name="P1" draw:layer="layout" svg:width="0.08cm" svg:height="0.08cm" svg:x="17.459cm" svg:y="5.826cm">
          <text:p/>
        </draw:circle>
        <draw:circle draw:style-name="gr1" draw:text-style-name="P1" draw:layer="layout" svg:width="0.08cm" svg:height="0.08cm" svg:x="17.702cm" svg:y="5.826cm">
          <text:p/>
        </draw:circle>
        <draw:circle draw:style-name="gr1" draw:text-style-name="P1" draw:layer="layout" svg:width="0.08cm" svg:height="0.08cm" svg:x="17.956cm" svg:y="5.826cm">
          <text:p/>
        </draw:circle>
        <draw:circle draw:style-name="gr1" draw:text-style-name="P1" draw:layer="layout" svg:width="0.08cm" svg:height="0.08cm" svg:x="18.21cm" svg:y="5.826cm">
          <text:p/>
        </draw:circle>
        <draw:circle draw:style-name="gr1" draw:text-style-name="P1" draw:layer="layout" svg:width="0.08cm" svg:height="0.08cm" svg:x="18.464cm" svg:y="5.826cm">
          <text:p/>
        </draw:circle>
        <draw:circle draw:style-name="gr1" draw:text-style-name="P1" draw:layer="layout" svg:width="0.08cm" svg:height="0.08cm" svg:x="18.718cm" svg:y="5.826cm">
          <text:p/>
        </draw:circle>
        <draw:circle draw:style-name="gr1" draw:text-style-name="P1" draw:layer="layout" svg:width="0.08cm" svg:height="0.08cm" svg:x="18.972cm" svg:y="5.826cm">
          <text:p/>
        </draw:circle>
        <draw:circle draw:style-name="gr1" draw:text-style-name="P1" draw:layer="layout" svg:width="0.08cm" svg:height="0.08cm" svg:x="17.205cm" svg:y="6.08cm">
          <text:p/>
        </draw:circle>
        <draw:circle draw:style-name="gr1" draw:text-style-name="P1" draw:layer="layout" svg:width="0.08cm" svg:height="0.08cm" svg:x="17.459cm" svg:y="6.08cm">
          <text:p/>
        </draw:circle>
        <draw:circle draw:style-name="gr1" draw:text-style-name="P1" draw:layer="layout" svg:width="0.08cm" svg:height="0.08cm" svg:x="17.702cm" svg:y="6.08cm">
          <text:p/>
        </draw:circle>
        <draw:circle draw:style-name="gr1" draw:text-style-name="P1" draw:layer="layout" svg:width="0.08cm" svg:height="0.08cm" svg:x="17.956cm" svg:y="6.08cm">
          <text:p/>
        </draw:circle>
        <draw:circle draw:style-name="gr1" draw:text-style-name="P1" draw:layer="layout" svg:width="0.08cm" svg:height="0.08cm" svg:x="18.21cm" svg:y="6.08cm">
          <text:p/>
        </draw:circle>
        <draw:circle draw:style-name="gr1" draw:text-style-name="P1" draw:layer="layout" svg:width="0.08cm" svg:height="0.08cm" svg:x="18.464cm" svg:y="6.08cm">
          <text:p/>
        </draw:circle>
        <draw:circle draw:style-name="gr1" draw:text-style-name="P1" draw:layer="layout" svg:width="0.08cm" svg:height="0.08cm" svg:x="18.718cm" svg:y="6.08cm">
          <text:p/>
        </draw:circle>
        <draw:circle draw:style-name="gr1" draw:text-style-name="P1" draw:layer="layout" svg:width="0.08cm" svg:height="0.08cm" svg:x="18.972cm" svg:y="6.08cm">
          <text:p/>
        </draw:circle>
        <draw:circle draw:style-name="gr1" draw:text-style-name="P1" draw:layer="layout" svg:width="0.08cm" svg:height="0.08cm" svg:x="17.205cm" svg:y="6.334cm">
          <text:p/>
        </draw:circle>
        <draw:circle draw:style-name="gr1" draw:text-style-name="P1" draw:layer="layout" svg:width="0.08cm" svg:height="0.08cm" svg:x="17.459cm" svg:y="6.334cm">
          <text:p/>
        </draw:circle>
        <draw:circle draw:style-name="gr1" draw:text-style-name="P1" draw:layer="layout" svg:width="0.08cm" svg:height="0.08cm" svg:x="17.702cm" svg:y="6.334cm">
          <text:p/>
        </draw:circle>
        <draw:circle draw:style-name="gr1" draw:text-style-name="P1" draw:layer="layout" svg:width="0.08cm" svg:height="0.08cm" svg:x="17.956cm" svg:y="6.334cm">
          <text:p/>
        </draw:circle>
        <draw:circle draw:style-name="gr1" draw:text-style-name="P1" draw:layer="layout" svg:width="0.08cm" svg:height="0.08cm" svg:x="18.21cm" svg:y="6.334cm">
          <text:p/>
        </draw:circle>
        <draw:circle draw:style-name="gr1" draw:text-style-name="P1" draw:layer="layout" svg:width="0.08cm" svg:height="0.08cm" svg:x="18.464cm" svg:y="6.334cm">
          <text:p/>
        </draw:circle>
        <draw:circle draw:style-name="gr1" draw:text-style-name="P1" draw:layer="layout" svg:width="0.08cm" svg:height="0.08cm" svg:x="18.718cm" svg:y="6.334cm">
          <text:p/>
        </draw:circle>
        <draw:circle draw:style-name="gr1" draw:text-style-name="P1" draw:layer="layout" svg:width="0.08cm" svg:height="0.08cm" svg:x="18.972cm" svg:y="6.334cm">
          <text:p/>
        </draw:circle>
        <draw:circle draw:style-name="gr1" draw:text-style-name="P1" draw:layer="layout" svg:width="0.08cm" svg:height="0.08cm" svg:x="17.205cm" svg:y="6.588cm">
          <text:p/>
        </draw:circle>
        <draw:circle draw:style-name="gr1" draw:text-style-name="P1" draw:layer="layout" svg:width="0.08cm" svg:height="0.08cm" svg:x="17.459cm" svg:y="6.588cm">
          <text:p/>
        </draw:circle>
        <draw:circle draw:style-name="gr1" draw:text-style-name="P1" draw:layer="layout" svg:width="0.08cm" svg:height="0.08cm" svg:x="17.702cm" svg:y="6.588cm">
          <text:p/>
        </draw:circle>
        <draw:circle draw:style-name="gr1" draw:text-style-name="P1" draw:layer="layout" svg:width="0.08cm" svg:height="0.08cm" svg:x="17.956cm" svg:y="6.588cm">
          <text:p/>
        </draw:circle>
        <draw:circle draw:style-name="gr1" draw:text-style-name="P1" draw:layer="layout" svg:width="0.08cm" svg:height="0.08cm" svg:x="18.21cm" svg:y="6.588cm">
          <text:p/>
        </draw:circle>
        <draw:circle draw:style-name="gr1" draw:text-style-name="P1" draw:layer="layout" svg:width="0.08cm" svg:height="0.08cm" svg:x="18.464cm" svg:y="6.588cm">
          <text:p/>
        </draw:circle>
        <draw:circle draw:style-name="gr1" draw:text-style-name="P1" draw:layer="layout" svg:width="0.08cm" svg:height="0.08cm" svg:x="18.718cm" svg:y="6.588cm">
          <text:p/>
        </draw:circle>
        <draw:circle draw:style-name="gr1" draw:text-style-name="P1" draw:layer="layout" svg:width="0.08cm" svg:height="0.08cm" svg:x="18.972cm" svg:y="6.588cm">
          <text:p/>
        </draw:circle>
        <draw:circle draw:style-name="gr1" draw:text-style-name="P1" draw:layer="layout" svg:width="0.08cm" svg:height="0.08cm" svg:x="17.205cm" svg:y="6.588cm">
          <text:p/>
        </draw:circle>
        <draw:circle draw:style-name="gr1" draw:text-style-name="P1" draw:layer="layout" svg:width="0.08cm" svg:height="0.08cm" svg:x="17.459cm" svg:y="6.588cm">
          <text:p/>
        </draw:circle>
        <draw:circle draw:style-name="gr1" draw:text-style-name="P1" draw:layer="layout" svg:width="0.08cm" svg:height="0.08cm" svg:x="17.702cm" svg:y="6.588cm">
          <text:p/>
        </draw:circle>
        <draw:circle draw:style-name="gr1" draw:text-style-name="P1" draw:layer="layout" svg:width="0.08cm" svg:height="0.08cm" svg:x="17.956cm" svg:y="6.588cm">
          <text:p/>
        </draw:circle>
        <draw:circle draw:style-name="gr1" draw:text-style-name="P1" draw:layer="layout" svg:width="0.08cm" svg:height="0.08cm" svg:x="18.21cm" svg:y="6.588cm">
          <text:p/>
        </draw:circle>
        <draw:circle draw:style-name="gr1" draw:text-style-name="P1" draw:layer="layout" svg:width="0.08cm" svg:height="0.08cm" svg:x="18.464cm" svg:y="6.588cm">
          <text:p/>
        </draw:circle>
        <draw:circle draw:style-name="gr1" draw:text-style-name="P1" draw:layer="layout" svg:width="0.08cm" svg:height="0.08cm" svg:x="18.718cm" svg:y="6.588cm">
          <text:p/>
        </draw:circle>
        <draw:circle draw:style-name="gr1" draw:text-style-name="P1" draw:layer="layout" svg:width="0.08cm" svg:height="0.08cm" svg:x="18.972cm" svg:y="6.588cm">
          <text:p/>
        </draw:circle>
        <draw:circle draw:style-name="gr1" draw:text-style-name="P1" draw:layer="layout" svg:width="0.08cm" svg:height="0.08cm" svg:x="17.205cm" svg:y="6.842cm">
          <text:p/>
        </draw:circle>
        <draw:circle draw:style-name="gr1" draw:text-style-name="P1" draw:layer="layout" svg:width="0.08cm" svg:height="0.08cm" svg:x="17.459cm" svg:y="6.842cm">
          <text:p/>
        </draw:circle>
        <draw:circle draw:style-name="gr1" draw:text-style-name="P1" draw:layer="layout" svg:width="0.08cm" svg:height="0.08cm" svg:x="17.702cm" svg:y="6.842cm">
          <text:p/>
        </draw:circle>
        <draw:circle draw:style-name="gr1" draw:text-style-name="P1" draw:layer="layout" svg:width="0.08cm" svg:height="0.08cm" svg:x="17.956cm" svg:y="6.842cm">
          <text:p/>
        </draw:circle>
        <draw:circle draw:style-name="gr1" draw:text-style-name="P1" draw:layer="layout" svg:width="0.08cm" svg:height="0.08cm" svg:x="18.21cm" svg:y="6.842cm">
          <text:p/>
        </draw:circle>
        <draw:circle draw:style-name="gr1" draw:text-style-name="P1" draw:layer="layout" svg:width="0.08cm" svg:height="0.08cm" svg:x="18.464cm" svg:y="6.842cm">
          <text:p/>
        </draw:circle>
        <draw:circle draw:style-name="gr1" draw:text-style-name="P1" draw:layer="layout" svg:width="0.08cm" svg:height="0.08cm" svg:x="18.718cm" svg:y="6.842cm">
          <text:p/>
        </draw:circle>
        <draw:circle draw:style-name="gr1" draw:text-style-name="P1" draw:layer="layout" svg:width="0.08cm" svg:height="0.08cm" svg:x="18.972cm" svg:y="6.842cm">
          <text:p/>
        </draw:circle>
        <draw:circle draw:style-name="gr1" draw:text-style-name="P1" draw:layer="layout" svg:width="0.08cm" svg:height="0.08cm" svg:x="17.205cm" svg:y="7.096cm">
          <text:p/>
        </draw:circle>
        <draw:circle draw:style-name="gr1" draw:text-style-name="P1" draw:layer="layout" svg:width="0.08cm" svg:height="0.08cm" svg:x="17.459cm" svg:y="7.096cm">
          <text:p/>
        </draw:circle>
        <draw:circle draw:style-name="gr1" draw:text-style-name="P1" draw:layer="layout" svg:width="0.08cm" svg:height="0.08cm" svg:x="17.702cm" svg:y="7.096cm">
          <text:p/>
        </draw:circle>
        <draw:circle draw:style-name="gr1" draw:text-style-name="P1" draw:layer="layout" svg:width="0.08cm" svg:height="0.08cm" svg:x="17.956cm" svg:y="7.096cm">
          <text:p/>
        </draw:circle>
        <draw:circle draw:style-name="gr1" draw:text-style-name="P1" draw:layer="layout" svg:width="0.08cm" svg:height="0.08cm" svg:x="18.21cm" svg:y="7.096cm">
          <text:p/>
        </draw:circle>
        <draw:circle draw:style-name="gr1" draw:text-style-name="P1" draw:layer="layout" svg:width="0.08cm" svg:height="0.08cm" svg:x="18.464cm" svg:y="7.096cm">
          <text:p/>
        </draw:circle>
        <draw:circle draw:style-name="gr1" draw:text-style-name="P1" draw:layer="layout" svg:width="0.08cm" svg:height="0.08cm" svg:x="18.718cm" svg:y="7.096cm">
          <text:p/>
        </draw:circle>
        <draw:circle draw:style-name="gr1" draw:text-style-name="P1" draw:layer="layout" svg:width="0.08cm" svg:height="0.08cm" svg:x="18.972cm" svg:y="7.096cm">
          <text:p/>
        </draw:circle>
        <draw:circle draw:style-name="gr1" draw:text-style-name="P1" draw:layer="layout" svg:width="0.08cm" svg:height="0.08cm" svg:x="17.205cm" svg:y="7.35cm">
          <text:p/>
        </draw:circle>
        <draw:circle draw:style-name="gr1" draw:text-style-name="P1" draw:layer="layout" svg:width="0.08cm" svg:height="0.08cm" svg:x="17.459cm" svg:y="7.35cm">
          <text:p/>
        </draw:circle>
        <draw:circle draw:style-name="gr1" draw:text-style-name="P1" draw:layer="layout" svg:width="0.08cm" svg:height="0.08cm" svg:x="17.702cm" svg:y="7.35cm">
          <text:p/>
        </draw:circle>
        <draw:circle draw:style-name="gr1" draw:text-style-name="P1" draw:layer="layout" svg:width="0.08cm" svg:height="0.08cm" svg:x="17.956cm" svg:y="7.35cm">
          <text:p/>
        </draw:circle>
        <draw:circle draw:style-name="gr1" draw:text-style-name="P1" draw:layer="layout" svg:width="0.08cm" svg:height="0.08cm" svg:x="18.21cm" svg:y="7.35cm">
          <text:p/>
        </draw:circle>
        <draw:circle draw:style-name="gr1" draw:text-style-name="P1" draw:layer="layout" svg:width="0.08cm" svg:height="0.08cm" svg:x="18.464cm" svg:y="7.35cm">
          <text:p/>
        </draw:circle>
        <draw:circle draw:style-name="gr1" draw:text-style-name="P1" draw:layer="layout" svg:width="0.08cm" svg:height="0.08cm" svg:x="18.718cm" svg:y="7.35cm">
          <text:p/>
        </draw:circle>
        <draw:circle draw:style-name="gr1" draw:text-style-name="P1" draw:layer="layout" svg:width="0.08cm" svg:height="0.08cm" svg:x="18.972cm" svg:y="7.35cm">
          <text:p/>
        </draw:circle>
        <draw:circle draw:style-name="gr1" draw:text-style-name="P1" draw:layer="layout" svg:width="0.08cm" svg:height="0.08cm" svg:x="17.205cm" svg:y="7.604cm">
          <text:p/>
        </draw:circle>
        <draw:circle draw:style-name="gr1" draw:text-style-name="P1" draw:layer="layout" svg:width="0.08cm" svg:height="0.08cm" svg:x="17.459cm" svg:y="7.604cm">
          <text:p/>
        </draw:circle>
        <draw:circle draw:style-name="gr1" draw:text-style-name="P1" draw:layer="layout" svg:width="0.08cm" svg:height="0.08cm" svg:x="17.702cm" svg:y="7.604cm">
          <text:p/>
        </draw:circle>
        <draw:circle draw:style-name="gr1" draw:text-style-name="P1" draw:layer="layout" svg:width="0.08cm" svg:height="0.08cm" svg:x="17.956cm" svg:y="7.604cm">
          <text:p/>
        </draw:circle>
        <draw:circle draw:style-name="gr1" draw:text-style-name="P1" draw:layer="layout" svg:width="0.08cm" svg:height="0.08cm" svg:x="18.21cm" svg:y="7.604cm">
          <text:p/>
        </draw:circle>
        <draw:circle draw:style-name="gr1" draw:text-style-name="P1" draw:layer="layout" svg:width="0.08cm" svg:height="0.08cm" svg:x="18.464cm" svg:y="7.604cm">
          <text:p/>
        </draw:circle>
        <draw:circle draw:style-name="gr1" draw:text-style-name="P1" draw:layer="layout" svg:width="0.08cm" svg:height="0.08cm" svg:x="18.718cm" svg:y="7.604cm">
          <text:p/>
        </draw:circle>
        <draw:circle draw:style-name="gr1" draw:text-style-name="P1" draw:layer="layout" svg:width="0.08cm" svg:height="0.08cm" svg:x="18.972cm" svg:y="7.604cm">
          <text:p/>
        </draw:circle>
        <draw:circle draw:style-name="gr1" draw:text-style-name="P1" draw:layer="layout" svg:width="0.08cm" svg:height="0.08cm" svg:x="17.205cm" svg:y="7.858cm">
          <text:p/>
        </draw:circle>
        <draw:circle draw:style-name="gr1" draw:text-style-name="P1" draw:layer="layout" svg:width="0.08cm" svg:height="0.08cm" svg:x="17.459cm" svg:y="7.858cm">
          <text:p/>
        </draw:circle>
        <draw:circle draw:style-name="gr1" draw:text-style-name="P1" draw:layer="layout" svg:width="0.08cm" svg:height="0.08cm" svg:x="17.702cm" svg:y="7.858cm">
          <text:p/>
        </draw:circle>
        <draw:circle draw:style-name="gr1" draw:text-style-name="P1" draw:layer="layout" svg:width="0.08cm" svg:height="0.08cm" svg:x="17.956cm" svg:y="7.858cm">
          <text:p/>
        </draw:circle>
        <draw:circle draw:style-name="gr1" draw:text-style-name="P1" draw:layer="layout" svg:width="0.08cm" svg:height="0.08cm" svg:x="18.21cm" svg:y="7.858cm">
          <text:p/>
        </draw:circle>
        <draw:circle draw:style-name="gr1" draw:text-style-name="P1" draw:layer="layout" svg:width="0.08cm" svg:height="0.08cm" svg:x="18.464cm" svg:y="7.858cm">
          <text:p/>
        </draw:circle>
        <draw:circle draw:style-name="gr1" draw:text-style-name="P1" draw:layer="layout" svg:width="0.08cm" svg:height="0.08cm" svg:x="18.718cm" svg:y="7.858cm">
          <text:p/>
        </draw:circle>
        <draw:circle draw:style-name="gr1" draw:text-style-name="P1" draw:layer="layout" svg:width="0.08cm" svg:height="0.08cm" svg:x="18.972cm" svg:y="7.858cm">
          <text:p/>
        </draw:circle>
        <draw:circle draw:style-name="gr1" draw:text-style-name="P1" draw:layer="layout" svg:width="0.08cm" svg:height="0.08cm" svg:x="17.205cm" svg:y="7.858cm">
          <text:p/>
        </draw:circle>
        <draw:circle draw:style-name="gr1" draw:text-style-name="P1" draw:layer="layout" svg:width="0.08cm" svg:height="0.08cm" svg:x="17.459cm" svg:y="7.858cm">
          <text:p/>
        </draw:circle>
        <draw:circle draw:style-name="gr1" draw:text-style-name="P1" draw:layer="layout" svg:width="0.08cm" svg:height="0.08cm" svg:x="17.702cm" svg:y="7.858cm">
          <text:p/>
        </draw:circle>
        <draw:circle draw:style-name="gr1" draw:text-style-name="P1" draw:layer="layout" svg:width="0.08cm" svg:height="0.08cm" svg:x="17.956cm" svg:y="7.858cm">
          <text:p/>
        </draw:circle>
        <draw:circle draw:style-name="gr1" draw:text-style-name="P1" draw:layer="layout" svg:width="0.08cm" svg:height="0.08cm" svg:x="18.21cm" svg:y="7.858cm">
          <text:p/>
        </draw:circle>
        <draw:circle draw:style-name="gr1" draw:text-style-name="P1" draw:layer="layout" svg:width="0.08cm" svg:height="0.08cm" svg:x="18.464cm" svg:y="7.858cm">
          <text:p/>
        </draw:circle>
        <draw:circle draw:style-name="gr1" draw:text-style-name="P1" draw:layer="layout" svg:width="0.08cm" svg:height="0.08cm" svg:x="18.718cm" svg:y="7.858cm">
          <text:p/>
        </draw:circle>
        <draw:circle draw:style-name="gr1" draw:text-style-name="P1" draw:layer="layout" svg:width="0.08cm" svg:height="0.08cm" svg:x="18.972cm" svg:y="7.858cm">
          <text:p/>
        </draw:circle>
        <draw:circle draw:style-name="gr1" draw:text-style-name="P1" draw:layer="layout" svg:width="0.08cm" svg:height="0.08cm" svg:x="17.205cm" svg:y="8.112cm">
          <text:p/>
        </draw:circle>
        <draw:circle draw:style-name="gr1" draw:text-style-name="P1" draw:layer="layout" svg:width="0.08cm" svg:height="0.08cm" svg:x="17.459cm" svg:y="8.112cm">
          <text:p/>
        </draw:circle>
        <draw:circle draw:style-name="gr1" draw:text-style-name="P1" draw:layer="layout" svg:width="0.08cm" svg:height="0.08cm" svg:x="17.702cm" svg:y="8.112cm">
          <text:p/>
        </draw:circle>
        <draw:circle draw:style-name="gr1" draw:text-style-name="P1" draw:layer="layout" svg:width="0.08cm" svg:height="0.08cm" svg:x="17.956cm" svg:y="8.112cm">
          <text:p/>
        </draw:circle>
        <draw:circle draw:style-name="gr1" draw:text-style-name="P1" draw:layer="layout" svg:width="0.08cm" svg:height="0.08cm" svg:x="18.21cm" svg:y="8.112cm">
          <text:p/>
        </draw:circle>
        <draw:circle draw:style-name="gr1" draw:text-style-name="P1" draw:layer="layout" svg:width="0.08cm" svg:height="0.08cm" svg:x="18.464cm" svg:y="8.112cm">
          <text:p/>
        </draw:circle>
        <draw:circle draw:style-name="gr1" draw:text-style-name="P1" draw:layer="layout" svg:width="0.08cm" svg:height="0.08cm" svg:x="18.718cm" svg:y="8.112cm">
          <text:p/>
        </draw:circle>
        <draw:circle draw:style-name="gr1" draw:text-style-name="P1" draw:layer="layout" svg:width="0.08cm" svg:height="0.08cm" svg:x="18.972cm" svg:y="8.112cm">
          <text:p/>
        </draw:circle>
        <draw:circle draw:style-name="gr1" draw:text-style-name="P1" draw:layer="layout" svg:width="0.08cm" svg:height="0.08cm" svg:x="17.205cm" svg:y="8.366cm">
          <text:p/>
        </draw:circle>
        <draw:circle draw:style-name="gr1" draw:text-style-name="P1" draw:layer="layout" svg:width="0.08cm" svg:height="0.08cm" svg:x="17.459cm" svg:y="8.366cm">
          <text:p/>
        </draw:circle>
        <draw:circle draw:style-name="gr1" draw:text-style-name="P1" draw:layer="layout" svg:width="0.08cm" svg:height="0.08cm" svg:x="17.702cm" svg:y="8.366cm">
          <text:p/>
        </draw:circle>
        <draw:circle draw:style-name="gr1" draw:text-style-name="P1" draw:layer="layout" svg:width="0.08cm" svg:height="0.08cm" svg:x="17.956cm" svg:y="8.366cm">
          <text:p/>
        </draw:circle>
        <draw:circle draw:style-name="gr1" draw:text-style-name="P1" draw:layer="layout" svg:width="0.08cm" svg:height="0.08cm" svg:x="18.21cm" svg:y="8.366cm">
          <text:p/>
        </draw:circle>
        <draw:circle draw:style-name="gr1" draw:text-style-name="P1" draw:layer="layout" svg:width="0.08cm" svg:height="0.08cm" svg:x="18.464cm" svg:y="8.366cm">
          <text:p/>
        </draw:circle>
        <draw:circle draw:style-name="gr1" draw:text-style-name="P1" draw:layer="layout" svg:width="0.08cm" svg:height="0.08cm" svg:x="18.718cm" svg:y="8.366cm">
          <text:p/>
        </draw:circle>
        <draw:circle draw:style-name="gr1" draw:text-style-name="P1" draw:layer="layout" svg:width="0.08cm" svg:height="0.08cm" svg:x="18.972cm" svg:y="8.366cm">
          <text:p/>
        </draw:circle>
        <draw:circle draw:style-name="gr1" draw:text-style-name="P1" draw:layer="layout" svg:width="0.08cm" svg:height="0.08cm" svg:x="17.205cm" svg:y="8.62cm">
          <text:p/>
        </draw:circle>
        <draw:circle draw:style-name="gr1" draw:text-style-name="P1" draw:layer="layout" svg:width="0.08cm" svg:height="0.08cm" svg:x="17.459cm" svg:y="8.62cm">
          <text:p/>
        </draw:circle>
        <draw:circle draw:style-name="gr1" draw:text-style-name="P1" draw:layer="layout" svg:width="0.08cm" svg:height="0.08cm" svg:x="17.702cm" svg:y="8.62cm">
          <text:p/>
        </draw:circle>
        <draw:circle draw:style-name="gr1" draw:text-style-name="P1" draw:layer="layout" svg:width="0.08cm" svg:height="0.08cm" svg:x="17.956cm" svg:y="8.62cm">
          <text:p/>
        </draw:circle>
        <draw:circle draw:style-name="gr1" draw:text-style-name="P1" draw:layer="layout" svg:width="0.08cm" svg:height="0.08cm" svg:x="18.21cm" svg:y="8.62cm">
          <text:p/>
        </draw:circle>
        <draw:circle draw:style-name="gr1" draw:text-style-name="P1" draw:layer="layout" svg:width="0.08cm" svg:height="0.08cm" svg:x="18.464cm" svg:y="8.62cm">
          <text:p/>
        </draw:circle>
        <draw:circle draw:style-name="gr1" draw:text-style-name="P1" draw:layer="layout" svg:width="0.08cm" svg:height="0.08cm" svg:x="18.718cm" svg:y="8.62cm">
          <text:p/>
        </draw:circle>
        <draw:circle draw:style-name="gr1" draw:text-style-name="P1" draw:layer="layout" svg:width="0.08cm" svg:height="0.08cm" svg:x="18.972cm" svg:y="8.62cm">
          <text:p/>
        </draw:circle>
        <draw:circle draw:style-name="gr1" draw:text-style-name="P1" draw:layer="layout" svg:width="0.08cm" svg:height="0.08cm" svg:x="17.205cm" svg:y="8.874cm">
          <text:p/>
        </draw:circle>
        <draw:circle draw:style-name="gr1" draw:text-style-name="P1" draw:layer="layout" svg:width="0.08cm" svg:height="0.08cm" svg:x="17.459cm" svg:y="8.874cm">
          <text:p/>
        </draw:circle>
        <draw:circle draw:style-name="gr1" draw:text-style-name="P1" draw:layer="layout" svg:width="0.08cm" svg:height="0.08cm" svg:x="17.702cm" svg:y="8.874cm">
          <text:p/>
        </draw:circle>
        <draw:circle draw:style-name="gr1" draw:text-style-name="P1" draw:layer="layout" svg:width="0.08cm" svg:height="0.08cm" svg:x="17.956cm" svg:y="8.874cm">
          <text:p/>
        </draw:circle>
        <draw:circle draw:style-name="gr1" draw:text-style-name="P1" draw:layer="layout" svg:width="0.08cm" svg:height="0.08cm" svg:x="18.21cm" svg:y="8.874cm">
          <text:p/>
        </draw:circle>
        <draw:circle draw:style-name="gr1" draw:text-style-name="P1" draw:layer="layout" svg:width="0.08cm" svg:height="0.08cm" svg:x="18.464cm" svg:y="8.874cm">
          <text:p/>
        </draw:circle>
        <draw:circle draw:style-name="gr1" draw:text-style-name="P1" draw:layer="layout" svg:width="0.08cm" svg:height="0.08cm" svg:x="18.718cm" svg:y="8.874cm">
          <text:p/>
        </draw:circle>
        <draw:circle draw:style-name="gr1" draw:text-style-name="P1" draw:layer="layout" svg:width="0.08cm" svg:height="0.08cm" svg:x="18.972cm" svg:y="8.874cm">
          <text:p/>
        </draw:circle>
        <draw:circle draw:style-name="gr1" draw:text-style-name="P1" draw:layer="layout" svg:width="0.08cm" svg:height="0.08cm" svg:x="17.205cm" svg:y="9.128cm">
          <text:p/>
        </draw:circle>
        <draw:circle draw:style-name="gr1" draw:text-style-name="P1" draw:layer="layout" svg:width="0.08cm" svg:height="0.08cm" svg:x="17.459cm" svg:y="9.128cm">
          <text:p/>
        </draw:circle>
        <draw:circle draw:style-name="gr1" draw:text-style-name="P1" draw:layer="layout" svg:width="0.08cm" svg:height="0.08cm" svg:x="17.702cm" svg:y="9.128cm">
          <text:p/>
        </draw:circle>
        <draw:circle draw:style-name="gr1" draw:text-style-name="P1" draw:layer="layout" svg:width="0.08cm" svg:height="0.08cm" svg:x="17.956cm" svg:y="9.128cm">
          <text:p/>
        </draw:circle>
        <draw:circle draw:style-name="gr1" draw:text-style-name="P1" draw:layer="layout" svg:width="0.08cm" svg:height="0.08cm" svg:x="18.21cm" svg:y="9.128cm">
          <text:p/>
        </draw:circle>
        <draw:circle draw:style-name="gr1" draw:text-style-name="P1" draw:layer="layout" svg:width="0.08cm" svg:height="0.08cm" svg:x="18.464cm" svg:y="9.128cm">
          <text:p/>
        </draw:circle>
        <draw:circle draw:style-name="gr1" draw:text-style-name="P1" draw:layer="layout" svg:width="0.08cm" svg:height="0.08cm" svg:x="18.718cm" svg:y="9.128cm">
          <text:p/>
        </draw:circle>
        <draw:circle draw:style-name="gr1" draw:text-style-name="P1" draw:layer="layout" svg:width="0.08cm" svg:height="0.08cm" svg:x="18.972cm" svg:y="9.128cm">
          <text:p/>
        </draw:circle>
        <draw:circle draw:style-name="gr1" draw:text-style-name="P1" draw:layer="layout" svg:width="0.08cm" svg:height="0.08cm" svg:x="17.205cm" svg:y="9.128cm">
          <text:p/>
        </draw:circle>
        <draw:circle draw:style-name="gr1" draw:text-style-name="P1" draw:layer="layout" svg:width="0.08cm" svg:height="0.08cm" svg:x="17.459cm" svg:y="9.128cm">
          <text:p/>
        </draw:circle>
        <draw:circle draw:style-name="gr1" draw:text-style-name="P1" draw:layer="layout" svg:width="0.08cm" svg:height="0.08cm" svg:x="17.702cm" svg:y="9.128cm">
          <text:p/>
        </draw:circle>
        <draw:circle draw:style-name="gr1" draw:text-style-name="P1" draw:layer="layout" svg:width="0.08cm" svg:height="0.08cm" svg:x="17.956cm" svg:y="9.128cm">
          <text:p/>
        </draw:circle>
        <draw:circle draw:style-name="gr1" draw:text-style-name="P1" draw:layer="layout" svg:width="0.08cm" svg:height="0.08cm" svg:x="18.21cm" svg:y="9.128cm">
          <text:p/>
        </draw:circle>
        <draw:circle draw:style-name="gr1" draw:text-style-name="P1" draw:layer="layout" svg:width="0.08cm" svg:height="0.08cm" svg:x="18.464cm" svg:y="9.128cm">
          <text:p/>
        </draw:circle>
        <draw:circle draw:style-name="gr1" draw:text-style-name="P1" draw:layer="layout" svg:width="0.08cm" svg:height="0.08cm" svg:x="18.718cm" svg:y="9.128cm">
          <text:p/>
        </draw:circle>
        <draw:circle draw:style-name="gr1" draw:text-style-name="P1" draw:layer="layout" svg:width="0.08cm" svg:height="0.08cm" svg:x="18.972cm" svg:y="9.128cm">
          <text:p/>
        </draw:circle>
        <draw:line draw:style-name="gr2" draw:text-style-name="P2" draw:layer="layout" svg:x1="17.245cm" svg:y1="6.715cm" svg:x2="17.245cm" svg:y2="5.521cm">
          <text:p/>
        </draw:line>
        <draw:line draw:style-name="gr2" draw:text-style-name="P2" draw:layer="layout" svg:x1="17.245cm" svg:y1="7.985cm" svg:x2="17.245cm" svg:y2="6.791cm">
          <text:p/>
        </draw:line>
        <draw:line draw:style-name="gr2" draw:text-style-name="P2" draw:layer="layout" svg:x1="17.245cm" svg:y1="9.255cm" svg:x2="17.245cm" svg:y2="8.061cm">
          <text:p/>
        </draw:line>
        <draw:line draw:style-name="gr2" draw:text-style-name="P2" draw:layer="layout" svg:x1="17.499cm" svg:y1="6.715cm" svg:x2="17.499cm" svg:y2="5.521cm">
          <text:p/>
        </draw:line>
        <draw:line draw:style-name="gr2" draw:text-style-name="P2" draw:layer="layout" svg:x1="17.499cm" svg:y1="7.985cm" svg:x2="17.499cm" svg:y2="6.791cm">
          <text:p/>
        </draw:line>
        <draw:line draw:style-name="gr2" draw:text-style-name="P2" draw:layer="layout" svg:x1="17.499cm" svg:y1="9.255cm" svg:x2="17.499cm" svg:y2="8.061cm">
          <text:p/>
        </draw:line>
        <draw:line draw:style-name="gr2" draw:text-style-name="P2" draw:layer="layout" svg:x1="17.753cm" svg:y1="6.715cm" svg:x2="17.753cm" svg:y2="5.521cm">
          <text:p/>
        </draw:line>
        <draw:line draw:style-name="gr2" draw:text-style-name="P2" draw:layer="layout" svg:x1="17.753cm" svg:y1="7.985cm" svg:x2="17.753cm" svg:y2="6.791cm">
          <text:p/>
        </draw:line>
        <draw:line draw:style-name="gr2" draw:text-style-name="P2" draw:layer="layout" svg:x1="17.753cm" svg:y1="9.255cm" svg:x2="17.753cm" svg:y2="8.061cm">
          <text:p/>
        </draw:line>
        <draw:line draw:style-name="gr2" draw:text-style-name="P2" draw:layer="layout" svg:x1="18.007cm" svg:y1="6.715cm" svg:x2="18.007cm" svg:y2="5.521cm">
          <text:p/>
        </draw:line>
        <draw:line draw:style-name="gr2" draw:text-style-name="P2" draw:layer="layout" svg:x1="18.007cm" svg:y1="7.985cm" svg:x2="18.007cm" svg:y2="6.791cm">
          <text:p/>
        </draw:line>
        <draw:line draw:style-name="gr2" draw:text-style-name="P2" draw:layer="layout" svg:x1="18.007cm" svg:y1="9.255cm" svg:x2="18.007cm" svg:y2="8.061cm">
          <text:p/>
        </draw:line>
        <draw:line draw:style-name="gr2" draw:text-style-name="P2" draw:layer="layout" svg:x1="18.261cm" svg:y1="6.715cm" svg:x2="18.261cm" svg:y2="5.521cm">
          <text:p/>
        </draw:line>
        <draw:line draw:style-name="gr2" draw:text-style-name="P2" draw:layer="layout" svg:x1="18.261cm" svg:y1="7.985cm" svg:x2="18.261cm" svg:y2="6.791cm">
          <text:p/>
        </draw:line>
        <draw:line draw:style-name="gr2" draw:text-style-name="P2" draw:layer="layout" svg:x1="18.261cm" svg:y1="9.255cm" svg:x2="18.261cm" svg:y2="8.061cm">
          <text:p/>
        </draw:line>
        <draw:line draw:style-name="gr2" draw:text-style-name="P2" draw:layer="layout" svg:x1="18.515cm" svg:y1="6.715cm" svg:x2="18.515cm" svg:y2="5.521cm">
          <text:p/>
        </draw:line>
        <draw:line draw:style-name="gr2" draw:text-style-name="P2" draw:layer="layout" svg:x1="18.515cm" svg:y1="7.985cm" svg:x2="18.515cm" svg:y2="6.791cm">
          <text:p/>
        </draw:line>
        <draw:line draw:style-name="gr2" draw:text-style-name="P2" draw:layer="layout" svg:x1="18.515cm" svg:y1="9.255cm" svg:x2="18.515cm" svg:y2="8.061cm">
          <text:p/>
        </draw:line>
        <draw:line draw:style-name="gr2" draw:text-style-name="P2" draw:layer="layout" svg:x1="18.769cm" svg:y1="6.715cm" svg:x2="18.769cm" svg:y2="5.521cm">
          <text:p/>
        </draw:line>
        <draw:line draw:style-name="gr2" draw:text-style-name="P2" draw:layer="layout" svg:x1="18.769cm" svg:y1="7.985cm" svg:x2="18.769cm" svg:y2="6.791cm">
          <text:p/>
        </draw:line>
        <draw:line draw:style-name="gr2" draw:text-style-name="P2" draw:layer="layout" svg:x1="18.769cm" svg:y1="9.255cm" svg:x2="18.769cm" svg:y2="8.061cm">
          <text:p/>
        </draw:line>
        <draw:line draw:style-name="gr2" draw:text-style-name="P2" draw:layer="layout" svg:x1="19.012cm" svg:y1="6.715cm" svg:x2="19.012cm" svg:y2="5.521cm">
          <text:p/>
        </draw:line>
        <draw:line draw:style-name="gr2" draw:text-style-name="P2" draw:layer="layout" svg:x1="19.012cm" svg:y1="7.985cm" svg:x2="19.012cm" svg:y2="6.791cm">
          <text:p/>
        </draw:line>
        <draw:line draw:style-name="gr2" draw:text-style-name="P2" draw:layer="layout" svg:x1="19.023cm" svg:y1="9.255cm" svg:x2="19.023cm" svg:y2="8.061cm">
          <text:p/>
        </draw:line>
        <draw:circle draw:style-name="gr1" draw:text-style-name="P1" draw:layer="layout" svg:width="0.08cm" svg:height="0.08cm" svg:x="7.071cm" svg:y="9.382cm">
          <text:p/>
        </draw:circle>
        <draw:circle draw:style-name="gr1" draw:text-style-name="P1" draw:layer="layout" svg:width="0.08cm" svg:height="0.08cm" svg:x="7.325cm" svg:y="9.382cm">
          <text:p/>
        </draw:circle>
        <draw:circle draw:style-name="gr1" draw:text-style-name="P1" draw:layer="layout" svg:width="0.08cm" svg:height="0.08cm" svg:x="7.568cm" svg:y="9.382cm">
          <text:p/>
        </draw:circle>
        <draw:circle draw:style-name="gr1" draw:text-style-name="P1" draw:layer="layout" svg:width="0.08cm" svg:height="0.08cm" svg:x="7.822cm" svg:y="9.382cm">
          <text:p/>
        </draw:circle>
        <draw:circle draw:style-name="gr1" draw:text-style-name="P1" draw:layer="layout" svg:width="0.08cm" svg:height="0.08cm" svg:x="8.076cm" svg:y="9.382cm">
          <text:p/>
        </draw:circle>
        <draw:circle draw:style-name="gr1" draw:text-style-name="P1" draw:layer="layout" svg:width="0.08cm" svg:height="0.08cm" svg:x="8.33cm" svg:y="9.382cm">
          <text:p/>
        </draw:circle>
        <draw:circle draw:style-name="gr1" draw:text-style-name="P1" draw:layer="layout" svg:width="0.08cm" svg:height="0.08cm" svg:x="8.584cm" svg:y="9.382cm">
          <text:p/>
        </draw:circle>
        <draw:circle draw:style-name="gr1" draw:text-style-name="P1" draw:layer="layout" svg:width="0.08cm" svg:height="0.08cm" svg:x="8.838cm" svg:y="9.382cm">
          <text:p/>
        </draw:circle>
        <draw:circle draw:style-name="gr1" draw:text-style-name="P1" draw:layer="layout" svg:width="0.08cm" svg:height="0.08cm" svg:x="9.092cm" svg:y="9.382cm">
          <text:p/>
        </draw:circle>
        <draw:circle draw:style-name="gr1" draw:text-style-name="P1" draw:layer="layout" svg:width="0.08cm" svg:height="0.08cm" svg:x="9.346cm" svg:y="9.382cm">
          <text:p/>
        </draw:circle>
        <draw:circle draw:style-name="gr1" draw:text-style-name="P1" draw:layer="layout" svg:width="0.08cm" svg:height="0.08cm" svg:x="7.071cm" svg:y="9.636cm">
          <text:p/>
        </draw:circle>
        <draw:circle draw:style-name="gr1" draw:text-style-name="P1" draw:layer="layout" svg:width="0.08cm" svg:height="0.08cm" svg:x="7.325cm" svg:y="9.636cm">
          <text:p/>
        </draw:circle>
        <draw:circle draw:style-name="gr1" draw:text-style-name="P1" draw:layer="layout" svg:width="0.08cm" svg:height="0.08cm" svg:x="7.568cm" svg:y="9.636cm">
          <text:p/>
        </draw:circle>
        <draw:circle draw:style-name="gr1" draw:text-style-name="P1" draw:layer="layout" svg:width="0.08cm" svg:height="0.08cm" svg:x="7.822cm" svg:y="9.636cm">
          <text:p/>
        </draw:circle>
        <draw:circle draw:style-name="gr1" draw:text-style-name="P1" draw:layer="layout" svg:width="0.08cm" svg:height="0.08cm" svg:x="8.076cm" svg:y="9.636cm">
          <text:p/>
        </draw:circle>
        <draw:circle draw:style-name="gr1" draw:text-style-name="P1" draw:layer="layout" svg:width="0.08cm" svg:height="0.08cm" svg:x="8.33cm" svg:y="9.636cm">
          <text:p/>
        </draw:circle>
        <draw:circle draw:style-name="gr1" draw:text-style-name="P1" draw:layer="layout" svg:width="0.08cm" svg:height="0.08cm" svg:x="8.584cm" svg:y="9.636cm">
          <text:p/>
        </draw:circle>
        <draw:circle draw:style-name="gr1" draw:text-style-name="P1" draw:layer="layout" svg:width="0.08cm" svg:height="0.08cm" svg:x="8.838cm" svg:y="9.636cm">
          <text:p/>
        </draw:circle>
        <draw:circle draw:style-name="gr1" draw:text-style-name="P1" draw:layer="layout" svg:width="0.08cm" svg:height="0.08cm" svg:x="9.092cm" svg:y="9.636cm">
          <text:p/>
        </draw:circle>
        <draw:circle draw:style-name="gr1" draw:text-style-name="P1" draw:layer="layout" svg:width="0.08cm" svg:height="0.08cm" svg:x="9.346cm" svg:y="9.636cm">
          <text:p/>
        </draw:circle>
        <draw:circle draw:style-name="gr1" draw:text-style-name="P1" draw:layer="layout" svg:width="0.08cm" svg:height="0.08cm" svg:x="7.071cm" svg:y="9.89cm">
          <text:p/>
        </draw:circle>
        <draw:circle draw:style-name="gr1" draw:text-style-name="P1" draw:layer="layout" svg:width="0.08cm" svg:height="0.08cm" svg:x="7.325cm" svg:y="9.89cm">
          <text:p/>
        </draw:circle>
        <draw:circle draw:style-name="gr1" draw:text-style-name="P1" draw:layer="layout" svg:width="0.08cm" svg:height="0.08cm" svg:x="7.568cm" svg:y="9.89cm">
          <text:p/>
        </draw:circle>
        <draw:circle draw:style-name="gr1" draw:text-style-name="P1" draw:layer="layout" svg:width="0.08cm" svg:height="0.08cm" svg:x="7.822cm" svg:y="9.89cm">
          <text:p/>
        </draw:circle>
        <draw:circle draw:style-name="gr1" draw:text-style-name="P1" draw:layer="layout" svg:width="0.08cm" svg:height="0.08cm" svg:x="8.076cm" svg:y="9.89cm">
          <text:p/>
        </draw:circle>
        <draw:circle draw:style-name="gr1" draw:text-style-name="P1" draw:layer="layout" svg:width="0.08cm" svg:height="0.08cm" svg:x="8.33cm" svg:y="9.89cm">
          <text:p/>
        </draw:circle>
        <draw:circle draw:style-name="gr1" draw:text-style-name="P1" draw:layer="layout" svg:width="0.08cm" svg:height="0.08cm" svg:x="8.584cm" svg:y="9.89cm">
          <text:p/>
        </draw:circle>
        <draw:circle draw:style-name="gr1" draw:text-style-name="P1" draw:layer="layout" svg:width="0.08cm" svg:height="0.08cm" svg:x="8.838cm" svg:y="9.89cm">
          <text:p/>
        </draw:circle>
        <draw:circle draw:style-name="gr1" draw:text-style-name="P1" draw:layer="layout" svg:width="0.08cm" svg:height="0.08cm" svg:x="9.092cm" svg:y="9.89cm">
          <text:p/>
        </draw:circle>
        <draw:circle draw:style-name="gr1" draw:text-style-name="P1" draw:layer="layout" svg:width="0.08cm" svg:height="0.08cm" svg:x="9.346cm" svg:y="9.89cm">
          <text:p/>
        </draw:circle>
        <draw:circle draw:style-name="gr1" draw:text-style-name="P1" draw:layer="layout" svg:width="0.08cm" svg:height="0.08cm" svg:x="7.071cm" svg:y="10.144cm">
          <text:p/>
        </draw:circle>
        <draw:circle draw:style-name="gr1" draw:text-style-name="P1" draw:layer="layout" svg:width="0.08cm" svg:height="0.08cm" svg:x="7.325cm" svg:y="10.144cm">
          <text:p/>
        </draw:circle>
        <draw:circle draw:style-name="gr1" draw:text-style-name="P1" draw:layer="layout" svg:width="0.08cm" svg:height="0.08cm" svg:x="7.568cm" svg:y="10.144cm">
          <text:p/>
        </draw:circle>
        <draw:circle draw:style-name="gr1" draw:text-style-name="P1" draw:layer="layout" svg:width="0.08cm" svg:height="0.08cm" svg:x="7.822cm" svg:y="10.144cm">
          <text:p/>
        </draw:circle>
        <draw:circle draw:style-name="gr1" draw:text-style-name="P1" draw:layer="layout" svg:width="0.08cm" svg:height="0.08cm" svg:x="8.076cm" svg:y="10.144cm">
          <text:p/>
        </draw:circle>
        <draw:circle draw:style-name="gr1" draw:text-style-name="P1" draw:layer="layout" svg:width="0.08cm" svg:height="0.08cm" svg:x="8.33cm" svg:y="10.144cm">
          <text:p/>
        </draw:circle>
        <draw:circle draw:style-name="gr1" draw:text-style-name="P1" draw:layer="layout" svg:width="0.08cm" svg:height="0.08cm" svg:x="8.584cm" svg:y="10.144cm">
          <text:p/>
        </draw:circle>
        <draw:circle draw:style-name="gr1" draw:text-style-name="P1" draw:layer="layout" svg:width="0.08cm" svg:height="0.08cm" svg:x="8.838cm" svg:y="10.144cm">
          <text:p/>
        </draw:circle>
        <draw:circle draw:style-name="gr1" draw:text-style-name="P1" draw:layer="layout" svg:width="0.08cm" svg:height="0.08cm" svg:x="9.092cm" svg:y="10.144cm">
          <text:p/>
        </draw:circle>
        <draw:circle draw:style-name="gr1" draw:text-style-name="P1" draw:layer="layout" svg:width="0.08cm" svg:height="0.08cm" svg:x="9.346cm" svg:y="10.144cm">
          <text:p/>
        </draw:circle>
        <draw:circle draw:style-name="gr1" draw:text-style-name="P1" draw:layer="layout" svg:width="0.08cm" svg:height="0.08cm" svg:x="7.071cm" svg:y="10.398cm">
          <text:p/>
        </draw:circle>
        <draw:circle draw:style-name="gr1" draw:text-style-name="P1" draw:layer="layout" svg:width="0.08cm" svg:height="0.08cm" svg:x="7.325cm" svg:y="10.398cm">
          <text:p/>
        </draw:circle>
        <draw:circle draw:style-name="gr1" draw:text-style-name="P1" draw:layer="layout" svg:width="0.08cm" svg:height="0.08cm" svg:x="7.568cm" svg:y="10.398cm">
          <text:p/>
        </draw:circle>
        <draw:circle draw:style-name="gr1" draw:text-style-name="P1" draw:layer="layout" svg:width="0.08cm" svg:height="0.08cm" svg:x="7.822cm" svg:y="10.398cm">
          <text:p/>
        </draw:circle>
        <draw:circle draw:style-name="gr1" draw:text-style-name="P1" draw:layer="layout" svg:width="0.08cm" svg:height="0.08cm" svg:x="8.076cm" svg:y="10.398cm">
          <text:p/>
        </draw:circle>
        <draw:circle draw:style-name="gr1" draw:text-style-name="P1" draw:layer="layout" svg:width="0.08cm" svg:height="0.08cm" svg:x="8.33cm" svg:y="10.398cm">
          <text:p/>
        </draw:circle>
        <draw:circle draw:style-name="gr1" draw:text-style-name="P1" draw:layer="layout" svg:width="0.08cm" svg:height="0.08cm" svg:x="8.584cm" svg:y="10.398cm">
          <text:p/>
        </draw:circle>
        <draw:circle draw:style-name="gr1" draw:text-style-name="P1" draw:layer="layout" svg:width="0.08cm" svg:height="0.08cm" svg:x="8.838cm" svg:y="10.398cm">
          <text:p/>
        </draw:circle>
        <draw:circle draw:style-name="gr1" draw:text-style-name="P1" draw:layer="layout" svg:width="0.08cm" svg:height="0.08cm" svg:x="9.092cm" svg:y="10.398cm">
          <text:p/>
        </draw:circle>
        <draw:circle draw:style-name="gr1" draw:text-style-name="P1" draw:layer="layout" svg:width="0.08cm" svg:height="0.08cm" svg:x="9.346cm" svg:y="10.398cm">
          <text:p/>
        </draw:circle>
        <draw:circle draw:style-name="gr1" draw:text-style-name="P1" draw:layer="layout" svg:width="0.08cm" svg:height="0.08cm" svg:x="7.071cm" svg:y="10.398cm">
          <text:p/>
        </draw:circle>
        <draw:circle draw:style-name="gr1" draw:text-style-name="P1" draw:layer="layout" svg:width="0.08cm" svg:height="0.08cm" svg:x="7.325cm" svg:y="10.398cm">
          <text:p/>
        </draw:circle>
        <draw:circle draw:style-name="gr1" draw:text-style-name="P1" draw:layer="layout" svg:width="0.08cm" svg:height="0.08cm" svg:x="7.568cm" svg:y="10.398cm">
          <text:p/>
        </draw:circle>
        <draw:circle draw:style-name="gr1" draw:text-style-name="P1" draw:layer="layout" svg:width="0.08cm" svg:height="0.08cm" svg:x="7.822cm" svg:y="10.398cm">
          <text:p/>
        </draw:circle>
        <draw:circle draw:style-name="gr1" draw:text-style-name="P1" draw:layer="layout" svg:width="0.08cm" svg:height="0.08cm" svg:x="8.076cm" svg:y="10.398cm">
          <text:p/>
        </draw:circle>
        <draw:circle draw:style-name="gr1" draw:text-style-name="P1" draw:layer="layout" svg:width="0.08cm" svg:height="0.08cm" svg:x="8.33cm" svg:y="10.398cm">
          <text:p/>
        </draw:circle>
        <draw:circle draw:style-name="gr1" draw:text-style-name="P1" draw:layer="layout" svg:width="0.08cm" svg:height="0.08cm" svg:x="8.584cm" svg:y="10.398cm">
          <text:p/>
        </draw:circle>
        <draw:circle draw:style-name="gr1" draw:text-style-name="P1" draw:layer="layout" svg:width="0.08cm" svg:height="0.08cm" svg:x="8.838cm" svg:y="10.398cm">
          <text:p/>
        </draw:circle>
        <draw:circle draw:style-name="gr1" draw:text-style-name="P1" draw:layer="layout" svg:width="0.08cm" svg:height="0.08cm" svg:x="9.092cm" svg:y="10.398cm">
          <text:p/>
        </draw:circle>
        <draw:circle draw:style-name="gr1" draw:text-style-name="P1" draw:layer="layout" svg:width="0.08cm" svg:height="0.08cm" svg:x="9.346cm" svg:y="10.398cm">
          <text:p/>
        </draw:circle>
        <draw:circle draw:style-name="gr1" draw:text-style-name="P1" draw:layer="layout" svg:width="0.08cm" svg:height="0.08cm" svg:x="7.071cm" svg:y="10.652cm">
          <text:p/>
        </draw:circle>
        <draw:circle draw:style-name="gr1" draw:text-style-name="P1" draw:layer="layout" svg:width="0.08cm" svg:height="0.08cm" svg:x="7.325cm" svg:y="10.652cm">
          <text:p/>
        </draw:circle>
        <draw:circle draw:style-name="gr1" draw:text-style-name="P1" draw:layer="layout" svg:width="0.08cm" svg:height="0.08cm" svg:x="7.568cm" svg:y="10.652cm">
          <text:p/>
        </draw:circle>
        <draw:circle draw:style-name="gr1" draw:text-style-name="P1" draw:layer="layout" svg:width="0.08cm" svg:height="0.08cm" svg:x="7.822cm" svg:y="10.652cm">
          <text:p/>
        </draw:circle>
        <draw:circle draw:style-name="gr1" draw:text-style-name="P1" draw:layer="layout" svg:width="0.08cm" svg:height="0.08cm" svg:x="8.076cm" svg:y="10.652cm">
          <text:p/>
        </draw:circle>
        <draw:circle draw:style-name="gr1" draw:text-style-name="P1" draw:layer="layout" svg:width="0.08cm" svg:height="0.08cm" svg:x="8.33cm" svg:y="10.652cm">
          <text:p/>
        </draw:circle>
        <draw:circle draw:style-name="gr1" draw:text-style-name="P1" draw:layer="layout" svg:width="0.08cm" svg:height="0.08cm" svg:x="8.584cm" svg:y="10.652cm">
          <text:p/>
        </draw:circle>
        <draw:circle draw:style-name="gr1" draw:text-style-name="P1" draw:layer="layout" svg:width="0.08cm" svg:height="0.08cm" svg:x="8.838cm" svg:y="10.652cm">
          <text:p/>
        </draw:circle>
        <draw:circle draw:style-name="gr1" draw:text-style-name="P1" draw:layer="layout" svg:width="0.08cm" svg:height="0.08cm" svg:x="9.092cm" svg:y="10.652cm">
          <text:p/>
        </draw:circle>
        <draw:circle draw:style-name="gr1" draw:text-style-name="P1" draw:layer="layout" svg:width="0.08cm" svg:height="0.08cm" svg:x="9.346cm" svg:y="10.652cm">
          <text:p/>
        </draw:circle>
        <draw:circle draw:style-name="gr1" draw:text-style-name="P1" draw:layer="layout" svg:width="0.08cm" svg:height="0.08cm" svg:x="7.071cm" svg:y="10.906cm">
          <text:p/>
        </draw:circle>
        <draw:circle draw:style-name="gr1" draw:text-style-name="P1" draw:layer="layout" svg:width="0.08cm" svg:height="0.08cm" svg:x="7.325cm" svg:y="10.906cm">
          <text:p/>
        </draw:circle>
        <draw:circle draw:style-name="gr1" draw:text-style-name="P1" draw:layer="layout" svg:width="0.08cm" svg:height="0.08cm" svg:x="7.568cm" svg:y="10.906cm">
          <text:p/>
        </draw:circle>
        <draw:circle draw:style-name="gr1" draw:text-style-name="P1" draw:layer="layout" svg:width="0.08cm" svg:height="0.08cm" svg:x="7.822cm" svg:y="10.906cm">
          <text:p/>
        </draw:circle>
        <draw:circle draw:style-name="gr1" draw:text-style-name="P1" draw:layer="layout" svg:width="0.08cm" svg:height="0.08cm" svg:x="8.076cm" svg:y="10.906cm">
          <text:p/>
        </draw:circle>
        <draw:circle draw:style-name="gr1" draw:text-style-name="P1" draw:layer="layout" svg:width="0.08cm" svg:height="0.08cm" svg:x="8.33cm" svg:y="10.906cm">
          <text:p/>
        </draw:circle>
        <draw:circle draw:style-name="gr1" draw:text-style-name="P1" draw:layer="layout" svg:width="0.08cm" svg:height="0.08cm" svg:x="8.584cm" svg:y="10.906cm">
          <text:p/>
        </draw:circle>
        <draw:circle draw:style-name="gr1" draw:text-style-name="P1" draw:layer="layout" svg:width="0.08cm" svg:height="0.08cm" svg:x="8.838cm" svg:y="10.906cm">
          <text:p/>
        </draw:circle>
        <draw:circle draw:style-name="gr1" draw:text-style-name="P1" draw:layer="layout" svg:width="0.08cm" svg:height="0.08cm" svg:x="9.092cm" svg:y="10.906cm">
          <text:p/>
        </draw:circle>
        <draw:circle draw:style-name="gr1" draw:text-style-name="P1" draw:layer="layout" svg:width="0.08cm" svg:height="0.08cm" svg:x="9.346cm" svg:y="10.906cm">
          <text:p/>
        </draw:circle>
        <draw:circle draw:style-name="gr1" draw:text-style-name="P1" draw:layer="layout" svg:width="0.08cm" svg:height="0.08cm" svg:x="7.071cm" svg:y="11.16cm">
          <text:p/>
        </draw:circle>
        <draw:circle draw:style-name="gr1" draw:text-style-name="P1" draw:layer="layout" svg:width="0.08cm" svg:height="0.08cm" svg:x="7.325cm" svg:y="11.16cm">
          <text:p/>
        </draw:circle>
        <draw:circle draw:style-name="gr1" draw:text-style-name="P1" draw:layer="layout" svg:width="0.08cm" svg:height="0.08cm" svg:x="7.568cm" svg:y="11.16cm">
          <text:p/>
        </draw:circle>
        <draw:circle draw:style-name="gr1" draw:text-style-name="P1" draw:layer="layout" svg:width="0.08cm" svg:height="0.08cm" svg:x="7.822cm" svg:y="11.16cm">
          <text:p/>
        </draw:circle>
        <draw:circle draw:style-name="gr1" draw:text-style-name="P1" draw:layer="layout" svg:width="0.08cm" svg:height="0.08cm" svg:x="8.076cm" svg:y="11.16cm">
          <text:p/>
        </draw:circle>
        <draw:circle draw:style-name="gr1" draw:text-style-name="P1" draw:layer="layout" svg:width="0.08cm" svg:height="0.08cm" svg:x="8.33cm" svg:y="11.16cm">
          <text:p/>
        </draw:circle>
        <draw:circle draw:style-name="gr1" draw:text-style-name="P1" draw:layer="layout" svg:width="0.08cm" svg:height="0.08cm" svg:x="8.584cm" svg:y="11.16cm">
          <text:p/>
        </draw:circle>
        <draw:circle draw:style-name="gr1" draw:text-style-name="P1" draw:layer="layout" svg:width="0.08cm" svg:height="0.08cm" svg:x="8.838cm" svg:y="11.16cm">
          <text:p/>
        </draw:circle>
        <draw:circle draw:style-name="gr1" draw:text-style-name="P1" draw:layer="layout" svg:width="0.08cm" svg:height="0.08cm" svg:x="9.092cm" svg:y="11.16cm">
          <text:p/>
        </draw:circle>
        <draw:circle draw:style-name="gr1" draw:text-style-name="P1" draw:layer="layout" svg:width="0.08cm" svg:height="0.08cm" svg:x="9.346cm" svg:y="11.16cm">
          <text:p/>
        </draw:circle>
        <draw:circle draw:style-name="gr1" draw:text-style-name="P1" draw:layer="layout" svg:width="0.08cm" svg:height="0.08cm" svg:x="7.071cm" svg:y="11.414cm">
          <text:p/>
        </draw:circle>
        <draw:circle draw:style-name="gr1" draw:text-style-name="P1" draw:layer="layout" svg:width="0.08cm" svg:height="0.08cm" svg:x="7.325cm" svg:y="11.414cm">
          <text:p/>
        </draw:circle>
        <draw:circle draw:style-name="gr1" draw:text-style-name="P1" draw:layer="layout" svg:width="0.08cm" svg:height="0.08cm" svg:x="7.568cm" svg:y="11.414cm">
          <text:p/>
        </draw:circle>
        <draw:circle draw:style-name="gr1" draw:text-style-name="P1" draw:layer="layout" svg:width="0.08cm" svg:height="0.08cm" svg:x="7.822cm" svg:y="11.414cm">
          <text:p/>
        </draw:circle>
        <draw:circle draw:style-name="gr1" draw:text-style-name="P1" draw:layer="layout" svg:width="0.08cm" svg:height="0.08cm" svg:x="8.076cm" svg:y="11.414cm">
          <text:p/>
        </draw:circle>
        <draw:circle draw:style-name="gr1" draw:text-style-name="P1" draw:layer="layout" svg:width="0.08cm" svg:height="0.08cm" svg:x="8.33cm" svg:y="11.414cm">
          <text:p/>
        </draw:circle>
        <draw:circle draw:style-name="gr1" draw:text-style-name="P1" draw:layer="layout" svg:width="0.08cm" svg:height="0.08cm" svg:x="8.584cm" svg:y="11.414cm">
          <text:p/>
        </draw:circle>
        <draw:circle draw:style-name="gr1" draw:text-style-name="P1" draw:layer="layout" svg:width="0.08cm" svg:height="0.08cm" svg:x="8.838cm" svg:y="11.414cm">
          <text:p/>
        </draw:circle>
        <draw:circle draw:style-name="gr1" draw:text-style-name="P1" draw:layer="layout" svg:width="0.08cm" svg:height="0.08cm" svg:x="9.092cm" svg:y="11.414cm">
          <text:p/>
        </draw:circle>
        <draw:circle draw:style-name="gr1" draw:text-style-name="P1" draw:layer="layout" svg:width="0.08cm" svg:height="0.08cm" svg:x="9.346cm" svg:y="11.414cm">
          <text:p/>
        </draw:circle>
        <draw:circle draw:style-name="gr1" draw:text-style-name="P1" draw:layer="layout" svg:width="0.08cm" svg:height="0.08cm" svg:x="7.071cm" svg:y="11.668cm">
          <text:p/>
        </draw:circle>
        <draw:circle draw:style-name="gr1" draw:text-style-name="P1" draw:layer="layout" svg:width="0.08cm" svg:height="0.08cm" svg:x="7.325cm" svg:y="11.668cm">
          <text:p/>
        </draw:circle>
        <draw:circle draw:style-name="gr1" draw:text-style-name="P1" draw:layer="layout" svg:width="0.08cm" svg:height="0.08cm" svg:x="7.568cm" svg:y="11.668cm">
          <text:p/>
        </draw:circle>
        <draw:circle draw:style-name="gr1" draw:text-style-name="P1" draw:layer="layout" svg:width="0.08cm" svg:height="0.08cm" svg:x="7.822cm" svg:y="11.668cm">
          <text:p/>
        </draw:circle>
        <draw:circle draw:style-name="gr1" draw:text-style-name="P1" draw:layer="layout" svg:width="0.08cm" svg:height="0.08cm" svg:x="8.076cm" svg:y="11.668cm">
          <text:p/>
        </draw:circle>
        <draw:circle draw:style-name="gr1" draw:text-style-name="P1" draw:layer="layout" svg:width="0.08cm" svg:height="0.08cm" svg:x="8.33cm" svg:y="11.668cm">
          <text:p/>
        </draw:circle>
        <draw:circle draw:style-name="gr1" draw:text-style-name="P1" draw:layer="layout" svg:width="0.08cm" svg:height="0.08cm" svg:x="8.584cm" svg:y="11.668cm">
          <text:p/>
        </draw:circle>
        <draw:circle draw:style-name="gr1" draw:text-style-name="P1" draw:layer="layout" svg:width="0.08cm" svg:height="0.08cm" svg:x="8.838cm" svg:y="11.668cm">
          <text:p/>
        </draw:circle>
        <draw:circle draw:style-name="gr1" draw:text-style-name="P1" draw:layer="layout" svg:width="0.08cm" svg:height="0.08cm" svg:x="9.092cm" svg:y="11.668cm">
          <text:p/>
        </draw:circle>
        <draw:circle draw:style-name="gr1" draw:text-style-name="P1" draw:layer="layout" svg:width="0.08cm" svg:height="0.08cm" svg:x="9.346cm" svg:y="11.668cm">
          <text:p/>
        </draw:circle>
        <draw:circle draw:style-name="gr1" draw:text-style-name="P1" draw:layer="layout" svg:width="0.08cm" svg:height="0.08cm" svg:x="7.071cm" svg:y="11.668cm">
          <text:p/>
        </draw:circle>
        <draw:circle draw:style-name="gr1" draw:text-style-name="P1" draw:layer="layout" svg:width="0.08cm" svg:height="0.08cm" svg:x="7.325cm" svg:y="11.668cm">
          <text:p/>
        </draw:circle>
        <draw:circle draw:style-name="gr1" draw:text-style-name="P1" draw:layer="layout" svg:width="0.08cm" svg:height="0.08cm" svg:x="7.568cm" svg:y="11.668cm">
          <text:p/>
        </draw:circle>
        <draw:circle draw:style-name="gr1" draw:text-style-name="P1" draw:layer="layout" svg:width="0.08cm" svg:height="0.08cm" svg:x="7.822cm" svg:y="11.668cm">
          <text:p/>
        </draw:circle>
        <draw:circle draw:style-name="gr1" draw:text-style-name="P1" draw:layer="layout" svg:width="0.08cm" svg:height="0.08cm" svg:x="8.076cm" svg:y="11.668cm">
          <text:p/>
        </draw:circle>
        <draw:circle draw:style-name="gr1" draw:text-style-name="P1" draw:layer="layout" svg:width="0.08cm" svg:height="0.08cm" svg:x="8.33cm" svg:y="11.668cm">
          <text:p/>
        </draw:circle>
        <draw:circle draw:style-name="gr1" draw:text-style-name="P1" draw:layer="layout" svg:width="0.08cm" svg:height="0.08cm" svg:x="8.584cm" svg:y="11.668cm">
          <text:p/>
        </draw:circle>
        <draw:circle draw:style-name="gr1" draw:text-style-name="P1" draw:layer="layout" svg:width="0.08cm" svg:height="0.08cm" svg:x="8.838cm" svg:y="11.668cm">
          <text:p/>
        </draw:circle>
        <draw:circle draw:style-name="gr1" draw:text-style-name="P1" draw:layer="layout" svg:width="0.08cm" svg:height="0.08cm" svg:x="9.092cm" svg:y="11.668cm">
          <text:p/>
        </draw:circle>
        <draw:circle draw:style-name="gr1" draw:text-style-name="P1" draw:layer="layout" svg:width="0.08cm" svg:height="0.08cm" svg:x="9.346cm" svg:y="11.668cm">
          <text:p/>
        </draw:circle>
        <draw:circle draw:style-name="gr1" draw:text-style-name="P1" draw:layer="layout" svg:width="0.08cm" svg:height="0.08cm" svg:x="7.071cm" svg:y="11.922cm">
          <text:p/>
        </draw:circle>
        <draw:circle draw:style-name="gr1" draw:text-style-name="P1" draw:layer="layout" svg:width="0.08cm" svg:height="0.08cm" svg:x="7.325cm" svg:y="11.922cm">
          <text:p/>
        </draw:circle>
        <draw:circle draw:style-name="gr1" draw:text-style-name="P1" draw:layer="layout" svg:width="0.08cm" svg:height="0.08cm" svg:x="7.568cm" svg:y="11.922cm">
          <text:p/>
        </draw:circle>
        <draw:circle draw:style-name="gr1" draw:text-style-name="P1" draw:layer="layout" svg:width="0.08cm" svg:height="0.08cm" svg:x="7.822cm" svg:y="11.922cm">
          <text:p/>
        </draw:circle>
        <draw:circle draw:style-name="gr1" draw:text-style-name="P1" draw:layer="layout" svg:width="0.08cm" svg:height="0.08cm" svg:x="8.076cm" svg:y="11.922cm">
          <text:p/>
        </draw:circle>
        <draw:circle draw:style-name="gr1" draw:text-style-name="P1" draw:layer="layout" svg:width="0.08cm" svg:height="0.08cm" svg:x="8.33cm" svg:y="11.922cm">
          <text:p/>
        </draw:circle>
        <draw:circle draw:style-name="gr1" draw:text-style-name="P1" draw:layer="layout" svg:width="0.08cm" svg:height="0.08cm" svg:x="8.584cm" svg:y="11.922cm">
          <text:p/>
        </draw:circle>
        <draw:circle draw:style-name="gr1" draw:text-style-name="P1" draw:layer="layout" svg:width="0.08cm" svg:height="0.08cm" svg:x="8.838cm" svg:y="11.922cm">
          <text:p/>
        </draw:circle>
        <draw:circle draw:style-name="gr1" draw:text-style-name="P1" draw:layer="layout" svg:width="0.08cm" svg:height="0.08cm" svg:x="9.092cm" svg:y="11.922cm">
          <text:p/>
        </draw:circle>
        <draw:circle draw:style-name="gr1" draw:text-style-name="P1" draw:layer="layout" svg:width="0.08cm" svg:height="0.08cm" svg:x="9.346cm" svg:y="11.922cm">
          <text:p/>
        </draw:circle>
        <draw:circle draw:style-name="gr1" draw:text-style-name="P1" draw:layer="layout" svg:width="0.08cm" svg:height="0.08cm" svg:x="7.071cm" svg:y="12.176cm">
          <text:p/>
        </draw:circle>
        <draw:circle draw:style-name="gr1" draw:text-style-name="P1" draw:layer="layout" svg:width="0.08cm" svg:height="0.08cm" svg:x="7.325cm" svg:y="12.176cm">
          <text:p/>
        </draw:circle>
        <draw:circle draw:style-name="gr1" draw:text-style-name="P1" draw:layer="layout" svg:width="0.08cm" svg:height="0.08cm" svg:x="7.568cm" svg:y="12.176cm">
          <text:p/>
        </draw:circle>
        <draw:circle draw:style-name="gr1" draw:text-style-name="P1" draw:layer="layout" svg:width="0.08cm" svg:height="0.08cm" svg:x="7.822cm" svg:y="12.176cm">
          <text:p/>
        </draw:circle>
        <draw:circle draw:style-name="gr1" draw:text-style-name="P1" draw:layer="layout" svg:width="0.08cm" svg:height="0.08cm" svg:x="8.076cm" svg:y="12.176cm">
          <text:p/>
        </draw:circle>
        <draw:circle draw:style-name="gr1" draw:text-style-name="P1" draw:layer="layout" svg:width="0.08cm" svg:height="0.08cm" svg:x="8.33cm" svg:y="12.176cm">
          <text:p/>
        </draw:circle>
        <draw:circle draw:style-name="gr1" draw:text-style-name="P1" draw:layer="layout" svg:width="0.08cm" svg:height="0.08cm" svg:x="8.584cm" svg:y="12.176cm">
          <text:p/>
        </draw:circle>
        <draw:circle draw:style-name="gr1" draw:text-style-name="P1" draw:layer="layout" svg:width="0.08cm" svg:height="0.08cm" svg:x="8.838cm" svg:y="12.176cm">
          <text:p/>
        </draw:circle>
        <draw:circle draw:style-name="gr1" draw:text-style-name="P1" draw:layer="layout" svg:width="0.08cm" svg:height="0.08cm" svg:x="9.092cm" svg:y="12.176cm">
          <text:p/>
        </draw:circle>
        <draw:circle draw:style-name="gr1" draw:text-style-name="P1" draw:layer="layout" svg:width="0.08cm" svg:height="0.08cm" svg:x="9.346cm" svg:y="12.176cm">
          <text:p/>
        </draw:circle>
        <draw:circle draw:style-name="gr1" draw:text-style-name="P1" draw:layer="layout" svg:width="0.08cm" svg:height="0.08cm" svg:x="7.071cm" svg:y="12.43cm">
          <text:p/>
        </draw:circle>
        <draw:circle draw:style-name="gr1" draw:text-style-name="P1" draw:layer="layout" svg:width="0.08cm" svg:height="0.08cm" svg:x="7.325cm" svg:y="12.43cm">
          <text:p/>
        </draw:circle>
        <draw:circle draw:style-name="gr1" draw:text-style-name="P1" draw:layer="layout" svg:width="0.08cm" svg:height="0.08cm" svg:x="7.568cm" svg:y="12.43cm">
          <text:p/>
        </draw:circle>
        <draw:circle draw:style-name="gr1" draw:text-style-name="P1" draw:layer="layout" svg:width="0.08cm" svg:height="0.08cm" svg:x="7.822cm" svg:y="12.43cm">
          <text:p/>
        </draw:circle>
        <draw:circle draw:style-name="gr1" draw:text-style-name="P1" draw:layer="layout" svg:width="0.08cm" svg:height="0.08cm" svg:x="8.076cm" svg:y="12.43cm">
          <text:p/>
        </draw:circle>
        <draw:circle draw:style-name="gr1" draw:text-style-name="P1" draw:layer="layout" svg:width="0.08cm" svg:height="0.08cm" svg:x="8.33cm" svg:y="12.43cm">
          <text:p/>
        </draw:circle>
        <draw:circle draw:style-name="gr1" draw:text-style-name="P1" draw:layer="layout" svg:width="0.08cm" svg:height="0.08cm" svg:x="8.584cm" svg:y="12.43cm">
          <text:p/>
        </draw:circle>
        <draw:circle draw:style-name="gr1" draw:text-style-name="P1" draw:layer="layout" svg:width="0.08cm" svg:height="0.08cm" svg:x="8.838cm" svg:y="12.43cm">
          <text:p/>
        </draw:circle>
        <draw:circle draw:style-name="gr1" draw:text-style-name="P1" draw:layer="layout" svg:width="0.08cm" svg:height="0.08cm" svg:x="9.092cm" svg:y="12.43cm">
          <text:p/>
        </draw:circle>
        <draw:circle draw:style-name="gr1" draw:text-style-name="P1" draw:layer="layout" svg:width="0.08cm" svg:height="0.08cm" svg:x="9.346cm" svg:y="12.43cm">
          <text:p/>
        </draw:circle>
        <draw:circle draw:style-name="gr1" draw:text-style-name="P1" draw:layer="layout" svg:width="0.08cm" svg:height="0.08cm" svg:x="7.071cm" svg:y="12.684cm">
          <text:p/>
        </draw:circle>
        <draw:circle draw:style-name="gr1" draw:text-style-name="P1" draw:layer="layout" svg:width="0.08cm" svg:height="0.08cm" svg:x="7.325cm" svg:y="12.684cm">
          <text:p/>
        </draw:circle>
        <draw:circle draw:style-name="gr1" draw:text-style-name="P1" draw:layer="layout" svg:width="0.08cm" svg:height="0.08cm" svg:x="7.568cm" svg:y="12.684cm">
          <text:p/>
        </draw:circle>
        <draw:circle draw:style-name="gr1" draw:text-style-name="P1" draw:layer="layout" svg:width="0.08cm" svg:height="0.08cm" svg:x="7.822cm" svg:y="12.684cm">
          <text:p/>
        </draw:circle>
        <draw:circle draw:style-name="gr1" draw:text-style-name="P1" draw:layer="layout" svg:width="0.08cm" svg:height="0.08cm" svg:x="8.076cm" svg:y="12.684cm">
          <text:p/>
        </draw:circle>
        <draw:circle draw:style-name="gr1" draw:text-style-name="P1" draw:layer="layout" svg:width="0.08cm" svg:height="0.08cm" svg:x="8.33cm" svg:y="12.684cm">
          <text:p/>
        </draw:circle>
        <draw:circle draw:style-name="gr1" draw:text-style-name="P1" draw:layer="layout" svg:width="0.08cm" svg:height="0.08cm" svg:x="8.584cm" svg:y="12.684cm">
          <text:p/>
        </draw:circle>
        <draw:circle draw:style-name="gr1" draw:text-style-name="P1" draw:layer="layout" svg:width="0.08cm" svg:height="0.08cm" svg:x="8.838cm" svg:y="12.684cm">
          <text:p/>
        </draw:circle>
        <draw:circle draw:style-name="gr1" draw:text-style-name="P1" draw:layer="layout" svg:width="0.08cm" svg:height="0.08cm" svg:x="9.092cm" svg:y="12.684cm">
          <text:p/>
        </draw:circle>
        <draw:circle draw:style-name="gr1" draw:text-style-name="P1" draw:layer="layout" svg:width="0.08cm" svg:height="0.08cm" svg:x="9.346cm" svg:y="12.684cm">
          <text:p/>
        </draw:circle>
        <draw:circle draw:style-name="gr1" draw:text-style-name="P1" draw:layer="layout" svg:width="0.08cm" svg:height="0.08cm" svg:x="7.071cm" svg:y="12.938cm">
          <text:p/>
        </draw:circle>
        <draw:circle draw:style-name="gr1" draw:text-style-name="P1" draw:layer="layout" svg:width="0.08cm" svg:height="0.08cm" svg:x="7.325cm" svg:y="12.938cm">
          <text:p/>
        </draw:circle>
        <draw:circle draw:style-name="gr1" draw:text-style-name="P1" draw:layer="layout" svg:width="0.08cm" svg:height="0.08cm" svg:x="7.568cm" svg:y="12.938cm">
          <text:p/>
        </draw:circle>
        <draw:circle draw:style-name="gr1" draw:text-style-name="P1" draw:layer="layout" svg:width="0.08cm" svg:height="0.08cm" svg:x="7.822cm" svg:y="12.938cm">
          <text:p/>
        </draw:circle>
        <draw:circle draw:style-name="gr1" draw:text-style-name="P1" draw:layer="layout" svg:width="0.08cm" svg:height="0.08cm" svg:x="8.076cm" svg:y="12.938cm">
          <text:p/>
        </draw:circle>
        <draw:circle draw:style-name="gr1" draw:text-style-name="P1" draw:layer="layout" svg:width="0.08cm" svg:height="0.08cm" svg:x="8.33cm" svg:y="12.938cm">
          <text:p/>
        </draw:circle>
        <draw:circle draw:style-name="gr1" draw:text-style-name="P1" draw:layer="layout" svg:width="0.08cm" svg:height="0.08cm" svg:x="8.584cm" svg:y="12.938cm">
          <text:p/>
        </draw:circle>
        <draw:circle draw:style-name="gr1" draw:text-style-name="P1" draw:layer="layout" svg:width="0.08cm" svg:height="0.08cm" svg:x="8.838cm" svg:y="12.938cm">
          <text:p/>
        </draw:circle>
        <draw:circle draw:style-name="gr1" draw:text-style-name="P1" draw:layer="layout" svg:width="0.08cm" svg:height="0.08cm" svg:x="9.092cm" svg:y="12.938cm">
          <text:p/>
        </draw:circle>
        <draw:circle draw:style-name="gr1" draw:text-style-name="P1" draw:layer="layout" svg:width="0.08cm" svg:height="0.08cm" svg:x="9.346cm" svg:y="12.938cm">
          <text:p/>
        </draw:circle>
        <draw:circle draw:style-name="gr1" draw:text-style-name="P1" draw:layer="layout" svg:width="0.08cm" svg:height="0.08cm" svg:x="7.071cm" svg:y="12.938cm">
          <text:p/>
        </draw:circle>
        <draw:circle draw:style-name="gr1" draw:text-style-name="P1" draw:layer="layout" svg:width="0.08cm" svg:height="0.08cm" svg:x="7.325cm" svg:y="12.938cm">
          <text:p/>
        </draw:circle>
        <draw:circle draw:style-name="gr1" draw:text-style-name="P1" draw:layer="layout" svg:width="0.08cm" svg:height="0.08cm" svg:x="7.568cm" svg:y="12.938cm">
          <text:p/>
        </draw:circle>
        <draw:circle draw:style-name="gr1" draw:text-style-name="P1" draw:layer="layout" svg:width="0.08cm" svg:height="0.08cm" svg:x="7.822cm" svg:y="12.938cm">
          <text:p/>
        </draw:circle>
        <draw:circle draw:style-name="gr1" draw:text-style-name="P1" draw:layer="layout" svg:width="0.08cm" svg:height="0.08cm" svg:x="8.076cm" svg:y="12.938cm">
          <text:p/>
        </draw:circle>
        <draw:circle draw:style-name="gr1" draw:text-style-name="P1" draw:layer="layout" svg:width="0.08cm" svg:height="0.08cm" svg:x="8.33cm" svg:y="12.938cm">
          <text:p/>
        </draw:circle>
        <draw:circle draw:style-name="gr1" draw:text-style-name="P1" draw:layer="layout" svg:width="0.08cm" svg:height="0.08cm" svg:x="8.584cm" svg:y="12.938cm">
          <text:p/>
        </draw:circle>
        <draw:circle draw:style-name="gr1" draw:text-style-name="P1" draw:layer="layout" svg:width="0.08cm" svg:height="0.08cm" svg:x="8.838cm" svg:y="12.938cm">
          <text:p/>
        </draw:circle>
        <draw:circle draw:style-name="gr1" draw:text-style-name="P1" draw:layer="layout" svg:width="0.08cm" svg:height="0.08cm" svg:x="9.092cm" svg:y="12.938cm">
          <text:p/>
        </draw:circle>
        <draw:circle draw:style-name="gr1" draw:text-style-name="P1" draw:layer="layout" svg:width="0.08cm" svg:height="0.08cm" svg:x="9.346cm" svg:y="12.938cm">
          <text:p/>
        </draw:circle>
        <draw:line draw:style-name="gr2" draw:text-style-name="P2" draw:layer="layout" svg:x1="7.111cm" svg:y1="10.525cm" svg:x2="7.111cm" svg:y2="9.331cm">
          <text:p/>
        </draw:line>
        <draw:line draw:style-name="gr2" draw:text-style-name="P2" draw:layer="layout" svg:x1="7.111cm" svg:y1="11.795cm" svg:x2="7.111cm" svg:y2="10.601cm">
          <text:p/>
        </draw:line>
        <draw:line draw:style-name="gr2" draw:text-style-name="P2" draw:layer="layout" svg:x1="7.111cm" svg:y1="13.065cm" svg:x2="7.111cm" svg:y2="11.871cm">
          <text:p/>
        </draw:line>
        <draw:line draw:style-name="gr2" draw:text-style-name="P2" draw:layer="layout" svg:x1="7.365cm" svg:y1="10.525cm" svg:x2="7.365cm" svg:y2="9.331cm">
          <text:p/>
        </draw:line>
        <draw:line draw:style-name="gr2" draw:text-style-name="P2" draw:layer="layout" svg:x1="7.365cm" svg:y1="11.795cm" svg:x2="7.365cm" svg:y2="10.601cm">
          <text:p/>
        </draw:line>
        <draw:line draw:style-name="gr2" draw:text-style-name="P2" draw:layer="layout" svg:x1="7.365cm" svg:y1="13.065cm" svg:x2="7.365cm" svg:y2="11.871cm">
          <text:p/>
        </draw:line>
        <draw:line draw:style-name="gr2" draw:text-style-name="P2" draw:layer="layout" svg:x1="7.619cm" svg:y1="10.525cm" svg:x2="7.619cm" svg:y2="9.331cm">
          <text:p/>
        </draw:line>
        <draw:line draw:style-name="gr2" draw:text-style-name="P2" draw:layer="layout" svg:x1="7.619cm" svg:y1="11.795cm" svg:x2="7.619cm" svg:y2="10.601cm">
          <text:p/>
        </draw:line>
        <draw:line draw:style-name="gr2" draw:text-style-name="P2" draw:layer="layout" svg:x1="7.619cm" svg:y1="13.065cm" svg:x2="7.619cm" svg:y2="11.871cm">
          <text:p/>
        </draw:line>
        <draw:line draw:style-name="gr2" draw:text-style-name="P2" draw:layer="layout" svg:x1="7.873cm" svg:y1="10.525cm" svg:x2="7.873cm" svg:y2="9.331cm">
          <text:p/>
        </draw:line>
        <draw:line draw:style-name="gr2" draw:text-style-name="P2" draw:layer="layout" svg:x1="7.873cm" svg:y1="11.795cm" svg:x2="7.873cm" svg:y2="10.601cm">
          <text:p/>
        </draw:line>
        <draw:line draw:style-name="gr2" draw:text-style-name="P2" draw:layer="layout" svg:x1="7.873cm" svg:y1="13.065cm" svg:x2="7.873cm" svg:y2="11.871cm">
          <text:p/>
        </draw:line>
        <draw:line draw:style-name="gr2" draw:text-style-name="P2" draw:layer="layout" svg:x1="8.127cm" svg:y1="10.525cm" svg:x2="8.127cm" svg:y2="9.331cm">
          <text:p/>
        </draw:line>
        <draw:line draw:style-name="gr2" draw:text-style-name="P2" draw:layer="layout" svg:x1="8.127cm" svg:y1="11.795cm" svg:x2="8.127cm" svg:y2="10.601cm">
          <text:p/>
        </draw:line>
        <draw:line draw:style-name="gr2" draw:text-style-name="P2" draw:layer="layout" svg:x1="8.127cm" svg:y1="13.065cm" svg:x2="8.127cm" svg:y2="11.871cm">
          <text:p/>
        </draw:line>
        <draw:line draw:style-name="gr2" draw:text-style-name="P2" draw:layer="layout" svg:x1="8.381cm" svg:y1="10.525cm" svg:x2="8.381cm" svg:y2="9.331cm">
          <text:p/>
        </draw:line>
        <draw:line draw:style-name="gr2" draw:text-style-name="P2" draw:layer="layout" svg:x1="8.381cm" svg:y1="11.795cm" svg:x2="8.381cm" svg:y2="10.601cm">
          <text:p/>
        </draw:line>
        <draw:line draw:style-name="gr2" draw:text-style-name="P2" draw:layer="layout" svg:x1="8.381cm" svg:y1="13.065cm" svg:x2="8.381cm" svg:y2="11.871cm">
          <text:p/>
        </draw:line>
        <draw:line draw:style-name="gr2" draw:text-style-name="P2" draw:layer="layout" svg:x1="8.635cm" svg:y1="10.525cm" svg:x2="8.635cm" svg:y2="9.331cm">
          <text:p/>
        </draw:line>
        <draw:line draw:style-name="gr2" draw:text-style-name="P2" draw:layer="layout" svg:x1="8.635cm" svg:y1="11.795cm" svg:x2="8.635cm" svg:y2="10.601cm">
          <text:p/>
        </draw:line>
        <draw:line draw:style-name="gr2" draw:text-style-name="P2" draw:layer="layout" svg:x1="8.635cm" svg:y1="13.065cm" svg:x2="8.635cm" svg:y2="11.871cm">
          <text:p/>
        </draw:line>
        <draw:line draw:style-name="gr2" draw:text-style-name="P2" draw:layer="layout" svg:x1="8.878cm" svg:y1="10.525cm" svg:x2="8.878cm" svg:y2="9.331cm">
          <text:p/>
        </draw:line>
        <draw:line draw:style-name="gr2" draw:text-style-name="P2" draw:layer="layout" svg:x1="8.878cm" svg:y1="11.795cm" svg:x2="8.878cm" svg:y2="10.601cm">
          <text:p/>
        </draw:line>
        <draw:line draw:style-name="gr2" draw:text-style-name="P2" draw:layer="layout" svg:x1="8.889cm" svg:y1="13.065cm" svg:x2="8.889cm" svg:y2="11.871cm">
          <text:p/>
        </draw:line>
        <draw:line draw:style-name="gr2" draw:text-style-name="P2" draw:layer="layout" svg:x1="9.132cm" svg:y1="10.525cm" svg:x2="9.132cm" svg:y2="9.331cm">
          <text:p/>
        </draw:line>
        <draw:line draw:style-name="gr2" draw:text-style-name="P2" draw:layer="layout" svg:x1="9.132cm" svg:y1="11.795cm" svg:x2="9.132cm" svg:y2="10.601cm">
          <text:p/>
        </draw:line>
        <draw:line draw:style-name="gr2" draw:text-style-name="P2" draw:layer="layout" svg:x1="9.132cm" svg:y1="13.065cm" svg:x2="9.132cm" svg:y2="11.871cm">
          <text:p/>
        </draw:line>
        <draw:line draw:style-name="gr2" draw:text-style-name="P2" draw:layer="layout" svg:x1="9.386cm" svg:y1="10.525cm" svg:x2="9.386cm" svg:y2="9.331cm">
          <text:p/>
        </draw:line>
        <draw:line draw:style-name="gr2" draw:text-style-name="P2" draw:layer="layout" svg:x1="9.386cm" svg:y1="11.795cm" svg:x2="9.386cm" svg:y2="10.601cm">
          <text:p/>
        </draw:line>
        <draw:line draw:style-name="gr2" draw:text-style-name="P2" draw:layer="layout" svg:x1="9.386cm" svg:y1="13.065cm" svg:x2="9.386cm" svg:y2="11.871cm">
          <text:p/>
        </draw:line>
        <draw:circle draw:style-name="gr1" draw:text-style-name="P1" draw:layer="layout" svg:width="0.08cm" svg:height="0.08cm" svg:x="9.6cm" svg:y="9.382cm">
          <text:p/>
        </draw:circle>
        <draw:circle draw:style-name="gr1" draw:text-style-name="P1" draw:layer="layout" svg:width="0.08cm" svg:height="0.08cm" svg:x="9.854cm" svg:y="9.382cm">
          <text:p/>
        </draw:circle>
        <draw:circle draw:style-name="gr1" draw:text-style-name="P1" draw:layer="layout" svg:width="0.08cm" svg:height="0.08cm" svg:x="10.097cm" svg:y="9.382cm">
          <text:p/>
        </draw:circle>
        <draw:circle draw:style-name="gr1" draw:text-style-name="P1" draw:layer="layout" svg:width="0.08cm" svg:height="0.08cm" svg:x="10.351cm" svg:y="9.382cm">
          <text:p/>
        </draw:circle>
        <draw:circle draw:style-name="gr1" draw:text-style-name="P1" draw:layer="layout" svg:width="0.08cm" svg:height="0.08cm" svg:x="10.605cm" svg:y="9.382cm">
          <text:p/>
        </draw:circle>
        <draw:circle draw:style-name="gr1" draw:text-style-name="P1" draw:layer="layout" svg:width="0.08cm" svg:height="0.08cm" svg:x="10.859cm" svg:y="9.382cm">
          <text:p/>
        </draw:circle>
        <draw:circle draw:style-name="gr1" draw:text-style-name="P1" draw:layer="layout" svg:width="0.08cm" svg:height="0.08cm" svg:x="11.113cm" svg:y="9.382cm">
          <text:p/>
        </draw:circle>
        <draw:circle draw:style-name="gr1" draw:text-style-name="P1" draw:layer="layout" svg:width="0.08cm" svg:height="0.08cm" svg:x="11.367cm" svg:y="9.382cm">
          <text:p/>
        </draw:circle>
        <draw:circle draw:style-name="gr1" draw:text-style-name="P1" draw:layer="layout" svg:width="0.08cm" svg:height="0.08cm" svg:x="11.621cm" svg:y="9.382cm">
          <text:p/>
        </draw:circle>
        <draw:circle draw:style-name="gr1" draw:text-style-name="P1" draw:layer="layout" svg:width="0.08cm" svg:height="0.08cm" svg:x="11.875cm" svg:y="9.382cm">
          <text:p/>
        </draw:circle>
        <draw:circle draw:style-name="gr1" draw:text-style-name="P1" draw:layer="layout" svg:width="0.08cm" svg:height="0.08cm" svg:x="9.6cm" svg:y="9.636cm">
          <text:p/>
        </draw:circle>
        <draw:circle draw:style-name="gr1" draw:text-style-name="P1" draw:layer="layout" svg:width="0.08cm" svg:height="0.08cm" svg:x="9.854cm" svg:y="9.636cm">
          <text:p/>
        </draw:circle>
        <draw:circle draw:style-name="gr1" draw:text-style-name="P1" draw:layer="layout" svg:width="0.08cm" svg:height="0.08cm" svg:x="10.097cm" svg:y="9.636cm">
          <text:p/>
        </draw:circle>
        <draw:circle draw:style-name="gr1" draw:text-style-name="P1" draw:layer="layout" svg:width="0.08cm" svg:height="0.08cm" svg:x="10.351cm" svg:y="9.636cm">
          <text:p/>
        </draw:circle>
        <draw:circle draw:style-name="gr1" draw:text-style-name="P1" draw:layer="layout" svg:width="0.08cm" svg:height="0.08cm" svg:x="10.605cm" svg:y="9.636cm">
          <text:p/>
        </draw:circle>
        <draw:circle draw:style-name="gr1" draw:text-style-name="P1" draw:layer="layout" svg:width="0.08cm" svg:height="0.08cm" svg:x="10.859cm" svg:y="9.636cm">
          <text:p/>
        </draw:circle>
        <draw:circle draw:style-name="gr1" draw:text-style-name="P1" draw:layer="layout" svg:width="0.08cm" svg:height="0.08cm" svg:x="11.113cm" svg:y="9.636cm">
          <text:p/>
        </draw:circle>
        <draw:circle draw:style-name="gr1" draw:text-style-name="P1" draw:layer="layout" svg:width="0.08cm" svg:height="0.08cm" svg:x="11.367cm" svg:y="9.636cm">
          <text:p/>
        </draw:circle>
        <draw:circle draw:style-name="gr1" draw:text-style-name="P1" draw:layer="layout" svg:width="0.08cm" svg:height="0.08cm" svg:x="11.621cm" svg:y="9.636cm">
          <text:p/>
        </draw:circle>
        <draw:circle draw:style-name="gr1" draw:text-style-name="P1" draw:layer="layout" svg:width="0.08cm" svg:height="0.08cm" svg:x="11.875cm" svg:y="9.636cm">
          <text:p/>
        </draw:circle>
        <draw:circle draw:style-name="gr1" draw:text-style-name="P1" draw:layer="layout" svg:width="0.08cm" svg:height="0.08cm" svg:x="9.6cm" svg:y="9.89cm">
          <text:p/>
        </draw:circle>
        <draw:circle draw:style-name="gr1" draw:text-style-name="P1" draw:layer="layout" svg:width="0.08cm" svg:height="0.08cm" svg:x="9.854cm" svg:y="9.89cm">
          <text:p/>
        </draw:circle>
        <draw:circle draw:style-name="gr1" draw:text-style-name="P1" draw:layer="layout" svg:width="0.08cm" svg:height="0.08cm" svg:x="10.097cm" svg:y="9.89cm">
          <text:p/>
        </draw:circle>
        <draw:circle draw:style-name="gr1" draw:text-style-name="P1" draw:layer="layout" svg:width="0.08cm" svg:height="0.08cm" svg:x="10.351cm" svg:y="9.89cm">
          <text:p/>
        </draw:circle>
        <draw:circle draw:style-name="gr1" draw:text-style-name="P1" draw:layer="layout" svg:width="0.08cm" svg:height="0.08cm" svg:x="10.605cm" svg:y="9.89cm">
          <text:p/>
        </draw:circle>
        <draw:circle draw:style-name="gr1" draw:text-style-name="P1" draw:layer="layout" svg:width="0.08cm" svg:height="0.08cm" svg:x="10.859cm" svg:y="9.89cm">
          <text:p/>
        </draw:circle>
        <draw:circle draw:style-name="gr1" draw:text-style-name="P1" draw:layer="layout" svg:width="0.08cm" svg:height="0.08cm" svg:x="11.113cm" svg:y="9.89cm">
          <text:p/>
        </draw:circle>
        <draw:circle draw:style-name="gr1" draw:text-style-name="P1" draw:layer="layout" svg:width="0.08cm" svg:height="0.08cm" svg:x="11.367cm" svg:y="9.89cm">
          <text:p/>
        </draw:circle>
        <draw:circle draw:style-name="gr1" draw:text-style-name="P1" draw:layer="layout" svg:width="0.08cm" svg:height="0.08cm" svg:x="11.621cm" svg:y="9.89cm">
          <text:p/>
        </draw:circle>
        <draw:circle draw:style-name="gr1" draw:text-style-name="P1" draw:layer="layout" svg:width="0.08cm" svg:height="0.08cm" svg:x="11.875cm" svg:y="9.89cm">
          <text:p/>
        </draw:circle>
        <draw:circle draw:style-name="gr1" draw:text-style-name="P1" draw:layer="layout" svg:width="0.08cm" svg:height="0.08cm" svg:x="9.6cm" svg:y="10.144cm">
          <text:p/>
        </draw:circle>
        <draw:circle draw:style-name="gr1" draw:text-style-name="P1" draw:layer="layout" svg:width="0.08cm" svg:height="0.08cm" svg:x="9.854cm" svg:y="10.144cm">
          <text:p/>
        </draw:circle>
        <draw:circle draw:style-name="gr1" draw:text-style-name="P1" draw:layer="layout" svg:width="0.08cm" svg:height="0.08cm" svg:x="10.097cm" svg:y="10.144cm">
          <text:p/>
        </draw:circle>
        <draw:circle draw:style-name="gr1" draw:text-style-name="P1" draw:layer="layout" svg:width="0.08cm" svg:height="0.08cm" svg:x="10.351cm" svg:y="10.144cm">
          <text:p/>
        </draw:circle>
        <draw:circle draw:style-name="gr1" draw:text-style-name="P1" draw:layer="layout" svg:width="0.08cm" svg:height="0.08cm" svg:x="10.605cm" svg:y="10.144cm">
          <text:p/>
        </draw:circle>
        <draw:circle draw:style-name="gr1" draw:text-style-name="P1" draw:layer="layout" svg:width="0.08cm" svg:height="0.08cm" svg:x="10.859cm" svg:y="10.144cm">
          <text:p/>
        </draw:circle>
        <draw:circle draw:style-name="gr1" draw:text-style-name="P1" draw:layer="layout" svg:width="0.08cm" svg:height="0.08cm" svg:x="11.113cm" svg:y="10.144cm">
          <text:p/>
        </draw:circle>
        <draw:circle draw:style-name="gr1" draw:text-style-name="P1" draw:layer="layout" svg:width="0.08cm" svg:height="0.08cm" svg:x="11.367cm" svg:y="10.144cm">
          <text:p/>
        </draw:circle>
        <draw:circle draw:style-name="gr1" draw:text-style-name="P1" draw:layer="layout" svg:width="0.08cm" svg:height="0.08cm" svg:x="11.621cm" svg:y="10.144cm">
          <text:p/>
        </draw:circle>
        <draw:circle draw:style-name="gr1" draw:text-style-name="P1" draw:layer="layout" svg:width="0.08cm" svg:height="0.08cm" svg:x="11.875cm" svg:y="10.144cm">
          <text:p/>
        </draw:circle>
        <draw:circle draw:style-name="gr1" draw:text-style-name="P1" draw:layer="layout" svg:width="0.08cm" svg:height="0.08cm" svg:x="9.6cm" svg:y="10.398cm">
          <text:p/>
        </draw:circle>
        <draw:circle draw:style-name="gr1" draw:text-style-name="P1" draw:layer="layout" svg:width="0.08cm" svg:height="0.08cm" svg:x="9.854cm" svg:y="10.398cm">
          <text:p/>
        </draw:circle>
        <draw:circle draw:style-name="gr1" draw:text-style-name="P1" draw:layer="layout" svg:width="0.08cm" svg:height="0.08cm" svg:x="10.097cm" svg:y="10.398cm">
          <text:p/>
        </draw:circle>
        <draw:circle draw:style-name="gr1" draw:text-style-name="P1" draw:layer="layout" svg:width="0.08cm" svg:height="0.08cm" svg:x="10.351cm" svg:y="10.398cm">
          <text:p/>
        </draw:circle>
        <draw:circle draw:style-name="gr1" draw:text-style-name="P1" draw:layer="layout" svg:width="0.08cm" svg:height="0.08cm" svg:x="10.605cm" svg:y="10.398cm">
          <text:p/>
        </draw:circle>
        <draw:circle draw:style-name="gr1" draw:text-style-name="P1" draw:layer="layout" svg:width="0.08cm" svg:height="0.08cm" svg:x="10.859cm" svg:y="10.398cm">
          <text:p/>
        </draw:circle>
        <draw:circle draw:style-name="gr1" draw:text-style-name="P1" draw:layer="layout" svg:width="0.08cm" svg:height="0.08cm" svg:x="11.113cm" svg:y="10.398cm">
          <text:p/>
        </draw:circle>
        <draw:circle draw:style-name="gr1" draw:text-style-name="P1" draw:layer="layout" svg:width="0.08cm" svg:height="0.08cm" svg:x="11.367cm" svg:y="10.398cm">
          <text:p/>
        </draw:circle>
        <draw:circle draw:style-name="gr1" draw:text-style-name="P1" draw:layer="layout" svg:width="0.08cm" svg:height="0.08cm" svg:x="11.621cm" svg:y="10.398cm">
          <text:p/>
        </draw:circle>
        <draw:circle draw:style-name="gr1" draw:text-style-name="P1" draw:layer="layout" svg:width="0.08cm" svg:height="0.08cm" svg:x="11.875cm" svg:y="10.398cm">
          <text:p/>
        </draw:circle>
        <draw:circle draw:style-name="gr1" draw:text-style-name="P1" draw:layer="layout" svg:width="0.08cm" svg:height="0.08cm" svg:x="9.6cm" svg:y="10.398cm">
          <text:p/>
        </draw:circle>
        <draw:circle draw:style-name="gr1" draw:text-style-name="P1" draw:layer="layout" svg:width="0.08cm" svg:height="0.08cm" svg:x="9.854cm" svg:y="10.398cm">
          <text:p/>
        </draw:circle>
        <draw:circle draw:style-name="gr1" draw:text-style-name="P1" draw:layer="layout" svg:width="0.08cm" svg:height="0.08cm" svg:x="10.097cm" svg:y="10.398cm">
          <text:p/>
        </draw:circle>
        <draw:circle draw:style-name="gr1" draw:text-style-name="P1" draw:layer="layout" svg:width="0.08cm" svg:height="0.08cm" svg:x="10.351cm" svg:y="10.398cm">
          <text:p/>
        </draw:circle>
        <draw:circle draw:style-name="gr1" draw:text-style-name="P1" draw:layer="layout" svg:width="0.08cm" svg:height="0.08cm" svg:x="10.605cm" svg:y="10.398cm">
          <text:p/>
        </draw:circle>
        <draw:circle draw:style-name="gr1" draw:text-style-name="P1" draw:layer="layout" svg:width="0.08cm" svg:height="0.08cm" svg:x="10.859cm" svg:y="10.398cm">
          <text:p/>
        </draw:circle>
        <draw:circle draw:style-name="gr1" draw:text-style-name="P1" draw:layer="layout" svg:width="0.08cm" svg:height="0.08cm" svg:x="11.113cm" svg:y="10.398cm">
          <text:p/>
        </draw:circle>
        <draw:circle draw:style-name="gr1" draw:text-style-name="P1" draw:layer="layout" svg:width="0.08cm" svg:height="0.08cm" svg:x="11.367cm" svg:y="10.398cm">
          <text:p/>
        </draw:circle>
        <draw:circle draw:style-name="gr1" draw:text-style-name="P1" draw:layer="layout" svg:width="0.08cm" svg:height="0.08cm" svg:x="11.621cm" svg:y="10.398cm">
          <text:p/>
        </draw:circle>
        <draw:circle draw:style-name="gr1" draw:text-style-name="P1" draw:layer="layout" svg:width="0.08cm" svg:height="0.08cm" svg:x="11.875cm" svg:y="10.398cm">
          <text:p/>
        </draw:circle>
        <draw:circle draw:style-name="gr1" draw:text-style-name="P1" draw:layer="layout" svg:width="0.08cm" svg:height="0.08cm" svg:x="9.6cm" svg:y="10.652cm">
          <text:p/>
        </draw:circle>
        <draw:circle draw:style-name="gr1" draw:text-style-name="P1" draw:layer="layout" svg:width="0.08cm" svg:height="0.08cm" svg:x="9.854cm" svg:y="10.652cm">
          <text:p/>
        </draw:circle>
        <draw:circle draw:style-name="gr1" draw:text-style-name="P1" draw:layer="layout" svg:width="0.08cm" svg:height="0.08cm" svg:x="10.097cm" svg:y="10.652cm">
          <text:p/>
        </draw:circle>
        <draw:circle draw:style-name="gr1" draw:text-style-name="P1" draw:layer="layout" svg:width="0.08cm" svg:height="0.08cm" svg:x="10.351cm" svg:y="10.652cm">
          <text:p/>
        </draw:circle>
        <draw:circle draw:style-name="gr1" draw:text-style-name="P1" draw:layer="layout" svg:width="0.08cm" svg:height="0.08cm" svg:x="10.605cm" svg:y="10.652cm">
          <text:p/>
        </draw:circle>
        <draw:circle draw:style-name="gr1" draw:text-style-name="P1" draw:layer="layout" svg:width="0.08cm" svg:height="0.08cm" svg:x="10.859cm" svg:y="10.652cm">
          <text:p/>
        </draw:circle>
        <draw:circle draw:style-name="gr1" draw:text-style-name="P1" draw:layer="layout" svg:width="0.08cm" svg:height="0.08cm" svg:x="11.113cm" svg:y="10.652cm">
          <text:p/>
        </draw:circle>
        <draw:circle draw:style-name="gr1" draw:text-style-name="P1" draw:layer="layout" svg:width="0.08cm" svg:height="0.08cm" svg:x="11.367cm" svg:y="10.652cm">
          <text:p/>
        </draw:circle>
        <draw:circle draw:style-name="gr1" draw:text-style-name="P1" draw:layer="layout" svg:width="0.08cm" svg:height="0.08cm" svg:x="11.621cm" svg:y="10.652cm">
          <text:p/>
        </draw:circle>
        <draw:circle draw:style-name="gr1" draw:text-style-name="P1" draw:layer="layout" svg:width="0.08cm" svg:height="0.08cm" svg:x="11.875cm" svg:y="10.652cm">
          <text:p/>
        </draw:circle>
        <draw:circle draw:style-name="gr1" draw:text-style-name="P1" draw:layer="layout" svg:width="0.08cm" svg:height="0.08cm" svg:x="9.6cm" svg:y="10.906cm">
          <text:p/>
        </draw:circle>
        <draw:circle draw:style-name="gr1" draw:text-style-name="P1" draw:layer="layout" svg:width="0.08cm" svg:height="0.08cm" svg:x="9.854cm" svg:y="10.906cm">
          <text:p/>
        </draw:circle>
        <draw:circle draw:style-name="gr1" draw:text-style-name="P1" draw:layer="layout" svg:width="0.08cm" svg:height="0.08cm" svg:x="10.097cm" svg:y="10.906cm">
          <text:p/>
        </draw:circle>
        <draw:circle draw:style-name="gr1" draw:text-style-name="P1" draw:layer="layout" svg:width="0.08cm" svg:height="0.08cm" svg:x="10.351cm" svg:y="10.906cm">
          <text:p/>
        </draw:circle>
        <draw:circle draw:style-name="gr1" draw:text-style-name="P1" draw:layer="layout" svg:width="0.08cm" svg:height="0.08cm" svg:x="10.605cm" svg:y="10.906cm">
          <text:p/>
        </draw:circle>
        <draw:circle draw:style-name="gr1" draw:text-style-name="P1" draw:layer="layout" svg:width="0.08cm" svg:height="0.08cm" svg:x="10.859cm" svg:y="10.906cm">
          <text:p/>
        </draw:circle>
        <draw:circle draw:style-name="gr1" draw:text-style-name="P1" draw:layer="layout" svg:width="0.08cm" svg:height="0.08cm" svg:x="11.113cm" svg:y="10.906cm">
          <text:p/>
        </draw:circle>
        <draw:circle draw:style-name="gr1" draw:text-style-name="P1" draw:layer="layout" svg:width="0.08cm" svg:height="0.08cm" svg:x="11.367cm" svg:y="10.906cm">
          <text:p/>
        </draw:circle>
        <draw:circle draw:style-name="gr1" draw:text-style-name="P1" draw:layer="layout" svg:width="0.08cm" svg:height="0.08cm" svg:x="11.621cm" svg:y="10.906cm">
          <text:p/>
        </draw:circle>
        <draw:circle draw:style-name="gr1" draw:text-style-name="P1" draw:layer="layout" svg:width="0.08cm" svg:height="0.08cm" svg:x="11.875cm" svg:y="10.906cm">
          <text:p/>
        </draw:circle>
        <draw:circle draw:style-name="gr1" draw:text-style-name="P1" draw:layer="layout" svg:width="0.08cm" svg:height="0.08cm" svg:x="9.6cm" svg:y="11.16cm">
          <text:p/>
        </draw:circle>
        <draw:circle draw:style-name="gr1" draw:text-style-name="P1" draw:layer="layout" svg:width="0.08cm" svg:height="0.08cm" svg:x="9.854cm" svg:y="11.16cm">
          <text:p/>
        </draw:circle>
        <draw:circle draw:style-name="gr1" draw:text-style-name="P1" draw:layer="layout" svg:width="0.08cm" svg:height="0.08cm" svg:x="10.097cm" svg:y="11.16cm">
          <text:p/>
        </draw:circle>
        <draw:circle draw:style-name="gr1" draw:text-style-name="P1" draw:layer="layout" svg:width="0.08cm" svg:height="0.08cm" svg:x="10.351cm" svg:y="11.16cm">
          <text:p/>
        </draw:circle>
        <draw:circle draw:style-name="gr1" draw:text-style-name="P1" draw:layer="layout" svg:width="0.08cm" svg:height="0.08cm" svg:x="10.605cm" svg:y="11.16cm">
          <text:p/>
        </draw:circle>
        <draw:circle draw:style-name="gr1" draw:text-style-name="P1" draw:layer="layout" svg:width="0.08cm" svg:height="0.08cm" svg:x="10.859cm" svg:y="11.16cm">
          <text:p/>
        </draw:circle>
        <draw:circle draw:style-name="gr1" draw:text-style-name="P1" draw:layer="layout" svg:width="0.08cm" svg:height="0.08cm" svg:x="11.113cm" svg:y="11.16cm">
          <text:p/>
        </draw:circle>
        <draw:circle draw:style-name="gr1" draw:text-style-name="P1" draw:layer="layout" svg:width="0.08cm" svg:height="0.08cm" svg:x="11.367cm" svg:y="11.16cm">
          <text:p/>
        </draw:circle>
        <draw:circle draw:style-name="gr1" draw:text-style-name="P1" draw:layer="layout" svg:width="0.08cm" svg:height="0.08cm" svg:x="11.621cm" svg:y="11.16cm">
          <text:p/>
        </draw:circle>
        <draw:circle draw:style-name="gr1" draw:text-style-name="P1" draw:layer="layout" svg:width="0.08cm" svg:height="0.08cm" svg:x="11.875cm" svg:y="11.16cm">
          <text:p/>
        </draw:circle>
        <draw:circle draw:style-name="gr1" draw:text-style-name="P1" draw:layer="layout" svg:width="0.08cm" svg:height="0.08cm" svg:x="9.6cm" svg:y="11.414cm">
          <text:p/>
        </draw:circle>
        <draw:circle draw:style-name="gr1" draw:text-style-name="P1" draw:layer="layout" svg:width="0.08cm" svg:height="0.08cm" svg:x="9.854cm" svg:y="11.414cm">
          <text:p/>
        </draw:circle>
        <draw:circle draw:style-name="gr1" draw:text-style-name="P1" draw:layer="layout" svg:width="0.08cm" svg:height="0.08cm" svg:x="10.097cm" svg:y="11.414cm">
          <text:p/>
        </draw:circle>
        <draw:circle draw:style-name="gr1" draw:text-style-name="P1" draw:layer="layout" svg:width="0.08cm" svg:height="0.08cm" svg:x="10.351cm" svg:y="11.414cm">
          <text:p/>
        </draw:circle>
        <draw:circle draw:style-name="gr1" draw:text-style-name="P1" draw:layer="layout" svg:width="0.08cm" svg:height="0.08cm" svg:x="10.605cm" svg:y="11.414cm">
          <text:p/>
        </draw:circle>
        <draw:circle draw:style-name="gr1" draw:text-style-name="P1" draw:layer="layout" svg:width="0.08cm" svg:height="0.08cm" svg:x="10.859cm" svg:y="11.414cm">
          <text:p/>
        </draw:circle>
        <draw:circle draw:style-name="gr1" draw:text-style-name="P1" draw:layer="layout" svg:width="0.08cm" svg:height="0.08cm" svg:x="11.113cm" svg:y="11.414cm">
          <text:p/>
        </draw:circle>
        <draw:circle draw:style-name="gr1" draw:text-style-name="P1" draw:layer="layout" svg:width="0.08cm" svg:height="0.08cm" svg:x="11.367cm" svg:y="11.414cm">
          <text:p/>
        </draw:circle>
        <draw:circle draw:style-name="gr1" draw:text-style-name="P1" draw:layer="layout" svg:width="0.08cm" svg:height="0.08cm" svg:x="11.621cm" svg:y="11.414cm">
          <text:p/>
        </draw:circle>
        <draw:circle draw:style-name="gr1" draw:text-style-name="P1" draw:layer="layout" svg:width="0.08cm" svg:height="0.08cm" svg:x="11.875cm" svg:y="11.414cm">
          <text:p/>
        </draw:circle>
        <draw:circle draw:style-name="gr1" draw:text-style-name="P1" draw:layer="layout" svg:width="0.08cm" svg:height="0.08cm" svg:x="9.6cm" svg:y="11.668cm">
          <text:p/>
        </draw:circle>
        <draw:circle draw:style-name="gr1" draw:text-style-name="P1" draw:layer="layout" svg:width="0.08cm" svg:height="0.08cm" svg:x="9.854cm" svg:y="11.668cm">
          <text:p/>
        </draw:circle>
        <draw:circle draw:style-name="gr1" draw:text-style-name="P1" draw:layer="layout" svg:width="0.08cm" svg:height="0.08cm" svg:x="10.097cm" svg:y="11.668cm">
          <text:p/>
        </draw:circle>
        <draw:circle draw:style-name="gr1" draw:text-style-name="P1" draw:layer="layout" svg:width="0.08cm" svg:height="0.08cm" svg:x="10.351cm" svg:y="11.668cm">
          <text:p/>
        </draw:circle>
        <draw:circle draw:style-name="gr1" draw:text-style-name="P1" draw:layer="layout" svg:width="0.08cm" svg:height="0.08cm" svg:x="10.605cm" svg:y="11.668cm">
          <text:p/>
        </draw:circle>
        <draw:circle draw:style-name="gr1" draw:text-style-name="P1" draw:layer="layout" svg:width="0.08cm" svg:height="0.08cm" svg:x="10.859cm" svg:y="11.668cm">
          <text:p/>
        </draw:circle>
        <draw:circle draw:style-name="gr1" draw:text-style-name="P1" draw:layer="layout" svg:width="0.08cm" svg:height="0.08cm" svg:x="11.113cm" svg:y="11.668cm">
          <text:p/>
        </draw:circle>
        <draw:circle draw:style-name="gr1" draw:text-style-name="P1" draw:layer="layout" svg:width="0.08cm" svg:height="0.08cm" svg:x="11.367cm" svg:y="11.668cm">
          <text:p/>
        </draw:circle>
        <draw:circle draw:style-name="gr1" draw:text-style-name="P1" draw:layer="layout" svg:width="0.08cm" svg:height="0.08cm" svg:x="11.621cm" svg:y="11.668cm">
          <text:p/>
        </draw:circle>
        <draw:circle draw:style-name="gr1" draw:text-style-name="P1" draw:layer="layout" svg:width="0.08cm" svg:height="0.08cm" svg:x="11.875cm" svg:y="11.668cm">
          <text:p/>
        </draw:circle>
        <draw:circle draw:style-name="gr1" draw:text-style-name="P1" draw:layer="layout" svg:width="0.08cm" svg:height="0.08cm" svg:x="9.6cm" svg:y="11.668cm">
          <text:p/>
        </draw:circle>
        <draw:circle draw:style-name="gr1" draw:text-style-name="P1" draw:layer="layout" svg:width="0.08cm" svg:height="0.08cm" svg:x="9.854cm" svg:y="11.668cm">
          <text:p/>
        </draw:circle>
        <draw:circle draw:style-name="gr1" draw:text-style-name="P1" draw:layer="layout" svg:width="0.08cm" svg:height="0.08cm" svg:x="10.097cm" svg:y="11.668cm">
          <text:p/>
        </draw:circle>
        <draw:circle draw:style-name="gr1" draw:text-style-name="P1" draw:layer="layout" svg:width="0.08cm" svg:height="0.08cm" svg:x="10.351cm" svg:y="11.668cm">
          <text:p/>
        </draw:circle>
        <draw:circle draw:style-name="gr1" draw:text-style-name="P1" draw:layer="layout" svg:width="0.08cm" svg:height="0.08cm" svg:x="10.605cm" svg:y="11.668cm">
          <text:p/>
        </draw:circle>
        <draw:circle draw:style-name="gr1" draw:text-style-name="P1" draw:layer="layout" svg:width="0.08cm" svg:height="0.08cm" svg:x="10.859cm" svg:y="11.668cm">
          <text:p/>
        </draw:circle>
        <draw:circle draw:style-name="gr1" draw:text-style-name="P1" draw:layer="layout" svg:width="0.08cm" svg:height="0.08cm" svg:x="11.113cm" svg:y="11.668cm">
          <text:p/>
        </draw:circle>
        <draw:circle draw:style-name="gr1" draw:text-style-name="P1" draw:layer="layout" svg:width="0.08cm" svg:height="0.08cm" svg:x="11.367cm" svg:y="11.668cm">
          <text:p/>
        </draw:circle>
        <draw:circle draw:style-name="gr1" draw:text-style-name="P1" draw:layer="layout" svg:width="0.08cm" svg:height="0.08cm" svg:x="11.621cm" svg:y="11.668cm">
          <text:p/>
        </draw:circle>
        <draw:circle draw:style-name="gr1" draw:text-style-name="P1" draw:layer="layout" svg:width="0.08cm" svg:height="0.08cm" svg:x="11.875cm" svg:y="11.668cm">
          <text:p/>
        </draw:circle>
        <draw:circle draw:style-name="gr1" draw:text-style-name="P1" draw:layer="layout" svg:width="0.08cm" svg:height="0.08cm" svg:x="9.6cm" svg:y="11.922cm">
          <text:p/>
        </draw:circle>
        <draw:circle draw:style-name="gr1" draw:text-style-name="P1" draw:layer="layout" svg:width="0.08cm" svg:height="0.08cm" svg:x="9.854cm" svg:y="11.922cm">
          <text:p/>
        </draw:circle>
        <draw:circle draw:style-name="gr1" draw:text-style-name="P1" draw:layer="layout" svg:width="0.08cm" svg:height="0.08cm" svg:x="10.097cm" svg:y="11.922cm">
          <text:p/>
        </draw:circle>
        <draw:circle draw:style-name="gr1" draw:text-style-name="P1" draw:layer="layout" svg:width="0.08cm" svg:height="0.08cm" svg:x="10.351cm" svg:y="11.922cm">
          <text:p/>
        </draw:circle>
        <draw:circle draw:style-name="gr1" draw:text-style-name="P1" draw:layer="layout" svg:width="0.08cm" svg:height="0.08cm" svg:x="10.605cm" svg:y="11.922cm">
          <text:p/>
        </draw:circle>
        <draw:circle draw:style-name="gr1" draw:text-style-name="P1" draw:layer="layout" svg:width="0.08cm" svg:height="0.08cm" svg:x="10.859cm" svg:y="11.922cm">
          <text:p/>
        </draw:circle>
        <draw:circle draw:style-name="gr1" draw:text-style-name="P1" draw:layer="layout" svg:width="0.08cm" svg:height="0.08cm" svg:x="11.113cm" svg:y="11.922cm">
          <text:p/>
        </draw:circle>
        <draw:circle draw:style-name="gr1" draw:text-style-name="P1" draw:layer="layout" svg:width="0.08cm" svg:height="0.08cm" svg:x="11.367cm" svg:y="11.922cm">
          <text:p/>
        </draw:circle>
        <draw:circle draw:style-name="gr1" draw:text-style-name="P1" draw:layer="layout" svg:width="0.08cm" svg:height="0.08cm" svg:x="11.621cm" svg:y="11.922cm">
          <text:p/>
        </draw:circle>
        <draw:circle draw:style-name="gr1" draw:text-style-name="P1" draw:layer="layout" svg:width="0.08cm" svg:height="0.08cm" svg:x="11.875cm" svg:y="11.922cm">
          <text:p/>
        </draw:circle>
        <draw:circle draw:style-name="gr1" draw:text-style-name="P1" draw:layer="layout" svg:width="0.08cm" svg:height="0.08cm" svg:x="9.6cm" svg:y="12.176cm">
          <text:p/>
        </draw:circle>
        <draw:circle draw:style-name="gr1" draw:text-style-name="P1" draw:layer="layout" svg:width="0.08cm" svg:height="0.08cm" svg:x="9.854cm" svg:y="12.176cm">
          <text:p/>
        </draw:circle>
        <draw:circle draw:style-name="gr1" draw:text-style-name="P1" draw:layer="layout" svg:width="0.08cm" svg:height="0.08cm" svg:x="10.097cm" svg:y="12.176cm">
          <text:p/>
        </draw:circle>
        <draw:circle draw:style-name="gr1" draw:text-style-name="P1" draw:layer="layout" svg:width="0.08cm" svg:height="0.08cm" svg:x="10.351cm" svg:y="12.176cm">
          <text:p/>
        </draw:circle>
        <draw:circle draw:style-name="gr1" draw:text-style-name="P1" draw:layer="layout" svg:width="0.08cm" svg:height="0.08cm" svg:x="10.605cm" svg:y="12.176cm">
          <text:p/>
        </draw:circle>
        <draw:circle draw:style-name="gr1" draw:text-style-name="P1" draw:layer="layout" svg:width="0.08cm" svg:height="0.08cm" svg:x="10.859cm" svg:y="12.176cm">
          <text:p/>
        </draw:circle>
        <draw:circle draw:style-name="gr1" draw:text-style-name="P1" draw:layer="layout" svg:width="0.08cm" svg:height="0.08cm" svg:x="11.113cm" svg:y="12.176cm">
          <text:p/>
        </draw:circle>
        <draw:circle draw:style-name="gr1" draw:text-style-name="P1" draw:layer="layout" svg:width="0.08cm" svg:height="0.08cm" svg:x="11.367cm" svg:y="12.176cm">
          <text:p/>
        </draw:circle>
        <draw:circle draw:style-name="gr1" draw:text-style-name="P1" draw:layer="layout" svg:width="0.08cm" svg:height="0.08cm" svg:x="11.621cm" svg:y="12.176cm">
          <text:p/>
        </draw:circle>
        <draw:circle draw:style-name="gr1" draw:text-style-name="P1" draw:layer="layout" svg:width="0.08cm" svg:height="0.08cm" svg:x="11.875cm" svg:y="12.176cm">
          <text:p/>
        </draw:circle>
        <draw:circle draw:style-name="gr1" draw:text-style-name="P1" draw:layer="layout" svg:width="0.08cm" svg:height="0.08cm" svg:x="9.6cm" svg:y="12.43cm">
          <text:p/>
        </draw:circle>
        <draw:circle draw:style-name="gr1" draw:text-style-name="P1" draw:layer="layout" svg:width="0.08cm" svg:height="0.08cm" svg:x="9.854cm" svg:y="12.43cm">
          <text:p/>
        </draw:circle>
        <draw:circle draw:style-name="gr1" draw:text-style-name="P1" draw:layer="layout" svg:width="0.08cm" svg:height="0.08cm" svg:x="10.097cm" svg:y="12.43cm">
          <text:p/>
        </draw:circle>
        <draw:circle draw:style-name="gr1" draw:text-style-name="P1" draw:layer="layout" svg:width="0.08cm" svg:height="0.08cm" svg:x="10.351cm" svg:y="12.43cm">
          <text:p/>
        </draw:circle>
        <draw:circle draw:style-name="gr1" draw:text-style-name="P1" draw:layer="layout" svg:width="0.08cm" svg:height="0.08cm" svg:x="10.605cm" svg:y="12.43cm">
          <text:p/>
        </draw:circle>
        <draw:circle draw:style-name="gr1" draw:text-style-name="P1" draw:layer="layout" svg:width="0.08cm" svg:height="0.08cm" svg:x="10.859cm" svg:y="12.43cm">
          <text:p/>
        </draw:circle>
        <draw:circle draw:style-name="gr1" draw:text-style-name="P1" draw:layer="layout" svg:width="0.08cm" svg:height="0.08cm" svg:x="11.113cm" svg:y="12.43cm">
          <text:p/>
        </draw:circle>
        <draw:circle draw:style-name="gr1" draw:text-style-name="P1" draw:layer="layout" svg:width="0.08cm" svg:height="0.08cm" svg:x="11.367cm" svg:y="12.43cm">
          <text:p/>
        </draw:circle>
        <draw:circle draw:style-name="gr1" draw:text-style-name="P1" draw:layer="layout" svg:width="0.08cm" svg:height="0.08cm" svg:x="11.621cm" svg:y="12.43cm">
          <text:p/>
        </draw:circle>
        <draw:circle draw:style-name="gr1" draw:text-style-name="P1" draw:layer="layout" svg:width="0.08cm" svg:height="0.08cm" svg:x="11.875cm" svg:y="12.43cm">
          <text:p/>
        </draw:circle>
        <draw:circle draw:style-name="gr1" draw:text-style-name="P1" draw:layer="layout" svg:width="0.08cm" svg:height="0.08cm" svg:x="9.6cm" svg:y="12.684cm">
          <text:p/>
        </draw:circle>
        <draw:circle draw:style-name="gr1" draw:text-style-name="P1" draw:layer="layout" svg:width="0.08cm" svg:height="0.08cm" svg:x="9.854cm" svg:y="12.684cm">
          <text:p/>
        </draw:circle>
        <draw:circle draw:style-name="gr1" draw:text-style-name="P1" draw:layer="layout" svg:width="0.08cm" svg:height="0.08cm" svg:x="10.097cm" svg:y="12.684cm">
          <text:p/>
        </draw:circle>
        <draw:circle draw:style-name="gr1" draw:text-style-name="P1" draw:layer="layout" svg:width="0.08cm" svg:height="0.08cm" svg:x="10.351cm" svg:y="12.684cm">
          <text:p/>
        </draw:circle>
        <draw:circle draw:style-name="gr1" draw:text-style-name="P1" draw:layer="layout" svg:width="0.08cm" svg:height="0.08cm" svg:x="10.605cm" svg:y="12.684cm">
          <text:p/>
        </draw:circle>
        <draw:circle draw:style-name="gr1" draw:text-style-name="P1" draw:layer="layout" svg:width="0.08cm" svg:height="0.08cm" svg:x="10.859cm" svg:y="12.684cm">
          <text:p/>
        </draw:circle>
        <draw:circle draw:style-name="gr1" draw:text-style-name="P1" draw:layer="layout" svg:width="0.08cm" svg:height="0.08cm" svg:x="11.113cm" svg:y="12.684cm">
          <text:p/>
        </draw:circle>
        <draw:circle draw:style-name="gr1" draw:text-style-name="P1" draw:layer="layout" svg:width="0.08cm" svg:height="0.08cm" svg:x="11.367cm" svg:y="12.684cm">
          <text:p/>
        </draw:circle>
        <draw:circle draw:style-name="gr1" draw:text-style-name="P1" draw:layer="layout" svg:width="0.08cm" svg:height="0.08cm" svg:x="11.621cm" svg:y="12.684cm">
          <text:p/>
        </draw:circle>
        <draw:circle draw:style-name="gr1" draw:text-style-name="P1" draw:layer="layout" svg:width="0.08cm" svg:height="0.08cm" svg:x="11.875cm" svg:y="12.684cm">
          <text:p/>
        </draw:circle>
        <draw:circle draw:style-name="gr1" draw:text-style-name="P1" draw:layer="layout" svg:width="0.08cm" svg:height="0.08cm" svg:x="9.6cm" svg:y="12.938cm">
          <text:p/>
        </draw:circle>
        <draw:circle draw:style-name="gr1" draw:text-style-name="P1" draw:layer="layout" svg:width="0.08cm" svg:height="0.08cm" svg:x="9.854cm" svg:y="12.938cm">
          <text:p/>
        </draw:circle>
        <draw:circle draw:style-name="gr1" draw:text-style-name="P1" draw:layer="layout" svg:width="0.08cm" svg:height="0.08cm" svg:x="10.097cm" svg:y="12.938cm">
          <text:p/>
        </draw:circle>
        <draw:circle draw:style-name="gr1" draw:text-style-name="P1" draw:layer="layout" svg:width="0.08cm" svg:height="0.08cm" svg:x="10.351cm" svg:y="12.938cm">
          <text:p/>
        </draw:circle>
        <draw:circle draw:style-name="gr1" draw:text-style-name="P1" draw:layer="layout" svg:width="0.08cm" svg:height="0.08cm" svg:x="10.605cm" svg:y="12.938cm">
          <text:p/>
        </draw:circle>
        <draw:circle draw:style-name="gr1" draw:text-style-name="P1" draw:layer="layout" svg:width="0.08cm" svg:height="0.08cm" svg:x="10.859cm" svg:y="12.938cm">
          <text:p/>
        </draw:circle>
        <draw:circle draw:style-name="gr1" draw:text-style-name="P1" draw:layer="layout" svg:width="0.08cm" svg:height="0.08cm" svg:x="11.113cm" svg:y="12.938cm">
          <text:p/>
        </draw:circle>
        <draw:circle draw:style-name="gr1" draw:text-style-name="P1" draw:layer="layout" svg:width="0.08cm" svg:height="0.08cm" svg:x="11.367cm" svg:y="12.938cm">
          <text:p/>
        </draw:circle>
        <draw:circle draw:style-name="gr1" draw:text-style-name="P1" draw:layer="layout" svg:width="0.08cm" svg:height="0.08cm" svg:x="11.621cm" svg:y="12.938cm">
          <text:p/>
        </draw:circle>
        <draw:circle draw:style-name="gr1" draw:text-style-name="P1" draw:layer="layout" svg:width="0.08cm" svg:height="0.08cm" svg:x="11.875cm" svg:y="12.938cm">
          <text:p/>
        </draw:circle>
        <draw:circle draw:style-name="gr1" draw:text-style-name="P1" draw:layer="layout" svg:width="0.08cm" svg:height="0.08cm" svg:x="9.6cm" svg:y="12.938cm">
          <text:p/>
        </draw:circle>
        <draw:circle draw:style-name="gr1" draw:text-style-name="P1" draw:layer="layout" svg:width="0.08cm" svg:height="0.08cm" svg:x="9.854cm" svg:y="12.938cm">
          <text:p/>
        </draw:circle>
        <draw:circle draw:style-name="gr1" draw:text-style-name="P1" draw:layer="layout" svg:width="0.08cm" svg:height="0.08cm" svg:x="10.097cm" svg:y="12.938cm">
          <text:p/>
        </draw:circle>
        <draw:circle draw:style-name="gr1" draw:text-style-name="P1" draw:layer="layout" svg:width="0.08cm" svg:height="0.08cm" svg:x="10.351cm" svg:y="12.938cm">
          <text:p/>
        </draw:circle>
        <draw:circle draw:style-name="gr1" draw:text-style-name="P1" draw:layer="layout" svg:width="0.08cm" svg:height="0.08cm" svg:x="10.605cm" svg:y="12.938cm">
          <text:p/>
        </draw:circle>
        <draw:circle draw:style-name="gr1" draw:text-style-name="P1" draw:layer="layout" svg:width="0.08cm" svg:height="0.08cm" svg:x="10.859cm" svg:y="12.938cm">
          <text:p/>
        </draw:circle>
        <draw:circle draw:style-name="gr1" draw:text-style-name="P1" draw:layer="layout" svg:width="0.08cm" svg:height="0.08cm" svg:x="11.113cm" svg:y="12.938cm">
          <text:p/>
        </draw:circle>
        <draw:circle draw:style-name="gr1" draw:text-style-name="P1" draw:layer="layout" svg:width="0.08cm" svg:height="0.08cm" svg:x="11.367cm" svg:y="12.938cm">
          <text:p/>
        </draw:circle>
        <draw:circle draw:style-name="gr1" draw:text-style-name="P1" draw:layer="layout" svg:width="0.08cm" svg:height="0.08cm" svg:x="11.621cm" svg:y="12.938cm">
          <text:p/>
        </draw:circle>
        <draw:circle draw:style-name="gr1" draw:text-style-name="P1" draw:layer="layout" svg:width="0.08cm" svg:height="0.08cm" svg:x="11.875cm" svg:y="12.938cm">
          <text:p/>
        </draw:circle>
        <draw:line draw:style-name="gr2" draw:text-style-name="P2" draw:layer="layout" svg:x1="9.64cm" svg:y1="10.525cm" svg:x2="9.64cm" svg:y2="9.331cm">
          <text:p/>
        </draw:line>
        <draw:line draw:style-name="gr2" draw:text-style-name="P2" draw:layer="layout" svg:x1="9.64cm" svg:y1="11.795cm" svg:x2="9.64cm" svg:y2="10.601cm">
          <text:p/>
        </draw:line>
        <draw:line draw:style-name="gr2" draw:text-style-name="P2" draw:layer="layout" svg:x1="9.64cm" svg:y1="13.065cm" svg:x2="9.64cm" svg:y2="11.871cm">
          <text:p/>
        </draw:line>
        <draw:line draw:style-name="gr2" draw:text-style-name="P2" draw:layer="layout" svg:x1="9.894cm" svg:y1="10.525cm" svg:x2="9.894cm" svg:y2="9.331cm">
          <text:p/>
        </draw:line>
        <draw:line draw:style-name="gr2" draw:text-style-name="P2" draw:layer="layout" svg:x1="9.894cm" svg:y1="11.795cm" svg:x2="9.894cm" svg:y2="10.601cm">
          <text:p/>
        </draw:line>
        <draw:line draw:style-name="gr2" draw:text-style-name="P2" draw:layer="layout" svg:x1="9.894cm" svg:y1="13.065cm" svg:x2="9.894cm" svg:y2="11.871cm">
          <text:p/>
        </draw:line>
        <draw:line draw:style-name="gr2" draw:text-style-name="P2" draw:layer="layout" svg:x1="10.148cm" svg:y1="10.525cm" svg:x2="10.148cm" svg:y2="9.331cm">
          <text:p/>
        </draw:line>
        <draw:line draw:style-name="gr2" draw:text-style-name="P2" draw:layer="layout" svg:x1="10.148cm" svg:y1="11.795cm" svg:x2="10.148cm" svg:y2="10.601cm">
          <text:p/>
        </draw:line>
        <draw:line draw:style-name="gr2" draw:text-style-name="P2" draw:layer="layout" svg:x1="10.148cm" svg:y1="13.065cm" svg:x2="10.148cm" svg:y2="11.871cm">
          <text:p/>
        </draw:line>
        <draw:line draw:style-name="gr2" draw:text-style-name="P2" draw:layer="layout" svg:x1="10.402cm" svg:y1="10.525cm" svg:x2="10.402cm" svg:y2="9.331cm">
          <text:p/>
        </draw:line>
        <draw:line draw:style-name="gr2" draw:text-style-name="P2" draw:layer="layout" svg:x1="10.402cm" svg:y1="11.795cm" svg:x2="10.402cm" svg:y2="10.601cm">
          <text:p/>
        </draw:line>
        <draw:line draw:style-name="gr2" draw:text-style-name="P2" draw:layer="layout" svg:x1="10.402cm" svg:y1="13.065cm" svg:x2="10.402cm" svg:y2="11.871cm">
          <text:p/>
        </draw:line>
        <draw:line draw:style-name="gr2" draw:text-style-name="P2" draw:layer="layout" svg:x1="10.656cm" svg:y1="10.525cm" svg:x2="10.656cm" svg:y2="9.331cm">
          <text:p/>
        </draw:line>
        <draw:line draw:style-name="gr2" draw:text-style-name="P2" draw:layer="layout" svg:x1="10.656cm" svg:y1="11.795cm" svg:x2="10.656cm" svg:y2="10.601cm">
          <text:p/>
        </draw:line>
        <draw:line draw:style-name="gr2" draw:text-style-name="P2" draw:layer="layout" svg:x1="10.656cm" svg:y1="13.065cm" svg:x2="10.656cm" svg:y2="11.871cm">
          <text:p/>
        </draw:line>
        <draw:line draw:style-name="gr2" draw:text-style-name="P2" draw:layer="layout" svg:x1="10.91cm" svg:y1="10.525cm" svg:x2="10.91cm" svg:y2="9.331cm">
          <text:p/>
        </draw:line>
        <draw:line draw:style-name="gr2" draw:text-style-name="P2" draw:layer="layout" svg:x1="10.91cm" svg:y1="11.795cm" svg:x2="10.91cm" svg:y2="10.601cm">
          <text:p/>
        </draw:line>
        <draw:line draw:style-name="gr2" draw:text-style-name="P2" draw:layer="layout" svg:x1="10.91cm" svg:y1="13.065cm" svg:x2="10.91cm" svg:y2="11.871cm">
          <text:p/>
        </draw:line>
        <draw:line draw:style-name="gr2" draw:text-style-name="P2" draw:layer="layout" svg:x1="11.164cm" svg:y1="10.525cm" svg:x2="11.164cm" svg:y2="9.331cm">
          <text:p/>
        </draw:line>
        <draw:line draw:style-name="gr2" draw:text-style-name="P2" draw:layer="layout" svg:x1="11.164cm" svg:y1="11.795cm" svg:x2="11.164cm" svg:y2="10.601cm">
          <text:p/>
        </draw:line>
        <draw:line draw:style-name="gr2" draw:text-style-name="P2" draw:layer="layout" svg:x1="11.164cm" svg:y1="13.065cm" svg:x2="11.164cm" svg:y2="11.871cm">
          <text:p/>
        </draw:line>
        <draw:line draw:style-name="gr2" draw:text-style-name="P2" draw:layer="layout" svg:x1="11.407cm" svg:y1="10.525cm" svg:x2="11.407cm" svg:y2="9.331cm">
          <text:p/>
        </draw:line>
        <draw:line draw:style-name="gr2" draw:text-style-name="P2" draw:layer="layout" svg:x1="11.407cm" svg:y1="11.795cm" svg:x2="11.407cm" svg:y2="10.601cm">
          <text:p/>
        </draw:line>
        <draw:line draw:style-name="gr2" draw:text-style-name="P2" draw:layer="layout" svg:x1="11.418cm" svg:y1="13.065cm" svg:x2="11.418cm" svg:y2="11.871cm">
          <text:p/>
        </draw:line>
        <draw:line draw:style-name="gr2" draw:text-style-name="P2" draw:layer="layout" svg:x1="11.661cm" svg:y1="10.525cm" svg:x2="11.661cm" svg:y2="9.331cm">
          <text:p/>
        </draw:line>
        <draw:line draw:style-name="gr2" draw:text-style-name="P2" draw:layer="layout" svg:x1="11.661cm" svg:y1="11.795cm" svg:x2="11.661cm" svg:y2="10.601cm">
          <text:p/>
        </draw:line>
        <draw:line draw:style-name="gr2" draw:text-style-name="P2" draw:layer="layout" svg:x1="11.661cm" svg:y1="13.065cm" svg:x2="11.661cm" svg:y2="11.871cm">
          <text:p/>
        </draw:line>
        <draw:line draw:style-name="gr2" draw:text-style-name="P2" draw:layer="layout" svg:x1="11.915cm" svg:y1="10.525cm" svg:x2="11.915cm" svg:y2="9.331cm">
          <text:p/>
        </draw:line>
        <draw:line draw:style-name="gr2" draw:text-style-name="P2" draw:layer="layout" svg:x1="11.915cm" svg:y1="11.795cm" svg:x2="11.915cm" svg:y2="10.601cm">
          <text:p/>
        </draw:line>
        <draw:line draw:style-name="gr2" draw:text-style-name="P2" draw:layer="layout" svg:x1="11.915cm" svg:y1="13.065cm" svg:x2="11.915cm" svg:y2="11.871cm">
          <text:p/>
        </draw:line>
        <draw:circle draw:style-name="gr1" draw:text-style-name="P1" draw:layer="layout" svg:width="0.08cm" svg:height="0.08cm" svg:x="12.14cm" svg:y="9.382cm">
          <text:p/>
        </draw:circle>
        <draw:circle draw:style-name="gr1" draw:text-style-name="P1" draw:layer="layout" svg:width="0.08cm" svg:height="0.08cm" svg:x="12.394cm" svg:y="9.382cm">
          <text:p/>
        </draw:circle>
        <draw:circle draw:style-name="gr1" draw:text-style-name="P1" draw:layer="layout" svg:width="0.08cm" svg:height="0.08cm" svg:x="12.637cm" svg:y="9.382cm">
          <text:p/>
        </draw:circle>
        <draw:circle draw:style-name="gr1" draw:text-style-name="P1" draw:layer="layout" svg:width="0.08cm" svg:height="0.08cm" svg:x="12.891cm" svg:y="9.382cm">
          <text:p/>
        </draw:circle>
        <draw:circle draw:style-name="gr1" draw:text-style-name="P1" draw:layer="layout" svg:width="0.08cm" svg:height="0.08cm" svg:x="13.145cm" svg:y="9.382cm">
          <text:p/>
        </draw:circle>
        <draw:circle draw:style-name="gr1" draw:text-style-name="P1" draw:layer="layout" svg:width="0.08cm" svg:height="0.08cm" svg:x="13.399cm" svg:y="9.382cm">
          <text:p/>
        </draw:circle>
        <draw:circle draw:style-name="gr1" draw:text-style-name="P1" draw:layer="layout" svg:width="0.08cm" svg:height="0.08cm" svg:x="13.653cm" svg:y="9.382cm">
          <text:p/>
        </draw:circle>
        <draw:circle draw:style-name="gr1" draw:text-style-name="P1" draw:layer="layout" svg:width="0.08cm" svg:height="0.08cm" svg:x="13.907cm" svg:y="9.382cm">
          <text:p/>
        </draw:circle>
        <draw:circle draw:style-name="gr1" draw:text-style-name="P1" draw:layer="layout" svg:width="0.08cm" svg:height="0.08cm" svg:x="14.161cm" svg:y="9.382cm">
          <text:p/>
        </draw:circle>
        <draw:circle draw:style-name="gr1" draw:text-style-name="P1" draw:layer="layout" svg:width="0.08cm" svg:height="0.08cm" svg:x="14.415cm" svg:y="9.382cm">
          <text:p/>
        </draw:circle>
        <draw:circle draw:style-name="gr1" draw:text-style-name="P1" draw:layer="layout" svg:width="0.08cm" svg:height="0.08cm" svg:x="12.14cm" svg:y="9.636cm">
          <text:p/>
        </draw:circle>
        <draw:circle draw:style-name="gr1" draw:text-style-name="P1" draw:layer="layout" svg:width="0.08cm" svg:height="0.08cm" svg:x="12.394cm" svg:y="9.636cm">
          <text:p/>
        </draw:circle>
        <draw:circle draw:style-name="gr1" draw:text-style-name="P1" draw:layer="layout" svg:width="0.08cm" svg:height="0.08cm" svg:x="12.637cm" svg:y="9.636cm">
          <text:p/>
        </draw:circle>
        <draw:circle draw:style-name="gr1" draw:text-style-name="P1" draw:layer="layout" svg:width="0.08cm" svg:height="0.08cm" svg:x="12.891cm" svg:y="9.636cm">
          <text:p/>
        </draw:circle>
        <draw:circle draw:style-name="gr1" draw:text-style-name="P1" draw:layer="layout" svg:width="0.08cm" svg:height="0.08cm" svg:x="13.145cm" svg:y="9.636cm">
          <text:p/>
        </draw:circle>
        <draw:circle draw:style-name="gr1" draw:text-style-name="P1" draw:layer="layout" svg:width="0.08cm" svg:height="0.08cm" svg:x="13.399cm" svg:y="9.636cm">
          <text:p/>
        </draw:circle>
        <draw:circle draw:style-name="gr1" draw:text-style-name="P1" draw:layer="layout" svg:width="0.08cm" svg:height="0.08cm" svg:x="13.653cm" svg:y="9.636cm">
          <text:p/>
        </draw:circle>
        <draw:circle draw:style-name="gr1" draw:text-style-name="P1" draw:layer="layout" svg:width="0.08cm" svg:height="0.08cm" svg:x="13.907cm" svg:y="9.636cm">
          <text:p/>
        </draw:circle>
        <draw:circle draw:style-name="gr1" draw:text-style-name="P1" draw:layer="layout" svg:width="0.08cm" svg:height="0.08cm" svg:x="14.161cm" svg:y="9.636cm">
          <text:p/>
        </draw:circle>
        <draw:circle draw:style-name="gr1" draw:text-style-name="P1" draw:layer="layout" svg:width="0.08cm" svg:height="0.08cm" svg:x="14.415cm" svg:y="9.636cm">
          <text:p/>
        </draw:circle>
        <draw:circle draw:style-name="gr1" draw:text-style-name="P1" draw:layer="layout" svg:width="0.08cm" svg:height="0.08cm" svg:x="12.14cm" svg:y="9.89cm">
          <text:p/>
        </draw:circle>
        <draw:circle draw:style-name="gr1" draw:text-style-name="P1" draw:layer="layout" svg:width="0.08cm" svg:height="0.08cm" svg:x="12.394cm" svg:y="9.89cm">
          <text:p/>
        </draw:circle>
        <draw:circle draw:style-name="gr1" draw:text-style-name="P1" draw:layer="layout" svg:width="0.08cm" svg:height="0.08cm" svg:x="12.637cm" svg:y="9.89cm">
          <text:p/>
        </draw:circle>
        <draw:circle draw:style-name="gr1" draw:text-style-name="P1" draw:layer="layout" svg:width="0.08cm" svg:height="0.08cm" svg:x="12.891cm" svg:y="9.89cm">
          <text:p/>
        </draw:circle>
        <draw:circle draw:style-name="gr1" draw:text-style-name="P1" draw:layer="layout" svg:width="0.08cm" svg:height="0.08cm" svg:x="13.145cm" svg:y="9.89cm">
          <text:p/>
        </draw:circle>
        <draw:circle draw:style-name="gr1" draw:text-style-name="P1" draw:layer="layout" svg:width="0.08cm" svg:height="0.08cm" svg:x="13.399cm" svg:y="9.89cm">
          <text:p/>
        </draw:circle>
        <draw:circle draw:style-name="gr1" draw:text-style-name="P1" draw:layer="layout" svg:width="0.08cm" svg:height="0.08cm" svg:x="13.653cm" svg:y="9.89cm">
          <text:p/>
        </draw:circle>
        <draw:circle draw:style-name="gr1" draw:text-style-name="P1" draw:layer="layout" svg:width="0.08cm" svg:height="0.08cm" svg:x="13.907cm" svg:y="9.89cm">
          <text:p/>
        </draw:circle>
        <draw:circle draw:style-name="gr1" draw:text-style-name="P1" draw:layer="layout" svg:width="0.08cm" svg:height="0.08cm" svg:x="14.161cm" svg:y="9.89cm">
          <text:p/>
        </draw:circle>
        <draw:circle draw:style-name="gr1" draw:text-style-name="P1" draw:layer="layout" svg:width="0.08cm" svg:height="0.08cm" svg:x="14.415cm" svg:y="9.89cm">
          <text:p/>
        </draw:circle>
        <draw:circle draw:style-name="gr1" draw:text-style-name="P1" draw:layer="layout" svg:width="0.08cm" svg:height="0.08cm" svg:x="12.14cm" svg:y="10.144cm">
          <text:p/>
        </draw:circle>
        <draw:circle draw:style-name="gr1" draw:text-style-name="P1" draw:layer="layout" svg:width="0.08cm" svg:height="0.08cm" svg:x="12.394cm" svg:y="10.144cm">
          <text:p/>
        </draw:circle>
        <draw:circle draw:style-name="gr1" draw:text-style-name="P1" draw:layer="layout" svg:width="0.08cm" svg:height="0.08cm" svg:x="12.637cm" svg:y="10.144cm">
          <text:p/>
        </draw:circle>
        <draw:circle draw:style-name="gr1" draw:text-style-name="P1" draw:layer="layout" svg:width="0.08cm" svg:height="0.08cm" svg:x="12.891cm" svg:y="10.144cm">
          <text:p/>
        </draw:circle>
        <draw:circle draw:style-name="gr1" draw:text-style-name="P1" draw:layer="layout" svg:width="0.08cm" svg:height="0.08cm" svg:x="13.145cm" svg:y="10.144cm">
          <text:p/>
        </draw:circle>
        <draw:circle draw:style-name="gr1" draw:text-style-name="P1" draw:layer="layout" svg:width="0.08cm" svg:height="0.08cm" svg:x="13.399cm" svg:y="10.144cm">
          <text:p/>
        </draw:circle>
        <draw:circle draw:style-name="gr1" draw:text-style-name="P1" draw:layer="layout" svg:width="0.08cm" svg:height="0.08cm" svg:x="13.653cm" svg:y="10.144cm">
          <text:p/>
        </draw:circle>
        <draw:circle draw:style-name="gr1" draw:text-style-name="P1" draw:layer="layout" svg:width="0.08cm" svg:height="0.08cm" svg:x="13.907cm" svg:y="10.144cm">
          <text:p/>
        </draw:circle>
        <draw:circle draw:style-name="gr1" draw:text-style-name="P1" draw:layer="layout" svg:width="0.08cm" svg:height="0.08cm" svg:x="14.161cm" svg:y="10.144cm">
          <text:p/>
        </draw:circle>
        <draw:circle draw:style-name="gr1" draw:text-style-name="P1" draw:layer="layout" svg:width="0.08cm" svg:height="0.08cm" svg:x="14.415cm" svg:y="10.144cm">
          <text:p/>
        </draw:circle>
        <draw:circle draw:style-name="gr1" draw:text-style-name="P1" draw:layer="layout" svg:width="0.08cm" svg:height="0.08cm" svg:x="12.14cm" svg:y="10.398cm">
          <text:p/>
        </draw:circle>
        <draw:circle draw:style-name="gr1" draw:text-style-name="P1" draw:layer="layout" svg:width="0.08cm" svg:height="0.08cm" svg:x="12.394cm" svg:y="10.398cm">
          <text:p/>
        </draw:circle>
        <draw:circle draw:style-name="gr1" draw:text-style-name="P1" draw:layer="layout" svg:width="0.08cm" svg:height="0.08cm" svg:x="12.637cm" svg:y="10.398cm">
          <text:p/>
        </draw:circle>
        <draw:circle draw:style-name="gr1" draw:text-style-name="P1" draw:layer="layout" svg:width="0.08cm" svg:height="0.08cm" svg:x="12.891cm" svg:y="10.398cm">
          <text:p/>
        </draw:circle>
        <draw:circle draw:style-name="gr1" draw:text-style-name="P1" draw:layer="layout" svg:width="0.08cm" svg:height="0.08cm" svg:x="13.145cm" svg:y="10.398cm">
          <text:p/>
        </draw:circle>
        <draw:circle draw:style-name="gr1" draw:text-style-name="P1" draw:layer="layout" svg:width="0.08cm" svg:height="0.08cm" svg:x="13.399cm" svg:y="10.398cm">
          <text:p/>
        </draw:circle>
        <draw:circle draw:style-name="gr1" draw:text-style-name="P1" draw:layer="layout" svg:width="0.08cm" svg:height="0.08cm" svg:x="13.653cm" svg:y="10.398cm">
          <text:p/>
        </draw:circle>
        <draw:circle draw:style-name="gr1" draw:text-style-name="P1" draw:layer="layout" svg:width="0.08cm" svg:height="0.08cm" svg:x="13.907cm" svg:y="10.398cm">
          <text:p/>
        </draw:circle>
        <draw:circle draw:style-name="gr1" draw:text-style-name="P1" draw:layer="layout" svg:width="0.08cm" svg:height="0.08cm" svg:x="14.161cm" svg:y="10.398cm">
          <text:p/>
        </draw:circle>
        <draw:circle draw:style-name="gr1" draw:text-style-name="P1" draw:layer="layout" svg:width="0.08cm" svg:height="0.08cm" svg:x="14.415cm" svg:y="10.398cm">
          <text:p/>
        </draw:circle>
        <draw:circle draw:style-name="gr1" draw:text-style-name="P1" draw:layer="layout" svg:width="0.08cm" svg:height="0.08cm" svg:x="12.14cm" svg:y="10.398cm">
          <text:p/>
        </draw:circle>
        <draw:circle draw:style-name="gr1" draw:text-style-name="P1" draw:layer="layout" svg:width="0.08cm" svg:height="0.08cm" svg:x="12.394cm" svg:y="10.398cm">
          <text:p/>
        </draw:circle>
        <draw:circle draw:style-name="gr1" draw:text-style-name="P1" draw:layer="layout" svg:width="0.08cm" svg:height="0.08cm" svg:x="12.637cm" svg:y="10.398cm">
          <text:p/>
        </draw:circle>
        <draw:circle draw:style-name="gr1" draw:text-style-name="P1" draw:layer="layout" svg:width="0.08cm" svg:height="0.08cm" svg:x="12.891cm" svg:y="10.398cm">
          <text:p/>
        </draw:circle>
        <draw:circle draw:style-name="gr1" draw:text-style-name="P1" draw:layer="layout" svg:width="0.08cm" svg:height="0.08cm" svg:x="13.145cm" svg:y="10.398cm">
          <text:p/>
        </draw:circle>
        <draw:circle draw:style-name="gr1" draw:text-style-name="P1" draw:layer="layout" svg:width="0.08cm" svg:height="0.08cm" svg:x="13.399cm" svg:y="10.398cm">
          <text:p/>
        </draw:circle>
        <draw:circle draw:style-name="gr1" draw:text-style-name="P1" draw:layer="layout" svg:width="0.08cm" svg:height="0.08cm" svg:x="13.653cm" svg:y="10.398cm">
          <text:p/>
        </draw:circle>
        <draw:circle draw:style-name="gr1" draw:text-style-name="P1" draw:layer="layout" svg:width="0.08cm" svg:height="0.08cm" svg:x="13.907cm" svg:y="10.398cm">
          <text:p/>
        </draw:circle>
        <draw:circle draw:style-name="gr1" draw:text-style-name="P1" draw:layer="layout" svg:width="0.08cm" svg:height="0.08cm" svg:x="14.161cm" svg:y="10.398cm">
          <text:p/>
        </draw:circle>
        <draw:circle draw:style-name="gr1" draw:text-style-name="P1" draw:layer="layout" svg:width="0.08cm" svg:height="0.08cm" svg:x="14.415cm" svg:y="10.398cm">
          <text:p/>
        </draw:circle>
        <draw:circle draw:style-name="gr1" draw:text-style-name="P1" draw:layer="layout" svg:width="0.08cm" svg:height="0.08cm" svg:x="12.14cm" svg:y="10.652cm">
          <text:p/>
        </draw:circle>
        <draw:circle draw:style-name="gr1" draw:text-style-name="P1" draw:layer="layout" svg:width="0.08cm" svg:height="0.08cm" svg:x="12.394cm" svg:y="10.652cm">
          <text:p/>
        </draw:circle>
        <draw:circle draw:style-name="gr1" draw:text-style-name="P1" draw:layer="layout" svg:width="0.08cm" svg:height="0.08cm" svg:x="12.637cm" svg:y="10.652cm">
          <text:p/>
        </draw:circle>
        <draw:circle draw:style-name="gr1" draw:text-style-name="P1" draw:layer="layout" svg:width="0.08cm" svg:height="0.08cm" svg:x="12.891cm" svg:y="10.652cm">
          <text:p/>
        </draw:circle>
        <draw:circle draw:style-name="gr1" draw:text-style-name="P1" draw:layer="layout" svg:width="0.08cm" svg:height="0.08cm" svg:x="13.145cm" svg:y="10.652cm">
          <text:p/>
        </draw:circle>
        <draw:circle draw:style-name="gr1" draw:text-style-name="P1" draw:layer="layout" svg:width="0.08cm" svg:height="0.08cm" svg:x="13.399cm" svg:y="10.652cm">
          <text:p/>
        </draw:circle>
        <draw:circle draw:style-name="gr1" draw:text-style-name="P1" draw:layer="layout" svg:width="0.08cm" svg:height="0.08cm" svg:x="13.653cm" svg:y="10.652cm">
          <text:p/>
        </draw:circle>
        <draw:circle draw:style-name="gr1" draw:text-style-name="P1" draw:layer="layout" svg:width="0.08cm" svg:height="0.08cm" svg:x="13.907cm" svg:y="10.652cm">
          <text:p/>
        </draw:circle>
        <draw:circle draw:style-name="gr1" draw:text-style-name="P1" draw:layer="layout" svg:width="0.08cm" svg:height="0.08cm" svg:x="14.161cm" svg:y="10.652cm">
          <text:p/>
        </draw:circle>
        <draw:circle draw:style-name="gr1" draw:text-style-name="P1" draw:layer="layout" svg:width="0.08cm" svg:height="0.08cm" svg:x="14.415cm" svg:y="10.652cm">
          <text:p/>
        </draw:circle>
        <draw:circle draw:style-name="gr1" draw:text-style-name="P1" draw:layer="layout" svg:width="0.08cm" svg:height="0.08cm" svg:x="12.14cm" svg:y="10.906cm">
          <text:p/>
        </draw:circle>
        <draw:circle draw:style-name="gr1" draw:text-style-name="P1" draw:layer="layout" svg:width="0.08cm" svg:height="0.08cm" svg:x="12.394cm" svg:y="10.906cm">
          <text:p/>
        </draw:circle>
        <draw:circle draw:style-name="gr1" draw:text-style-name="P1" draw:layer="layout" svg:width="0.08cm" svg:height="0.08cm" svg:x="12.637cm" svg:y="10.906cm">
          <text:p/>
        </draw:circle>
        <draw:circle draw:style-name="gr1" draw:text-style-name="P1" draw:layer="layout" svg:width="0.08cm" svg:height="0.08cm" svg:x="12.891cm" svg:y="10.906cm">
          <text:p/>
        </draw:circle>
        <draw:circle draw:style-name="gr1" draw:text-style-name="P1" draw:layer="layout" svg:width="0.08cm" svg:height="0.08cm" svg:x="13.145cm" svg:y="10.906cm">
          <text:p/>
        </draw:circle>
        <draw:circle draw:style-name="gr1" draw:text-style-name="P1" draw:layer="layout" svg:width="0.08cm" svg:height="0.08cm" svg:x="13.399cm" svg:y="10.906cm">
          <text:p/>
        </draw:circle>
        <draw:circle draw:style-name="gr1" draw:text-style-name="P1" draw:layer="layout" svg:width="0.08cm" svg:height="0.08cm" svg:x="13.653cm" svg:y="10.906cm">
          <text:p/>
        </draw:circle>
        <draw:circle draw:style-name="gr1" draw:text-style-name="P1" draw:layer="layout" svg:width="0.08cm" svg:height="0.08cm" svg:x="13.907cm" svg:y="10.906cm">
          <text:p/>
        </draw:circle>
        <draw:circle draw:style-name="gr1" draw:text-style-name="P1" draw:layer="layout" svg:width="0.08cm" svg:height="0.08cm" svg:x="14.161cm" svg:y="10.906cm">
          <text:p/>
        </draw:circle>
        <draw:circle draw:style-name="gr1" draw:text-style-name="P1" draw:layer="layout" svg:width="0.08cm" svg:height="0.08cm" svg:x="14.415cm" svg:y="10.906cm">
          <text:p/>
        </draw:circle>
        <draw:circle draw:style-name="gr1" draw:text-style-name="P1" draw:layer="layout" svg:width="0.08cm" svg:height="0.08cm" svg:x="12.14cm" svg:y="11.16cm">
          <text:p/>
        </draw:circle>
        <draw:circle draw:style-name="gr1" draw:text-style-name="P1" draw:layer="layout" svg:width="0.08cm" svg:height="0.08cm" svg:x="12.394cm" svg:y="11.16cm">
          <text:p/>
        </draw:circle>
        <draw:circle draw:style-name="gr1" draw:text-style-name="P1" draw:layer="layout" svg:width="0.08cm" svg:height="0.08cm" svg:x="12.637cm" svg:y="11.16cm">
          <text:p/>
        </draw:circle>
        <draw:circle draw:style-name="gr1" draw:text-style-name="P1" draw:layer="layout" svg:width="0.08cm" svg:height="0.08cm" svg:x="12.891cm" svg:y="11.16cm">
          <text:p/>
        </draw:circle>
        <draw:circle draw:style-name="gr1" draw:text-style-name="P1" draw:layer="layout" svg:width="0.08cm" svg:height="0.08cm" svg:x="13.145cm" svg:y="11.16cm">
          <text:p/>
        </draw:circle>
        <draw:circle draw:style-name="gr1" draw:text-style-name="P1" draw:layer="layout" svg:width="0.08cm" svg:height="0.08cm" svg:x="13.399cm" svg:y="11.16cm">
          <text:p/>
        </draw:circle>
        <draw:circle draw:style-name="gr1" draw:text-style-name="P1" draw:layer="layout" svg:width="0.08cm" svg:height="0.08cm" svg:x="13.653cm" svg:y="11.16cm">
          <text:p/>
        </draw:circle>
        <draw:circle draw:style-name="gr1" draw:text-style-name="P1" draw:layer="layout" svg:width="0.08cm" svg:height="0.08cm" svg:x="13.907cm" svg:y="11.16cm">
          <text:p/>
        </draw:circle>
        <draw:circle draw:style-name="gr1" draw:text-style-name="P1" draw:layer="layout" svg:width="0.08cm" svg:height="0.08cm" svg:x="14.161cm" svg:y="11.16cm">
          <text:p/>
        </draw:circle>
        <draw:circle draw:style-name="gr1" draw:text-style-name="P1" draw:layer="layout" svg:width="0.08cm" svg:height="0.08cm" svg:x="14.415cm" svg:y="11.16cm">
          <text:p/>
        </draw:circle>
        <draw:circle draw:style-name="gr1" draw:text-style-name="P1" draw:layer="layout" svg:width="0.08cm" svg:height="0.08cm" svg:x="12.14cm" svg:y="11.414cm">
          <text:p/>
        </draw:circle>
        <draw:circle draw:style-name="gr1" draw:text-style-name="P1" draw:layer="layout" svg:width="0.08cm" svg:height="0.08cm" svg:x="12.394cm" svg:y="11.414cm">
          <text:p/>
        </draw:circle>
        <draw:circle draw:style-name="gr1" draw:text-style-name="P1" draw:layer="layout" svg:width="0.08cm" svg:height="0.08cm" svg:x="12.637cm" svg:y="11.414cm">
          <text:p/>
        </draw:circle>
        <draw:circle draw:style-name="gr1" draw:text-style-name="P1" draw:layer="layout" svg:width="0.08cm" svg:height="0.08cm" svg:x="12.891cm" svg:y="11.414cm">
          <text:p/>
        </draw:circle>
        <draw:circle draw:style-name="gr1" draw:text-style-name="P1" draw:layer="layout" svg:width="0.08cm" svg:height="0.08cm" svg:x="13.145cm" svg:y="11.414cm">
          <text:p/>
        </draw:circle>
        <draw:circle draw:style-name="gr1" draw:text-style-name="P1" draw:layer="layout" svg:width="0.08cm" svg:height="0.08cm" svg:x="13.399cm" svg:y="11.414cm">
          <text:p/>
        </draw:circle>
        <draw:circle draw:style-name="gr1" draw:text-style-name="P1" draw:layer="layout" svg:width="0.08cm" svg:height="0.08cm" svg:x="13.653cm" svg:y="11.414cm">
          <text:p/>
        </draw:circle>
        <draw:circle draw:style-name="gr1" draw:text-style-name="P1" draw:layer="layout" svg:width="0.08cm" svg:height="0.08cm" svg:x="13.907cm" svg:y="11.414cm">
          <text:p/>
        </draw:circle>
        <draw:circle draw:style-name="gr1" draw:text-style-name="P1" draw:layer="layout" svg:width="0.08cm" svg:height="0.08cm" svg:x="14.161cm" svg:y="11.414cm">
          <text:p/>
        </draw:circle>
        <draw:circle draw:style-name="gr1" draw:text-style-name="P1" draw:layer="layout" svg:width="0.08cm" svg:height="0.08cm" svg:x="14.415cm" svg:y="11.414cm">
          <text:p/>
        </draw:circle>
        <draw:circle draw:style-name="gr1" draw:text-style-name="P1" draw:layer="layout" svg:width="0.08cm" svg:height="0.08cm" svg:x="12.14cm" svg:y="11.668cm">
          <text:p/>
        </draw:circle>
        <draw:circle draw:style-name="gr1" draw:text-style-name="P1" draw:layer="layout" svg:width="0.08cm" svg:height="0.08cm" svg:x="12.394cm" svg:y="11.668cm">
          <text:p/>
        </draw:circle>
        <draw:circle draw:style-name="gr1" draw:text-style-name="P1" draw:layer="layout" svg:width="0.08cm" svg:height="0.08cm" svg:x="12.637cm" svg:y="11.668cm">
          <text:p/>
        </draw:circle>
        <draw:circle draw:style-name="gr1" draw:text-style-name="P1" draw:layer="layout" svg:width="0.08cm" svg:height="0.08cm" svg:x="12.891cm" svg:y="11.668cm">
          <text:p/>
        </draw:circle>
        <draw:circle draw:style-name="gr1" draw:text-style-name="P1" draw:layer="layout" svg:width="0.08cm" svg:height="0.08cm" svg:x="13.145cm" svg:y="11.668cm">
          <text:p/>
        </draw:circle>
        <draw:circle draw:style-name="gr1" draw:text-style-name="P1" draw:layer="layout" svg:width="0.08cm" svg:height="0.08cm" svg:x="13.399cm" svg:y="11.668cm">
          <text:p/>
        </draw:circle>
        <draw:circle draw:style-name="gr1" draw:text-style-name="P1" draw:layer="layout" svg:width="0.08cm" svg:height="0.08cm" svg:x="13.653cm" svg:y="11.668cm">
          <text:p/>
        </draw:circle>
        <draw:circle draw:style-name="gr1" draw:text-style-name="P1" draw:layer="layout" svg:width="0.08cm" svg:height="0.08cm" svg:x="13.907cm" svg:y="11.668cm">
          <text:p/>
        </draw:circle>
        <draw:circle draw:style-name="gr1" draw:text-style-name="P1" draw:layer="layout" svg:width="0.08cm" svg:height="0.08cm" svg:x="14.161cm" svg:y="11.668cm">
          <text:p/>
        </draw:circle>
        <draw:circle draw:style-name="gr1" draw:text-style-name="P1" draw:layer="layout" svg:width="0.08cm" svg:height="0.08cm" svg:x="14.415cm" svg:y="11.668cm">
          <text:p/>
        </draw:circle>
        <draw:circle draw:style-name="gr1" draw:text-style-name="P1" draw:layer="layout" svg:width="0.08cm" svg:height="0.08cm" svg:x="12.14cm" svg:y="11.668cm">
          <text:p/>
        </draw:circle>
        <draw:circle draw:style-name="gr1" draw:text-style-name="P1" draw:layer="layout" svg:width="0.08cm" svg:height="0.08cm" svg:x="12.394cm" svg:y="11.668cm">
          <text:p/>
        </draw:circle>
        <draw:circle draw:style-name="gr1" draw:text-style-name="P1" draw:layer="layout" svg:width="0.08cm" svg:height="0.08cm" svg:x="12.637cm" svg:y="11.668cm">
          <text:p/>
        </draw:circle>
        <draw:circle draw:style-name="gr1" draw:text-style-name="P1" draw:layer="layout" svg:width="0.08cm" svg:height="0.08cm" svg:x="12.891cm" svg:y="11.668cm">
          <text:p/>
        </draw:circle>
        <draw:circle draw:style-name="gr1" draw:text-style-name="P1" draw:layer="layout" svg:width="0.08cm" svg:height="0.08cm" svg:x="13.145cm" svg:y="11.668cm">
          <text:p/>
        </draw:circle>
        <draw:circle draw:style-name="gr1" draw:text-style-name="P1" draw:layer="layout" svg:width="0.08cm" svg:height="0.08cm" svg:x="13.399cm" svg:y="11.668cm">
          <text:p/>
        </draw:circle>
        <draw:circle draw:style-name="gr1" draw:text-style-name="P1" draw:layer="layout" svg:width="0.08cm" svg:height="0.08cm" svg:x="13.653cm" svg:y="11.668cm">
          <text:p/>
        </draw:circle>
        <draw:circle draw:style-name="gr1" draw:text-style-name="P1" draw:layer="layout" svg:width="0.08cm" svg:height="0.08cm" svg:x="13.907cm" svg:y="11.668cm">
          <text:p/>
        </draw:circle>
        <draw:circle draw:style-name="gr1" draw:text-style-name="P1" draw:layer="layout" svg:width="0.08cm" svg:height="0.08cm" svg:x="14.161cm" svg:y="11.668cm">
          <text:p/>
        </draw:circle>
        <draw:circle draw:style-name="gr1" draw:text-style-name="P1" draw:layer="layout" svg:width="0.08cm" svg:height="0.08cm" svg:x="14.415cm" svg:y="11.668cm">
          <text:p/>
        </draw:circle>
        <draw:circle draw:style-name="gr1" draw:text-style-name="P1" draw:layer="layout" svg:width="0.08cm" svg:height="0.08cm" svg:x="12.14cm" svg:y="11.922cm">
          <text:p/>
        </draw:circle>
        <draw:circle draw:style-name="gr1" draw:text-style-name="P1" draw:layer="layout" svg:width="0.08cm" svg:height="0.08cm" svg:x="12.394cm" svg:y="11.922cm">
          <text:p/>
        </draw:circle>
        <draw:circle draw:style-name="gr1" draw:text-style-name="P1" draw:layer="layout" svg:width="0.08cm" svg:height="0.08cm" svg:x="12.637cm" svg:y="11.922cm">
          <text:p/>
        </draw:circle>
        <draw:circle draw:style-name="gr1" draw:text-style-name="P1" draw:layer="layout" svg:width="0.08cm" svg:height="0.08cm" svg:x="12.891cm" svg:y="11.922cm">
          <text:p/>
        </draw:circle>
        <draw:circle draw:style-name="gr1" draw:text-style-name="P1" draw:layer="layout" svg:width="0.08cm" svg:height="0.08cm" svg:x="13.145cm" svg:y="11.922cm">
          <text:p/>
        </draw:circle>
        <draw:circle draw:style-name="gr1" draw:text-style-name="P1" draw:layer="layout" svg:width="0.08cm" svg:height="0.08cm" svg:x="13.399cm" svg:y="11.922cm">
          <text:p/>
        </draw:circle>
        <draw:circle draw:style-name="gr1" draw:text-style-name="P1" draw:layer="layout" svg:width="0.08cm" svg:height="0.08cm" svg:x="13.653cm" svg:y="11.922cm">
          <text:p/>
        </draw:circle>
        <draw:circle draw:style-name="gr1" draw:text-style-name="P1" draw:layer="layout" svg:width="0.08cm" svg:height="0.08cm" svg:x="13.907cm" svg:y="11.922cm">
          <text:p/>
        </draw:circle>
        <draw:circle draw:style-name="gr1" draw:text-style-name="P1" draw:layer="layout" svg:width="0.08cm" svg:height="0.08cm" svg:x="14.161cm" svg:y="11.922cm">
          <text:p/>
        </draw:circle>
        <draw:circle draw:style-name="gr1" draw:text-style-name="P1" draw:layer="layout" svg:width="0.08cm" svg:height="0.08cm" svg:x="14.415cm" svg:y="11.922cm">
          <text:p/>
        </draw:circle>
        <draw:circle draw:style-name="gr1" draw:text-style-name="P1" draw:layer="layout" svg:width="0.08cm" svg:height="0.08cm" svg:x="12.14cm" svg:y="12.176cm">
          <text:p/>
        </draw:circle>
        <draw:circle draw:style-name="gr1" draw:text-style-name="P1" draw:layer="layout" svg:width="0.08cm" svg:height="0.08cm" svg:x="12.394cm" svg:y="12.176cm">
          <text:p/>
        </draw:circle>
        <draw:circle draw:style-name="gr1" draw:text-style-name="P1" draw:layer="layout" svg:width="0.08cm" svg:height="0.08cm" svg:x="12.637cm" svg:y="12.176cm">
          <text:p/>
        </draw:circle>
        <draw:circle draw:style-name="gr1" draw:text-style-name="P1" draw:layer="layout" svg:width="0.08cm" svg:height="0.08cm" svg:x="12.891cm" svg:y="12.176cm">
          <text:p/>
        </draw:circle>
        <draw:circle draw:style-name="gr1" draw:text-style-name="P1" draw:layer="layout" svg:width="0.08cm" svg:height="0.08cm" svg:x="13.145cm" svg:y="12.176cm">
          <text:p/>
        </draw:circle>
        <draw:circle draw:style-name="gr1" draw:text-style-name="P1" draw:layer="layout" svg:width="0.08cm" svg:height="0.08cm" svg:x="13.399cm" svg:y="12.176cm">
          <text:p/>
        </draw:circle>
        <draw:circle draw:style-name="gr1" draw:text-style-name="P1" draw:layer="layout" svg:width="0.08cm" svg:height="0.08cm" svg:x="13.653cm" svg:y="12.176cm">
          <text:p/>
        </draw:circle>
        <draw:circle draw:style-name="gr1" draw:text-style-name="P1" draw:layer="layout" svg:width="0.08cm" svg:height="0.08cm" svg:x="13.907cm" svg:y="12.176cm">
          <text:p/>
        </draw:circle>
        <draw:circle draw:style-name="gr1" draw:text-style-name="P1" draw:layer="layout" svg:width="0.08cm" svg:height="0.08cm" svg:x="14.161cm" svg:y="12.176cm">
          <text:p/>
        </draw:circle>
        <draw:circle draw:style-name="gr1" draw:text-style-name="P1" draw:layer="layout" svg:width="0.08cm" svg:height="0.08cm" svg:x="14.415cm" svg:y="12.176cm">
          <text:p/>
        </draw:circle>
        <draw:circle draw:style-name="gr1" draw:text-style-name="P1" draw:layer="layout" svg:width="0.08cm" svg:height="0.08cm" svg:x="12.14cm" svg:y="12.43cm">
          <text:p/>
        </draw:circle>
        <draw:circle draw:style-name="gr1" draw:text-style-name="P1" draw:layer="layout" svg:width="0.08cm" svg:height="0.08cm" svg:x="12.394cm" svg:y="12.43cm">
          <text:p/>
        </draw:circle>
        <draw:circle draw:style-name="gr1" draw:text-style-name="P1" draw:layer="layout" svg:width="0.08cm" svg:height="0.08cm" svg:x="12.637cm" svg:y="12.43cm">
          <text:p/>
        </draw:circle>
        <draw:circle draw:style-name="gr1" draw:text-style-name="P1" draw:layer="layout" svg:width="0.08cm" svg:height="0.08cm" svg:x="12.891cm" svg:y="12.43cm">
          <text:p/>
        </draw:circle>
        <draw:circle draw:style-name="gr1" draw:text-style-name="P1" draw:layer="layout" svg:width="0.08cm" svg:height="0.08cm" svg:x="13.145cm" svg:y="12.43cm">
          <text:p/>
        </draw:circle>
        <draw:circle draw:style-name="gr1" draw:text-style-name="P1" draw:layer="layout" svg:width="0.08cm" svg:height="0.08cm" svg:x="13.399cm" svg:y="12.43cm">
          <text:p/>
        </draw:circle>
        <draw:circle draw:style-name="gr1" draw:text-style-name="P1" draw:layer="layout" svg:width="0.08cm" svg:height="0.08cm" svg:x="13.653cm" svg:y="12.43cm">
          <text:p/>
        </draw:circle>
        <draw:circle draw:style-name="gr1" draw:text-style-name="P1" draw:layer="layout" svg:width="0.08cm" svg:height="0.08cm" svg:x="13.907cm" svg:y="12.43cm">
          <text:p/>
        </draw:circle>
        <draw:circle draw:style-name="gr1" draw:text-style-name="P1" draw:layer="layout" svg:width="0.08cm" svg:height="0.08cm" svg:x="14.161cm" svg:y="12.43cm">
          <text:p/>
        </draw:circle>
        <draw:circle draw:style-name="gr1" draw:text-style-name="P1" draw:layer="layout" svg:width="0.08cm" svg:height="0.08cm" svg:x="14.415cm" svg:y="12.43cm">
          <text:p/>
        </draw:circle>
        <draw:circle draw:style-name="gr1" draw:text-style-name="P1" draw:layer="layout" svg:width="0.08cm" svg:height="0.08cm" svg:x="12.14cm" svg:y="12.684cm">
          <text:p/>
        </draw:circle>
        <draw:circle draw:style-name="gr1" draw:text-style-name="P1" draw:layer="layout" svg:width="0.08cm" svg:height="0.08cm" svg:x="12.394cm" svg:y="12.684cm">
          <text:p/>
        </draw:circle>
        <draw:circle draw:style-name="gr1" draw:text-style-name="P1" draw:layer="layout" svg:width="0.08cm" svg:height="0.08cm" svg:x="12.637cm" svg:y="12.684cm">
          <text:p/>
        </draw:circle>
        <draw:circle draw:style-name="gr1" draw:text-style-name="P1" draw:layer="layout" svg:width="0.08cm" svg:height="0.08cm" svg:x="12.891cm" svg:y="12.684cm">
          <text:p/>
        </draw:circle>
        <draw:circle draw:style-name="gr1" draw:text-style-name="P1" draw:layer="layout" svg:width="0.08cm" svg:height="0.08cm" svg:x="13.145cm" svg:y="12.684cm">
          <text:p/>
        </draw:circle>
        <draw:circle draw:style-name="gr1" draw:text-style-name="P1" draw:layer="layout" svg:width="0.08cm" svg:height="0.08cm" svg:x="13.399cm" svg:y="12.684cm">
          <text:p/>
        </draw:circle>
        <draw:circle draw:style-name="gr1" draw:text-style-name="P1" draw:layer="layout" svg:width="0.08cm" svg:height="0.08cm" svg:x="13.653cm" svg:y="12.684cm">
          <text:p/>
        </draw:circle>
        <draw:circle draw:style-name="gr1" draw:text-style-name="P1" draw:layer="layout" svg:width="0.08cm" svg:height="0.08cm" svg:x="13.907cm" svg:y="12.684cm">
          <text:p/>
        </draw:circle>
        <draw:circle draw:style-name="gr1" draw:text-style-name="P1" draw:layer="layout" svg:width="0.08cm" svg:height="0.08cm" svg:x="14.161cm" svg:y="12.684cm">
          <text:p/>
        </draw:circle>
        <draw:circle draw:style-name="gr1" draw:text-style-name="P1" draw:layer="layout" svg:width="0.08cm" svg:height="0.08cm" svg:x="14.415cm" svg:y="12.684cm">
          <text:p/>
        </draw:circle>
        <draw:circle draw:style-name="gr1" draw:text-style-name="P1" draw:layer="layout" svg:width="0.08cm" svg:height="0.08cm" svg:x="12.14cm" svg:y="12.938cm">
          <text:p/>
        </draw:circle>
        <draw:circle draw:style-name="gr1" draw:text-style-name="P1" draw:layer="layout" svg:width="0.08cm" svg:height="0.08cm" svg:x="12.394cm" svg:y="12.938cm">
          <text:p/>
        </draw:circle>
        <draw:circle draw:style-name="gr1" draw:text-style-name="P1" draw:layer="layout" svg:width="0.08cm" svg:height="0.08cm" svg:x="12.637cm" svg:y="12.938cm">
          <text:p/>
        </draw:circle>
        <draw:circle draw:style-name="gr1" draw:text-style-name="P1" draw:layer="layout" svg:width="0.08cm" svg:height="0.08cm" svg:x="12.891cm" svg:y="12.938cm">
          <text:p/>
        </draw:circle>
        <draw:circle draw:style-name="gr1" draw:text-style-name="P1" draw:layer="layout" svg:width="0.08cm" svg:height="0.08cm" svg:x="13.145cm" svg:y="12.938cm">
          <text:p/>
        </draw:circle>
        <draw:circle draw:style-name="gr1" draw:text-style-name="P1" draw:layer="layout" svg:width="0.08cm" svg:height="0.08cm" svg:x="13.399cm" svg:y="12.938cm">
          <text:p/>
        </draw:circle>
        <draw:circle draw:style-name="gr1" draw:text-style-name="P1" draw:layer="layout" svg:width="0.08cm" svg:height="0.08cm" svg:x="13.653cm" svg:y="12.938cm">
          <text:p/>
        </draw:circle>
        <draw:circle draw:style-name="gr1" draw:text-style-name="P1" draw:layer="layout" svg:width="0.08cm" svg:height="0.08cm" svg:x="13.907cm" svg:y="12.938cm">
          <text:p/>
        </draw:circle>
        <draw:circle draw:style-name="gr1" draw:text-style-name="P1" draw:layer="layout" svg:width="0.08cm" svg:height="0.08cm" svg:x="14.161cm" svg:y="12.938cm">
          <text:p/>
        </draw:circle>
        <draw:circle draw:style-name="gr1" draw:text-style-name="P1" draw:layer="layout" svg:width="0.08cm" svg:height="0.08cm" svg:x="14.415cm" svg:y="12.938cm">
          <text:p/>
        </draw:circle>
        <draw:circle draw:style-name="gr1" draw:text-style-name="P1" draw:layer="layout" svg:width="0.08cm" svg:height="0.08cm" svg:x="12.14cm" svg:y="12.938cm">
          <text:p/>
        </draw:circle>
        <draw:circle draw:style-name="gr1" draw:text-style-name="P1" draw:layer="layout" svg:width="0.08cm" svg:height="0.08cm" svg:x="12.394cm" svg:y="12.938cm">
          <text:p/>
        </draw:circle>
        <draw:circle draw:style-name="gr1" draw:text-style-name="P1" draw:layer="layout" svg:width="0.08cm" svg:height="0.08cm" svg:x="12.637cm" svg:y="12.938cm">
          <text:p/>
        </draw:circle>
        <draw:circle draw:style-name="gr1" draw:text-style-name="P1" draw:layer="layout" svg:width="0.08cm" svg:height="0.08cm" svg:x="12.891cm" svg:y="12.938cm">
          <text:p/>
        </draw:circle>
        <draw:circle draw:style-name="gr1" draw:text-style-name="P1" draw:layer="layout" svg:width="0.08cm" svg:height="0.08cm" svg:x="13.145cm" svg:y="12.938cm">
          <text:p/>
        </draw:circle>
        <draw:circle draw:style-name="gr1" draw:text-style-name="P1" draw:layer="layout" svg:width="0.08cm" svg:height="0.08cm" svg:x="13.399cm" svg:y="12.938cm">
          <text:p/>
        </draw:circle>
        <draw:circle draw:style-name="gr1" draw:text-style-name="P1" draw:layer="layout" svg:width="0.08cm" svg:height="0.08cm" svg:x="13.653cm" svg:y="12.938cm">
          <text:p/>
        </draw:circle>
        <draw:circle draw:style-name="gr1" draw:text-style-name="P1" draw:layer="layout" svg:width="0.08cm" svg:height="0.08cm" svg:x="13.907cm" svg:y="12.938cm">
          <text:p/>
        </draw:circle>
        <draw:circle draw:style-name="gr1" draw:text-style-name="P1" draw:layer="layout" svg:width="0.08cm" svg:height="0.08cm" svg:x="14.161cm" svg:y="12.938cm">
          <text:p/>
        </draw:circle>
        <draw:circle draw:style-name="gr1" draw:text-style-name="P1" draw:layer="layout" svg:width="0.08cm" svg:height="0.08cm" svg:x="14.415cm" svg:y="12.938cm">
          <text:p/>
        </draw:circle>
        <draw:line draw:style-name="gr2" draw:text-style-name="P2" draw:layer="layout" svg:x1="12.18cm" svg:y1="10.525cm" svg:x2="12.18cm" svg:y2="9.331cm">
          <text:p/>
        </draw:line>
        <draw:line draw:style-name="gr2" draw:text-style-name="P2" draw:layer="layout" svg:x1="12.18cm" svg:y1="11.795cm" svg:x2="12.18cm" svg:y2="10.601cm">
          <text:p/>
        </draw:line>
        <draw:line draw:style-name="gr2" draw:text-style-name="P2" draw:layer="layout" svg:x1="12.18cm" svg:y1="13.065cm" svg:x2="12.18cm" svg:y2="11.871cm">
          <text:p/>
        </draw:line>
        <draw:line draw:style-name="gr2" draw:text-style-name="P2" draw:layer="layout" svg:x1="12.434cm" svg:y1="10.525cm" svg:x2="12.434cm" svg:y2="9.331cm">
          <text:p/>
        </draw:line>
        <draw:line draw:style-name="gr2" draw:text-style-name="P2" draw:layer="layout" svg:x1="12.434cm" svg:y1="11.795cm" svg:x2="12.434cm" svg:y2="10.601cm">
          <text:p/>
        </draw:line>
        <draw:line draw:style-name="gr2" draw:text-style-name="P2" draw:layer="layout" svg:x1="12.434cm" svg:y1="13.065cm" svg:x2="12.434cm" svg:y2="11.871cm">
          <text:p/>
        </draw:line>
        <draw:line draw:style-name="gr2" draw:text-style-name="P2" draw:layer="layout" svg:x1="12.688cm" svg:y1="10.525cm" svg:x2="12.688cm" svg:y2="9.331cm">
          <text:p/>
        </draw:line>
        <draw:line draw:style-name="gr2" draw:text-style-name="P2" draw:layer="layout" svg:x1="12.688cm" svg:y1="11.795cm" svg:x2="12.688cm" svg:y2="10.601cm">
          <text:p/>
        </draw:line>
        <draw:line draw:style-name="gr2" draw:text-style-name="P2" draw:layer="layout" svg:x1="12.688cm" svg:y1="13.065cm" svg:x2="12.688cm" svg:y2="11.871cm">
          <text:p/>
        </draw:line>
        <draw:line draw:style-name="gr2" draw:text-style-name="P2" draw:layer="layout" svg:x1="12.942cm" svg:y1="10.525cm" svg:x2="12.942cm" svg:y2="9.331cm">
          <text:p/>
        </draw:line>
        <draw:line draw:style-name="gr2" draw:text-style-name="P2" draw:layer="layout" svg:x1="12.942cm" svg:y1="11.795cm" svg:x2="12.942cm" svg:y2="10.601cm">
          <text:p/>
        </draw:line>
        <draw:line draw:style-name="gr2" draw:text-style-name="P2" draw:layer="layout" svg:x1="12.942cm" svg:y1="13.065cm" svg:x2="12.942cm" svg:y2="11.871cm">
          <text:p/>
        </draw:line>
        <draw:line draw:style-name="gr2" draw:text-style-name="P2" draw:layer="layout" svg:x1="13.196cm" svg:y1="10.525cm" svg:x2="13.196cm" svg:y2="9.331cm">
          <text:p/>
        </draw:line>
        <draw:line draw:style-name="gr2" draw:text-style-name="P2" draw:layer="layout" svg:x1="13.196cm" svg:y1="11.795cm" svg:x2="13.196cm" svg:y2="10.601cm">
          <text:p/>
        </draw:line>
        <draw:line draw:style-name="gr2" draw:text-style-name="P2" draw:layer="layout" svg:x1="13.196cm" svg:y1="13.065cm" svg:x2="13.196cm" svg:y2="11.871cm">
          <text:p/>
        </draw:line>
        <draw:line draw:style-name="gr2" draw:text-style-name="P2" draw:layer="layout" svg:x1="13.45cm" svg:y1="10.525cm" svg:x2="13.45cm" svg:y2="9.331cm">
          <text:p/>
        </draw:line>
        <draw:line draw:style-name="gr2" draw:text-style-name="P2" draw:layer="layout" svg:x1="13.45cm" svg:y1="11.795cm" svg:x2="13.45cm" svg:y2="10.601cm">
          <text:p/>
        </draw:line>
        <draw:line draw:style-name="gr2" draw:text-style-name="P2" draw:layer="layout" svg:x1="13.45cm" svg:y1="13.065cm" svg:x2="13.45cm" svg:y2="11.871cm">
          <text:p/>
        </draw:line>
        <draw:line draw:style-name="gr2" draw:text-style-name="P2" draw:layer="layout" svg:x1="13.704cm" svg:y1="10.525cm" svg:x2="13.704cm" svg:y2="9.331cm">
          <text:p/>
        </draw:line>
        <draw:line draw:style-name="gr2" draw:text-style-name="P2" draw:layer="layout" svg:x1="13.704cm" svg:y1="11.795cm" svg:x2="13.704cm" svg:y2="10.601cm">
          <text:p/>
        </draw:line>
        <draw:line draw:style-name="gr2" draw:text-style-name="P2" draw:layer="layout" svg:x1="13.704cm" svg:y1="13.065cm" svg:x2="13.704cm" svg:y2="11.871cm">
          <text:p/>
        </draw:line>
        <draw:line draw:style-name="gr2" draw:text-style-name="P2" draw:layer="layout" svg:x1="13.947cm" svg:y1="10.525cm" svg:x2="13.947cm" svg:y2="9.331cm">
          <text:p/>
        </draw:line>
        <draw:line draw:style-name="gr2" draw:text-style-name="P2" draw:layer="layout" svg:x1="13.947cm" svg:y1="11.795cm" svg:x2="13.947cm" svg:y2="10.601cm">
          <text:p/>
        </draw:line>
        <draw:line draw:style-name="gr2" draw:text-style-name="P2" draw:layer="layout" svg:x1="13.958cm" svg:y1="13.065cm" svg:x2="13.958cm" svg:y2="11.871cm">
          <text:p/>
        </draw:line>
        <draw:line draw:style-name="gr2" draw:text-style-name="P2" draw:layer="layout" svg:x1="14.201cm" svg:y1="10.525cm" svg:x2="14.201cm" svg:y2="9.331cm">
          <text:p/>
        </draw:line>
        <draw:line draw:style-name="gr2" draw:text-style-name="P2" draw:layer="layout" svg:x1="14.201cm" svg:y1="11.795cm" svg:x2="14.201cm" svg:y2="10.601cm">
          <text:p/>
        </draw:line>
        <draw:line draw:style-name="gr2" draw:text-style-name="P2" draw:layer="layout" svg:x1="14.201cm" svg:y1="13.065cm" svg:x2="14.201cm" svg:y2="11.871cm">
          <text:p/>
        </draw:line>
        <draw:line draw:style-name="gr2" draw:text-style-name="P2" draw:layer="layout" svg:x1="14.455cm" svg:y1="10.525cm" svg:x2="14.455cm" svg:y2="9.331cm">
          <text:p/>
        </draw:line>
        <draw:line draw:style-name="gr2" draw:text-style-name="P2" draw:layer="layout" svg:x1="14.455cm" svg:y1="11.795cm" svg:x2="14.455cm" svg:y2="10.601cm">
          <text:p/>
        </draw:line>
        <draw:line draw:style-name="gr2" draw:text-style-name="P2" draw:layer="layout" svg:x1="14.455cm" svg:y1="13.065cm" svg:x2="14.455cm" svg:y2="11.871cm">
          <text:p/>
        </draw:line>
        <draw:circle draw:style-name="gr1" draw:text-style-name="P1" draw:layer="layout" svg:width="0.08cm" svg:height="0.08cm" svg:x="14.68cm" svg:y="9.382cm">
          <text:p/>
        </draw:circle>
        <draw:circle draw:style-name="gr1" draw:text-style-name="P1" draw:layer="layout" svg:width="0.08cm" svg:height="0.08cm" svg:x="14.934cm" svg:y="9.382cm">
          <text:p/>
        </draw:circle>
        <draw:circle draw:style-name="gr1" draw:text-style-name="P1" draw:layer="layout" svg:width="0.08cm" svg:height="0.08cm" svg:x="15.177cm" svg:y="9.382cm">
          <text:p/>
        </draw:circle>
        <draw:circle draw:style-name="gr1" draw:text-style-name="P1" draw:layer="layout" svg:width="0.08cm" svg:height="0.08cm" svg:x="15.431cm" svg:y="9.382cm">
          <text:p/>
        </draw:circle>
        <draw:circle draw:style-name="gr1" draw:text-style-name="P1" draw:layer="layout" svg:width="0.08cm" svg:height="0.08cm" svg:x="15.685cm" svg:y="9.382cm">
          <text:p/>
        </draw:circle>
        <draw:circle draw:style-name="gr1" draw:text-style-name="P1" draw:layer="layout" svg:width="0.08cm" svg:height="0.08cm" svg:x="15.939cm" svg:y="9.382cm">
          <text:p/>
        </draw:circle>
        <draw:circle draw:style-name="gr1" draw:text-style-name="P1" draw:layer="layout" svg:width="0.08cm" svg:height="0.08cm" svg:x="16.193cm" svg:y="9.382cm">
          <text:p/>
        </draw:circle>
        <draw:circle draw:style-name="gr1" draw:text-style-name="P1" draw:layer="layout" svg:width="0.08cm" svg:height="0.08cm" svg:x="16.447cm" svg:y="9.382cm">
          <text:p/>
        </draw:circle>
        <draw:circle draw:style-name="gr1" draw:text-style-name="P1" draw:layer="layout" svg:width="0.08cm" svg:height="0.08cm" svg:x="16.701cm" svg:y="9.382cm">
          <text:p/>
        </draw:circle>
        <draw:circle draw:style-name="gr1" draw:text-style-name="P1" draw:layer="layout" svg:width="0.08cm" svg:height="0.08cm" svg:x="16.955cm" svg:y="9.382cm">
          <text:p/>
        </draw:circle>
        <draw:circle draw:style-name="gr1" draw:text-style-name="P1" draw:layer="layout" svg:width="0.08cm" svg:height="0.08cm" svg:x="14.68cm" svg:y="9.636cm">
          <text:p/>
        </draw:circle>
        <draw:circle draw:style-name="gr1" draw:text-style-name="P1" draw:layer="layout" svg:width="0.08cm" svg:height="0.08cm" svg:x="14.934cm" svg:y="9.636cm">
          <text:p/>
        </draw:circle>
        <draw:circle draw:style-name="gr1" draw:text-style-name="P1" draw:layer="layout" svg:width="0.08cm" svg:height="0.08cm" svg:x="15.177cm" svg:y="9.636cm">
          <text:p/>
        </draw:circle>
        <draw:circle draw:style-name="gr1" draw:text-style-name="P1" draw:layer="layout" svg:width="0.08cm" svg:height="0.08cm" svg:x="15.431cm" svg:y="9.636cm">
          <text:p/>
        </draw:circle>
        <draw:circle draw:style-name="gr1" draw:text-style-name="P1" draw:layer="layout" svg:width="0.08cm" svg:height="0.08cm" svg:x="15.685cm" svg:y="9.636cm">
          <text:p/>
        </draw:circle>
        <draw:circle draw:style-name="gr1" draw:text-style-name="P1" draw:layer="layout" svg:width="0.08cm" svg:height="0.08cm" svg:x="15.939cm" svg:y="9.636cm">
          <text:p/>
        </draw:circle>
        <draw:circle draw:style-name="gr1" draw:text-style-name="P1" draw:layer="layout" svg:width="0.08cm" svg:height="0.08cm" svg:x="16.193cm" svg:y="9.636cm">
          <text:p/>
        </draw:circle>
        <draw:circle draw:style-name="gr1" draw:text-style-name="P1" draw:layer="layout" svg:width="0.08cm" svg:height="0.08cm" svg:x="16.447cm" svg:y="9.636cm">
          <text:p/>
        </draw:circle>
        <draw:circle draw:style-name="gr1" draw:text-style-name="P1" draw:layer="layout" svg:width="0.08cm" svg:height="0.08cm" svg:x="16.701cm" svg:y="9.636cm">
          <text:p/>
        </draw:circle>
        <draw:circle draw:style-name="gr1" draw:text-style-name="P1" draw:layer="layout" svg:width="0.08cm" svg:height="0.08cm" svg:x="16.955cm" svg:y="9.636cm">
          <text:p/>
        </draw:circle>
        <draw:circle draw:style-name="gr1" draw:text-style-name="P1" draw:layer="layout" svg:width="0.08cm" svg:height="0.08cm" svg:x="14.68cm" svg:y="9.89cm">
          <text:p/>
        </draw:circle>
        <draw:circle draw:style-name="gr1" draw:text-style-name="P1" draw:layer="layout" svg:width="0.08cm" svg:height="0.08cm" svg:x="14.934cm" svg:y="9.89cm">
          <text:p/>
        </draw:circle>
        <draw:circle draw:style-name="gr1" draw:text-style-name="P1" draw:layer="layout" svg:width="0.08cm" svg:height="0.08cm" svg:x="15.177cm" svg:y="9.89cm">
          <text:p/>
        </draw:circle>
        <draw:circle draw:style-name="gr1" draw:text-style-name="P1" draw:layer="layout" svg:width="0.08cm" svg:height="0.08cm" svg:x="15.431cm" svg:y="9.89cm">
          <text:p/>
        </draw:circle>
        <draw:circle draw:style-name="gr1" draw:text-style-name="P1" draw:layer="layout" svg:width="0.08cm" svg:height="0.08cm" svg:x="15.685cm" svg:y="9.89cm">
          <text:p/>
        </draw:circle>
        <draw:circle draw:style-name="gr1" draw:text-style-name="P1" draw:layer="layout" svg:width="0.08cm" svg:height="0.08cm" svg:x="15.939cm" svg:y="9.89cm">
          <text:p/>
        </draw:circle>
        <draw:circle draw:style-name="gr1" draw:text-style-name="P1" draw:layer="layout" svg:width="0.08cm" svg:height="0.08cm" svg:x="16.193cm" svg:y="9.89cm">
          <text:p/>
        </draw:circle>
        <draw:circle draw:style-name="gr1" draw:text-style-name="P1" draw:layer="layout" svg:width="0.08cm" svg:height="0.08cm" svg:x="16.447cm" svg:y="9.89cm">
          <text:p/>
        </draw:circle>
        <draw:circle draw:style-name="gr1" draw:text-style-name="P1" draw:layer="layout" svg:width="0.08cm" svg:height="0.08cm" svg:x="16.701cm" svg:y="9.89cm">
          <text:p/>
        </draw:circle>
        <draw:circle draw:style-name="gr1" draw:text-style-name="P1" draw:layer="layout" svg:width="0.08cm" svg:height="0.08cm" svg:x="16.955cm" svg:y="9.89cm">
          <text:p/>
        </draw:circle>
        <draw:circle draw:style-name="gr1" draw:text-style-name="P1" draw:layer="layout" svg:width="0.08cm" svg:height="0.08cm" svg:x="14.68cm" svg:y="10.144cm">
          <text:p/>
        </draw:circle>
        <draw:circle draw:style-name="gr1" draw:text-style-name="P1" draw:layer="layout" svg:width="0.08cm" svg:height="0.08cm" svg:x="14.934cm" svg:y="10.144cm">
          <text:p/>
        </draw:circle>
        <draw:circle draw:style-name="gr1" draw:text-style-name="P1" draw:layer="layout" svg:width="0.08cm" svg:height="0.08cm" svg:x="15.177cm" svg:y="10.144cm">
          <text:p/>
        </draw:circle>
        <draw:circle draw:style-name="gr1" draw:text-style-name="P1" draw:layer="layout" svg:width="0.08cm" svg:height="0.08cm" svg:x="15.431cm" svg:y="10.144cm">
          <text:p/>
        </draw:circle>
        <draw:circle draw:style-name="gr1" draw:text-style-name="P1" draw:layer="layout" svg:width="0.08cm" svg:height="0.08cm" svg:x="15.685cm" svg:y="10.144cm">
          <text:p/>
        </draw:circle>
        <draw:circle draw:style-name="gr1" draw:text-style-name="P1" draw:layer="layout" svg:width="0.08cm" svg:height="0.08cm" svg:x="15.939cm" svg:y="10.144cm">
          <text:p/>
        </draw:circle>
        <draw:circle draw:style-name="gr1" draw:text-style-name="P1" draw:layer="layout" svg:width="0.08cm" svg:height="0.08cm" svg:x="16.193cm" svg:y="10.144cm">
          <text:p/>
        </draw:circle>
        <draw:circle draw:style-name="gr1" draw:text-style-name="P1" draw:layer="layout" svg:width="0.08cm" svg:height="0.08cm" svg:x="16.447cm" svg:y="10.144cm">
          <text:p/>
        </draw:circle>
        <draw:circle draw:style-name="gr1" draw:text-style-name="P1" draw:layer="layout" svg:width="0.08cm" svg:height="0.08cm" svg:x="16.701cm" svg:y="10.144cm">
          <text:p/>
        </draw:circle>
        <draw:circle draw:style-name="gr1" draw:text-style-name="P1" draw:layer="layout" svg:width="0.08cm" svg:height="0.08cm" svg:x="16.955cm" svg:y="10.144cm">
          <text:p/>
        </draw:circle>
        <draw:circle draw:style-name="gr1" draw:text-style-name="P1" draw:layer="layout" svg:width="0.08cm" svg:height="0.08cm" svg:x="14.68cm" svg:y="10.398cm">
          <text:p/>
        </draw:circle>
        <draw:circle draw:style-name="gr1" draw:text-style-name="P1" draw:layer="layout" svg:width="0.08cm" svg:height="0.08cm" svg:x="14.934cm" svg:y="10.398cm">
          <text:p/>
        </draw:circle>
        <draw:circle draw:style-name="gr1" draw:text-style-name="P1" draw:layer="layout" svg:width="0.08cm" svg:height="0.08cm" svg:x="15.177cm" svg:y="10.398cm">
          <text:p/>
        </draw:circle>
        <draw:circle draw:style-name="gr1" draw:text-style-name="P1" draw:layer="layout" svg:width="0.08cm" svg:height="0.08cm" svg:x="15.431cm" svg:y="10.398cm">
          <text:p/>
        </draw:circle>
        <draw:circle draw:style-name="gr1" draw:text-style-name="P1" draw:layer="layout" svg:width="0.08cm" svg:height="0.08cm" svg:x="15.685cm" svg:y="10.398cm">
          <text:p/>
        </draw:circle>
        <draw:circle draw:style-name="gr1" draw:text-style-name="P1" draw:layer="layout" svg:width="0.08cm" svg:height="0.08cm" svg:x="15.939cm" svg:y="10.398cm">
          <text:p/>
        </draw:circle>
        <draw:circle draw:style-name="gr1" draw:text-style-name="P1" draw:layer="layout" svg:width="0.08cm" svg:height="0.08cm" svg:x="16.193cm" svg:y="10.398cm">
          <text:p/>
        </draw:circle>
        <draw:circle draw:style-name="gr1" draw:text-style-name="P1" draw:layer="layout" svg:width="0.08cm" svg:height="0.08cm" svg:x="16.447cm" svg:y="10.398cm">
          <text:p/>
        </draw:circle>
        <draw:circle draw:style-name="gr1" draw:text-style-name="P1" draw:layer="layout" svg:width="0.08cm" svg:height="0.08cm" svg:x="16.701cm" svg:y="10.398cm">
          <text:p/>
        </draw:circle>
        <draw:circle draw:style-name="gr1" draw:text-style-name="P1" draw:layer="layout" svg:width="0.08cm" svg:height="0.08cm" svg:x="16.955cm" svg:y="10.398cm">
          <text:p/>
        </draw:circle>
        <draw:circle draw:style-name="gr1" draw:text-style-name="P1" draw:layer="layout" svg:width="0.08cm" svg:height="0.08cm" svg:x="14.68cm" svg:y="10.398cm">
          <text:p/>
        </draw:circle>
        <draw:circle draw:style-name="gr1" draw:text-style-name="P1" draw:layer="layout" svg:width="0.08cm" svg:height="0.08cm" svg:x="14.934cm" svg:y="10.398cm">
          <text:p/>
        </draw:circle>
        <draw:circle draw:style-name="gr1" draw:text-style-name="P1" draw:layer="layout" svg:width="0.08cm" svg:height="0.08cm" svg:x="15.177cm" svg:y="10.398cm">
          <text:p/>
        </draw:circle>
        <draw:circle draw:style-name="gr1" draw:text-style-name="P1" draw:layer="layout" svg:width="0.08cm" svg:height="0.08cm" svg:x="15.431cm" svg:y="10.398cm">
          <text:p/>
        </draw:circle>
        <draw:circle draw:style-name="gr1" draw:text-style-name="P1" draw:layer="layout" svg:width="0.08cm" svg:height="0.08cm" svg:x="15.685cm" svg:y="10.398cm">
          <text:p/>
        </draw:circle>
        <draw:circle draw:style-name="gr1" draw:text-style-name="P1" draw:layer="layout" svg:width="0.08cm" svg:height="0.08cm" svg:x="15.939cm" svg:y="10.398cm">
          <text:p/>
        </draw:circle>
        <draw:circle draw:style-name="gr1" draw:text-style-name="P1" draw:layer="layout" svg:width="0.08cm" svg:height="0.08cm" svg:x="16.193cm" svg:y="10.398cm">
          <text:p/>
        </draw:circle>
        <draw:circle draw:style-name="gr1" draw:text-style-name="P1" draw:layer="layout" svg:width="0.08cm" svg:height="0.08cm" svg:x="16.447cm" svg:y="10.398cm">
          <text:p/>
        </draw:circle>
        <draw:circle draw:style-name="gr1" draw:text-style-name="P1" draw:layer="layout" svg:width="0.08cm" svg:height="0.08cm" svg:x="16.701cm" svg:y="10.398cm">
          <text:p/>
        </draw:circle>
        <draw:circle draw:style-name="gr1" draw:text-style-name="P1" draw:layer="layout" svg:width="0.08cm" svg:height="0.08cm" svg:x="16.955cm" svg:y="10.398cm">
          <text:p/>
        </draw:circle>
        <draw:circle draw:style-name="gr1" draw:text-style-name="P1" draw:layer="layout" svg:width="0.08cm" svg:height="0.08cm" svg:x="14.68cm" svg:y="10.652cm">
          <text:p/>
        </draw:circle>
        <draw:circle draw:style-name="gr1" draw:text-style-name="P1" draw:layer="layout" svg:width="0.08cm" svg:height="0.08cm" svg:x="14.934cm" svg:y="10.652cm">
          <text:p/>
        </draw:circle>
        <draw:circle draw:style-name="gr1" draw:text-style-name="P1" draw:layer="layout" svg:width="0.08cm" svg:height="0.08cm" svg:x="15.177cm" svg:y="10.652cm">
          <text:p/>
        </draw:circle>
        <draw:circle draw:style-name="gr1" draw:text-style-name="P1" draw:layer="layout" svg:width="0.08cm" svg:height="0.08cm" svg:x="15.431cm" svg:y="10.652cm">
          <text:p/>
        </draw:circle>
        <draw:circle draw:style-name="gr1" draw:text-style-name="P1" draw:layer="layout" svg:width="0.08cm" svg:height="0.08cm" svg:x="15.685cm" svg:y="10.652cm">
          <text:p/>
        </draw:circle>
        <draw:circle draw:style-name="gr1" draw:text-style-name="P1" draw:layer="layout" svg:width="0.08cm" svg:height="0.08cm" svg:x="15.939cm" svg:y="10.652cm">
          <text:p/>
        </draw:circle>
        <draw:circle draw:style-name="gr1" draw:text-style-name="P1" draw:layer="layout" svg:width="0.08cm" svg:height="0.08cm" svg:x="16.193cm" svg:y="10.652cm">
          <text:p/>
        </draw:circle>
        <draw:circle draw:style-name="gr1" draw:text-style-name="P1" draw:layer="layout" svg:width="0.08cm" svg:height="0.08cm" svg:x="16.447cm" svg:y="10.652cm">
          <text:p/>
        </draw:circle>
        <draw:circle draw:style-name="gr1" draw:text-style-name="P1" draw:layer="layout" svg:width="0.08cm" svg:height="0.08cm" svg:x="16.701cm" svg:y="10.652cm">
          <text:p/>
        </draw:circle>
        <draw:circle draw:style-name="gr1" draw:text-style-name="P1" draw:layer="layout" svg:width="0.08cm" svg:height="0.08cm" svg:x="16.955cm" svg:y="10.652cm">
          <text:p/>
        </draw:circle>
        <draw:circle draw:style-name="gr1" draw:text-style-name="P1" draw:layer="layout" svg:width="0.08cm" svg:height="0.08cm" svg:x="14.68cm" svg:y="10.906cm">
          <text:p/>
        </draw:circle>
        <draw:circle draw:style-name="gr1" draw:text-style-name="P1" draw:layer="layout" svg:width="0.08cm" svg:height="0.08cm" svg:x="14.934cm" svg:y="10.906cm">
          <text:p/>
        </draw:circle>
        <draw:circle draw:style-name="gr1" draw:text-style-name="P1" draw:layer="layout" svg:width="0.08cm" svg:height="0.08cm" svg:x="15.177cm" svg:y="10.906cm">
          <text:p/>
        </draw:circle>
        <draw:circle draw:style-name="gr1" draw:text-style-name="P1" draw:layer="layout" svg:width="0.08cm" svg:height="0.08cm" svg:x="15.431cm" svg:y="10.906cm">
          <text:p/>
        </draw:circle>
        <draw:circle draw:style-name="gr1" draw:text-style-name="P1" draw:layer="layout" svg:width="0.08cm" svg:height="0.08cm" svg:x="15.685cm" svg:y="10.906cm">
          <text:p/>
        </draw:circle>
        <draw:circle draw:style-name="gr1" draw:text-style-name="P1" draw:layer="layout" svg:width="0.08cm" svg:height="0.08cm" svg:x="15.939cm" svg:y="10.906cm">
          <text:p/>
        </draw:circle>
        <draw:circle draw:style-name="gr1" draw:text-style-name="P1" draw:layer="layout" svg:width="0.08cm" svg:height="0.08cm" svg:x="16.193cm" svg:y="10.906cm">
          <text:p/>
        </draw:circle>
        <draw:circle draw:style-name="gr1" draw:text-style-name="P1" draw:layer="layout" svg:width="0.08cm" svg:height="0.08cm" svg:x="16.447cm" svg:y="10.906cm">
          <text:p/>
        </draw:circle>
        <draw:circle draw:style-name="gr1" draw:text-style-name="P1" draw:layer="layout" svg:width="0.08cm" svg:height="0.08cm" svg:x="16.701cm" svg:y="10.906cm">
          <text:p/>
        </draw:circle>
        <draw:circle draw:style-name="gr1" draw:text-style-name="P1" draw:layer="layout" svg:width="0.08cm" svg:height="0.08cm" svg:x="16.955cm" svg:y="10.906cm">
          <text:p/>
        </draw:circle>
        <draw:circle draw:style-name="gr1" draw:text-style-name="P1" draw:layer="layout" svg:width="0.08cm" svg:height="0.08cm" svg:x="14.68cm" svg:y="11.16cm">
          <text:p/>
        </draw:circle>
        <draw:circle draw:style-name="gr1" draw:text-style-name="P1" draw:layer="layout" svg:width="0.08cm" svg:height="0.08cm" svg:x="14.934cm" svg:y="11.16cm">
          <text:p/>
        </draw:circle>
        <draw:circle draw:style-name="gr1" draw:text-style-name="P1" draw:layer="layout" svg:width="0.08cm" svg:height="0.08cm" svg:x="15.177cm" svg:y="11.16cm">
          <text:p/>
        </draw:circle>
        <draw:circle draw:style-name="gr1" draw:text-style-name="P1" draw:layer="layout" svg:width="0.08cm" svg:height="0.08cm" svg:x="15.431cm" svg:y="11.16cm">
          <text:p/>
        </draw:circle>
        <draw:circle draw:style-name="gr1" draw:text-style-name="P1" draw:layer="layout" svg:width="0.08cm" svg:height="0.08cm" svg:x="15.685cm" svg:y="11.16cm">
          <text:p/>
        </draw:circle>
        <draw:circle draw:style-name="gr1" draw:text-style-name="P1" draw:layer="layout" svg:width="0.08cm" svg:height="0.08cm" svg:x="15.939cm" svg:y="11.16cm">
          <text:p/>
        </draw:circle>
        <draw:circle draw:style-name="gr1" draw:text-style-name="P1" draw:layer="layout" svg:width="0.08cm" svg:height="0.08cm" svg:x="16.193cm" svg:y="11.16cm">
          <text:p/>
        </draw:circle>
        <draw:circle draw:style-name="gr1" draw:text-style-name="P1" draw:layer="layout" svg:width="0.08cm" svg:height="0.08cm" svg:x="16.447cm" svg:y="11.16cm">
          <text:p/>
        </draw:circle>
        <draw:circle draw:style-name="gr1" draw:text-style-name="P1" draw:layer="layout" svg:width="0.08cm" svg:height="0.08cm" svg:x="16.701cm" svg:y="11.16cm">
          <text:p/>
        </draw:circle>
        <draw:circle draw:style-name="gr1" draw:text-style-name="P1" draw:layer="layout" svg:width="0.08cm" svg:height="0.08cm" svg:x="16.955cm" svg:y="11.16cm">
          <text:p/>
        </draw:circle>
        <draw:circle draw:style-name="gr1" draw:text-style-name="P1" draw:layer="layout" svg:width="0.08cm" svg:height="0.08cm" svg:x="14.68cm" svg:y="11.414cm">
          <text:p/>
        </draw:circle>
        <draw:circle draw:style-name="gr1" draw:text-style-name="P1" draw:layer="layout" svg:width="0.08cm" svg:height="0.08cm" svg:x="14.934cm" svg:y="11.414cm">
          <text:p/>
        </draw:circle>
        <draw:circle draw:style-name="gr1" draw:text-style-name="P1" draw:layer="layout" svg:width="0.08cm" svg:height="0.08cm" svg:x="15.177cm" svg:y="11.414cm">
          <text:p/>
        </draw:circle>
        <draw:circle draw:style-name="gr1" draw:text-style-name="P1" draw:layer="layout" svg:width="0.08cm" svg:height="0.08cm" svg:x="15.431cm" svg:y="11.414cm">
          <text:p/>
        </draw:circle>
        <draw:circle draw:style-name="gr1" draw:text-style-name="P1" draw:layer="layout" svg:width="0.08cm" svg:height="0.08cm" svg:x="15.685cm" svg:y="11.414cm">
          <text:p/>
        </draw:circle>
        <draw:circle draw:style-name="gr1" draw:text-style-name="P1" draw:layer="layout" svg:width="0.08cm" svg:height="0.08cm" svg:x="15.939cm" svg:y="11.414cm">
          <text:p/>
        </draw:circle>
        <draw:circle draw:style-name="gr1" draw:text-style-name="P1" draw:layer="layout" svg:width="0.08cm" svg:height="0.08cm" svg:x="16.193cm" svg:y="11.414cm">
          <text:p/>
        </draw:circle>
        <draw:circle draw:style-name="gr1" draw:text-style-name="P1" draw:layer="layout" svg:width="0.08cm" svg:height="0.08cm" svg:x="16.447cm" svg:y="11.414cm">
          <text:p/>
        </draw:circle>
        <draw:circle draw:style-name="gr1" draw:text-style-name="P1" draw:layer="layout" svg:width="0.08cm" svg:height="0.08cm" svg:x="16.701cm" svg:y="11.414cm">
          <text:p/>
        </draw:circle>
        <draw:circle draw:style-name="gr1" draw:text-style-name="P1" draw:layer="layout" svg:width="0.08cm" svg:height="0.08cm" svg:x="16.955cm" svg:y="11.414cm">
          <text:p/>
        </draw:circle>
        <draw:circle draw:style-name="gr1" draw:text-style-name="P1" draw:layer="layout" svg:width="0.08cm" svg:height="0.08cm" svg:x="14.68cm" svg:y="11.668cm">
          <text:p/>
        </draw:circle>
        <draw:circle draw:style-name="gr1" draw:text-style-name="P1" draw:layer="layout" svg:width="0.08cm" svg:height="0.08cm" svg:x="14.934cm" svg:y="11.668cm">
          <text:p/>
        </draw:circle>
        <draw:circle draw:style-name="gr1" draw:text-style-name="P1" draw:layer="layout" svg:width="0.08cm" svg:height="0.08cm" svg:x="15.177cm" svg:y="11.668cm">
          <text:p/>
        </draw:circle>
        <draw:circle draw:style-name="gr1" draw:text-style-name="P1" draw:layer="layout" svg:width="0.08cm" svg:height="0.08cm" svg:x="15.431cm" svg:y="11.668cm">
          <text:p/>
        </draw:circle>
        <draw:circle draw:style-name="gr1" draw:text-style-name="P1" draw:layer="layout" svg:width="0.08cm" svg:height="0.08cm" svg:x="15.685cm" svg:y="11.668cm">
          <text:p/>
        </draw:circle>
        <draw:circle draw:style-name="gr1" draw:text-style-name="P1" draw:layer="layout" svg:width="0.08cm" svg:height="0.08cm" svg:x="15.939cm" svg:y="11.668cm">
          <text:p/>
        </draw:circle>
        <draw:circle draw:style-name="gr1" draw:text-style-name="P1" draw:layer="layout" svg:width="0.08cm" svg:height="0.08cm" svg:x="16.193cm" svg:y="11.668cm">
          <text:p/>
        </draw:circle>
        <draw:circle draw:style-name="gr1" draw:text-style-name="P1" draw:layer="layout" svg:width="0.08cm" svg:height="0.08cm" svg:x="16.447cm" svg:y="11.668cm">
          <text:p/>
        </draw:circle>
        <draw:circle draw:style-name="gr1" draw:text-style-name="P1" draw:layer="layout" svg:width="0.08cm" svg:height="0.08cm" svg:x="16.701cm" svg:y="11.668cm">
          <text:p/>
        </draw:circle>
        <draw:circle draw:style-name="gr1" draw:text-style-name="P1" draw:layer="layout" svg:width="0.08cm" svg:height="0.08cm" svg:x="16.955cm" svg:y="11.668cm">
          <text:p/>
        </draw:circle>
        <draw:circle draw:style-name="gr1" draw:text-style-name="P1" draw:layer="layout" svg:width="0.08cm" svg:height="0.08cm" svg:x="14.68cm" svg:y="11.668cm">
          <text:p/>
        </draw:circle>
        <draw:circle draw:style-name="gr1" draw:text-style-name="P1" draw:layer="layout" svg:width="0.08cm" svg:height="0.08cm" svg:x="14.934cm" svg:y="11.668cm">
          <text:p/>
        </draw:circle>
        <draw:circle draw:style-name="gr1" draw:text-style-name="P1" draw:layer="layout" svg:width="0.08cm" svg:height="0.08cm" svg:x="15.177cm" svg:y="11.668cm">
          <text:p/>
        </draw:circle>
        <draw:circle draw:style-name="gr1" draw:text-style-name="P1" draw:layer="layout" svg:width="0.08cm" svg:height="0.08cm" svg:x="15.431cm" svg:y="11.668cm">
          <text:p/>
        </draw:circle>
        <draw:circle draw:style-name="gr1" draw:text-style-name="P1" draw:layer="layout" svg:width="0.08cm" svg:height="0.08cm" svg:x="15.685cm" svg:y="11.668cm">
          <text:p/>
        </draw:circle>
        <draw:circle draw:style-name="gr1" draw:text-style-name="P1" draw:layer="layout" svg:width="0.08cm" svg:height="0.08cm" svg:x="15.939cm" svg:y="11.668cm">
          <text:p/>
        </draw:circle>
        <draw:circle draw:style-name="gr1" draw:text-style-name="P1" draw:layer="layout" svg:width="0.08cm" svg:height="0.08cm" svg:x="16.193cm" svg:y="11.668cm">
          <text:p/>
        </draw:circle>
        <draw:circle draw:style-name="gr1" draw:text-style-name="P1" draw:layer="layout" svg:width="0.08cm" svg:height="0.08cm" svg:x="16.447cm" svg:y="11.668cm">
          <text:p/>
        </draw:circle>
        <draw:circle draw:style-name="gr1" draw:text-style-name="P1" draw:layer="layout" svg:width="0.08cm" svg:height="0.08cm" svg:x="16.701cm" svg:y="11.668cm">
          <text:p/>
        </draw:circle>
        <draw:circle draw:style-name="gr1" draw:text-style-name="P1" draw:layer="layout" svg:width="0.08cm" svg:height="0.08cm" svg:x="16.955cm" svg:y="11.668cm">
          <text:p/>
        </draw:circle>
        <draw:circle draw:style-name="gr1" draw:text-style-name="P1" draw:layer="layout" svg:width="0.08cm" svg:height="0.08cm" svg:x="14.68cm" svg:y="11.922cm">
          <text:p/>
        </draw:circle>
        <draw:circle draw:style-name="gr1" draw:text-style-name="P1" draw:layer="layout" svg:width="0.08cm" svg:height="0.08cm" svg:x="14.934cm" svg:y="11.922cm">
          <text:p/>
        </draw:circle>
        <draw:circle draw:style-name="gr1" draw:text-style-name="P1" draw:layer="layout" svg:width="0.08cm" svg:height="0.08cm" svg:x="15.177cm" svg:y="11.922cm">
          <text:p/>
        </draw:circle>
        <draw:circle draw:style-name="gr1" draw:text-style-name="P1" draw:layer="layout" svg:width="0.08cm" svg:height="0.08cm" svg:x="15.431cm" svg:y="11.922cm">
          <text:p/>
        </draw:circle>
        <draw:circle draw:style-name="gr1" draw:text-style-name="P1" draw:layer="layout" svg:width="0.08cm" svg:height="0.08cm" svg:x="15.685cm" svg:y="11.922cm">
          <text:p/>
        </draw:circle>
        <draw:circle draw:style-name="gr1" draw:text-style-name="P1" draw:layer="layout" svg:width="0.08cm" svg:height="0.08cm" svg:x="15.939cm" svg:y="11.922cm">
          <text:p/>
        </draw:circle>
        <draw:circle draw:style-name="gr1" draw:text-style-name="P1" draw:layer="layout" svg:width="0.08cm" svg:height="0.08cm" svg:x="16.193cm" svg:y="11.922cm">
          <text:p/>
        </draw:circle>
        <draw:circle draw:style-name="gr1" draw:text-style-name="P1" draw:layer="layout" svg:width="0.08cm" svg:height="0.08cm" svg:x="16.447cm" svg:y="11.922cm">
          <text:p/>
        </draw:circle>
        <draw:circle draw:style-name="gr1" draw:text-style-name="P1" draw:layer="layout" svg:width="0.08cm" svg:height="0.08cm" svg:x="16.701cm" svg:y="11.922cm">
          <text:p/>
        </draw:circle>
        <draw:circle draw:style-name="gr1" draw:text-style-name="P1" draw:layer="layout" svg:width="0.08cm" svg:height="0.08cm" svg:x="16.955cm" svg:y="11.922cm">
          <text:p/>
        </draw:circle>
        <draw:circle draw:style-name="gr1" draw:text-style-name="P1" draw:layer="layout" svg:width="0.08cm" svg:height="0.08cm" svg:x="14.68cm" svg:y="12.176cm">
          <text:p/>
        </draw:circle>
        <draw:circle draw:style-name="gr1" draw:text-style-name="P1" draw:layer="layout" svg:width="0.08cm" svg:height="0.08cm" svg:x="14.934cm" svg:y="12.176cm">
          <text:p/>
        </draw:circle>
        <draw:circle draw:style-name="gr1" draw:text-style-name="P1" draw:layer="layout" svg:width="0.08cm" svg:height="0.08cm" svg:x="15.177cm" svg:y="12.176cm">
          <text:p/>
        </draw:circle>
        <draw:circle draw:style-name="gr1" draw:text-style-name="P1" draw:layer="layout" svg:width="0.08cm" svg:height="0.08cm" svg:x="15.431cm" svg:y="12.176cm">
          <text:p/>
        </draw:circle>
        <draw:circle draw:style-name="gr1" draw:text-style-name="P1" draw:layer="layout" svg:width="0.08cm" svg:height="0.08cm" svg:x="15.685cm" svg:y="12.176cm">
          <text:p/>
        </draw:circle>
        <draw:circle draw:style-name="gr1" draw:text-style-name="P1" draw:layer="layout" svg:width="0.08cm" svg:height="0.08cm" svg:x="15.939cm" svg:y="12.176cm">
          <text:p/>
        </draw:circle>
        <draw:circle draw:style-name="gr1" draw:text-style-name="P1" draw:layer="layout" svg:width="0.08cm" svg:height="0.08cm" svg:x="16.193cm" svg:y="12.176cm">
          <text:p/>
        </draw:circle>
        <draw:circle draw:style-name="gr1" draw:text-style-name="P1" draw:layer="layout" svg:width="0.08cm" svg:height="0.08cm" svg:x="16.447cm" svg:y="12.176cm">
          <text:p/>
        </draw:circle>
        <draw:circle draw:style-name="gr1" draw:text-style-name="P1" draw:layer="layout" svg:width="0.08cm" svg:height="0.08cm" svg:x="16.701cm" svg:y="12.176cm">
          <text:p/>
        </draw:circle>
        <draw:circle draw:style-name="gr1" draw:text-style-name="P1" draw:layer="layout" svg:width="0.08cm" svg:height="0.08cm" svg:x="16.955cm" svg:y="12.176cm">
          <text:p/>
        </draw:circle>
        <draw:circle draw:style-name="gr1" draw:text-style-name="P1" draw:layer="layout" svg:width="0.08cm" svg:height="0.08cm" svg:x="14.68cm" svg:y="12.43cm">
          <text:p/>
        </draw:circle>
        <draw:circle draw:style-name="gr1" draw:text-style-name="P1" draw:layer="layout" svg:width="0.08cm" svg:height="0.08cm" svg:x="14.934cm" svg:y="12.43cm">
          <text:p/>
        </draw:circle>
        <draw:circle draw:style-name="gr1" draw:text-style-name="P1" draw:layer="layout" svg:width="0.08cm" svg:height="0.08cm" svg:x="15.177cm" svg:y="12.43cm">
          <text:p/>
        </draw:circle>
        <draw:circle draw:style-name="gr1" draw:text-style-name="P1" draw:layer="layout" svg:width="0.08cm" svg:height="0.08cm" svg:x="15.431cm" svg:y="12.43cm">
          <text:p/>
        </draw:circle>
        <draw:circle draw:style-name="gr1" draw:text-style-name="P1" draw:layer="layout" svg:width="0.08cm" svg:height="0.08cm" svg:x="15.685cm" svg:y="12.43cm">
          <text:p/>
        </draw:circle>
        <draw:circle draw:style-name="gr1" draw:text-style-name="P1" draw:layer="layout" svg:width="0.08cm" svg:height="0.08cm" svg:x="15.939cm" svg:y="12.43cm">
          <text:p/>
        </draw:circle>
        <draw:circle draw:style-name="gr1" draw:text-style-name="P1" draw:layer="layout" svg:width="0.08cm" svg:height="0.08cm" svg:x="16.193cm" svg:y="12.43cm">
          <text:p/>
        </draw:circle>
        <draw:circle draw:style-name="gr1" draw:text-style-name="P1" draw:layer="layout" svg:width="0.08cm" svg:height="0.08cm" svg:x="16.447cm" svg:y="12.43cm">
          <text:p/>
        </draw:circle>
        <draw:circle draw:style-name="gr1" draw:text-style-name="P1" draw:layer="layout" svg:width="0.08cm" svg:height="0.08cm" svg:x="16.701cm" svg:y="12.43cm">
          <text:p/>
        </draw:circle>
        <draw:circle draw:style-name="gr1" draw:text-style-name="P1" draw:layer="layout" svg:width="0.08cm" svg:height="0.08cm" svg:x="16.955cm" svg:y="12.43cm">
          <text:p/>
        </draw:circle>
        <draw:circle draw:style-name="gr1" draw:text-style-name="P1" draw:layer="layout" svg:width="0.08cm" svg:height="0.08cm" svg:x="14.68cm" svg:y="12.684cm">
          <text:p/>
        </draw:circle>
        <draw:circle draw:style-name="gr1" draw:text-style-name="P1" draw:layer="layout" svg:width="0.08cm" svg:height="0.08cm" svg:x="14.934cm" svg:y="12.684cm">
          <text:p/>
        </draw:circle>
        <draw:circle draw:style-name="gr1" draw:text-style-name="P1" draw:layer="layout" svg:width="0.08cm" svg:height="0.08cm" svg:x="15.177cm" svg:y="12.684cm">
          <text:p/>
        </draw:circle>
        <draw:circle draw:style-name="gr1" draw:text-style-name="P1" draw:layer="layout" svg:width="0.08cm" svg:height="0.08cm" svg:x="15.431cm" svg:y="12.684cm">
          <text:p/>
        </draw:circle>
        <draw:circle draw:style-name="gr1" draw:text-style-name="P1" draw:layer="layout" svg:width="0.08cm" svg:height="0.08cm" svg:x="15.685cm" svg:y="12.684cm">
          <text:p/>
        </draw:circle>
        <draw:circle draw:style-name="gr1" draw:text-style-name="P1" draw:layer="layout" svg:width="0.08cm" svg:height="0.08cm" svg:x="15.939cm" svg:y="12.684cm">
          <text:p/>
        </draw:circle>
        <draw:circle draw:style-name="gr1" draw:text-style-name="P1" draw:layer="layout" svg:width="0.08cm" svg:height="0.08cm" svg:x="16.193cm" svg:y="12.684cm">
          <text:p/>
        </draw:circle>
        <draw:circle draw:style-name="gr1" draw:text-style-name="P1" draw:layer="layout" svg:width="0.08cm" svg:height="0.08cm" svg:x="16.447cm" svg:y="12.684cm">
          <text:p/>
        </draw:circle>
        <draw:circle draw:style-name="gr1" draw:text-style-name="P1" draw:layer="layout" svg:width="0.08cm" svg:height="0.08cm" svg:x="16.701cm" svg:y="12.684cm">
          <text:p/>
        </draw:circle>
        <draw:circle draw:style-name="gr1" draw:text-style-name="P1" draw:layer="layout" svg:width="0.08cm" svg:height="0.08cm" svg:x="16.955cm" svg:y="12.684cm">
          <text:p/>
        </draw:circle>
        <draw:circle draw:style-name="gr1" draw:text-style-name="P1" draw:layer="layout" svg:width="0.08cm" svg:height="0.08cm" svg:x="14.68cm" svg:y="12.938cm">
          <text:p/>
        </draw:circle>
        <draw:circle draw:style-name="gr1" draw:text-style-name="P1" draw:layer="layout" svg:width="0.08cm" svg:height="0.08cm" svg:x="14.934cm" svg:y="12.938cm">
          <text:p/>
        </draw:circle>
        <draw:circle draw:style-name="gr1" draw:text-style-name="P1" draw:layer="layout" svg:width="0.08cm" svg:height="0.08cm" svg:x="15.177cm" svg:y="12.938cm">
          <text:p/>
        </draw:circle>
        <draw:circle draw:style-name="gr1" draw:text-style-name="P1" draw:layer="layout" svg:width="0.08cm" svg:height="0.08cm" svg:x="15.431cm" svg:y="12.938cm">
          <text:p/>
        </draw:circle>
        <draw:circle draw:style-name="gr1" draw:text-style-name="P1" draw:layer="layout" svg:width="0.08cm" svg:height="0.08cm" svg:x="15.685cm" svg:y="12.938cm">
          <text:p/>
        </draw:circle>
        <draw:circle draw:style-name="gr1" draw:text-style-name="P1" draw:layer="layout" svg:width="0.08cm" svg:height="0.08cm" svg:x="15.939cm" svg:y="12.938cm">
          <text:p/>
        </draw:circle>
        <draw:circle draw:style-name="gr1" draw:text-style-name="P1" draw:layer="layout" svg:width="0.08cm" svg:height="0.08cm" svg:x="16.193cm" svg:y="12.938cm">
          <text:p/>
        </draw:circle>
        <draw:circle draw:style-name="gr1" draw:text-style-name="P1" draw:layer="layout" svg:width="0.08cm" svg:height="0.08cm" svg:x="16.447cm" svg:y="12.938cm">
          <text:p/>
        </draw:circle>
        <draw:circle draw:style-name="gr1" draw:text-style-name="P1" draw:layer="layout" svg:width="0.08cm" svg:height="0.08cm" svg:x="16.701cm" svg:y="12.938cm">
          <text:p/>
        </draw:circle>
        <draw:circle draw:style-name="gr1" draw:text-style-name="P1" draw:layer="layout" svg:width="0.08cm" svg:height="0.08cm" svg:x="16.955cm" svg:y="12.938cm">
          <text:p/>
        </draw:circle>
        <draw:circle draw:style-name="gr1" draw:text-style-name="P1" draw:layer="layout" svg:width="0.08cm" svg:height="0.08cm" svg:x="14.68cm" svg:y="12.938cm">
          <text:p/>
        </draw:circle>
        <draw:circle draw:style-name="gr1" draw:text-style-name="P1" draw:layer="layout" svg:width="0.08cm" svg:height="0.08cm" svg:x="14.934cm" svg:y="12.938cm">
          <text:p/>
        </draw:circle>
        <draw:circle draw:style-name="gr1" draw:text-style-name="P1" draw:layer="layout" svg:width="0.08cm" svg:height="0.08cm" svg:x="15.177cm" svg:y="12.938cm">
          <text:p/>
        </draw:circle>
        <draw:circle draw:style-name="gr1" draw:text-style-name="P1" draw:layer="layout" svg:width="0.08cm" svg:height="0.08cm" svg:x="15.431cm" svg:y="12.938cm">
          <text:p/>
        </draw:circle>
        <draw:circle draw:style-name="gr1" draw:text-style-name="P1" draw:layer="layout" svg:width="0.08cm" svg:height="0.08cm" svg:x="15.685cm" svg:y="12.938cm">
          <text:p/>
        </draw:circle>
        <draw:circle draw:style-name="gr1" draw:text-style-name="P1" draw:layer="layout" svg:width="0.08cm" svg:height="0.08cm" svg:x="15.939cm" svg:y="12.938cm">
          <text:p/>
        </draw:circle>
        <draw:circle draw:style-name="gr1" draw:text-style-name="P1" draw:layer="layout" svg:width="0.08cm" svg:height="0.08cm" svg:x="16.193cm" svg:y="12.938cm">
          <text:p/>
        </draw:circle>
        <draw:circle draw:style-name="gr1" draw:text-style-name="P1" draw:layer="layout" svg:width="0.08cm" svg:height="0.08cm" svg:x="16.447cm" svg:y="12.938cm">
          <text:p/>
        </draw:circle>
        <draw:circle draw:style-name="gr1" draw:text-style-name="P1" draw:layer="layout" svg:width="0.08cm" svg:height="0.08cm" svg:x="16.701cm" svg:y="12.938cm">
          <text:p/>
        </draw:circle>
        <draw:circle draw:style-name="gr1" draw:text-style-name="P1" draw:layer="layout" svg:width="0.08cm" svg:height="0.08cm" svg:x="16.955cm" svg:y="12.938cm">
          <text:p/>
        </draw:circle>
        <draw:line draw:style-name="gr2" draw:text-style-name="P2" draw:layer="layout" svg:x1="14.72cm" svg:y1="10.525cm" svg:x2="14.72cm" svg:y2="9.331cm">
          <text:p/>
        </draw:line>
        <draw:line draw:style-name="gr2" draw:text-style-name="P2" draw:layer="layout" svg:x1="14.72cm" svg:y1="11.795cm" svg:x2="14.72cm" svg:y2="10.601cm">
          <text:p/>
        </draw:line>
        <draw:line draw:style-name="gr2" draw:text-style-name="P2" draw:layer="layout" svg:x1="14.72cm" svg:y1="13.065cm" svg:x2="14.72cm" svg:y2="11.871cm">
          <text:p/>
        </draw:line>
        <draw:line draw:style-name="gr2" draw:text-style-name="P2" draw:layer="layout" svg:x1="14.974cm" svg:y1="10.525cm" svg:x2="14.974cm" svg:y2="9.331cm">
          <text:p/>
        </draw:line>
        <draw:line draw:style-name="gr2" draw:text-style-name="P2" draw:layer="layout" svg:x1="14.974cm" svg:y1="11.795cm" svg:x2="14.974cm" svg:y2="10.601cm">
          <text:p/>
        </draw:line>
        <draw:line draw:style-name="gr2" draw:text-style-name="P2" draw:layer="layout" svg:x1="14.974cm" svg:y1="13.065cm" svg:x2="14.974cm" svg:y2="11.871cm">
          <text:p/>
        </draw:line>
        <draw:line draw:style-name="gr2" draw:text-style-name="P2" draw:layer="layout" svg:x1="15.228cm" svg:y1="10.525cm" svg:x2="15.228cm" svg:y2="9.331cm">
          <text:p/>
        </draw:line>
        <draw:line draw:style-name="gr2" draw:text-style-name="P2" draw:layer="layout" svg:x1="15.228cm" svg:y1="11.795cm" svg:x2="15.228cm" svg:y2="10.601cm">
          <text:p/>
        </draw:line>
        <draw:line draw:style-name="gr2" draw:text-style-name="P2" draw:layer="layout" svg:x1="15.228cm" svg:y1="13.065cm" svg:x2="15.228cm" svg:y2="11.871cm">
          <text:p/>
        </draw:line>
        <draw:line draw:style-name="gr2" draw:text-style-name="P2" draw:layer="layout" svg:x1="15.482cm" svg:y1="10.525cm" svg:x2="15.482cm" svg:y2="9.331cm">
          <text:p/>
        </draw:line>
        <draw:line draw:style-name="gr2" draw:text-style-name="P2" draw:layer="layout" svg:x1="15.482cm" svg:y1="11.795cm" svg:x2="15.482cm" svg:y2="10.601cm">
          <text:p/>
        </draw:line>
        <draw:line draw:style-name="gr2" draw:text-style-name="P2" draw:layer="layout" svg:x1="15.482cm" svg:y1="13.065cm" svg:x2="15.482cm" svg:y2="11.871cm">
          <text:p/>
        </draw:line>
        <draw:line draw:style-name="gr2" draw:text-style-name="P2" draw:layer="layout" svg:x1="15.736cm" svg:y1="10.525cm" svg:x2="15.736cm" svg:y2="9.331cm">
          <text:p/>
        </draw:line>
        <draw:line draw:style-name="gr2" draw:text-style-name="P2" draw:layer="layout" svg:x1="15.736cm" svg:y1="11.795cm" svg:x2="15.736cm" svg:y2="10.601cm">
          <text:p/>
        </draw:line>
        <draw:line draw:style-name="gr2" draw:text-style-name="P2" draw:layer="layout" svg:x1="15.736cm" svg:y1="13.065cm" svg:x2="15.736cm" svg:y2="11.871cm">
          <text:p/>
        </draw:line>
        <draw:line draw:style-name="gr2" draw:text-style-name="P2" draw:layer="layout" svg:x1="15.99cm" svg:y1="10.525cm" svg:x2="15.99cm" svg:y2="9.331cm">
          <text:p/>
        </draw:line>
        <draw:line draw:style-name="gr2" draw:text-style-name="P2" draw:layer="layout" svg:x1="15.99cm" svg:y1="11.795cm" svg:x2="15.99cm" svg:y2="10.601cm">
          <text:p/>
        </draw:line>
        <draw:line draw:style-name="gr2" draw:text-style-name="P2" draw:layer="layout" svg:x1="15.99cm" svg:y1="13.065cm" svg:x2="15.99cm" svg:y2="11.871cm">
          <text:p/>
        </draw:line>
        <draw:line draw:style-name="gr2" draw:text-style-name="P2" draw:layer="layout" svg:x1="16.244cm" svg:y1="10.525cm" svg:x2="16.244cm" svg:y2="9.331cm">
          <text:p/>
        </draw:line>
        <draw:line draw:style-name="gr2" draw:text-style-name="P2" draw:layer="layout" svg:x1="16.244cm" svg:y1="11.795cm" svg:x2="16.244cm" svg:y2="10.601cm">
          <text:p/>
        </draw:line>
        <draw:line draw:style-name="gr2" draw:text-style-name="P2" draw:layer="layout" svg:x1="16.244cm" svg:y1="13.065cm" svg:x2="16.244cm" svg:y2="11.871cm">
          <text:p/>
        </draw:line>
        <draw:line draw:style-name="gr2" draw:text-style-name="P2" draw:layer="layout" svg:x1="16.487cm" svg:y1="10.525cm" svg:x2="16.487cm" svg:y2="9.331cm">
          <text:p/>
        </draw:line>
        <draw:line draw:style-name="gr2" draw:text-style-name="P2" draw:layer="layout" svg:x1="16.487cm" svg:y1="11.795cm" svg:x2="16.487cm" svg:y2="10.601cm">
          <text:p/>
        </draw:line>
        <draw:line draw:style-name="gr2" draw:text-style-name="P2" draw:layer="layout" svg:x1="16.498cm" svg:y1="13.065cm" svg:x2="16.498cm" svg:y2="11.871cm">
          <text:p/>
        </draw:line>
        <draw:line draw:style-name="gr2" draw:text-style-name="P2" draw:layer="layout" svg:x1="16.741cm" svg:y1="10.525cm" svg:x2="16.741cm" svg:y2="9.331cm">
          <text:p/>
        </draw:line>
        <draw:line draw:style-name="gr2" draw:text-style-name="P2" draw:layer="layout" svg:x1="16.741cm" svg:y1="11.795cm" svg:x2="16.741cm" svg:y2="10.601cm">
          <text:p/>
        </draw:line>
        <draw:line draw:style-name="gr2" draw:text-style-name="P2" draw:layer="layout" svg:x1="16.741cm" svg:y1="13.065cm" svg:x2="16.741cm" svg:y2="11.871cm">
          <text:p/>
        </draw:line>
        <draw:line draw:style-name="gr2" draw:text-style-name="P2" draw:layer="layout" svg:x1="16.995cm" svg:y1="10.525cm" svg:x2="16.995cm" svg:y2="9.331cm">
          <text:p/>
        </draw:line>
        <draw:line draw:style-name="gr2" draw:text-style-name="P2" draw:layer="layout" svg:x1="16.995cm" svg:y1="11.795cm" svg:x2="16.995cm" svg:y2="10.601cm">
          <text:p/>
        </draw:line>
        <draw:line draw:style-name="gr2" draw:text-style-name="P2" draw:layer="layout" svg:x1="16.995cm" svg:y1="13.065cm" svg:x2="16.995cm" svg:y2="11.871cm">
          <text:p/>
        </draw:line>
        <draw:circle draw:style-name="gr1" draw:text-style-name="P1" draw:layer="layout" svg:width="0.08cm" svg:height="0.08cm" svg:x="17.22cm" svg:y="9.382cm">
          <text:p/>
        </draw:circle>
        <draw:circle draw:style-name="gr1" draw:text-style-name="P1" draw:layer="layout" svg:width="0.08cm" svg:height="0.08cm" svg:x="17.474cm" svg:y="9.382cm">
          <text:p/>
        </draw:circle>
        <draw:circle draw:style-name="gr1" draw:text-style-name="P1" draw:layer="layout" svg:width="0.08cm" svg:height="0.08cm" svg:x="17.717cm" svg:y="9.382cm">
          <text:p/>
        </draw:circle>
        <draw:circle draw:style-name="gr1" draw:text-style-name="P1" draw:layer="layout" svg:width="0.08cm" svg:height="0.08cm" svg:x="17.971cm" svg:y="9.382cm">
          <text:p/>
        </draw:circle>
        <draw:circle draw:style-name="gr1" draw:text-style-name="P1" draw:layer="layout" svg:width="0.08cm" svg:height="0.08cm" svg:x="18.225cm" svg:y="9.382cm">
          <text:p/>
        </draw:circle>
        <draw:circle draw:style-name="gr1" draw:text-style-name="P1" draw:layer="layout" svg:width="0.08cm" svg:height="0.08cm" svg:x="18.479cm" svg:y="9.382cm">
          <text:p/>
        </draw:circle>
        <draw:circle draw:style-name="gr1" draw:text-style-name="P1" draw:layer="layout" svg:width="0.08cm" svg:height="0.08cm" svg:x="18.733cm" svg:y="9.382cm">
          <text:p/>
        </draw:circle>
        <draw:circle draw:style-name="gr1" draw:text-style-name="P1" draw:layer="layout" svg:width="0.08cm" svg:height="0.08cm" svg:x="18.987cm" svg:y="9.382cm">
          <text:p/>
        </draw:circle>
        <draw:circle draw:style-name="gr1" draw:text-style-name="P1" draw:layer="layout" svg:width="0.08cm" svg:height="0.08cm" svg:x="17.22cm" svg:y="9.636cm">
          <text:p/>
        </draw:circle>
        <draw:circle draw:style-name="gr1" draw:text-style-name="P1" draw:layer="layout" svg:width="0.08cm" svg:height="0.08cm" svg:x="17.474cm" svg:y="9.636cm">
          <text:p/>
        </draw:circle>
        <draw:circle draw:style-name="gr1" draw:text-style-name="P1" draw:layer="layout" svg:width="0.08cm" svg:height="0.08cm" svg:x="17.717cm" svg:y="9.636cm">
          <text:p/>
        </draw:circle>
        <draw:circle draw:style-name="gr1" draw:text-style-name="P1" draw:layer="layout" svg:width="0.08cm" svg:height="0.08cm" svg:x="17.971cm" svg:y="9.636cm">
          <text:p/>
        </draw:circle>
        <draw:circle draw:style-name="gr1" draw:text-style-name="P1" draw:layer="layout" svg:width="0.08cm" svg:height="0.08cm" svg:x="18.225cm" svg:y="9.636cm">
          <text:p/>
        </draw:circle>
        <draw:circle draw:style-name="gr1" draw:text-style-name="P1" draw:layer="layout" svg:width="0.08cm" svg:height="0.08cm" svg:x="18.479cm" svg:y="9.636cm">
          <text:p/>
        </draw:circle>
        <draw:circle draw:style-name="gr1" draw:text-style-name="P1" draw:layer="layout" svg:width="0.08cm" svg:height="0.08cm" svg:x="18.733cm" svg:y="9.636cm">
          <text:p/>
        </draw:circle>
        <draw:circle draw:style-name="gr1" draw:text-style-name="P1" draw:layer="layout" svg:width="0.08cm" svg:height="0.08cm" svg:x="18.987cm" svg:y="9.636cm">
          <text:p/>
        </draw:circle>
        <draw:circle draw:style-name="gr1" draw:text-style-name="P1" draw:layer="layout" svg:width="0.08cm" svg:height="0.08cm" svg:x="17.22cm" svg:y="9.89cm">
          <text:p/>
        </draw:circle>
        <draw:circle draw:style-name="gr1" draw:text-style-name="P1" draw:layer="layout" svg:width="0.08cm" svg:height="0.08cm" svg:x="17.474cm" svg:y="9.89cm">
          <text:p/>
        </draw:circle>
        <draw:circle draw:style-name="gr1" draw:text-style-name="P1" draw:layer="layout" svg:width="0.08cm" svg:height="0.08cm" svg:x="17.717cm" svg:y="9.89cm">
          <text:p/>
        </draw:circle>
        <draw:circle draw:style-name="gr1" draw:text-style-name="P1" draw:layer="layout" svg:width="0.08cm" svg:height="0.08cm" svg:x="17.971cm" svg:y="9.89cm">
          <text:p/>
        </draw:circle>
        <draw:circle draw:style-name="gr1" draw:text-style-name="P1" draw:layer="layout" svg:width="0.08cm" svg:height="0.08cm" svg:x="18.225cm" svg:y="9.89cm">
          <text:p/>
        </draw:circle>
        <draw:circle draw:style-name="gr1" draw:text-style-name="P1" draw:layer="layout" svg:width="0.08cm" svg:height="0.08cm" svg:x="18.479cm" svg:y="9.89cm">
          <text:p/>
        </draw:circle>
        <draw:circle draw:style-name="gr1" draw:text-style-name="P1" draw:layer="layout" svg:width="0.08cm" svg:height="0.08cm" svg:x="18.733cm" svg:y="9.89cm">
          <text:p/>
        </draw:circle>
        <draw:circle draw:style-name="gr1" draw:text-style-name="P1" draw:layer="layout" svg:width="0.08cm" svg:height="0.08cm" svg:x="18.987cm" svg:y="9.89cm">
          <text:p/>
        </draw:circle>
        <draw:circle draw:style-name="gr1" draw:text-style-name="P1" draw:layer="layout" svg:width="0.08cm" svg:height="0.08cm" svg:x="17.22cm" svg:y="10.144cm">
          <text:p/>
        </draw:circle>
        <draw:circle draw:style-name="gr1" draw:text-style-name="P1" draw:layer="layout" svg:width="0.08cm" svg:height="0.08cm" svg:x="17.474cm" svg:y="10.144cm">
          <text:p/>
        </draw:circle>
        <draw:circle draw:style-name="gr1" draw:text-style-name="P1" draw:layer="layout" svg:width="0.08cm" svg:height="0.08cm" svg:x="17.717cm" svg:y="10.144cm">
          <text:p/>
        </draw:circle>
        <draw:circle draw:style-name="gr1" draw:text-style-name="P1" draw:layer="layout" svg:width="0.08cm" svg:height="0.08cm" svg:x="17.971cm" svg:y="10.144cm">
          <text:p/>
        </draw:circle>
        <draw:circle draw:style-name="gr1" draw:text-style-name="P1" draw:layer="layout" svg:width="0.08cm" svg:height="0.08cm" svg:x="18.225cm" svg:y="10.144cm">
          <text:p/>
        </draw:circle>
        <draw:circle draw:style-name="gr1" draw:text-style-name="P1" draw:layer="layout" svg:width="0.08cm" svg:height="0.08cm" svg:x="18.479cm" svg:y="10.144cm">
          <text:p/>
        </draw:circle>
        <draw:circle draw:style-name="gr1" draw:text-style-name="P1" draw:layer="layout" svg:width="0.08cm" svg:height="0.08cm" svg:x="18.733cm" svg:y="10.144cm">
          <text:p/>
        </draw:circle>
        <draw:circle draw:style-name="gr1" draw:text-style-name="P1" draw:layer="layout" svg:width="0.08cm" svg:height="0.08cm" svg:x="18.987cm" svg:y="10.144cm">
          <text:p/>
        </draw:circle>
        <draw:circle draw:style-name="gr1" draw:text-style-name="P1" draw:layer="layout" svg:width="0.08cm" svg:height="0.08cm" svg:x="17.22cm" svg:y="10.398cm">
          <text:p/>
        </draw:circle>
        <draw:circle draw:style-name="gr1" draw:text-style-name="P1" draw:layer="layout" svg:width="0.08cm" svg:height="0.08cm" svg:x="17.474cm" svg:y="10.398cm">
          <text:p/>
        </draw:circle>
        <draw:circle draw:style-name="gr1" draw:text-style-name="P1" draw:layer="layout" svg:width="0.08cm" svg:height="0.08cm" svg:x="17.717cm" svg:y="10.398cm">
          <text:p/>
        </draw:circle>
        <draw:circle draw:style-name="gr1" draw:text-style-name="P1" draw:layer="layout" svg:width="0.08cm" svg:height="0.08cm" svg:x="17.971cm" svg:y="10.398cm">
          <text:p/>
        </draw:circle>
        <draw:circle draw:style-name="gr1" draw:text-style-name="P1" draw:layer="layout" svg:width="0.08cm" svg:height="0.08cm" svg:x="18.225cm" svg:y="10.398cm">
          <text:p/>
        </draw:circle>
        <draw:circle draw:style-name="gr1" draw:text-style-name="P1" draw:layer="layout" svg:width="0.08cm" svg:height="0.08cm" svg:x="18.479cm" svg:y="10.398cm">
          <text:p/>
        </draw:circle>
        <draw:circle draw:style-name="gr1" draw:text-style-name="P1" draw:layer="layout" svg:width="0.08cm" svg:height="0.08cm" svg:x="18.733cm" svg:y="10.398cm">
          <text:p/>
        </draw:circle>
        <draw:circle draw:style-name="gr1" draw:text-style-name="P1" draw:layer="layout" svg:width="0.08cm" svg:height="0.08cm" svg:x="18.987cm" svg:y="10.398cm">
          <text:p/>
        </draw:circle>
        <draw:circle draw:style-name="gr1" draw:text-style-name="P1" draw:layer="layout" svg:width="0.08cm" svg:height="0.08cm" svg:x="17.22cm" svg:y="10.398cm">
          <text:p/>
        </draw:circle>
        <draw:circle draw:style-name="gr1" draw:text-style-name="P1" draw:layer="layout" svg:width="0.08cm" svg:height="0.08cm" svg:x="17.474cm" svg:y="10.398cm">
          <text:p/>
        </draw:circle>
        <draw:circle draw:style-name="gr1" draw:text-style-name="P1" draw:layer="layout" svg:width="0.08cm" svg:height="0.08cm" svg:x="17.717cm" svg:y="10.398cm">
          <text:p/>
        </draw:circle>
        <draw:circle draw:style-name="gr1" draw:text-style-name="P1" draw:layer="layout" svg:width="0.08cm" svg:height="0.08cm" svg:x="17.971cm" svg:y="10.398cm">
          <text:p/>
        </draw:circle>
        <draw:circle draw:style-name="gr1" draw:text-style-name="P1" draw:layer="layout" svg:width="0.08cm" svg:height="0.08cm" svg:x="18.225cm" svg:y="10.398cm">
          <text:p/>
        </draw:circle>
        <draw:circle draw:style-name="gr1" draw:text-style-name="P1" draw:layer="layout" svg:width="0.08cm" svg:height="0.08cm" svg:x="18.479cm" svg:y="10.398cm">
          <text:p/>
        </draw:circle>
        <draw:circle draw:style-name="gr1" draw:text-style-name="P1" draw:layer="layout" svg:width="0.08cm" svg:height="0.08cm" svg:x="18.733cm" svg:y="10.398cm">
          <text:p/>
        </draw:circle>
        <draw:circle draw:style-name="gr1" draw:text-style-name="P1" draw:layer="layout" svg:width="0.08cm" svg:height="0.08cm" svg:x="18.987cm" svg:y="10.398cm">
          <text:p/>
        </draw:circle>
        <draw:circle draw:style-name="gr1" draw:text-style-name="P1" draw:layer="layout" svg:width="0.08cm" svg:height="0.08cm" svg:x="17.22cm" svg:y="10.652cm">
          <text:p/>
        </draw:circle>
        <draw:circle draw:style-name="gr1" draw:text-style-name="P1" draw:layer="layout" svg:width="0.08cm" svg:height="0.08cm" svg:x="17.474cm" svg:y="10.652cm">
          <text:p/>
        </draw:circle>
        <draw:circle draw:style-name="gr1" draw:text-style-name="P1" draw:layer="layout" svg:width="0.08cm" svg:height="0.08cm" svg:x="17.717cm" svg:y="10.652cm">
          <text:p/>
        </draw:circle>
        <draw:circle draw:style-name="gr1" draw:text-style-name="P1" draw:layer="layout" svg:width="0.08cm" svg:height="0.08cm" svg:x="17.971cm" svg:y="10.652cm">
          <text:p/>
        </draw:circle>
        <draw:circle draw:style-name="gr1" draw:text-style-name="P1" draw:layer="layout" svg:width="0.08cm" svg:height="0.08cm" svg:x="18.225cm" svg:y="10.652cm">
          <text:p/>
        </draw:circle>
        <draw:circle draw:style-name="gr1" draw:text-style-name="P1" draw:layer="layout" svg:width="0.08cm" svg:height="0.08cm" svg:x="18.479cm" svg:y="10.652cm">
          <text:p/>
        </draw:circle>
        <draw:circle draw:style-name="gr1" draw:text-style-name="P1" draw:layer="layout" svg:width="0.08cm" svg:height="0.08cm" svg:x="18.733cm" svg:y="10.652cm">
          <text:p/>
        </draw:circle>
        <draw:circle draw:style-name="gr1" draw:text-style-name="P1" draw:layer="layout" svg:width="0.08cm" svg:height="0.08cm" svg:x="18.987cm" svg:y="10.652cm">
          <text:p/>
        </draw:circle>
        <draw:circle draw:style-name="gr1" draw:text-style-name="P1" draw:layer="layout" svg:width="0.08cm" svg:height="0.08cm" svg:x="17.22cm" svg:y="10.906cm">
          <text:p/>
        </draw:circle>
        <draw:circle draw:style-name="gr1" draw:text-style-name="P1" draw:layer="layout" svg:width="0.08cm" svg:height="0.08cm" svg:x="17.474cm" svg:y="10.906cm">
          <text:p/>
        </draw:circle>
        <draw:circle draw:style-name="gr1" draw:text-style-name="P1" draw:layer="layout" svg:width="0.08cm" svg:height="0.08cm" svg:x="17.717cm" svg:y="10.906cm">
          <text:p/>
        </draw:circle>
        <draw:circle draw:style-name="gr1" draw:text-style-name="P1" draw:layer="layout" svg:width="0.08cm" svg:height="0.08cm" svg:x="17.971cm" svg:y="10.906cm">
          <text:p/>
        </draw:circle>
        <draw:circle draw:style-name="gr1" draw:text-style-name="P1" draw:layer="layout" svg:width="0.08cm" svg:height="0.08cm" svg:x="18.225cm" svg:y="10.906cm">
          <text:p/>
        </draw:circle>
        <draw:circle draw:style-name="gr1" draw:text-style-name="P1" draw:layer="layout" svg:width="0.08cm" svg:height="0.08cm" svg:x="18.479cm" svg:y="10.906cm">
          <text:p/>
        </draw:circle>
        <draw:circle draw:style-name="gr1" draw:text-style-name="P1" draw:layer="layout" svg:width="0.08cm" svg:height="0.08cm" svg:x="18.733cm" svg:y="10.906cm">
          <text:p/>
        </draw:circle>
        <draw:circle draw:style-name="gr1" draw:text-style-name="P1" draw:layer="layout" svg:width="0.08cm" svg:height="0.08cm" svg:x="18.987cm" svg:y="10.906cm">
          <text:p/>
        </draw:circle>
        <draw:circle draw:style-name="gr1" draw:text-style-name="P1" draw:layer="layout" svg:width="0.08cm" svg:height="0.08cm" svg:x="17.22cm" svg:y="11.16cm">
          <text:p/>
        </draw:circle>
        <draw:circle draw:style-name="gr1" draw:text-style-name="P1" draw:layer="layout" svg:width="0.08cm" svg:height="0.08cm" svg:x="17.474cm" svg:y="11.16cm">
          <text:p/>
        </draw:circle>
        <draw:circle draw:style-name="gr1" draw:text-style-name="P1" draw:layer="layout" svg:width="0.08cm" svg:height="0.08cm" svg:x="17.717cm" svg:y="11.16cm">
          <text:p/>
        </draw:circle>
        <draw:circle draw:style-name="gr1" draw:text-style-name="P1" draw:layer="layout" svg:width="0.08cm" svg:height="0.08cm" svg:x="17.971cm" svg:y="11.16cm">
          <text:p/>
        </draw:circle>
        <draw:circle draw:style-name="gr1" draw:text-style-name="P1" draw:layer="layout" svg:width="0.08cm" svg:height="0.08cm" svg:x="18.225cm" svg:y="11.16cm">
          <text:p/>
        </draw:circle>
        <draw:circle draw:style-name="gr1" draw:text-style-name="P1" draw:layer="layout" svg:width="0.08cm" svg:height="0.08cm" svg:x="18.479cm" svg:y="11.16cm">
          <text:p/>
        </draw:circle>
        <draw:circle draw:style-name="gr1" draw:text-style-name="P1" draw:layer="layout" svg:width="0.08cm" svg:height="0.08cm" svg:x="18.733cm" svg:y="11.16cm">
          <text:p/>
        </draw:circle>
        <draw:circle draw:style-name="gr1" draw:text-style-name="P1" draw:layer="layout" svg:width="0.08cm" svg:height="0.08cm" svg:x="18.987cm" svg:y="11.16cm">
          <text:p/>
        </draw:circle>
        <draw:circle draw:style-name="gr1" draw:text-style-name="P1" draw:layer="layout" svg:width="0.08cm" svg:height="0.08cm" svg:x="17.22cm" svg:y="11.414cm">
          <text:p/>
        </draw:circle>
        <draw:circle draw:style-name="gr1" draw:text-style-name="P1" draw:layer="layout" svg:width="0.08cm" svg:height="0.08cm" svg:x="17.474cm" svg:y="11.414cm">
          <text:p/>
        </draw:circle>
        <draw:circle draw:style-name="gr1" draw:text-style-name="P1" draw:layer="layout" svg:width="0.08cm" svg:height="0.08cm" svg:x="17.717cm" svg:y="11.414cm">
          <text:p/>
        </draw:circle>
        <draw:circle draw:style-name="gr1" draw:text-style-name="P1" draw:layer="layout" svg:width="0.08cm" svg:height="0.08cm" svg:x="17.971cm" svg:y="11.414cm">
          <text:p/>
        </draw:circle>
        <draw:circle draw:style-name="gr1" draw:text-style-name="P1" draw:layer="layout" svg:width="0.08cm" svg:height="0.08cm" svg:x="18.225cm" svg:y="11.414cm">
          <text:p/>
        </draw:circle>
        <draw:circle draw:style-name="gr1" draw:text-style-name="P1" draw:layer="layout" svg:width="0.08cm" svg:height="0.08cm" svg:x="18.479cm" svg:y="11.414cm">
          <text:p/>
        </draw:circle>
        <draw:circle draw:style-name="gr1" draw:text-style-name="P1" draw:layer="layout" svg:width="0.08cm" svg:height="0.08cm" svg:x="18.733cm" svg:y="11.414cm">
          <text:p/>
        </draw:circle>
        <draw:circle draw:style-name="gr1" draw:text-style-name="P1" draw:layer="layout" svg:width="0.08cm" svg:height="0.08cm" svg:x="18.987cm" svg:y="11.414cm">
          <text:p/>
        </draw:circle>
        <draw:circle draw:style-name="gr1" draw:text-style-name="P1" draw:layer="layout" svg:width="0.08cm" svg:height="0.08cm" svg:x="17.22cm" svg:y="11.668cm">
          <text:p/>
        </draw:circle>
        <draw:circle draw:style-name="gr1" draw:text-style-name="P1" draw:layer="layout" svg:width="0.08cm" svg:height="0.08cm" svg:x="17.474cm" svg:y="11.668cm">
          <text:p/>
        </draw:circle>
        <draw:circle draw:style-name="gr1" draw:text-style-name="P1" draw:layer="layout" svg:width="0.08cm" svg:height="0.08cm" svg:x="17.717cm" svg:y="11.668cm">
          <text:p/>
        </draw:circle>
        <draw:circle draw:style-name="gr1" draw:text-style-name="P1" draw:layer="layout" svg:width="0.08cm" svg:height="0.08cm" svg:x="17.971cm" svg:y="11.668cm">
          <text:p/>
        </draw:circle>
        <draw:circle draw:style-name="gr1" draw:text-style-name="P1" draw:layer="layout" svg:width="0.08cm" svg:height="0.08cm" svg:x="18.225cm" svg:y="11.668cm">
          <text:p/>
        </draw:circle>
        <draw:circle draw:style-name="gr1" draw:text-style-name="P1" draw:layer="layout" svg:width="0.08cm" svg:height="0.08cm" svg:x="18.479cm" svg:y="11.668cm">
          <text:p/>
        </draw:circle>
        <draw:circle draw:style-name="gr1" draw:text-style-name="P1" draw:layer="layout" svg:width="0.08cm" svg:height="0.08cm" svg:x="18.733cm" svg:y="11.668cm">
          <text:p/>
        </draw:circle>
        <draw:circle draw:style-name="gr1" draw:text-style-name="P1" draw:layer="layout" svg:width="0.08cm" svg:height="0.08cm" svg:x="18.987cm" svg:y="11.668cm">
          <text:p/>
        </draw:circle>
        <draw:circle draw:style-name="gr1" draw:text-style-name="P1" draw:layer="layout" svg:width="0.08cm" svg:height="0.08cm" svg:x="17.22cm" svg:y="11.668cm">
          <text:p/>
        </draw:circle>
        <draw:circle draw:style-name="gr1" draw:text-style-name="P1" draw:layer="layout" svg:width="0.08cm" svg:height="0.08cm" svg:x="17.474cm" svg:y="11.668cm">
          <text:p/>
        </draw:circle>
        <draw:circle draw:style-name="gr1" draw:text-style-name="P1" draw:layer="layout" svg:width="0.08cm" svg:height="0.08cm" svg:x="17.717cm" svg:y="11.668cm">
          <text:p/>
        </draw:circle>
        <draw:circle draw:style-name="gr1" draw:text-style-name="P1" draw:layer="layout" svg:width="0.08cm" svg:height="0.08cm" svg:x="17.971cm" svg:y="11.668cm">
          <text:p/>
        </draw:circle>
        <draw:circle draw:style-name="gr1" draw:text-style-name="P1" draw:layer="layout" svg:width="0.08cm" svg:height="0.08cm" svg:x="18.225cm" svg:y="11.668cm">
          <text:p/>
        </draw:circle>
        <draw:circle draw:style-name="gr1" draw:text-style-name="P1" draw:layer="layout" svg:width="0.08cm" svg:height="0.08cm" svg:x="18.479cm" svg:y="11.668cm">
          <text:p/>
        </draw:circle>
        <draw:circle draw:style-name="gr1" draw:text-style-name="P1" draw:layer="layout" svg:width="0.08cm" svg:height="0.08cm" svg:x="18.733cm" svg:y="11.668cm">
          <text:p/>
        </draw:circle>
        <draw:circle draw:style-name="gr1" draw:text-style-name="P1" draw:layer="layout" svg:width="0.08cm" svg:height="0.08cm" svg:x="18.987cm" svg:y="11.668cm">
          <text:p/>
        </draw:circle>
        <draw:circle draw:style-name="gr1" draw:text-style-name="P1" draw:layer="layout" svg:width="0.08cm" svg:height="0.08cm" svg:x="17.22cm" svg:y="11.922cm">
          <text:p/>
        </draw:circle>
        <draw:circle draw:style-name="gr1" draw:text-style-name="P1" draw:layer="layout" svg:width="0.08cm" svg:height="0.08cm" svg:x="17.474cm" svg:y="11.922cm">
          <text:p/>
        </draw:circle>
        <draw:circle draw:style-name="gr1" draw:text-style-name="P1" draw:layer="layout" svg:width="0.08cm" svg:height="0.08cm" svg:x="17.717cm" svg:y="11.922cm">
          <text:p/>
        </draw:circle>
        <draw:circle draw:style-name="gr1" draw:text-style-name="P1" draw:layer="layout" svg:width="0.08cm" svg:height="0.08cm" svg:x="17.971cm" svg:y="11.922cm">
          <text:p/>
        </draw:circle>
        <draw:circle draw:style-name="gr1" draw:text-style-name="P1" draw:layer="layout" svg:width="0.08cm" svg:height="0.08cm" svg:x="18.225cm" svg:y="11.922cm">
          <text:p/>
        </draw:circle>
        <draw:circle draw:style-name="gr1" draw:text-style-name="P1" draw:layer="layout" svg:width="0.08cm" svg:height="0.08cm" svg:x="18.479cm" svg:y="11.922cm">
          <text:p/>
        </draw:circle>
        <draw:circle draw:style-name="gr1" draw:text-style-name="P1" draw:layer="layout" svg:width="0.08cm" svg:height="0.08cm" svg:x="18.733cm" svg:y="11.922cm">
          <text:p/>
        </draw:circle>
        <draw:circle draw:style-name="gr1" draw:text-style-name="P1" draw:layer="layout" svg:width="0.08cm" svg:height="0.08cm" svg:x="18.987cm" svg:y="11.922cm">
          <text:p/>
        </draw:circle>
        <draw:circle draw:style-name="gr1" draw:text-style-name="P1" draw:layer="layout" svg:width="0.08cm" svg:height="0.08cm" svg:x="17.22cm" svg:y="12.176cm">
          <text:p/>
        </draw:circle>
        <draw:circle draw:style-name="gr1" draw:text-style-name="P1" draw:layer="layout" svg:width="0.08cm" svg:height="0.08cm" svg:x="17.474cm" svg:y="12.176cm">
          <text:p/>
        </draw:circle>
        <draw:circle draw:style-name="gr1" draw:text-style-name="P1" draw:layer="layout" svg:width="0.08cm" svg:height="0.08cm" svg:x="17.717cm" svg:y="12.176cm">
          <text:p/>
        </draw:circle>
        <draw:circle draw:style-name="gr1" draw:text-style-name="P1" draw:layer="layout" svg:width="0.08cm" svg:height="0.08cm" svg:x="17.971cm" svg:y="12.176cm">
          <text:p/>
        </draw:circle>
        <draw:circle draw:style-name="gr1" draw:text-style-name="P1" draw:layer="layout" svg:width="0.08cm" svg:height="0.08cm" svg:x="18.225cm" svg:y="12.176cm">
          <text:p/>
        </draw:circle>
        <draw:circle draw:style-name="gr1" draw:text-style-name="P1" draw:layer="layout" svg:width="0.08cm" svg:height="0.08cm" svg:x="18.479cm" svg:y="12.176cm">
          <text:p/>
        </draw:circle>
        <draw:circle draw:style-name="gr1" draw:text-style-name="P1" draw:layer="layout" svg:width="0.08cm" svg:height="0.08cm" svg:x="18.733cm" svg:y="12.176cm">
          <text:p/>
        </draw:circle>
        <draw:circle draw:style-name="gr1" draw:text-style-name="P1" draw:layer="layout" svg:width="0.08cm" svg:height="0.08cm" svg:x="18.987cm" svg:y="12.176cm">
          <text:p/>
        </draw:circle>
        <draw:circle draw:style-name="gr1" draw:text-style-name="P1" draw:layer="layout" svg:width="0.08cm" svg:height="0.08cm" svg:x="17.22cm" svg:y="12.43cm">
          <text:p/>
        </draw:circle>
        <draw:circle draw:style-name="gr1" draw:text-style-name="P1" draw:layer="layout" svg:width="0.08cm" svg:height="0.08cm" svg:x="17.474cm" svg:y="12.43cm">
          <text:p/>
        </draw:circle>
        <draw:circle draw:style-name="gr1" draw:text-style-name="P1" draw:layer="layout" svg:width="0.08cm" svg:height="0.08cm" svg:x="17.717cm" svg:y="12.43cm">
          <text:p/>
        </draw:circle>
        <draw:circle draw:style-name="gr1" draw:text-style-name="P1" draw:layer="layout" svg:width="0.08cm" svg:height="0.08cm" svg:x="17.971cm" svg:y="12.43cm">
          <text:p/>
        </draw:circle>
        <draw:circle draw:style-name="gr1" draw:text-style-name="P1" draw:layer="layout" svg:width="0.08cm" svg:height="0.08cm" svg:x="18.225cm" svg:y="12.43cm">
          <text:p/>
        </draw:circle>
        <draw:circle draw:style-name="gr1" draw:text-style-name="P1" draw:layer="layout" svg:width="0.08cm" svg:height="0.08cm" svg:x="18.479cm" svg:y="12.43cm">
          <text:p/>
        </draw:circle>
        <draw:circle draw:style-name="gr1" draw:text-style-name="P1" draw:layer="layout" svg:width="0.08cm" svg:height="0.08cm" svg:x="18.733cm" svg:y="12.43cm">
          <text:p/>
        </draw:circle>
        <draw:circle draw:style-name="gr1" draw:text-style-name="P1" draw:layer="layout" svg:width="0.08cm" svg:height="0.08cm" svg:x="18.987cm" svg:y="12.43cm">
          <text:p/>
        </draw:circle>
        <draw:circle draw:style-name="gr1" draw:text-style-name="P1" draw:layer="layout" svg:width="0.08cm" svg:height="0.08cm" svg:x="17.22cm" svg:y="12.684cm">
          <text:p/>
        </draw:circle>
        <draw:circle draw:style-name="gr1" draw:text-style-name="P1" draw:layer="layout" svg:width="0.08cm" svg:height="0.08cm" svg:x="17.474cm" svg:y="12.684cm">
          <text:p/>
        </draw:circle>
        <draw:circle draw:style-name="gr1" draw:text-style-name="P1" draw:layer="layout" svg:width="0.08cm" svg:height="0.08cm" svg:x="17.717cm" svg:y="12.684cm">
          <text:p/>
        </draw:circle>
        <draw:circle draw:style-name="gr1" draw:text-style-name="P1" draw:layer="layout" svg:width="0.08cm" svg:height="0.08cm" svg:x="17.971cm" svg:y="12.684cm">
          <text:p/>
        </draw:circle>
        <draw:circle draw:style-name="gr1" draw:text-style-name="P1" draw:layer="layout" svg:width="0.08cm" svg:height="0.08cm" svg:x="18.225cm" svg:y="12.684cm">
          <text:p/>
        </draw:circle>
        <draw:circle draw:style-name="gr1" draw:text-style-name="P1" draw:layer="layout" svg:width="0.08cm" svg:height="0.08cm" svg:x="18.479cm" svg:y="12.684cm">
          <text:p/>
        </draw:circle>
        <draw:circle draw:style-name="gr1" draw:text-style-name="P1" draw:layer="layout" svg:width="0.08cm" svg:height="0.08cm" svg:x="18.733cm" svg:y="12.684cm">
          <text:p/>
        </draw:circle>
        <draw:circle draw:style-name="gr1" draw:text-style-name="P1" draw:layer="layout" svg:width="0.08cm" svg:height="0.08cm" svg:x="18.987cm" svg:y="12.684cm">
          <text:p/>
        </draw:circle>
        <draw:circle draw:style-name="gr1" draw:text-style-name="P1" draw:layer="layout" svg:width="0.08cm" svg:height="0.08cm" svg:x="17.22cm" svg:y="12.938cm">
          <text:p/>
        </draw:circle>
        <draw:circle draw:style-name="gr1" draw:text-style-name="P1" draw:layer="layout" svg:width="0.08cm" svg:height="0.08cm" svg:x="17.474cm" svg:y="12.938cm">
          <text:p/>
        </draw:circle>
        <draw:circle draw:style-name="gr1" draw:text-style-name="P1" draw:layer="layout" svg:width="0.08cm" svg:height="0.08cm" svg:x="17.717cm" svg:y="12.938cm">
          <text:p/>
        </draw:circle>
        <draw:circle draw:style-name="gr1" draw:text-style-name="P1" draw:layer="layout" svg:width="0.08cm" svg:height="0.08cm" svg:x="17.971cm" svg:y="12.938cm">
          <text:p/>
        </draw:circle>
        <draw:circle draw:style-name="gr1" draw:text-style-name="P1" draw:layer="layout" svg:width="0.08cm" svg:height="0.08cm" svg:x="18.225cm" svg:y="12.938cm">
          <text:p/>
        </draw:circle>
        <draw:circle draw:style-name="gr1" draw:text-style-name="P1" draw:layer="layout" svg:width="0.08cm" svg:height="0.08cm" svg:x="18.479cm" svg:y="12.938cm">
          <text:p/>
        </draw:circle>
        <draw:circle draw:style-name="gr1" draw:text-style-name="P1" draw:layer="layout" svg:width="0.08cm" svg:height="0.08cm" svg:x="18.733cm" svg:y="12.938cm">
          <text:p/>
        </draw:circle>
        <draw:circle draw:style-name="gr1" draw:text-style-name="P1" draw:layer="layout" svg:width="0.08cm" svg:height="0.08cm" svg:x="18.987cm" svg:y="12.938cm">
          <text:p/>
        </draw:circle>
        <draw:circle draw:style-name="gr1" draw:text-style-name="P1" draw:layer="layout" svg:width="0.08cm" svg:height="0.08cm" svg:x="17.22cm" svg:y="12.938cm">
          <text:p/>
        </draw:circle>
        <draw:circle draw:style-name="gr1" draw:text-style-name="P1" draw:layer="layout" svg:width="0.08cm" svg:height="0.08cm" svg:x="17.474cm" svg:y="12.938cm">
          <text:p/>
        </draw:circle>
        <draw:circle draw:style-name="gr1" draw:text-style-name="P1" draw:layer="layout" svg:width="0.08cm" svg:height="0.08cm" svg:x="17.717cm" svg:y="12.938cm">
          <text:p/>
        </draw:circle>
        <draw:circle draw:style-name="gr1" draw:text-style-name="P1" draw:layer="layout" svg:width="0.08cm" svg:height="0.08cm" svg:x="17.971cm" svg:y="12.938cm">
          <text:p/>
        </draw:circle>
        <draw:circle draw:style-name="gr1" draw:text-style-name="P1" draw:layer="layout" svg:width="0.08cm" svg:height="0.08cm" svg:x="18.225cm" svg:y="12.938cm">
          <text:p/>
        </draw:circle>
        <draw:circle draw:style-name="gr1" draw:text-style-name="P1" draw:layer="layout" svg:width="0.08cm" svg:height="0.08cm" svg:x="18.479cm" svg:y="12.938cm">
          <text:p/>
        </draw:circle>
        <draw:circle draw:style-name="gr1" draw:text-style-name="P1" draw:layer="layout" svg:width="0.08cm" svg:height="0.08cm" svg:x="18.733cm" svg:y="12.938cm">
          <text:p/>
        </draw:circle>
        <draw:circle draw:style-name="gr1" draw:text-style-name="P1" draw:layer="layout" svg:width="0.08cm" svg:height="0.08cm" svg:x="18.987cm" svg:y="12.938cm">
          <text:p/>
        </draw:circle>
        <draw:line draw:style-name="gr2" draw:text-style-name="P2" draw:layer="layout" svg:x1="17.26cm" svg:y1="10.525cm" svg:x2="17.26cm" svg:y2="9.331cm">
          <text:p/>
        </draw:line>
        <draw:line draw:style-name="gr2" draw:text-style-name="P2" draw:layer="layout" svg:x1="17.26cm" svg:y1="11.795cm" svg:x2="17.26cm" svg:y2="10.601cm">
          <text:p/>
        </draw:line>
        <draw:line draw:style-name="gr2" draw:text-style-name="P2" draw:layer="layout" svg:x1="17.26cm" svg:y1="13.065cm" svg:x2="17.26cm" svg:y2="11.871cm">
          <text:p/>
        </draw:line>
        <draw:line draw:style-name="gr2" draw:text-style-name="P2" draw:layer="layout" svg:x1="17.514cm" svg:y1="10.525cm" svg:x2="17.514cm" svg:y2="9.331cm">
          <text:p/>
        </draw:line>
        <draw:line draw:style-name="gr2" draw:text-style-name="P2" draw:layer="layout" svg:x1="17.514cm" svg:y1="11.795cm" svg:x2="17.514cm" svg:y2="10.601cm">
          <text:p/>
        </draw:line>
        <draw:line draw:style-name="gr2" draw:text-style-name="P2" draw:layer="layout" svg:x1="17.514cm" svg:y1="13.065cm" svg:x2="17.514cm" svg:y2="11.871cm">
          <text:p/>
        </draw:line>
        <draw:line draw:style-name="gr2" draw:text-style-name="P2" draw:layer="layout" svg:x1="17.768cm" svg:y1="10.525cm" svg:x2="17.768cm" svg:y2="9.331cm">
          <text:p/>
        </draw:line>
        <draw:line draw:style-name="gr2" draw:text-style-name="P2" draw:layer="layout" svg:x1="17.768cm" svg:y1="11.795cm" svg:x2="17.768cm" svg:y2="10.601cm">
          <text:p/>
        </draw:line>
        <draw:line draw:style-name="gr2" draw:text-style-name="P2" draw:layer="layout" svg:x1="17.768cm" svg:y1="13.065cm" svg:x2="17.768cm" svg:y2="11.871cm">
          <text:p/>
        </draw:line>
        <draw:line draw:style-name="gr2" draw:text-style-name="P2" draw:layer="layout" svg:x1="18.022cm" svg:y1="10.525cm" svg:x2="18.022cm" svg:y2="9.331cm">
          <text:p/>
        </draw:line>
        <draw:line draw:style-name="gr2" draw:text-style-name="P2" draw:layer="layout" svg:x1="18.022cm" svg:y1="11.795cm" svg:x2="18.022cm" svg:y2="10.601cm">
          <text:p/>
        </draw:line>
        <draw:line draw:style-name="gr2" draw:text-style-name="P2" draw:layer="layout" svg:x1="18.022cm" svg:y1="13.065cm" svg:x2="18.022cm" svg:y2="11.871cm">
          <text:p/>
        </draw:line>
        <draw:line draw:style-name="gr2" draw:text-style-name="P2" draw:layer="layout" svg:x1="18.276cm" svg:y1="10.525cm" svg:x2="18.276cm" svg:y2="9.331cm">
          <text:p/>
        </draw:line>
        <draw:line draw:style-name="gr2" draw:text-style-name="P2" draw:layer="layout" svg:x1="18.276cm" svg:y1="11.795cm" svg:x2="18.276cm" svg:y2="10.601cm">
          <text:p/>
        </draw:line>
        <draw:line draw:style-name="gr2" draw:text-style-name="P2" draw:layer="layout" svg:x1="18.276cm" svg:y1="13.065cm" svg:x2="18.276cm" svg:y2="11.871cm">
          <text:p/>
        </draw:line>
        <draw:line draw:style-name="gr2" draw:text-style-name="P2" draw:layer="layout" svg:x1="18.53cm" svg:y1="10.525cm" svg:x2="18.53cm" svg:y2="9.331cm">
          <text:p/>
        </draw:line>
        <draw:line draw:style-name="gr2" draw:text-style-name="P2" draw:layer="layout" svg:x1="18.53cm" svg:y1="11.795cm" svg:x2="18.53cm" svg:y2="10.601cm">
          <text:p/>
        </draw:line>
        <draw:line draw:style-name="gr2" draw:text-style-name="P2" draw:layer="layout" svg:x1="18.53cm" svg:y1="13.065cm" svg:x2="18.53cm" svg:y2="11.871cm">
          <text:p/>
        </draw:line>
        <draw:line draw:style-name="gr2" draw:text-style-name="P2" draw:layer="layout" svg:x1="18.784cm" svg:y1="10.525cm" svg:x2="18.784cm" svg:y2="9.331cm">
          <text:p/>
        </draw:line>
        <draw:line draw:style-name="gr2" draw:text-style-name="P2" draw:layer="layout" svg:x1="18.784cm" svg:y1="11.795cm" svg:x2="18.784cm" svg:y2="10.601cm">
          <text:p/>
        </draw:line>
        <draw:line draw:style-name="gr2" draw:text-style-name="P2" draw:layer="layout" svg:x1="18.784cm" svg:y1="13.065cm" svg:x2="18.784cm" svg:y2="11.871cm">
          <text:p/>
        </draw:line>
        <draw:line draw:style-name="gr2" draw:text-style-name="P2" draw:layer="layout" svg:x1="19.027cm" svg:y1="10.525cm" svg:x2="19.027cm" svg:y2="9.331cm">
          <text:p/>
        </draw:line>
        <draw:line draw:style-name="gr2" draw:text-style-name="P2" draw:layer="layout" svg:x1="19.027cm" svg:y1="11.795cm" svg:x2="19.027cm" svg:y2="10.601cm">
          <text:p/>
        </draw:line>
        <draw:line draw:style-name="gr2" draw:text-style-name="P2" draw:layer="layout" svg:x1="19.038cm" svg:y1="13.065cm" svg:x2="19.038cm" svg:y2="11.871cm">
          <text:p/>
        </draw:line>
        <draw:custom-shape draw:style-name="gr5" draw:text-style-name="P6" draw:layer="layout" svg:width="0.889cm" svg:height="0.33cm" svg:x="19.263cm" svg:y="5.4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5.87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6.28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6.6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7.09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7.50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7.9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8.31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8.72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9.1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9.53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9.9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10.34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10.75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11.16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11.56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11.97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12.38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19.263cm" svg:y="12.78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" draw:layer="layout" svg:width="15cm" svg:height="9cm" svg:x="5.3cm" svg:y="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5cm" svg:height="0.35cm" svg:x="19.55cm" svg:y="1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cm" svg:height="0.35cm" svg:x="19.5cm" svg:y="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889cm" svg:height="0.33cm" svg:x="5.42cm" svg:y="5.48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5.88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6.29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6.70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7.1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7.51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7.92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8.3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8.73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9.14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9.54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9.95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10.36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10.76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11.1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11.58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11.98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12.39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0.889cm" svg:height="0.33cm" svg:x="5.42cm" svg:y="12.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1" draw:layer="layout" svg:width="0.35cm" svg:height="0.35cm" svg:x="5.707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5cm" svg:height="0.35cm" svg:x="5.657cm" svg:y="4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9" draw:text-style-name="P1" draw:layer="Board" svg:width="10.2cm" svg:height="8.64cm" svg:x="6.944cm" svg:y="4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1" draw:layer="Board" svg:x1="12.042cm" svg:y1="6.265cm" svg:x2="12.042cm" svg:y2="4.962cm">
            <text:p/>
          </draw:line>
          <draw:line draw:style-name="gr11" draw:text-style-name="P1" draw:layer="Board" svg:x1="11.764cm" svg:y1="6.258cm" svg:x2="12.34cm" svg:y2="6.258cm">
            <text:p/>
          </draw:line>
          <draw:line draw:style-name="gr10" draw:text-style-name="P1" draw:layer="Board" svg:x1="12.042cm" svg:y1="12.32cm" svg:x2="12.042cm" svg:y2="13.623cm">
            <text:p/>
          </draw:line>
          <draw:line draw:style-name="gr11" draw:text-style-name="P1" draw:layer="Board" svg:x1="11.764cm" svg:y1="12.327cm" svg:x2="12.34cm" svg:y2="12.327cm">
            <text:p/>
          </draw:line>
        </draw:g>
        <draw:g draw:style-name="gr8">
          <draw:custom-shape draw:style-name="gr12" draw:text-style-name="P7" draw:layer="composants" svg:width="1.02cm" svg:height="0.83cm" svg:x="7.096cm" svg:y="5.00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composants" svg:width="0.348cm" svg:height="0.348cm" svg:x="7.686cm" svg:y="5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7.911cm 5.4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7.733cm" svg:y1="5.259cm" svg:x2="7.992cm" svg:y2="5.493cm">
            <text:p/>
          </draw:line>
          <draw:custom-shape draw:style-name="gr13" draw:text-style-name="P8" draw:layer="composants" svg:width="0.348cm" svg:height="0.348cm" svg:x="7.176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7.386cm 5.41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7.222cm" svg:y1="5.26cm" svg:x2="7.481cm" svg:y2="5.494cm">
            <text:p/>
          </draw:line>
        </draw:g>
        <draw:frame draw:style-name="gr16" draw:text-style-name="P11" draw:layer="composants" svg:width="0.324cm" svg:height="0.179cm" svg:x="7.186cm" svg:y="5.01cm">
          <draw:text-box>
            <text:p text:style-name="P10"><text:span text:style-name="T5">+5V</text:span></text:p>
          </draw:text-box>
        </draw:frame>
        <draw:frame draw:style-name="gr17" draw:text-style-name="P12" draw:layer="composants" svg:width="0.918cm" svg:height="0.158cm" svg:x="7.16cm" svg:y="4.785cm">
          <draw:text-box>
            <text:p text:style-name="P2"><text:span text:style-name="T6">Alimentation</text:span></text:p>
          </draw:text-box>
        </draw:frame>
        <draw:frame draw:style-name="gr16" draw:text-style-name="P11" draw:layer="composants" svg:width="0.324cm" svg:height="0.179cm" svg:x="7.696cm" svg:y="5.01cm">
          <draw:text-box>
            <text:p text:style-name="P10"><text:span text:style-name="T5">GND</text:span></text:p>
          </draw:text-box>
        </draw:frame>
        <draw:g draw:style-name="gr8">
          <draw:custom-shape draw:style-name="gr12" draw:text-style-name="P7" draw:layer="composants" svg:width="1.02cm" svg:height="0.83cm" svg:x="10.679cm" svg:y="12.75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8" draw:text-style-name="P8" draw:layer="composants" svg:width="0.348cm" svg:height="0.348cm" svg:x="11.269cm" svg:y="13.04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11.494cm 13.2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11.316cm" svg:y1="13.33cm" svg:x2="11.575cm" svg:y2="13.096cm">
            <text:p/>
          </draw:line>
          <draw:custom-shape draw:style-name="gr18" draw:text-style-name="P8" draw:layer="composants" svg:width="0.348cm" svg:height="0.348cm" svg:x="10.759cm" svg:y="13.0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10.969cm 13.2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10.805cm" svg:y1="13.329cm" svg:x2="11.064cm" svg:y2="13.095cm">
            <text:p/>
          </draw:line>
        </draw:g>
        <draw:g draw:style-name="gr8">
          <draw:custom-shape draw:style-name="gr12" draw:text-style-name="P7" draw:layer="composants" svg:width="1.02cm" svg:height="0.83cm" svg:x="9.654cm" svg:y="12.75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8" draw:text-style-name="P8" draw:layer="composants" svg:width="0.348cm" svg:height="0.348cm" svg:x="10.244cm" svg:y="13.04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10.469cm 13.2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10.291cm" svg:y1="13.33cm" svg:x2="10.55cm" svg:y2="13.096cm">
            <text:p/>
          </draw:line>
          <draw:custom-shape draw:style-name="gr18" draw:text-style-name="P8" draw:layer="composants" svg:width="0.348cm" svg:height="0.348cm" svg:x="9.734cm" svg:y="13.0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9.944cm 13.2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9.78cm" svg:y1="13.329cm" svg:x2="10.039cm" svg:y2="13.095cm">
            <text:p/>
          </draw:line>
        </draw:g>
        <draw:frame draw:style-name="gr19" draw:text-style-name="P12" draw:layer="composants" svg:width="0.548cm" svg:height="0.158cm" svg:x="10.939cm" svg:y="13.637cm">
          <draw:text-box>
            <text:p text:style-name="P2"><text:span text:style-name="T6">Pulse-11</text:span></text:p>
          </draw:text-box>
        </draw:frame>
        <draw:frame draw:style-name="gr16" draw:text-style-name="P11" draw:layer="composants" svg:width="0.324cm" svg:height="0.179cm" svg:x="10.26cm" svg:y="13.383cm">
          <draw:text-box>
            <text:p text:style-name="P10"><text:span text:style-name="T5">S0+</text:span></text:p>
          </draw:text-box>
        </draw:frame>
        <draw:frame draw:style-name="gr16" draw:text-style-name="P11" draw:layer="composants" svg:width="0.324cm" svg:height="0.179cm" svg:x="9.76cm" svg:y="13.383cm">
          <draw:text-box>
            <text:p text:style-name="P10"><text:span text:style-name="T5">S0-</text:span></text:p>
          </draw:text-box>
        </draw:frame>
        <draw:frame draw:style-name="gr16" draw:text-style-name="P11" draw:layer="composants" svg:width="0.324cm" svg:height="0.179cm" svg:x="11.282cm" svg:y="13.383cm">
          <draw:text-box>
            <text:p text:style-name="P10"><text:span text:style-name="T5">S0+</text:span></text:p>
          </draw:text-box>
        </draw:frame>
        <draw:frame draw:style-name="gr16" draw:text-style-name="P11" draw:layer="composants" svg:width="0.324cm" svg:height="0.179cm" svg:x="10.782cm" svg:y="13.383cm">
          <draw:text-box>
            <text:p text:style-name="P10"><text:span text:style-name="T5">S0-</text:span></text:p>
          </draw:text-box>
        </draw:frame>
        <draw:g draw:style-name="gr8">
          <draw:custom-shape draw:style-name="gr12" draw:text-style-name="P7" draw:layer="composants" svg:width="1.02cm" svg:height="0.83cm" svg:x="8.629cm" svg:y="12.75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8" draw:text-style-name="P8" draw:layer="composants" svg:width="0.348cm" svg:height="0.348cm" svg:x="9.219cm" svg:y="13.04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9.444cm 13.2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9.266cm" svg:y1="13.33cm" svg:x2="9.525cm" svg:y2="13.096cm">
            <text:p/>
          </draw:line>
          <draw:custom-shape draw:style-name="gr18" draw:text-style-name="P8" draw:layer="composants" svg:width="0.348cm" svg:height="0.348cm" svg:x="8.709cm" svg:y="13.0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8.919cm 13.2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8.755cm" svg:y1="13.329cm" svg:x2="9.014cm" svg:y2="13.095cm">
            <text:p/>
          </draw:line>
        </draw:g>
        <draw:g draw:style-name="gr8">
          <draw:custom-shape draw:style-name="gr12" draw:text-style-name="P7" draw:layer="composants" svg:width="1.02cm" svg:height="0.83cm" svg:x="7.604cm" svg:y="12.749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8" draw:text-style-name="P8" draw:layer="composants" svg:width="0.348cm" svg:height="0.348cm" svg:x="8.194cm" svg:y="13.03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8.419cm 13.23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8.241cm" svg:y1="13.324cm" svg:x2="8.5cm" svg:y2="13.09cm">
            <text:p/>
          </draw:line>
          <draw:custom-shape draw:style-name="gr18" draw:text-style-name="P8" draw:layer="composants" svg:width="0.348cm" svg:height="0.348cm" svg:x="7.684cm" svg:y="13.03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7.894cm 13.23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7.73cm" svg:y1="13.323cm" svg:x2="7.989cm" svg:y2="13.089cm">
            <text:p/>
          </draw:line>
        </draw:g>
        <draw:frame draw:style-name="gr19" draw:text-style-name="P12" draw:layer="composants" svg:width="0.553cm" svg:height="0.158cm" svg:x="9.924cm" svg:y="13.637cm">
          <draw:text-box>
            <text:p text:style-name="P2"><text:span text:style-name="T6">Pulse-12</text:span></text:p>
          </draw:text-box>
        </draw:frame>
        <draw:frame draw:style-name="gr19" draw:text-style-name="P12" draw:layer="composants" svg:width="0.553cm" svg:height="0.158cm" svg:x="8.865cm" svg:y="13.637cm">
          <draw:text-box>
            <text:p text:style-name="P2"><text:span text:style-name="T6">Pulse-13</text:span></text:p>
          </draw:text-box>
        </draw:frame>
        <draw:frame draw:style-name="gr19" draw:text-style-name="P12" draw:layer="composants" svg:width="0.553cm" svg:height="0.158cm" svg:x="7.893cm" svg:y="13.631cm">
          <draw:text-box>
            <text:p text:style-name="P2"><text:span text:style-name="T6">Pulse-14</text:span></text:p>
          </draw:text-box>
        </draw:frame>
        <draw:frame draw:style-name="gr16" draw:text-style-name="P11" draw:layer="composants" svg:width="0.324cm" svg:height="0.179cm" svg:x="7.697cm" svg:y="13.396cm">
          <draw:text-box>
            <text:p text:style-name="P10"><text:span text:style-name="T5">S0-</text:span></text:p>
          </draw:text-box>
        </draw:frame>
        <draw:frame draw:style-name="gr16" draw:text-style-name="P11" draw:layer="composants" svg:width="0.324cm" svg:height="0.179cm" svg:x="8.722cm" svg:y="13.391cm">
          <draw:text-box>
            <text:p text:style-name="P10"><text:span text:style-name="T5">S0-</text:span></text:p>
          </draw:text-box>
        </draw:frame>
        <draw:frame draw:style-name="gr16" draw:text-style-name="P11" draw:layer="composants" svg:width="0.324cm" svg:height="0.179cm" svg:x="8.187cm" svg:y="13.4cm">
          <draw:text-box>
            <text:p text:style-name="P10"><text:span text:style-name="T5">S0+</text:span></text:p>
          </draw:text-box>
        </draw:frame>
        <draw:frame draw:style-name="gr16" draw:text-style-name="P11" draw:layer="composants" svg:width="0.324cm" svg:height="0.179cm" svg:x="9.256cm" svg:y="13.397cm">
          <draw:text-box>
            <text:p text:style-name="P10"><text:span text:style-name="T5">S0+</text:span></text:p>
          </draw:text-box>
        </draw:frame>
        <draw:g draw:style-name="gr8">
          <draw:custom-shape draw:style-name="gr12" draw:text-style-name="P7" draw:layer="composants" svg:width="1.02cm" svg:height="0.83cm" svg:x="16.005cm" svg:y="12.74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8" draw:text-style-name="P8" draw:layer="composants" svg:width="0.348cm" svg:height="0.348cm" svg:x="16.595cm" svg:y="13.02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16.82cm 13.22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16.642cm" svg:y1="13.316cm" svg:x2="16.901cm" svg:y2="13.082cm">
            <text:p/>
          </draw:line>
          <draw:custom-shape draw:style-name="gr18" draw:text-style-name="P8" draw:layer="composants" svg:width="0.348cm" svg:height="0.348cm" svg:x="16.085cm" svg:y="13.0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16.295cm 13.22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16.131cm" svg:y1="13.315cm" svg:x2="16.39cm" svg:y2="13.081cm">
            <text:p/>
          </draw:line>
        </draw:g>
        <draw:g draw:style-name="gr8">
          <draw:custom-shape draw:style-name="gr12" draw:text-style-name="P7" draw:layer="composants" svg:width="1.02cm" svg:height="0.83cm" svg:x="14.98cm" svg:y="12.74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8" draw:text-style-name="P8" draw:layer="composants" svg:width="0.348cm" svg:height="0.348cm" svg:x="15.57cm" svg:y="13.02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15.795cm 13.22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15.617cm" svg:y1="13.316cm" svg:x2="15.876cm" svg:y2="13.082cm">
            <text:p/>
          </draw:line>
          <draw:custom-shape draw:style-name="gr18" draw:text-style-name="P8" draw:layer="composants" svg:width="0.348cm" svg:height="0.348cm" svg:x="15.06cm" svg:y="13.0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15.27cm 13.22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15.106cm" svg:y1="13.315cm" svg:x2="15.365cm" svg:y2="13.081cm">
            <text:p/>
          </draw:line>
        </draw:g>
        <draw:frame draw:style-name="gr19" draw:text-style-name="P12" draw:layer="composants" svg:width="0.553cm" svg:height="0.158cm" svg:x="16.265cm" svg:y="13.623cm">
          <draw:text-box>
            <text:p text:style-name="P2"><text:span text:style-name="T6">Pulse-21</text:span></text:p>
          </draw:text-box>
        </draw:frame>
        <draw:frame draw:style-name="gr16" draw:text-style-name="P11" draw:layer="composants" svg:width="0.324cm" svg:height="0.179cm" svg:x="15.586cm" svg:y="13.369cm">
          <draw:text-box>
            <text:p text:style-name="P10"><text:span text:style-name="T5">S0+</text:span></text:p>
          </draw:text-box>
        </draw:frame>
        <draw:frame draw:style-name="gr16" draw:text-style-name="P11" draw:layer="composants" svg:width="0.324cm" svg:height="0.179cm" svg:x="15.086cm" svg:y="13.369cm">
          <draw:text-box>
            <text:p text:style-name="P10"><text:span text:style-name="T5">S0-</text:span></text:p>
          </draw:text-box>
        </draw:frame>
        <draw:frame draw:style-name="gr16" draw:text-style-name="P11" draw:layer="composants" svg:width="0.324cm" svg:height="0.179cm" svg:x="16.608cm" svg:y="13.369cm">
          <draw:text-box>
            <text:p text:style-name="P10"><text:span text:style-name="T5">S0+</text:span></text:p>
          </draw:text-box>
        </draw:frame>
        <draw:frame draw:style-name="gr16" draw:text-style-name="P11" draw:layer="composants" svg:width="0.324cm" svg:height="0.179cm" svg:x="16.108cm" svg:y="13.369cm">
          <draw:text-box>
            <text:p text:style-name="P10"><text:span text:style-name="T5">S0-</text:span></text:p>
          </draw:text-box>
        </draw:frame>
        <draw:g draw:style-name="gr8">
          <draw:custom-shape draw:style-name="gr12" draw:text-style-name="P7" draw:layer="composants" svg:width="1.02cm" svg:height="0.83cm" svg:x="13.955cm" svg:y="12.74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8" draw:text-style-name="P8" draw:layer="composants" svg:width="0.348cm" svg:height="0.348cm" svg:x="14.545cm" svg:y="13.02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14.77cm 13.22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14.592cm" svg:y1="13.316cm" svg:x2="14.851cm" svg:y2="13.082cm">
            <text:p/>
          </draw:line>
          <draw:custom-shape draw:style-name="gr18" draw:text-style-name="P8" draw:layer="composants" svg:width="0.348cm" svg:height="0.348cm" svg:x="14.035cm" svg:y="13.02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14.245cm 13.22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14.081cm" svg:y1="13.315cm" svg:x2="14.34cm" svg:y2="13.081cm">
            <text:p/>
          </draw:line>
        </draw:g>
        <draw:g draw:style-name="gr8">
          <draw:custom-shape draw:style-name="gr12" draw:text-style-name="P7" draw:layer="composants" svg:width="1.02cm" svg:height="0.83cm" svg:x="12.93cm" svg:y="12.73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8" draw:text-style-name="P8" draw:layer="composants" svg:width="0.348cm" svg:height="0.348cm" svg:x="13.52cm" svg:y="13.02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13.745cm 13.22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13.567cm" svg:y1="13.31cm" svg:x2="13.826cm" svg:y2="13.076cm">
            <text:p/>
          </draw:line>
          <draw:custom-shape draw:style-name="gr18" draw:text-style-name="P8" draw:layer="composants" svg:width="0.348cm" svg:height="0.348cm" svg:x="13.01cm" svg:y="13.0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8cm" svg:height="0.079cm" draw:transform="rotate (-3.14159265358979) translate (13.22cm 13.22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composants" svg:x1="13.056cm" svg:y1="13.309cm" svg:x2="13.315cm" svg:y2="13.075cm">
            <text:p/>
          </draw:line>
        </draw:g>
        <draw:frame draw:style-name="gr19" draw:text-style-name="P12" draw:layer="composants" svg:width="0.553cm" svg:height="0.158cm" svg:x="15.25cm" svg:y="13.623cm">
          <draw:text-box>
            <text:p text:style-name="P2"><text:span text:style-name="T6">Pulse-22</text:span></text:p>
          </draw:text-box>
        </draw:frame>
        <draw:frame draw:style-name="gr19" draw:text-style-name="P12" draw:layer="composants" svg:width="0.553cm" svg:height="0.158cm" svg:x="14.191cm" svg:y="13.623cm">
          <draw:text-box>
            <text:p text:style-name="P2"><text:span text:style-name="T6">Pulse-23</text:span></text:p>
          </draw:text-box>
        </draw:frame>
        <draw:frame draw:style-name="gr19" draw:text-style-name="P12" draw:layer="composants" svg:width="0.553cm" svg:height="0.158cm" svg:x="13.219cm" svg:y="13.617cm">
          <draw:text-box>
            <text:p text:style-name="P2"><text:span text:style-name="T6">Pulse-24</text:span></text:p>
          </draw:text-box>
        </draw:frame>
        <draw:frame draw:style-name="gr16" draw:text-style-name="P11" draw:layer="composants" svg:width="0.324cm" svg:height="0.179cm" svg:x="13.023cm" svg:y="13.382cm">
          <draw:text-box>
            <text:p text:style-name="P10"><text:span text:style-name="T5">S0-</text:span></text:p>
          </draw:text-box>
        </draw:frame>
        <draw:frame draw:style-name="gr16" draw:text-style-name="P11" draw:layer="composants" svg:width="0.324cm" svg:height="0.179cm" svg:x="14.048cm" svg:y="13.377cm">
          <draw:text-box>
            <text:p text:style-name="P10"><text:span text:style-name="T5">S0-</text:span></text:p>
          </draw:text-box>
        </draw:frame>
        <draw:frame draw:style-name="gr16" draw:text-style-name="P11" draw:layer="composants" svg:width="0.324cm" svg:height="0.179cm" svg:x="13.513cm" svg:y="13.386cm">
          <draw:text-box>
            <text:p text:style-name="P10"><text:span text:style-name="T5">S0+</text:span></text:p>
          </draw:text-box>
        </draw:frame>
        <draw:frame draw:style-name="gr16" draw:text-style-name="P11" draw:layer="composants" svg:width="0.324cm" svg:height="0.179cm" svg:x="14.582cm" svg:y="13.383cm">
          <draw:text-box>
            <text:p text:style-name="P10"><text:span text:style-name="T5">S0+</text:span></text:p>
          </draw:text-box>
        </draw:frame>
        <draw:g draw:style-name="gr8">
          <draw:path draw:style-name="gr20" draw:text-style-name="P13" draw:layer="composants" svg:width="4.319cm" svg:height="1.849cm" svg:x="7.205cm" svg:y="9.763cm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21" draw:text-style-name="P14" draw:layer="composants" svg:width="0.08cm" svg:height="0.08cm" draw:transform="rotate (1.5707963267949) translate (7.557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7.811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065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32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574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828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082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336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591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845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099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353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608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862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1.114cm 11.4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7.552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7.806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06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315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569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823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077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331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586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84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094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348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603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857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1.109cm 9.9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5" draw:layer="composants" svg:width="0.507cm" svg:height="0.546cm" draw:transform="rotate (1.5707963267949) translate (7.045cm 10.939cm)">
            <text:p text:style-name="P2"><text:span text:style-name="T7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7" draw:layer="composants" svg:width="0.315cm" svg:height="0.158cm" draw:transform="rotate (1.5707963267949) translate (10.307cm 10.324cm)">
            <draw:text-box>
              <text:p text:style-name="P16"><text:span text:style-name="T8">GND</text:span></text:p>
            </draw:text-box>
          </draw:frame>
          <draw:frame draw:style-name="gr24" draw:text-style-name="P18" draw:layer="composants" svg:width="0.171cm" svg:height="0.158cm" draw:transform="rotate (1.5707963267949) translate (8.272cm 11.345cm)">
            <draw:text-box>
              <text:p><text:span text:style-name="T8">A0</text:span></text:p>
            </draw:text-box>
          </draw:frame>
          <draw:frame draw:style-name="gr24" draw:text-style-name="P18" draw:layer="composants" svg:width="0.171cm" svg:height="0.158cm" draw:transform="rotate (1.5707963267949) translate (8.79cm 11.345cm)">
            <draw:text-box>
              <text:p><text:span text:style-name="T8">A2</text:span></text:p>
            </draw:text-box>
          </draw:frame>
          <draw:frame draw:style-name="gr24" draw:text-style-name="P18" draw:layer="composants" svg:width="0.171cm" svg:height="0.158cm" draw:transform="rotate (1.5707963267949) translate (8.536cm 11.345cm)">
            <draw:text-box>
              <text:p><text:span text:style-name="T8">A1</text:span></text:p>
            </draw:text-box>
          </draw:frame>
          <draw:frame draw:style-name="gr25" draw:text-style-name="P18" draw:layer="composants" svg:width="0.26cm" svg:height="0.158cm" draw:transform="rotate (1.5707963267949) translate (10.824cm 11.345cm)">
            <draw:text-box>
              <text:p><text:span text:style-name="T8">GND</text:span></text:p>
            </draw:text-box>
          </draw:frame>
          <draw:frame draw:style-name="gr24" draw:text-style-name="P18" draw:layer="composants" svg:width="0.171cm" svg:height="0.158cm" draw:transform="rotate (1.5707963267949) translate (9.041cm 11.345cm)">
            <draw:text-box>
              <text:p><text:span text:style-name="T8">A3</text:span></text:p>
            </draw:text-box>
          </draw:frame>
          <draw:frame draw:style-name="gr23" draw:text-style-name="P17" draw:layer="composants" svg:width="0.315cm" svg:height="0.158cm" draw:transform="rotate (1.5707963267949) translate (11.064cm 10.324cm)">
            <draw:text-box>
              <text:p text:style-name="P16"><text:span text:style-name="T8">TX1</text:span></text:p>
            </draw:text-box>
          </draw:frame>
          <draw:frame draw:style-name="gr23" draw:text-style-name="P17" draw:layer="composants" svg:width="0.315cm" svg:height="0.158cm" draw:transform="rotate (1.5707963267949) translate (10.817cm 10.324cm)">
            <draw:text-box>
              <text:p text:style-name="P16"><text:span text:style-name="T8">RX0</text:span></text:p>
            </draw:text-box>
          </draw:frame>
          <draw:frame draw:style-name="gr23" draw:text-style-name="P17" draw:layer="composants" svg:width="0.315cm" svg:height="0.158cm" draw:transform="rotate (1.5707963267949) translate (10.568cm 10.324cm)">
            <draw:text-box>
              <text:p text:style-name="P16"><text:span text:style-name="T8">RST</text:span></text:p>
            </draw:text-box>
          </draw:frame>
          <draw:frame draw:style-name="gr26" draw:text-style-name="P17" draw:layer="composants" svg:width="0.185cm" svg:height="0.158cm" draw:transform="rotate (1.5707963267949) translate (10.06cm 10.194cm)">
            <draw:text-box>
              <text:p text:style-name="P16"><text:span text:style-name="T8">D2</text:span></text:p>
            </draw:text-box>
          </draw:frame>
          <draw:frame draw:style-name="gr26" draw:text-style-name="P17" draw:layer="composants" svg:width="0.185cm" svg:height="0.158cm" draw:transform="rotate (1.5707963267949) translate (9.812cm 10.194cm)">
            <draw:text-box>
              <text:p text:style-name="P16"><text:span text:style-name="T8">D3</text:span></text:p>
            </draw:text-box>
          </draw:frame>
          <draw:frame draw:style-name="gr26" draw:text-style-name="P17" draw:layer="composants" svg:width="0.185cm" svg:height="0.158cm" draw:transform="rotate (1.5707963267949) translate (9.555cm 10.194cm)">
            <draw:text-box>
              <text:p text:style-name="P16"><text:span text:style-name="T8">D4</text:span></text:p>
            </draw:text-box>
          </draw:frame>
          <draw:frame draw:style-name="gr26" draw:text-style-name="P17" draw:layer="composants" svg:width="0.185cm" svg:height="0.158cm" draw:transform="rotate (1.5707963267949) translate (9.301cm 10.194cm)">
            <draw:text-box>
              <text:p text:style-name="P16"><text:span text:style-name="T8">D5</text:span></text:p>
            </draw:text-box>
          </draw:frame>
          <draw:frame draw:style-name="gr26" draw:text-style-name="P17" draw:layer="composants" svg:width="0.185cm" svg:height="0.158cm" draw:transform="rotate (1.5707963267949) translate (9.053cm 10.194cm)">
            <draw:text-box>
              <text:p text:style-name="P16"><text:span text:style-name="T8">D6</text:span></text:p>
            </draw:text-box>
          </draw:frame>
          <draw:frame draw:style-name="gr26" draw:text-style-name="P17" draw:layer="composants" svg:width="0.185cm" svg:height="0.158cm" draw:transform="rotate (1.5707963267949) translate (8.792cm 10.194cm)">
            <draw:text-box>
              <text:p text:style-name="P16"><text:span text:style-name="T8">D7</text:span></text:p>
            </draw:text-box>
          </draw:frame>
          <draw:frame draw:style-name="gr26" draw:text-style-name="P17" draw:layer="composants" svg:width="0.185cm" svg:height="0.158cm" draw:transform="rotate (1.5707963267949) translate (8.541cm 10.194cm)">
            <draw:text-box>
              <text:p text:style-name="P16"><text:span text:style-name="T8">D8</text:span></text:p>
            </draw:text-box>
          </draw:frame>
          <draw:frame draw:style-name="gr26" draw:text-style-name="P17" draw:layer="composants" svg:width="0.185cm" svg:height="0.158cm" draw:transform="rotate (1.5707963267949) translate (8.283cm 10.194cm)">
            <draw:text-box>
              <text:p text:style-name="P16"><text:span text:style-name="T8">D9</text:span></text:p>
            </draw:text-box>
          </draw:frame>
          <draw:frame draw:style-name="gr27" draw:text-style-name="P17" draw:layer="composants" svg:width="0.197cm" svg:height="0.158cm" draw:transform="rotate (1.5707963267949) translate (8.028cm 10.206cm)">
            <draw:text-box>
              <text:p text:style-name="P16"><text:span text:style-name="T8">D10</text:span></text:p>
            </draw:text-box>
          </draw:frame>
          <draw:frame draw:style-name="gr27" draw:text-style-name="P17" draw:layer="composants" svg:width="0.197cm" svg:height="0.158cm" draw:transform="rotate (1.5707963267949) translate (7.77cm 10.206cm)">
            <draw:text-box>
              <text:p text:style-name="P16"><text:span text:style-name="T8">D11</text:span></text:p>
            </draw:text-box>
          </draw:frame>
          <draw:frame draw:style-name="gr27" draw:text-style-name="P17" draw:layer="composants" svg:width="0.197cm" svg:height="0.158cm" draw:transform="rotate (1.5707963267949) translate (7.516cm 10.206cm)">
            <draw:text-box>
              <text:p text:style-name="P16"><text:span text:style-name="T8">D12</text:span></text:p>
            </draw:text-box>
          </draw:frame>
          <draw:frame draw:style-name="gr28" draw:text-style-name="P18" draw:layer="composants" svg:width="0.207cm" svg:height="0.158cm" draw:transform="rotate (1.5707963267949) translate (11.063cm 11.345cm)">
            <draw:text-box>
              <text:p><text:span text:style-name="T8">VIN</text:span></text:p>
            </draw:text-box>
          </draw:frame>
          <draw:frame draw:style-name="gr29" draw:text-style-name="P18" draw:layer="composants" svg:width="0.223cm" svg:height="0.158cm" draw:transform="rotate (1.5707963267949) translate (10.56cm 11.345cm)">
            <draw:text-box>
              <text:p><text:span text:style-name="T8">RST</text:span></text:p>
            </draw:text-box>
          </draw:frame>
          <draw:frame draw:style-name="gr30" draw:text-style-name="P18" draw:layer="composants" svg:width="0.179cm" svg:height="0.158cm" draw:transform="rotate (1.5707963267949) translate (10.318cm 11.345cm)">
            <draw:text-box>
              <text:p><text:span text:style-name="T8">5V</text:span></text:p>
            </draw:text-box>
          </draw:frame>
          <draw:frame draw:style-name="gr31" draw:text-style-name="P18" draw:layer="composants" svg:width="0.174cm" svg:height="0.158cm" draw:transform="rotate (1.5707963267949) translate (10.063cm 11.345cm)">
            <draw:text-box>
              <text:p><text:span text:style-name="T8">A7</text:span></text:p>
            </draw:text-box>
          </draw:frame>
          <draw:frame draw:style-name="gr31" draw:text-style-name="P18" draw:layer="composants" svg:width="0.174cm" svg:height="0.158cm" draw:transform="rotate (1.5707963267949) translate (9.812cm 11.345cm)">
            <draw:text-box>
              <text:p><text:span text:style-name="T8">A6</text:span></text:p>
            </draw:text-box>
          </draw:frame>
          <draw:frame draw:style-name="gr31" draw:text-style-name="P18" draw:layer="composants" svg:width="0.174cm" svg:height="0.158cm" draw:transform="rotate (1.5707963267949) translate (9.56cm 11.345cm)">
            <draw:text-box>
              <text:p><text:span text:style-name="T8">A5</text:span></text:p>
            </draw:text-box>
          </draw:frame>
          <draw:frame draw:style-name="gr31" draw:text-style-name="P18" draw:layer="composants" svg:width="0.174cm" svg:height="0.158cm" draw:transform="rotate (1.5707963267949) translate (9.302cm 11.345cm)">
            <draw:text-box>
              <text:p><text:span text:style-name="T8">A4</text:span></text:p>
            </draw:text-box>
          </draw:frame>
          <draw:frame draw:style-name="gr32" draw:text-style-name="P18" draw:layer="composants" svg:width="0.189cm" svg:height="0.158cm" draw:transform="rotate (1.5707963267949) translate (8.033cm 11.345cm)">
            <draw:text-box>
              <text:p><text:span text:style-name="T8">REF</text:span></text:p>
            </draw:text-box>
          </draw:frame>
          <draw:frame draw:style-name="gr32" draw:text-style-name="P18" draw:layer="composants" svg:width="0.185cm" svg:height="0.158cm" draw:transform="rotate (1.5707963267949) translate (7.776cm 11.345cm)">
            <draw:text-box>
              <text:p><text:span text:style-name="T8">3V3</text:span></text:p>
            </draw:text-box>
          </draw:frame>
          <draw:frame draw:style-name="gr33" draw:text-style-name="P18" draw:layer="composants" svg:width="0.197cm" svg:height="0.158cm" draw:transform="rotate (1.5707963267949) translate (7.509cm 11.345cm)">
            <draw:text-box>
              <text:p><text:span text:style-name="T8">D13</text:span></text:p>
            </draw:text-box>
          </draw:frame>
          <draw:custom-shape draw:style-name="gr34" draw:text-style-name="P19" draw:layer="composants" svg:width="0.25cm" svg:height="0.25cm" svg:x="11.271cm" svg:y="10.8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5" draw:text-style-name="P20" draw:layer="composants" svg:width="0.09cm" svg:height="0.09cm" draw:transform="rotate (1.5707963267949) translate (11.351cm 10.9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svg:x="11.271cm" svg:y="10.55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5" draw:text-style-name="P20" draw:layer="composants" svg:width="0.09cm" svg:height="0.09cm" draw:transform="rotate (1.5707963267949) translate (11.351cm 10.7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svg:x="11.271cm" svg:y="10.3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5" draw:text-style-name="P20" draw:layer="composants" svg:width="0.09cm" svg:height="0.09cm" draw:transform="rotate (1.5707963267949) translate (11.351cm 10.4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svg:x="11.021cm" svg:y="10.8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5" draw:text-style-name="P20" draw:layer="composants" svg:width="0.09cm" svg:height="0.09cm" draw:transform="rotate (1.5707963267949) translate (11.101cm 10.9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svg:x="11.021cm" svg:y="10.5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5" draw:text-style-name="P20" draw:layer="composants" svg:width="0.09cm" svg:height="0.09cm" draw:transform="rotate (1.5707963267949) translate (11.101cm 10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svg:x="11.021cm" svg:y="10.3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5" draw:text-style-name="P20" draw:layer="composants" svg:width="0.09cm" svg:height="0.09cm" draw:transform="rotate (1.5707963267949) translate (11.101cm 10.4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21" draw:layer="composants" svg:width="0.858cm" svg:height="0.179cm" svg:x="8.868cm" svg:y="10.607cm">
            <draw:text-box>
              <text:p text:style-name="P16"><text:span text:style-name="T9">Arduino Nano</text:span></text:p>
            </draw:text-box>
          </draw:frame>
        </draw:g>
        <draw:g draw:style-name="gr8">
          <draw:path draw:style-name="gr20" draw:text-style-name="P13" draw:layer="composants" svg:width="4.319cm" svg:height="1.849cm" svg:x="7.205cm" svg:y="6.969cm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21" draw:text-style-name="P14" draw:layer="composants" svg:width="0.08cm" svg:height="0.08cm" draw:transform="rotate (1.5707963267949) translate (7.557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7.811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065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32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574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828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082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336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591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845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099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353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608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862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1.114cm 8.6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7.552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7.806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06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315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569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8.823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077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331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586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9.84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094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348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603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0.857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4" draw:layer="composants" svg:width="0.08cm" svg:height="0.08cm" draw:transform="rotate (1.5707963267949) translate (11.109cm 7.1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5" draw:layer="composants" svg:width="0.507cm" svg:height="0.546cm" draw:transform="rotate (1.5707963267949) translate (7.045cm 8.145cm)">
            <text:p text:style-name="P2"><text:span text:style-name="T7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7" draw:layer="composants" svg:width="0.315cm" svg:height="0.158cm" draw:transform="rotate (1.5707963267949) translate (10.307cm 7.53cm)">
            <draw:text-box>
              <text:p text:style-name="P16"><text:span text:style-name="T8">GND</text:span></text:p>
            </draw:text-box>
          </draw:frame>
          <draw:frame draw:style-name="gr24" draw:text-style-name="P18" draw:layer="composants" svg:width="0.171cm" svg:height="0.158cm" draw:transform="rotate (1.5707963267949) translate (8.272cm 8.551cm)">
            <draw:text-box>
              <text:p><text:span text:style-name="T8">A0</text:span></text:p>
            </draw:text-box>
          </draw:frame>
          <draw:frame draw:style-name="gr24" draw:text-style-name="P18" draw:layer="composants" svg:width="0.171cm" svg:height="0.158cm" draw:transform="rotate (1.5707963267949) translate (8.79cm 8.551cm)">
            <draw:text-box>
              <text:p><text:span text:style-name="T8">A2</text:span></text:p>
            </draw:text-box>
          </draw:frame>
          <draw:frame draw:style-name="gr24" draw:text-style-name="P18" draw:layer="composants" svg:width="0.171cm" svg:height="0.158cm" draw:transform="rotate (1.5707963267949) translate (8.536cm 8.551cm)">
            <draw:text-box>
              <text:p><text:span text:style-name="T8">A1</text:span></text:p>
            </draw:text-box>
          </draw:frame>
          <draw:frame draw:style-name="gr25" draw:text-style-name="P18" draw:layer="composants" svg:width="0.26cm" svg:height="0.158cm" draw:transform="rotate (1.5707963267949) translate (10.824cm 8.551cm)">
            <draw:text-box>
              <text:p><text:span text:style-name="T8">GND</text:span></text:p>
            </draw:text-box>
          </draw:frame>
          <draw:frame draw:style-name="gr24" draw:text-style-name="P18" draw:layer="composants" svg:width="0.171cm" svg:height="0.158cm" draw:transform="rotate (1.5707963267949) translate (9.041cm 8.551cm)">
            <draw:text-box>
              <text:p><text:span text:style-name="T8">A3</text:span></text:p>
            </draw:text-box>
          </draw:frame>
          <draw:frame draw:style-name="gr23" draw:text-style-name="P17" draw:layer="composants" svg:width="0.315cm" svg:height="0.158cm" draw:transform="rotate (1.5707963267949) translate (11.064cm 7.53cm)">
            <draw:text-box>
              <text:p text:style-name="P16"><text:span text:style-name="T8">TX1</text:span></text:p>
            </draw:text-box>
          </draw:frame>
          <draw:frame draw:style-name="gr23" draw:text-style-name="P17" draw:layer="composants" svg:width="0.315cm" svg:height="0.158cm" draw:transform="rotate (1.5707963267949) translate (10.817cm 7.53cm)">
            <draw:text-box>
              <text:p text:style-name="P16"><text:span text:style-name="T8">RX0</text:span></text:p>
            </draw:text-box>
          </draw:frame>
          <draw:frame draw:style-name="gr23" draw:text-style-name="P17" draw:layer="composants" svg:width="0.315cm" svg:height="0.158cm" draw:transform="rotate (1.5707963267949) translate (10.568cm 7.53cm)">
            <draw:text-box>
              <text:p text:style-name="P16"><text:span text:style-name="T8">RST</text:span></text:p>
            </draw:text-box>
          </draw:frame>
          <draw:frame draw:style-name="gr26" draw:text-style-name="P17" draw:layer="composants" svg:width="0.185cm" svg:height="0.158cm" draw:transform="rotate (1.5707963267949) translate (10.06cm 7.4cm)">
            <draw:text-box>
              <text:p text:style-name="P16"><text:span text:style-name="T8">D2</text:span></text:p>
            </draw:text-box>
          </draw:frame>
          <draw:frame draw:style-name="gr26" draw:text-style-name="P17" draw:layer="composants" svg:width="0.185cm" svg:height="0.158cm" draw:transform="rotate (1.5707963267949) translate (9.812cm 7.4cm)">
            <draw:text-box>
              <text:p text:style-name="P16"><text:span text:style-name="T8">D3</text:span></text:p>
            </draw:text-box>
          </draw:frame>
          <draw:frame draw:style-name="gr26" draw:text-style-name="P17" draw:layer="composants" svg:width="0.185cm" svg:height="0.158cm" draw:transform="rotate (1.5707963267949) translate (9.555cm 7.4cm)">
            <draw:text-box>
              <text:p text:style-name="P16"><text:span text:style-name="T8">D4</text:span></text:p>
            </draw:text-box>
          </draw:frame>
          <draw:frame draw:style-name="gr26" draw:text-style-name="P17" draw:layer="composants" svg:width="0.185cm" svg:height="0.158cm" draw:transform="rotate (1.5707963267949) translate (9.301cm 7.4cm)">
            <draw:text-box>
              <text:p text:style-name="P16"><text:span text:style-name="T8">D5</text:span></text:p>
            </draw:text-box>
          </draw:frame>
          <draw:frame draw:style-name="gr26" draw:text-style-name="P17" draw:layer="composants" svg:width="0.185cm" svg:height="0.158cm" draw:transform="rotate (1.5707963267949) translate (9.053cm 7.4cm)">
            <draw:text-box>
              <text:p text:style-name="P16"><text:span text:style-name="T8">D6</text:span></text:p>
            </draw:text-box>
          </draw:frame>
          <draw:frame draw:style-name="gr26" draw:text-style-name="P17" draw:layer="composants" svg:width="0.185cm" svg:height="0.158cm" draw:transform="rotate (1.5707963267949) translate (8.792cm 7.4cm)">
            <draw:text-box>
              <text:p text:style-name="P16"><text:span text:style-name="T8">D7</text:span></text:p>
            </draw:text-box>
          </draw:frame>
          <draw:frame draw:style-name="gr26" draw:text-style-name="P17" draw:layer="composants" svg:width="0.185cm" svg:height="0.158cm" draw:transform="rotate (1.5707963267949) translate (8.541cm 7.4cm)">
            <draw:text-box>
              <text:p text:style-name="P16"><text:span text:style-name="T8">D8</text:span></text:p>
            </draw:text-box>
          </draw:frame>
          <draw:frame draw:style-name="gr26" draw:text-style-name="P17" draw:layer="composants" svg:width="0.185cm" svg:height="0.158cm" draw:transform="rotate (1.5707963267949) translate (8.283cm 7.4cm)">
            <draw:text-box>
              <text:p text:style-name="P16"><text:span text:style-name="T8">D9</text:span></text:p>
            </draw:text-box>
          </draw:frame>
          <draw:frame draw:style-name="gr27" draw:text-style-name="P17" draw:layer="composants" svg:width="0.197cm" svg:height="0.158cm" draw:transform="rotate (1.5707963267949) translate (8.028cm 7.412cm)">
            <draw:text-box>
              <text:p text:style-name="P16"><text:span text:style-name="T8">D10</text:span></text:p>
            </draw:text-box>
          </draw:frame>
          <draw:frame draw:style-name="gr27" draw:text-style-name="P17" draw:layer="composants" svg:width="0.197cm" svg:height="0.158cm" draw:transform="rotate (1.5707963267949) translate (7.77cm 7.412cm)">
            <draw:text-box>
              <text:p text:style-name="P16"><text:span text:style-name="T8">D11</text:span></text:p>
            </draw:text-box>
          </draw:frame>
          <draw:frame draw:style-name="gr27" draw:text-style-name="P17" draw:layer="composants" svg:width="0.197cm" svg:height="0.158cm" draw:transform="rotate (1.5707963267949) translate (7.516cm 7.412cm)">
            <draw:text-box>
              <text:p text:style-name="P16"><text:span text:style-name="T8">D12</text:span></text:p>
            </draw:text-box>
          </draw:frame>
          <draw:frame draw:style-name="gr28" draw:text-style-name="P18" draw:layer="composants" svg:width="0.207cm" svg:height="0.158cm" draw:transform="rotate (1.5707963267949) translate (11.063cm 8.551cm)">
            <draw:text-box>
              <text:p><text:span text:style-name="T8">VIN</text:span></text:p>
            </draw:text-box>
          </draw:frame>
          <draw:frame draw:style-name="gr29" draw:text-style-name="P18" draw:layer="composants" svg:width="0.223cm" svg:height="0.158cm" draw:transform="rotate (1.5707963267949) translate (10.56cm 8.551cm)">
            <draw:text-box>
              <text:p><text:span text:style-name="T8">RST</text:span></text:p>
            </draw:text-box>
          </draw:frame>
          <draw:frame draw:style-name="gr30" draw:text-style-name="P18" draw:layer="composants" svg:width="0.179cm" svg:height="0.158cm" draw:transform="rotate (1.5707963267949) translate (10.318cm 8.551cm)">
            <draw:text-box>
              <text:p><text:span text:style-name="T8">5V</text:span></text:p>
            </draw:text-box>
          </draw:frame>
          <draw:frame draw:style-name="gr31" draw:text-style-name="P18" draw:layer="composants" svg:width="0.174cm" svg:height="0.158cm" draw:transform="rotate (1.5707963267949) translate (10.063cm 8.551cm)">
            <draw:text-box>
              <text:p><text:span text:style-name="T8">A7</text:span></text:p>
            </draw:text-box>
          </draw:frame>
          <draw:frame draw:style-name="gr31" draw:text-style-name="P18" draw:layer="composants" svg:width="0.174cm" svg:height="0.158cm" draw:transform="rotate (1.5707963267949) translate (9.812cm 8.551cm)">
            <draw:text-box>
              <text:p><text:span text:style-name="T8">A6</text:span></text:p>
            </draw:text-box>
          </draw:frame>
          <draw:frame draw:style-name="gr31" draw:text-style-name="P18" draw:layer="composants" svg:width="0.174cm" svg:height="0.158cm" draw:transform="rotate (1.5707963267949) translate (9.56cm 8.551cm)">
            <draw:text-box>
              <text:p><text:span text:style-name="T8">A5</text:span></text:p>
            </draw:text-box>
          </draw:frame>
          <draw:frame draw:style-name="gr31" draw:text-style-name="P18" draw:layer="composants" svg:width="0.174cm" svg:height="0.158cm" draw:transform="rotate (1.5707963267949) translate (9.302cm 8.551cm)">
            <draw:text-box>
              <text:p><text:span text:style-name="T8">A4</text:span></text:p>
            </draw:text-box>
          </draw:frame>
          <draw:frame draw:style-name="gr32" draw:text-style-name="P18" draw:layer="composants" svg:width="0.189cm" svg:height="0.158cm" draw:transform="rotate (1.5707963267949) translate (8.033cm 8.551cm)">
            <draw:text-box>
              <text:p><text:span text:style-name="T8">REF</text:span></text:p>
            </draw:text-box>
          </draw:frame>
          <draw:frame draw:style-name="gr32" draw:text-style-name="P18" draw:layer="composants" svg:width="0.185cm" svg:height="0.158cm" draw:transform="rotate (1.5707963267949) translate (7.776cm 8.551cm)">
            <draw:text-box>
              <text:p><text:span text:style-name="T8">3V3</text:span></text:p>
            </draw:text-box>
          </draw:frame>
          <draw:frame draw:style-name="gr33" draw:text-style-name="P18" draw:layer="composants" svg:width="0.197cm" svg:height="0.158cm" draw:transform="rotate (1.5707963267949) translate (7.509cm 8.551cm)">
            <draw:text-box>
              <text:p><text:span text:style-name="T8">D13</text:span></text:p>
            </draw:text-box>
          </draw:frame>
          <draw:custom-shape draw:style-name="gr34" draw:text-style-name="P19" draw:layer="composants" svg:width="0.25cm" svg:height="0.25cm" svg:x="11.271cm" svg:y="8.0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5" draw:text-style-name="P20" draw:layer="composants" svg:width="0.09cm" svg:height="0.09cm" draw:transform="rotate (1.5707963267949) translate (11.351cm 8.1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svg:x="11.271cm" svg:y="7.7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5" draw:text-style-name="P20" draw:layer="composants" svg:width="0.09cm" svg:height="0.09cm" draw:transform="rotate (1.5707963267949) translate (11.351cm 7.9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svg:x="11.271cm" svg:y="7.50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5" draw:text-style-name="P20" draw:layer="composants" svg:width="0.09cm" svg:height="0.09cm" draw:transform="rotate (1.5707963267949) translate (11.351cm 7.6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svg:x="11.021cm" svg:y="8.0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5" draw:text-style-name="P20" draw:layer="composants" svg:width="0.09cm" svg:height="0.09cm" draw:transform="rotate (1.5707963267949) translate (11.101cm 8.1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svg:x="11.021cm" svg:y="7.7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5" draw:text-style-name="P20" draw:layer="composants" svg:width="0.09cm" svg:height="0.09cm" draw:transform="rotate (1.5707963267949) translate (11.101cm 7.9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9" draw:layer="composants" svg:width="0.25cm" svg:height="0.25cm" svg:x="11.021cm" svg:y="7.5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35" draw:text-style-name="P20" draw:layer="composants" svg:width="0.09cm" svg:height="0.09cm" draw:transform="rotate (1.5707963267949) translate (11.101cm 7.6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21" draw:layer="composants" svg:width="0.858cm" svg:height="0.179cm" svg:x="8.868cm" svg:y="7.813cm">
            <draw:text-box>
              <text:p text:style-name="P16"><text:span text:style-name="T9">Arduino Nano</text:span></text:p>
            </draw:text-box>
          </draw:frame>
        </draw:g>
        <draw:custom-shape draw:style-name="gr37" draw:text-style-name="P22" draw:layer="Tensions" svg:width="1.194cm" svg:height="0.152cm" draw:transform="rotate (1.5707963267949) translate (7.273cm 6.716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7.778cm 6.716cm)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39" draw:text-style-name="P24" draw:layer="composants" svg:width="0.256cm" svg:height="0.746cm" draw:transform="rotate (1.5707963267949) translate (7.221cm 9.0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1.5707963267949) translate (7.306cm 8.9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1.5707963267949) translate (7.553cm 8.9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1.5707963267949) translate (7.816cm 8.9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40" draw:text-style-name="P24" draw:layer="composants" svg:width="0.256cm" svg:height="0.993cm" draw:transform="rotate (1.5707963267949) translate (7.482cm 7.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1.5707963267949) translate (7.56cm 6.9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1.5707963267949) translate (7.807cm 6.9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8cm" draw:transform="rotate (1.5707963267949) translate (8.069cm 6.9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1.5707963267949) translate (8.316cm 6.9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40" draw:text-style-name="P24" draw:layer="composants" svg:width="0.256cm" svg:height="0.993cm" draw:transform="rotate (1.5707963267949) translate (7.491cm 9.8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1.5707963267949) translate (7.569cm 9.7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1.5707963267949) translate (7.816cm 9.7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8cm" draw:transform="rotate (1.5707963267949) translate (8.078cm 9.7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1.5707963267949) translate (8.325cm 9.7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39" draw:text-style-name="P24" draw:layer="composants" svg:width="0.256cm" svg:height="0.746cm" draw:transform="rotate (1.5707963267949) translate (7.234cm 11.8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1.5707963267949) translate (7.319cm 11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1.5707963267949) translate (7.566cm 11.7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1.5707963267949) translate (7.829cm 11.7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41" draw:text-style-name="P25" draw:layer="composants" svg:width="1.5cm" svg:height="3cm" svg:x="13.319cm" svg:y="6.416cm">
            <text:p text:style-name="P2"><text:span text:style-name="T10">NRF24L01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26" draw:layer="composants" svg:width="0.08cm" svg:height="0.08cm" svg:x="13.638cm" svg:y="6.5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3.891cm" svg:y="6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4.145cm" svg:y="6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4.398cm" svg:y="6.5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3.638cm" svg:y="6.8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3.891cm" svg:y="6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4.145cm" svg:y="6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4.398cm" svg:y="6.8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27" draw:layer="composants" svg:width="0.815cm" svg:height="0.409cm" draw:transform="rotate (1.5707963267949) translate (14.234cm 6.778cm)">
            <draw:text-box>
              <text:p text:style-name="P10"><text:span text:style-name="T11">GND</text:span></text:p>
            </draw:text-box>
          </draw:frame>
          <draw:frame draw:style-name="gr43" draw:text-style-name="P27" draw:layer="composants" svg:width="0.815cm" svg:height="0.409cm" draw:transform="rotate (1.5707963267949) translate (14.234cm 7.579cm)">
            <draw:text-box>
              <text:p text:style-name="P10"><text:span text:style-name="T11">VCC</text:span></text:p>
            </draw:text-box>
          </draw:frame>
          <draw:frame draw:style-name="gr44" draw:text-style-name="P27" draw:layer="composants" svg:width="0.884cm" svg:height="0.408cm" draw:transform="rotate (1.5707963267949) translate (13.474cm 6.785cm)">
            <draw:text-box>
              <text:p text:style-name="P10"><text:span text:style-name="T11">MISO</text:span></text:p>
            </draw:text-box>
          </draw:frame>
          <draw:frame draw:style-name="gr43" draw:text-style-name="P27" draw:layer="composants" svg:width="0.815cm" svg:height="0.409cm" draw:transform="rotate (1.5707963267949) translate (13.475cm 7.583cm)">
            <draw:text-box>
              <text:p text:style-name="P10"><text:span text:style-name="T11">IRQ</text:span></text:p>
            </draw:text-box>
          </draw:frame>
        </draw:g>
        <draw:g draw:style-name="gr8">
          <draw:custom-shape draw:style-name="gr41" draw:text-style-name="P25" draw:layer="composants" svg:width="1.5cm" svg:height="3cm" svg:x="15.351cm" svg:y="6.407cm">
            <text:p text:style-name="P2"><text:span text:style-name="T10">NRF24L01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26" draw:layer="composants" svg:width="0.08cm" svg:height="0.08cm" svg:x="15.67cm" svg:y="6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5.923cm" svg:y="6.5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6.177cm" svg:y="6.5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6.43cm" svg:y="6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5.67cm" svg:y="6.8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5.923cm" svg:y="6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6.177cm" svg:y="6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draw:layer="composants" svg:width="0.08cm" svg:height="0.08cm" svg:x="16.43cm" svg:y="6.8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27" draw:layer="composants" svg:width="0.815cm" svg:height="0.409cm" draw:transform="rotate (1.5707963267949) translate (16.266cm 6.769cm)">
            <draw:text-box>
              <text:p text:style-name="P10"><text:span text:style-name="T11">GND</text:span></text:p>
            </draw:text-box>
          </draw:frame>
          <draw:frame draw:style-name="gr43" draw:text-style-name="P27" draw:layer="composants" svg:width="0.815cm" svg:height="0.409cm" draw:transform="rotate (1.5707963267949) translate (16.266cm 7.57cm)">
            <draw:text-box>
              <text:p text:style-name="P10"><text:span text:style-name="T11">VCC</text:span></text:p>
            </draw:text-box>
          </draw:frame>
          <draw:frame draw:style-name="gr44" draw:text-style-name="P27" draw:layer="composants" svg:width="0.884cm" svg:height="0.408cm" draw:transform="rotate (1.5707963267949) translate (15.506cm 6.776cm)">
            <draw:text-box>
              <text:p text:style-name="P10"><text:span text:style-name="T11">MISO</text:span></text:p>
            </draw:text-box>
          </draw:frame>
          <draw:frame draw:style-name="gr43" draw:text-style-name="P27" draw:layer="composants" svg:width="0.815cm" svg:height="0.409cm" draw:transform="rotate (1.5707963267949) translate (15.507cm 7.574cm)">
            <draw:text-box>
              <text:p text:style-name="P10"><text:span text:style-name="T11">IRQ</text:span></text:p>
            </draw:text-box>
          </draw:frame>
        </draw:g>
        <draw:custom-shape draw:style-name="gr38" draw:text-style-name="P23" draw:layer="Tensions" svg:width="1.193cm" svg:height="0.152cm" draw:transform="rotate (1.5707963267949) translate (14.354cm 6.71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6.404cm 6.71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0.304cm 7.993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0.816cm 9.255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0.829cm 11.787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0.322cm 10.527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7.795cm 13.059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8.809cm 13.069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9.815cm 13.0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0.833cm 13.075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3.122cm 13.067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5.146cm 13.069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4.131cm 13.07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6.169cm 13.062cm)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45" draw:text-style-name="P24" draw:layer="composants" svg:width="0.256cm" svg:height="0.487cm" draw:transform="rotate (-3.14159265358979) translate (12.026cm 8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-3.14159265358979) translate (11.941cm 8.1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-3.14159265358979) translate (11.934cm 7.9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45" draw:text-style-name="P24" draw:layer="composants" svg:width="0.256cm" svg:height="0.487cm" draw:transform="rotate (-3.14159265358979) translate (12.268cm 8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-3.14159265358979) translate (12.183cm 8.1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-3.14159265358979) translate (12.176cm 7.9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45" draw:text-style-name="P24" draw:layer="composants" svg:width="0.256cm" svg:height="0.487cm" draw:transform="rotate (-3.14159265358979) translate (12.522cm 8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-3.14159265358979) translate (12.437cm 8.1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-3.14159265358979) translate (12.43cm 7.9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45" draw:text-style-name="P24" draw:layer="composants" svg:width="0.256cm" svg:height="0.487cm" draw:transform="rotate (-3.14159265358979) translate (12.776cm 8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-3.14159265358979) translate (12.691cm 8.18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-3.14159265358979) translate (12.684cm 7.9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45" draw:text-style-name="P24" draw:layer="composants" svg:width="0.256cm" svg:height="0.487cm" draw:transform="rotate (-3.14159265358979) translate (12.053cm 10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-3.14159265358979) translate (11.968cm 10.7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-3.14159265358979) translate (11.961cm 10.4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45" draw:text-style-name="P24" draw:layer="composants" svg:width="0.256cm" svg:height="0.487cm" draw:transform="rotate (-3.14159265358979) translate (12.295cm 10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-3.14159265358979) translate (12.21cm 10.7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-3.14159265358979) translate (12.203cm 10.4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45" draw:text-style-name="P24" draw:layer="composants" svg:width="0.256cm" svg:height="0.487cm" draw:transform="rotate (-3.14159265358979) translate (12.549cm 10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-3.14159265358979) translate (12.464cm 10.7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-3.14159265358979) translate (12.457cm 10.4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45" draw:text-style-name="P24" draw:layer="composants" svg:width="0.256cm" svg:height="0.487cm" draw:transform="rotate (-3.14159265358979) translate (12.803cm 10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-3.14159265358979) translate (12.718cm 10.72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-3.14159265358979) translate (12.711cm 10.4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8" draw:text-style-name="P23" draw:layer="Tensions" svg:width="1.193cm" svg:height="0.152cm" draw:transform="rotate (1.5707963267949) translate (11.826cm 9.253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2.095cm 9.25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2.337cm 9.255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2.593cm 9.256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1.845cm 11.806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2.114cm 11.807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2.356cm 11.808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12.612cm 11.809cm)">
          <text:p/>
          <draw:enhanced-geometry svg:viewBox="0 0 21600 21600" draw:type="rectangle" draw:enhanced-path="M 0 0 L 21600 0 21600 21600 0 21600 0 0 Z N"/>
        </draw:custom-shape>
        <draw:line draw:style-name="gr46" draw:text-style-name="P28" draw:layer="straps" svg:x1="11.864cm" svg:y1="9.172cm" svg:x2="12.209cm" svg:y2="9.172cm">
          <text:p/>
        </draw:line>
        <draw:line draw:style-name="gr46" draw:text-style-name="P28" draw:layer="straps" svg:x1="12.113cm" svg:y1="9.171cm" svg:x2="12.458cm" svg:y2="9.171cm">
          <text:p/>
        </draw:line>
        <draw:line draw:style-name="gr46" draw:text-style-name="P28" draw:layer="straps" svg:x1="12.36cm" svg:y1="9.172cm" svg:x2="12.705cm" svg:y2="9.172cm">
          <text:p/>
        </draw:line>
        <draw:line draw:style-name="gr46" draw:text-style-name="P28" draw:layer="straps" svg:x1="12.383cm" svg:y1="11.708cm" svg:x2="12.713cm" svg:y2="11.708cm">
          <text:p/>
        </draw:line>
        <draw:line draw:style-name="gr46" draw:text-style-name="P28" draw:layer="straps" svg:x1="12.141cm" svg:y1="11.71cm" svg:x2="12.471cm" svg:y2="11.71cm">
          <text:p/>
        </draw:line>
        <draw:line draw:style-name="gr46" draw:text-style-name="P28" draw:layer="straps" svg:x1="11.873cm" svg:y1="11.715cm" svg:x2="12.203cm" svg:y2="11.715cm">
          <text:p/>
        </draw:line>
        <draw:line draw:style-name="gr46" draw:text-style-name="P28" draw:layer="straps" svg:x1="15.195cm" svg:y1="12.728cm" svg:x2="16.286cm" svg:y2="12.728cm">
          <text:p/>
        </draw:line>
        <draw:line draw:style-name="gr46" draw:text-style-name="P28" draw:layer="straps" svg:x1="14.177cm" svg:y1="12.728cm" svg:x2="15.268cm" svg:y2="12.728cm">
          <text:p/>
        </draw:line>
        <draw:line draw:style-name="gr46" draw:text-style-name="P28" draw:layer="straps" svg:x1="13.151cm" svg:y1="12.719cm" svg:x2="14.242cm" svg:y2="12.719cm">
          <text:p/>
        </draw:line>
        <draw:line draw:style-name="gr46" draw:text-style-name="P28" draw:layer="straps" svg:x1="7.824cm" svg:y1="12.728cm" svg:x2="8.915cm" svg:y2="12.728cm">
          <text:p/>
        </draw:line>
        <draw:line draw:style-name="gr46" draw:text-style-name="P28" draw:layer="straps" svg:x1="8.835cm" svg:y1="12.728cm" svg:x2="9.926cm" svg:y2="12.728cm">
          <text:p/>
        </draw:line>
        <draw:line draw:style-name="gr46" draw:text-style-name="P28" draw:layer="straps" svg:x1="9.846cm" svg:y1="12.719cm" svg:x2="10.937cm" svg:y2="12.719cm">
          <text:p/>
        </draw:line>
        <draw:custom-shape draw:style-name="gr38" draw:text-style-name="P23" draw:layer="Tensions" svg:width="1.193cm" svg:height="0.152cm" draw:transform="rotate (1.5707963267949) translate (7.283cm 11.806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draw:layer="Tensions" svg:width="1.193cm" svg:height="0.152cm" draw:transform="rotate (1.5707963267949) translate (7.274cm 9.262cm)">
          <text:p/>
          <draw:enhanced-geometry svg:viewBox="0 0 21600 21600" draw:type="rectangle" draw:enhanced-path="M 0 0 L 21600 0 21600 21600 0 21600 0 0 Z N"/>
        </draw:custom-shape>
        <draw:line draw:style-name="gr46" draw:text-style-name="P28" draw:layer="straps" svg:x1="14.402cm" svg:y1="5.623cm" svg:x2="16.515cm" svg:y2="5.623cm">
          <text:p/>
        </draw:line>
        <draw:g draw:style-name="gr8">
          <draw:custom-shape draw:style-name="gr40" draw:text-style-name="P24" draw:layer="composants" svg:width="0.256cm" svg:height="0.993cm" draw:transform="rotate (1.5707963267949) translate (13.328cm 10.3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1.5707963267949) translate (13.406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1.5707963267949) translate (13.653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8cm" draw:transform="rotate (1.5707963267949) translate (13.915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1.5707963267949) translate (14.162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40" draw:text-style-name="P24" draw:layer="composants" svg:width="0.256cm" svg:height="0.993cm" draw:transform="rotate (1.5707963267949) translate (14.351cm 10.32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1.5707963267949) translate (14.429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1.5707963267949) translate (14.676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8cm" draw:transform="rotate (1.5707963267949) translate (14.938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1.5707963267949) translate (15.185cm 10.2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22" draw:layer="Tensions" svg:width="1.194cm" svg:height="0.152cm" draw:transform="rotate (1.5707963267949) translate (10.32cm 9.256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Tensions" svg:width="1.194cm" svg:height="0.152cm" draw:transform="rotate (1.5707963267949) translate (10.32cm 11.813cm)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47" draw:text-style-name="P1" draw:layer="composants" svg:width="0.254cm" svg:height="0.25cm" draw:transform="rotate (1.5707963267949) translate (13.319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1cm" svg:height="0.09cm" draw:transform="rotate (1.5707963267949) translate (13.399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2cm" svg:height="0.09cm" draw:transform="rotate (1.5707963267949) translate (13.399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3.443cm" svg:y1="10.574cm" svg:x2="13.443cm" svg:y2="10.447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4cm" svg:height="0.25cm" draw:transform="rotate (1.5707963267949) translate (13.561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1cm" svg:height="0.09cm" draw:transform="rotate (1.5707963267949) translate (13.641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2cm" svg:height="0.09cm" draw:transform="rotate (1.5707963267949) translate (13.641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3.685cm" svg:y1="10.574cm" svg:x2="13.685cm" svg:y2="10.447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4cm" svg:height="0.25cm" draw:transform="rotate (1.5707963267949) translate (13.819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1cm" svg:height="0.09cm" draw:transform="rotate (1.5707963267949) translate (13.899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2cm" svg:height="0.09cm" draw:transform="rotate (1.5707963267949) translate (13.899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3.943cm" svg:y1="10.574cm" svg:x2="13.943cm" svg:y2="10.447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4cm" svg:height="0.25cm" draw:transform="rotate (1.5707963267949) translate (14.076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1cm" svg:height="0.09cm" draw:transform="rotate (1.5707963267949) translate (14.156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2cm" svg:height="0.09cm" draw:transform="rotate (1.5707963267949) translate (14.156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4.2cm" svg:y1="10.574cm" svg:x2="14.2cm" svg:y2="10.447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4cm" svg:height="0.25cm" draw:transform="rotate (1.5707963267949) translate (14.329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1cm" svg:height="0.09cm" draw:transform="rotate (1.5707963267949) translate (14.409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2cm" svg:height="0.09cm" draw:transform="rotate (1.5707963267949) translate (14.409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4.453cm" svg:y1="10.574cm" svg:x2="14.453cm" svg:y2="10.447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4cm" svg:height="0.25cm" draw:transform="rotate (1.5707963267949) translate (14.597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1cm" svg:height="0.09cm" draw:transform="rotate (1.5707963267949) translate (14.677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2cm" svg:height="0.09cm" draw:transform="rotate (1.5707963267949) translate (14.677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4.721cm" svg:y1="10.574cm" svg:x2="14.721cm" svg:y2="10.447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4cm" svg:height="0.25cm" draw:transform="rotate (1.5707963267949) translate (14.854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1cm" svg:height="0.09cm" draw:transform="rotate (1.5707963267949) translate (14.934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2cm" svg:height="0.09cm" draw:transform="rotate (1.5707963267949) translate (14.934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4.978cm" svg:y1="10.574cm" svg:x2="14.978cm" svg:y2="10.447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4cm" svg:height="0.25cm" draw:transform="rotate (1.5707963267949) translate (15.096cm 10.8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1cm" svg:height="0.09cm" draw:transform="rotate (1.5707963267949) translate (15.176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2cm" svg:height="0.09cm" draw:transform="rotate (1.5707963267949) translate (15.176cm 10.7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5.22cm" svg:y1="10.574cm" svg:x2="15.22cm" svg:y2="10.447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cm" svg:height="0.25cm" svg:x="7.998cm" svg:y="1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8.33cm" svg:y="12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8.078cm" svg:y="12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8.252cm" svg:y1="12.458cm" svg:x2="8.377cm" svg:y2="12.458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cm" svg:height="0.25cm" svg:x="8.256cm" svg:y="12.1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8.588cm" svg:y="12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8.336cm" svg:y="12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8.51cm" svg:y1="12.229cm" svg:x2="8.635cm" svg:y2="12.229cm">
            <text:p text:style-name="P2"><text:span text:style-name="T12">10k</text:span></text:p>
          </draw:line>
        </draw:g>
        <draw:g draw:style-name="gr8">
          <draw:custom-shape draw:style-name="gr47" draw:text-style-name="P1" draw:layer="composants" svg:width="0.25cm" svg:height="0.25cm" svg:x="8.996cm" svg:y="12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9.328cm" svg:y="12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9.076cm" svg:y="12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9.25cm" svg:y1="12.456cm" svg:x2="9.375cm" svg:y2="12.456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cm" svg:height="0.25cm" svg:x="9.254cm" svg:y="12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9.586cm" svg:y="12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9.334cm" svg:y="12.1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9.508cm" svg:y1="12.227cm" svg:x2="9.633cm" svg:y2="12.227cm">
            <text:p text:style-name="P2"><text:span text:style-name="T12">10k</text:span></text:p>
          </draw:line>
        </draw:g>
        <draw:g draw:style-name="gr8">
          <draw:custom-shape draw:style-name="gr47" draw:text-style-name="P1" draw:layer="composants" svg:width="0.25cm" svg:height="0.25cm" svg:x="10.014cm" svg:y="12.3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0.346cm" svg:y="12.4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0.094cm" svg:y="12.4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0.268cm" svg:y1="12.465cm" svg:x2="10.393cm" svg:y2="12.465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cm" svg:height="0.25cm" svg:x="10.272cm" svg:y="12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0.604cm" svg:y="12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0.352cm" svg:y="12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0.526cm" svg:y1="12.236cm" svg:x2="10.651cm" svg:y2="12.236cm">
            <text:p text:style-name="P2"><text:span text:style-name="T12">10k</text:span></text:p>
          </draw:line>
        </draw:g>
        <draw:g draw:style-name="gr8">
          <draw:custom-shape draw:style-name="gr47" draw:text-style-name="P1" draw:layer="composants" svg:width="0.25cm" svg:height="0.25cm" svg:x="11.027cm" svg:y="12.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1.359cm" svg:y="12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1.107cm" svg:y="12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1.281cm" svg:y1="12.464cm" svg:x2="11.406cm" svg:y2="12.464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cm" svg:height="0.25cm" svg:x="11.285cm" svg:y="12.1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1.617cm" svg:y="12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1.365cm" svg:y="12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1.539cm" svg:y1="12.235cm" svg:x2="11.664cm" svg:y2="12.235cm">
            <text:p text:style-name="P2"><text:span text:style-name="T12">10k</text:span></text:p>
          </draw:line>
        </draw:g>
        <draw:g draw:style-name="gr8">
          <draw:custom-shape draw:style-name="gr47" draw:text-style-name="P1" draw:layer="composants" svg:width="0.25cm" svg:height="0.25cm" svg:x="13.326cm" svg:y="12.3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3.658cm" svg:y="12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3.406cm" svg:y="12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3.58cm" svg:y1="12.462cm" svg:x2="13.705cm" svg:y2="12.462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cm" svg:height="0.25cm" svg:x="13.584cm" svg:y="12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3.916cm" svg:y="12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3.664cm" svg:y="12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3.838cm" svg:y1="12.233cm" svg:x2="13.963cm" svg:y2="12.233cm">
            <text:p text:style-name="P2"><text:span text:style-name="T12">10k</text:span></text:p>
          </draw:line>
        </draw:g>
        <draw:g draw:style-name="gr8">
          <draw:custom-shape draw:style-name="gr47" draw:text-style-name="P1" draw:layer="composants" svg:width="0.25cm" svg:height="0.25cm" svg:x="14.333cm" svg:y="12.3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4.665cm" svg:y="12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4.413cm" svg:y="12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4.587cm" svg:y1="12.46cm" svg:x2="14.712cm" svg:y2="12.46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cm" svg:height="0.25cm" svg:x="14.591cm" svg:y="12.1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4.923cm" svg:y="12.1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4.671cm" svg:y="12.1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4.845cm" svg:y1="12.231cm" svg:x2="14.97cm" svg:y2="12.231cm">
            <text:p text:style-name="P2"><text:span text:style-name="T12">10k</text:span></text:p>
          </draw:line>
        </draw:g>
        <draw:g draw:style-name="gr8">
          <draw:custom-shape draw:style-name="gr47" draw:text-style-name="P1" draw:layer="composants" svg:width="0.25cm" svg:height="0.25cm" svg:x="15.336cm" svg:y="12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5.668cm" svg:y="12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5.416cm" svg:y="12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5.59cm" svg:y1="12.453cm" svg:x2="15.715cm" svg:y2="12.453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cm" svg:height="0.25cm" svg:x="15.594cm" svg:y="1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5.926cm" svg:y="12.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5.674cm" svg:y="12.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5.848cm" svg:y1="12.224cm" svg:x2="15.973cm" svg:y2="12.224cm">
            <text:p text:style-name="P2"><text:span text:style-name="T12">10k</text:span></text:p>
          </draw:line>
        </draw:g>
        <draw:g draw:style-name="gr8">
          <draw:custom-shape draw:style-name="gr47" draw:text-style-name="P1" draw:layer="composants" svg:width="0.25cm" svg:height="0.25cm" svg:x="16.371cm" svg:y="12.3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6.703cm" svg:y="12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6.451cm" svg:y="12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6.625cm" svg:y1="12.457cm" svg:x2="16.75cm" svg:y2="12.457cm">
            <text:p text:style-name="P2"><text:span text:style-name="T12">1k</text:span></text:p>
          </draw:line>
        </draw:g>
        <draw:g draw:style-name="gr8">
          <draw:custom-shape draw:style-name="gr47" draw:text-style-name="P1" draw:layer="composants" svg:width="0.25cm" svg:height="0.25cm" svg:x="16.629cm" svg:y="12.1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6.961cm" svg:y="12.1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cm" svg:height="0.09cm" svg:x="16.709cm" svg:y="12.1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6.883cm" svg:y1="12.228cm" svg:x2="17.008cm" svg:y2="12.228cm">
            <text:p text:style-name="P2"><text:span text:style-name="T12">10k</text:span></text:p>
          </draw:line>
        </draw:g>
        <draw:custom-shape draw:style-name="gr37" draw:text-style-name="P22" draw:layer="Tensions" svg:width="1.194cm" svg:height="0.152cm" draw:transform="rotate (1.5707963267949) translate (8.552cm 13.073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Tensions" svg:width="1.194cm" svg:height="0.152cm" draw:transform="rotate (1.5707963267949) translate (9.568cm 13.078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Tensions" svg:width="1.194cm" svg:height="0.152cm" draw:transform="rotate (1.5707963267949) translate (10.579cm 13.068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Tensions" svg:width="1.194cm" svg:height="0.152cm" draw:transform="rotate (1.5707963267949) translate (11.584cm 13.073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Tensions" svg:width="1.194cm" svg:height="0.152cm" draw:transform="rotate (1.5707963267949) translate (13.87cm 13.073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Tensions" svg:width="1.194cm" svg:height="0.152cm" draw:transform="rotate (1.5707963267949) translate (14.897cm 13.073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Tensions" svg:width="1.194cm" svg:height="0.152cm" draw:transform="rotate (1.5707963267949) translate (15.929cm 13.073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Tensions" svg:width="1.194cm" svg:height="0.152cm" draw:transform="rotate (1.5707963267949) translate (16.924cm 13.062cm)">
          <text:p/>
          <draw:enhanced-geometry svg:viewBox="0 0 21600 21600" draw:type="rectangle" draw:enhanced-path="M 0 0 L 21600 0 21600 21600 0 21600 0 0 Z N"/>
        </draw:custom-shape>
        <draw:g draw:style-name="gr8">
          <draw:custom-shape draw:style-name="gr45" draw:text-style-name="P24" draw:layer="composants" svg:width="0.256cm" svg:height="0.487cm" draw:transform="rotate (1.5707963267949) translate (12.81cm 10.3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composants" svg:width="0.077cm" svg:height="0.078cm" draw:transform="rotate (1.5707963267949) translate (12.895cm 10.2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composants" svg:width="0.077cm" svg:height="0.077cm" draw:transform="rotate (1.5707963267949) translate (13.142cm 10.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47" draw:text-style-name="P1" draw:layer="composants" svg:width="0.254cm" svg:height="0.25cm" draw:transform="rotate (1.5707963267949) translate (13.058cm 10.83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1cm" svg:height="0.09cm" draw:transform="rotate (1.5707963267949) translate (13.138cm 10.4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9" draw:layer="composants" svg:width="0.092cm" svg:height="0.09cm" draw:transform="rotate (1.5707963267949) translate (13.138cm 10.7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29" draw:layer="composants" svg:x1="13.182cm" svg:y1="10.577cm" svg:x2="13.182cm" svg:y2="10.45cm">
            <text:p text:style-name="P2"><text:span text:style-name="T12">1k</text:span></text:p>
          </draw:line>
        </draw:g>
        <draw:custom-shape draw:style-name="gr38" draw:text-style-name="P23" draw:layer="Tensions" svg:width="1.193cm" svg:height="0.152cm" draw:transform="rotate (1.5707963267949) translate (12.866cm 10.524cm)">
          <text:p/>
          <draw:enhanced-geometry svg:viewBox="0 0 21600 21600" draw:type="rectangle" draw:enhanced-path="M 0 0 L 21600 0 21600 21600 0 21600 0 0 Z N"/>
        </draw:custom-shape>
        <draw:line draw:style-name="gr50" draw:text-style-name="P28" draw:layer="straps" svg:x1="10.673cm" svg:y1="11.991cm" svg:x2="10.372cm" svg:y2="11.695cm">
          <text:p/>
        </draw:line>
        <draw:line draw:style-name="gr46" draw:text-style-name="P28" draw:layer="straps" svg:x1="14.447cm" svg:y1="5.604cm" svg:x2="12.653cm" svg:y2="9.213cm">
          <text:p/>
        </draw:line>
        <draw:line draw:style-name="gr46" draw:text-style-name="P28" draw:layer="straps" svg:x1="12.97cm" svg:y1="9.451cm" svg:x2="12.637cm" svg:y2="9.155cm">
          <text:p/>
        </draw:line>
        <draw:line draw:style-name="gr46" draw:text-style-name="P28" draw:layer="straps" svg:x1="12.663cm" svg:y1="11.753cm" svg:x2="12.938cm" svg:y2="10.399cm">
          <text:p/>
        </draw:line>
        <draw:line draw:style-name="gr46" draw:text-style-name="P28" draw:layer="straps" svg:x1="10.856cm" svg:y1="9.189cm" svg:x2="11.93cm" svg:y2="9.189cm">
          <text:p/>
        </draw:line>
        <draw:line draw:style-name="gr46" draw:text-style-name="P28" draw:layer="straps" svg:x1="7.798cm" svg:y1="6.635cm" svg:x2="10.43cm" svg:y2="6.88cm">
          <text:p/>
        </draw:line>
        <draw:line draw:style-name="gr46" draw:text-style-name="P28" draw:layer="straps" svg:x1="7.843cm" svg:y1="6.615cm" svg:x2="7.345cm" svg:y2="8.234cm">
          <text:p/>
        </draw:line>
        <draw:line draw:style-name="gr46" draw:text-style-name="P28" draw:layer="straps" svg:x1="7.345cm" svg:y1="10.758cm" svg:x2="7.35cm" svg:y2="9.129cm">
          <text:p/>
        </draw:line>
        <draw:line draw:style-name="gr46" draw:text-style-name="P28" draw:layer="straps" svg:x1="10.857cm" svg:y1="11.72cm" svg:x2="11.931cm" svg:y2="11.72cm">
          <text:p/>
        </draw:line>
        <draw:line draw:style-name="gr46" draw:text-style-name="P28" draw:layer="straps" svg:x1="10.907cm" svg:y1="12.015cm" svg:x2="10.907cm" svg:y2="11.685cm">
          <text:p/>
        </draw:line>
        <draw:line draw:style-name="gr50" draw:text-style-name="P28" draw:layer="straps" svg:x1="9.604cm" svg:y1="11.976cm" svg:x2="10.689cm" svg:y2="11.976cm">
          <text:p/>
        </draw:line>
        <draw:line draw:style-name="gr50" draw:text-style-name="P28" draw:layer="straps" svg:x1="8.589cm" svg:y1="11.96cm" svg:x2="9.674cm" svg:y2="11.96cm">
          <text:p/>
        </draw:line>
        <draw:line draw:style-name="gr50" draw:text-style-name="P28" draw:layer="straps" svg:x1="10.622cm" svg:y1="11.976cm" svg:x2="11.707cm" svg:y2="11.976cm">
          <text:p/>
        </draw:line>
        <draw:line draw:style-name="gr50" draw:text-style-name="P28" draw:layer="straps" svg:x1="11.629cm" svg:y1="11.973cm" svg:x2="14.001cm" svg:y2="11.973cm">
          <text:p/>
        </draw:line>
        <draw:line draw:style-name="gr50" draw:text-style-name="P28" draw:layer="straps" svg:x1="13.925cm" svg:y1="11.976cm" svg:x2="15.01cm" svg:y2="11.976cm">
          <text:p/>
        </draw:line>
        <draw:line draw:style-name="gr50" draw:text-style-name="P28" draw:layer="straps" svg:x1="14.957cm" svg:y1="11.96cm" svg:x2="16.042cm" svg:y2="11.96cm">
          <text:p/>
        </draw:line>
        <draw:line draw:style-name="gr50" draw:text-style-name="P28" draw:layer="straps" svg:x1="15.948cm" svg:y1="11.944cm" svg:x2="17.033cm" svg:y2="11.944cm">
          <text:p/>
        </draw:line>
        <draw:custom-shape draw:style-name="gr51" draw:text-style-name="P31" draw:layer="layout" svg:width="11.079cm" svg:height="0.883cm" svg:x="5.214cm" svg:y="2.895cm">
          <text:p text:style-name="P30"><text:span text:style-name="T13">Next-gen PCB should use INPUT_PULLUP for S0+ input too (like previous gen used that for enabled pins)</text:span></text:p>
          <text:p text:style-name="P30"><text:span text:style-name="T13">Thus removing 10k resistors on input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ntarell" svg:font-family="Cantarell" style:font-adornments="Regular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desc>Encombrement du circuit imprimé
Côtes
</svg:desc>
      </draw:layer>
      <draw:layer draw:name="background"/>
      <draw:layer draw:name="backgroundobjects"/>
      <draw:layer draw:name="controls" draw:display="printer" draw:protected="true"/>
      <draw:layer draw:name="measurelines" draw:display="printer" draw:protected="true"/>
      <draw:layer draw:name="Board" draw:protected="true"/>
      <draw:layer draw:name="composants"/>
      <draw:layer draw:name="coupures"/>
      <draw:layer draw:name="straps"/>
      <draw:layer draw:name="Tension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meta:initial-creator>Pierre Wieser</meta:initial-creator>
    <meta:creation-date>2007-11-11T21:53:05</meta:creation-date>
    <dc:date>2025-08-02T09:52:10.080410661</dc:date>
    <meta:editing-cycles>159</meta:editing-cycles>
    <meta:editing-duration>P2DT21H35M36S</meta:editing-duration>
    <meta:print-date>2017-04-18T15:08:19.487373499</meta:print-date>
    <meta:document-statistic meta:object-count="2693"/>
    <meta:user-defined meta:name="Info 1"/>
    <meta:user-defined meta:name="Info 2"/>
    <meta:user-defined meta:name="Info 3"/>
    <meta:user-defined meta:name="Info 4"/>
  </office:meta>
</office:document-meta>
</file>